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quot;Arial Narrow&quot;" svg:font-family="'&quot;Arial Narrow&quot;'"/>
    <style:font-face style:name="-apple-system" svg:font-family="-apple-system"/>
    <style:font-face style:name="Arial" svg:font-family="Arial"/>
    <style:font-face style:name="Calibri" svg:font-family="Calibri"/>
    <style:font-face style:name="Cambria" svg:font-family="Cambria"/>
    <style:font-face style:name="Comfortaa" svg:font-family="Comforta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 Sans" svg:font-family="'Open Sans'"/>
    <style:font-face style:name="Trebuchet MS" svg:font-family="'Trebuchet MS'"/>
    <style:font-face style:name="Verdana" svg:font-family="Verdana"/>
  </office:font-face-decls>
  <office:automatic-styles>
    <style:style style:name="co1" style:family="table-column">
      <style:table-column-properties fo:break-before="auto" style:column-width="0.9744in"/>
    </style:style>
    <style:style style:name="co2" style:family="table-column">
      <style:table-column-properties fo:break-before="auto" style:column-width="0.2508in"/>
    </style:style>
    <style:style style:name="co3" style:family="table-column">
      <style:table-column-properties fo:break-before="auto" style:column-width="0.2126in"/>
    </style:style>
    <style:style style:name="co4" style:family="table-column">
      <style:table-column-properties fo:break-before="auto" style:column-width="2.6138in"/>
    </style:style>
    <style:style style:name="co5" style:family="table-column">
      <style:table-column-properties fo:break-before="auto" style:column-width="1.7846in"/>
    </style:style>
    <style:style style:name="co6" style:family="table-column">
      <style:table-column-properties fo:break-before="auto" style:column-width="0.4535in"/>
    </style:style>
    <style:style style:name="co7" style:family="table-column">
      <style:table-column-properties fo:break-before="auto" style:column-width="2.122in"/>
    </style:style>
    <style:style style:name="co8" style:family="table-column">
      <style:table-column-properties fo:break-before="auto" style:column-width="1.3693in"/>
    </style:style>
    <style:style style:name="co9" style:family="table-column">
      <style:table-column-properties fo:break-before="auto" style:column-width="3.2799in"/>
    </style:style>
    <style:style style:name="co10" style:family="table-column">
      <style:table-column-properties fo:break-before="auto" style:column-width="0.752in"/>
    </style:style>
    <style:style style:name="co11" style:family="table-column">
      <style:table-column-properties fo:break-before="auto" style:column-width="1.2346in"/>
    </style:style>
    <style:style style:name="co12" style:family="table-column">
      <style:table-column-properties fo:break-before="auto" style:column-width="3.1445in"/>
    </style:style>
    <style:style style:name="co13" style:family="table-column">
      <style:table-column-properties fo:break-before="auto" style:column-width="1.0992in"/>
    </style:style>
    <style:style style:name="co14" style:family="table-column">
      <style:table-column-properties fo:break-before="auto" style:column-width="1.6882in"/>
    </style:style>
    <style:style style:name="co15" style:family="table-column">
      <style:table-column-properties fo:break-before="auto" style:column-width="0.8398in"/>
    </style:style>
    <style:style style:name="co16" style:family="table-column">
      <style:table-column-properties fo:break-before="auto" style:column-width="0.7811in"/>
    </style:style>
    <style:style style:name="co17" style:family="table-column">
      <style:table-column-properties fo:break-before="auto" style:column-width="1.7654in"/>
    </style:style>
    <style:style style:name="co18" style:family="table-column">
      <style:table-column-properties fo:break-before="auto" style:column-width="1.2445in"/>
    </style:style>
    <style:style style:name="co19" style:family="table-column">
      <style:table-column-properties fo:break-before="auto" style:column-width="2.8654in"/>
    </style:style>
    <style:style style:name="co20" style:family="table-column">
      <style:table-column-properties fo:break-before="auto" style:column-width="1.572in"/>
    </style:style>
    <style:style style:name="co21" style:family="table-column">
      <style:table-column-properties fo:break-before="auto" style:column-width="0.7717in"/>
    </style:style>
    <style:style style:name="co22" style:family="table-column">
      <style:table-column-properties fo:break-before="auto" style:column-width="2.3252in"/>
    </style:style>
    <style:style style:name="co23" style:family="table-column">
      <style:table-column-properties fo:break-before="auto" style:column-width="1.5535in"/>
    </style:style>
    <style:style style:name="co24" style:family="table-column">
      <style:table-column-properties fo:break-before="auto" style:column-width="3.3665in"/>
    </style:style>
    <style:style style:name="co25" style:family="table-column">
      <style:table-column-properties fo:break-before="auto" style:column-width="1.1098in"/>
    </style:style>
    <style:style style:name="co26" style:family="table-column">
      <style:table-column-properties fo:break-before="auto" style:column-width="1.1189in"/>
    </style:style>
    <style:style style:name="co27" style:family="table-column">
      <style:table-column-properties fo:break-before="auto" style:column-width="1.698in"/>
    </style:style>
    <style:style style:name="co28" style:family="table-column">
      <style:table-column-properties fo:break-before="auto" style:column-width="1.2063in"/>
    </style:style>
    <style:style style:name="co29" style:family="table-column">
      <style:table-column-properties fo:break-before="auto" style:column-width="0.511in"/>
    </style:style>
    <style:style style:name="co30" style:family="table-column">
      <style:table-column-properties fo:break-before="auto" style:column-width="2.3925in"/>
    </style:style>
    <style:style style:name="co31" style:family="table-column">
      <style:table-column-properties fo:break-before="auto" style:column-width="4.1283in"/>
    </style:style>
    <style:style style:name="co32" style:family="table-column">
      <style:table-column-properties fo:break-before="auto" style:column-width="3.1063in"/>
    </style:style>
    <style:style style:name="co33" style:family="table-column">
      <style:table-column-properties fo:break-before="auto" style:column-width="1.4571in"/>
    </style:style>
    <style:style style:name="co34" style:family="table-column">
      <style:table-column-properties fo:break-before="auto" style:column-width="1.389in"/>
    </style:style>
    <style:style style:name="co35" style:family="table-column">
      <style:table-column-properties fo:break-before="auto" style:column-width="1.3409in"/>
    </style:style>
    <style:style style:name="co36" style:family="table-column">
      <style:table-column-properties fo:break-before="auto" style:column-width="0.4047in"/>
    </style:style>
    <style:style style:name="co37" style:family="table-column">
      <style:table-column-properties fo:break-before="auto" style:column-width="1.0516in"/>
    </style:style>
    <style:style style:name="co38" style:family="table-column">
      <style:table-column-properties fo:break-before="auto" style:column-width="0.3862in"/>
    </style:style>
    <style:style style:name="co39" style:family="table-column">
      <style:table-column-properties fo:break-before="auto" style:column-width="1.022in"/>
    </style:style>
    <style:style style:name="co40" style:family="table-column">
      <style:table-column-properties fo:break-before="auto" style:column-width="1.2252in"/>
    </style:style>
    <style:style style:name="co41" style:family="table-column">
      <style:table-column-properties fo:break-before="auto" style:column-width="0.3189in"/>
    </style:style>
    <style:style style:name="co42" style:family="table-column">
      <style:table-column-properties fo:break-before="auto" style:column-width="0.3472in"/>
    </style:style>
    <style:style style:name="co43" style:family="table-column">
      <style:table-column-properties fo:break-before="auto" style:column-width="0.3665in"/>
    </style:style>
    <style:style style:name="co44" style:family="table-column">
      <style:table-column-properties fo:break-before="auto" style:column-width="2.0063in"/>
    </style:style>
    <style:style style:name="co45" style:family="table-column">
      <style:table-column-properties fo:break-before="auto" style:column-width="3.8008in"/>
    </style:style>
    <style:style style:name="co46" style:family="table-column">
      <style:table-column-properties fo:break-before="auto" style:column-width="0.6945in"/>
    </style:style>
    <style:style style:name="co47" style:family="table-column">
      <style:table-column-properties fo:break-before="auto" style:column-width="0.6661in"/>
    </style:style>
    <style:style style:name="ro1" style:family="table-row">
      <style:table-row-properties style:row-height="0.3555in" fo:break-before="auto" style:use-optimal-row-height="true"/>
    </style:style>
    <style:style style:name="ro2" style:family="table-row">
      <style:table-row-properties style:row-height="0.2083in" fo:break-before="auto" style:use-optimal-row-height="true"/>
    </style:style>
    <style:style style:name="ro3" style:family="table-row">
      <style:table-row-properties style:row-height="0.1925in" fo:break-before="auto" style:use-optimal-row-height="true"/>
    </style:style>
    <style:style style:name="ro4" style:family="table-row">
      <style:table-row-properties style:row-height="0.1917in" fo:break-before="auto" style:use-optimal-row-height="true"/>
    </style:style>
    <style:style style:name="ro5" style:family="table-row">
      <style:table-row-properties style:row-height="0.2189in" fo:break-before="auto" style:use-optimal-row-height="false"/>
    </style:style>
    <style:style style:name="ro6" style:family="table-row">
      <style:table-row-properties style:row-height="0.4583in" fo:break-before="auto" style:use-optimal-row-height="false"/>
    </style:style>
    <style:style style:name="ro7" style:family="table-row">
      <style:table-row-properties style:row-height="0.1563in" fo:break-before="auto" style:use-optimal-row-height="false"/>
    </style:style>
    <style:style style:name="ro8" style:family="table-row">
      <style:table-row-properties style:row-height="0.6772in" fo:break-before="auto" style:use-optimal-row-height="false"/>
    </style:style>
    <style:style style:name="ro9" style:family="table-row">
      <style:table-row-properties style:row-height="0.3516in" fo:break-before="auto" style:use-optimal-row-height="true"/>
    </style:style>
    <style:style style:name="ro10" style:family="table-row">
      <style:table-row-properties style:row-height="0.8528in" fo:break-before="auto" style:use-optimal-row-height="true"/>
    </style:style>
    <style:style style:name="ro11" style:family="table-row">
      <style:table-row-properties style:row-height="1.0201in" fo:break-before="auto" style:use-optimal-row-height="true"/>
    </style:style>
    <style:style style:name="ro12" style:family="table-row">
      <style:table-row-properties style:row-height="1.3547in" fo:break-before="auto" style:use-optimal-row-height="true"/>
    </style:style>
    <style:style style:name="ro13" style:family="table-row">
      <style:table-row-properties style:row-height="0.5181in" fo:break-before="auto" style:use-optimal-row-height="true"/>
    </style:style>
    <style:style style:name="ro14" style:family="table-row">
      <style:table-row-properties style:row-height="0.6854in" fo:break-before="auto" style:use-optimal-row-height="true"/>
    </style:style>
    <style:style style:name="ro15" style:family="table-row">
      <style:table-row-properties style:row-height="0.4063in" fo:break-before="auto" style:use-optimal-row-height="false"/>
    </style:style>
    <style:style style:name="ro16" style:family="table-row">
      <style:table-row-properties style:row-height="0.8193in" fo:break-before="auto" style:use-optimal-row-height="true"/>
    </style:style>
    <style:style style:name="ro17" style:family="table-row">
      <style:table-row-properties style:row-height="0.2189in" fo:break-before="auto" style:use-optimal-row-height="true"/>
    </style:style>
    <style:style style:name="ro18" style:family="table-row">
      <style:table-row-properties style:row-height="2.1917in" fo:break-before="auto" style:use-optimal-row-height="true"/>
    </style:style>
    <style:style style:name="ro19" style:family="table-row">
      <style:table-row-properties style:row-height="0.3846in" fo:break-before="auto" style:use-optimal-row-height="true"/>
    </style:style>
    <style:style style:name="ro20" style:family="table-row">
      <style:table-row-properties style:row-height="0.6189in" fo:break-before="auto" style:use-optimal-row-height="true"/>
    </style:style>
    <style:style style:name="ro21" style:family="table-row">
      <style:table-row-properties style:row-height="0.3173in" fo:break-before="auto" style:use-optimal-row-height="true"/>
    </style:style>
    <style:style style:name="ro22" style:family="table-row">
      <style:table-row-properties style:row-height="1.8571in" fo:break-before="auto" style:use-optimal-row-height="true"/>
    </style:style>
    <style:style style:name="ro23" style:family="table-row">
      <style:table-row-properties style:row-height="1.522in" fo:break-before="auto" style:use-optimal-row-height="true"/>
    </style:style>
    <style:style style:name="ro24" style:family="table-row">
      <style:table-row-properties style:row-height="2.0244in" fo:break-before="auto" style:use-optimal-row-height="true"/>
    </style:style>
    <style:style style:name="ro25" style:family="table-row">
      <style:table-row-properties style:row-height="0.4181in" fo:break-before="auto" style:use-optimal-row-height="true"/>
    </style:style>
    <style:style style:name="ro26" style:family="table-row">
      <style:table-row-properties style:row-height="1.6898in" fo:break-before="auto" style:use-optimal-row-height="true"/>
    </style:style>
    <style:style style:name="ro27" style:family="table-row">
      <style:table-row-properties style:row-height="2.5264in" fo:break-before="auto" style:use-optimal-row-height="true"/>
    </style:style>
    <style:style style:name="ro28" style:family="table-row">
      <style:table-row-properties style:row-height="1.1874in" fo:break-before="auto" style:use-optimal-row-height="true"/>
    </style:style>
    <style:style style:name="ro29" style:family="table-row">
      <style:table-row-properties style:row-height="4.3756in" fo:break-before="auto" style:use-optimal-row-height="true"/>
    </style:style>
    <style:style style:name="ro30" style:family="table-row">
      <style:table-row-properties style:row-height="0.3228in" fo:break-before="auto" style:use-optimal-row-height="false"/>
    </style:style>
    <style:style style:name="ro31" style:family="table-row">
      <style:table-row-properties style:row-height="0.1772in"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Progress_20_4-29">
      <style:table-properties table:display="true" style:writing-mode="lr-tb"/>
    </style:style>
    <style:style style:name="ta3" style:family="table" style:master-page-name="PageStyle_5f_Progress_20_4-22">
      <style:table-properties table:display="true" style:writing-mode="lr-tb"/>
    </style:style>
    <style:style style:name="ta4" style:family="table" style:master-page-name="PageStyle_5f_Progress_20_4-16">
      <style:table-properties table:display="true" style:writing-mode="lr-tb"/>
    </style:style>
    <style:style style:name="ta5" style:family="table" style:master-page-name="PageStyle_5f_Progress_20_4-09">
      <style:table-properties table:display="true" style:writing-mode="lr-tb"/>
    </style:style>
    <style:style style:name="ta6" style:family="table" style:master-page-name="PageStyle_5f_Progress_20_4-03">
      <style:table-properties table:display="true" style:writing-mode="lr-tb"/>
    </style:style>
    <style:style style:name="ta7" style:family="table" style:master-page-name="PageStyle_5f_Progress_20_3-27">
      <style:table-properties table:display="true" style:writing-mode="lr-tb"/>
    </style:style>
    <style:style style:name="ta8" style:family="table" style:master-page-name="PageStyle_5f_Progress_20_3-20">
      <style:table-properties table:display="true" style:writing-mode="lr-tb"/>
    </style:style>
    <style:style style:name="ta9" style:family="table" style:master-page-name="PageStyle_5f_Progress_20_3-6">
      <style:table-properties table:display="true" style:writing-mode="lr-tb"/>
    </style:style>
    <style:style style:name="ta10" style:family="table" style:master-page-name="PageStyle_5f_Progress_20_2-2">
      <style:table-properties table:display="true" style:writing-mode="lr-tb"/>
    </style:style>
    <style:style style:name="ta11" style:family="table" style:master-page-name="PageStyle_5f_Progress_20_1-19_20_-_20_1-31">
      <style:table-properties table:display="true" style:writing-mode="lr-tb"/>
    </style:style>
    <style:style style:name="ta12" style:family="table" style:master-page-name="PageStyle_5f_VARIABLES">
      <style:table-properties table:display="true" style:writing-mode="lr-tb"/>
    </style:style>
    <style:style style:name="ta13" style:family="table" style:master-page-name="PageStyle_5f_Version_20_Log">
      <style:table-properties table:display="true" style:writing-mode="lr-tb"/>
    </style:style>
    <number:date-style style:name="N41" number:automatic-order="true">
      <number:month number:style="long" number:textual="true"/>
      <number:text> </number:text>
      <number:day/>
      <number:text>, </number:text>
      <number:year number:style="long"/>
    </number:date-style>
    <number:date-style style:name="N49">
      <number:year number:style="long"/>
      <number:text>-</number:text>
      <number:month number:style="long"/>
      <number:text>-</number:text>
      <number:day number:style="long"/>
    </number:dat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21pt" fo:font-style="normal" fo:text-shadow="none" style:text-underline-style="none" fo:font-weight="bold" style:font-size-asian="21pt" style:font-style-asian="normal" style:font-weight-asian="bold" style:font-size-complex="2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quot;Arial Narrow&quot;"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fffbe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fffbe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fffbe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41">
      <style:table-cell-properties fo:background-color="#fff2cc"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351c75"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10" style:family="table-cell" style:parent-style-name="Default">
      <style:table-cell-properties fo:background-color="#f1c232"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Trebuchet MS" fo:font-size="14pt" fo:font-style="normal" fo:text-shadow="none" style:text-underline-style="none" fo:font-weight="bold" style:font-size-asian="14pt" style:font-style-asian="normal" style:font-weight-asian="bold" style:font-name-complex="Trebuchet MS" style:font-size-complex="14pt" style:font-style-complex="normal" style:font-weight-complex="bold"/>
    </style:style>
    <style:style style:name="ce11" style:family="table-cell" style:parent-style-name="Default">
      <style:table-cell-properties fo:background-color="#eaf2ff"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Open Sans" fo:font-size="11pt" fo:font-style="normal" fo:text-shadow="none" style:text-underline-style="none" fo:font-weight="bold" style:font-size-asian="11pt" style:font-style-asian="normal" style:font-weight-asian="bold" style:font-name-complex="Open Sans" style:font-size-complex="11pt" style:font-style-complex="normal" style:font-weight-complex="bold"/>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Open Sans" fo:font-size="11pt" fo:font-style="normal" fo:text-shadow="none" style:text-underline-style="none" fo:font-weight="bold" style:font-size-asian="11pt" style:font-style-asian="normal" style:font-weight-asian="bold" style:font-name-complex="Open Sans" style:font-size-complex="11pt" style:font-style-complex="normal" style:font-weight-complex="bold"/>
    </style:style>
    <style:style style:name="ce107"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bold" style:font-size-asian="11pt" style:font-style-asian="normal" style:font-weight-asian="bold" style:font-name-complex="Verdana" style:font-size-complex="11pt" style:font-style-complex="normal" style:font-weight-complex="bold"/>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regexmatch([.$O5];&quot;(?i)complete&quot;))" style:apply-style-name="ConditionalStyle_5f_4" style:base-cell-address="'Progress 4-29'.B5"/>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9'.B5"/>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9'.B5"/>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9'.B5"/>
    </style:style>
    <style:style style:name="ce112" style:family="table-cell" style:parent-style-name="Default">
      <style:table-cell-properties fo:border-bottom="0.74pt solid #dddddd"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bold" style:font-size-asian="11pt" style:font-style-asian="normal" style:font-weight-asian="bold" style:font-name-complex="Verdana" style:font-size-complex="11pt" style:font-style-complex="normal" style:font-weight-complex="bold"/>
    </style:style>
    <style:style style:name="ce2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98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regexmatch([.$O5];&quot;(?i)complete&quot;))" style:apply-style-name="ConditionalStyle_5f_4" style:base-cell-address="'Progress 4-29'.B5"/>
    </style:style>
    <style:style style:name="ce2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980000" style:text-outline="false" style:text-line-through-style="none" style:text-line-through-type="none" style:font-name="-apple-system" fo:font-size="11pt" fo:font-style="normal" fo:text-shadow="none" style:text-underline-style="none" fo:font-weight="bold" style:font-size-asian="11pt" style:font-style-asian="normal" style:font-weight-asian="bold" style:font-name-complex="-apple-system" style:font-size-complex="11pt" style:font-style-complex="normal" style:font-weight-complex="bold"/>
      <style:map style:condition="is-true-formula(regexmatch([.$O5];&quot;(?i)complete&quot;))" style:apply-style-name="ConditionalStyle_5f_4" style:base-cell-address="'Progress 4-29'.B5"/>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98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regexmatch([.$O5];&quot;(?i)complete&quot;))" style:apply-style-name="ConditionalStyle_5f_4" style:base-cell-address="'Progress 4-29'.B5"/>
    </style:style>
    <style:style style:name="ce23" style:family="table-cell" style:parent-style-name="Default">
      <style:table-cell-properties fo:background-color="#b7b7b7"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bpPTJJCH/94-stg2-create-sidebar-widget-for-most-popular-videos-in-last-30-days" xlink:type="simple"/>
        <loext:hyperlink xlink:href="https://trello.com/c/bpPTJJCH/94-stg2-create-sidebar-widget-for-most-popular-videos-in-last-30-days"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9'.B5"/>
    </style:style>
    <style:style style:name="ce25"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C9qcIE8N/92-stg-add-auto-updated-aweber-subscriber-count-to-homepage" xlink:type="simple"/>
        <loext:hyperlink xlink:href="https://trello.com/c/C9qcIE8N/92-stg-add-auto-updated-aweber-subscriber-count-to-homepage"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9'.B5"/>
    </style:style>
    <style:style style:name="ce26"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hMvyx9Ty/159-determine-how-to-automate-copy-backup-files-from-google-drive-to-google-workspace-shared-folder" xlink:type="simple"/>
        <loext:hyperlink xlink:href="https://trello.com/c/hMvyx9Ty/159-determine-how-to-automate-copy-backup-files-from-google-drive-to-google-workspace-shared-folder"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9'.B5"/>
    </style:style>
    <style:style style:name="ce27"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VAfyiP6m/190-how-to-sync-database-between-dev-and-staging" xlink:type="simple"/>
        <loext:hyperlink xlink:href="https://trello.com/c/VAfyiP6m/190-how-to-sync-database-between-dev-and-staging"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9'.B5"/>
    </style:style>
    <style:style style:name="ce28"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PrTXK5Ih/125-determine-how-to-upload-video-assets-to-our-own-servers-cloudflare-bunnynet" xlink:type="simple"/>
        <loext:hyperlink xlink:href="https://trello.com/c/PrTXK5Ih/125-determine-how-to-upload-video-assets-to-our-own-servers-cloudflare-bunnynet"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9'.B5"/>
    </style:style>
    <style:style style:name="ce29"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6xwdpC7i/161-minimize-number-of-options-in-top-nav-bar" xlink:type="simple"/>
        <loext:hyperlink xlink:href="https://trello.com/c/6xwdpC7i/161-minimize-number-of-options-in-top-nav-bar"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9'.B5"/>
    </style:style>
    <style:style style:name="ce30"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KDA2sMEA/119-put-disclaimer-on-testimonial-submission-page-about-email-and-contact-info" xlink:type="simple"/>
        <loext:hyperlink xlink:href="https://trello.com/c/KDA2sMEA/119-put-disclaimer-on-testimonial-submission-page-about-email-and-contact-info"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9'.B5"/>
    </style:style>
    <style:style style:name="ce31"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dosJlkYf/118-stg-option-to-email-a-longer-tldr-testimonial-to-infoelijahstreamscom" xlink:type="simple"/>
        <loext:hyperlink xlink:href="https://trello.com/c/dosJlkYf/118-stg-option-to-email-a-longer-tldr-testimonial-to-infoelijahstreamscom"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9'.B5"/>
    </style:style>
    <style:style style:name="ce32"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xr1ctcCs/54-remove-errant-comment-form-on-homepage" xlink:type="simple"/>
        <loext:hyperlink xlink:href="https://trello.com/c/xr1ctcCs/54-remove-errant-comment-form-on-homepage"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9'.B5"/>
    </style:style>
    <style:style style:name="ce33"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HSQgAcc8/209-branding-globally-remove-elijah-list-ministries-the-address-heading" xlink:type="simple"/>
        <loext:hyperlink xlink:href="https://trello.com/c/HSQgAcc8/209-branding-globally-remove-elijah-list-ministries-the-address-heading"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9'.B5"/>
    </style:style>
    <style:style style:name="ce34"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6K0Kr4R0/208-branding-replace-globally-elijahstreams-tv-elijahstreams" xlink:type="simple"/>
        <loext:hyperlink xlink:href="https://trello.com/c/6K0Kr4R0/208-branding-replace-globally-elijahstreams-tv-elijahstreams"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9'.B5"/>
    </style:style>
    <style:style style:name="ce35"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OTaSzZIj/207-branding-replace-all-instances-of-elijah-streams-with-elijahstreams-no-space" xlink:type="simple"/>
        <loext:hyperlink xlink:href="https://trello.com/c/OTaSzZIj/207-branding-replace-all-instances-of-elijah-streams-with-elijahstreams-no-space"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9'.B5"/>
    </style:style>
    <style:style style:name="ce36"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aBHtiPun/206-search-pg-add-video-filter-sidebar" xlink:type="simple"/>
        <loext:hyperlink xlink:href="https://trello.com/c/aBHtiPun/206-search-pg-add-video-filter-sidebar"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9'.B5"/>
    </style:style>
    <style:style style:name="ce37"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CKoXfBye/205-put-feelers-out-to-friends-about-teaching-me-rumble-cloud" xlink:type="simple"/>
        <loext:hyperlink xlink:href="https://trello.com/c/CKoXfBye/205-put-feelers-out-to-friends-about-teaching-me-rumble-cloud"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9'.B5"/>
    </style:style>
    <style:style style:name="ce38"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abaCWgvF/203-archive-episodes-add-godtalked-as-a-series" xlink:type="simple"/>
        <loext:hyperlink xlink:href="https://trello.com/c/abaCWgvF/203-archive-episodes-add-godtalked-as-a-series"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9'.B5"/>
    </style:style>
    <style:style style:name="ce39"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WOHBiru8/202-wells-pg-verify-if-smugmug-link-is-working" xlink:type="simple"/>
        <loext:hyperlink xlink:href="https://trello.com/c/WOHBiru8/202-wells-pg-verify-if-smugmug-link-is-working"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9'.B5"/>
    </style:style>
    <style:style style:name="ce40"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p5fu6Jwc/201-archives-episodes-note-which-videos-need-re-uploaded" xlink:type="simple"/>
        <loext:hyperlink xlink:href="https://trello.com/c/p5fu6Jwc/201-archives-episodes-note-which-videos-need-re-uploaded"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9'.B5"/>
    </style:style>
    <style:style style:name="ce41"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ejlqTNJG/210-backups-setup-updraftplus-dropbox-backups" xlink:type="simple"/>
        <loext:hyperlink xlink:href="https://trello.com/c/ejlqTNJG/210-backups-setup-updraftplus-dropbox-backups"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9'.B5"/>
    </style:style>
    <style:style style:name="ce42"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rLE6zU65/177-have-michael-review-event-infos-imported-on-older-posts" xlink:type="simple"/>
        <loext:hyperlink xlink:href="https://trello.com/c/rLE6zU65/177-have-michael-review-event-infos-imported-on-older-posts"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9'.B5"/>
    </style:style>
    <style:style style:name="ce43"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RAnjh377/171-add-sort-by-most-recent-video-for-guest" xlink:type="simple"/>
        <loext:hyperlink xlink:href="https://trello.com/c/RAnjh377/171-add-sort-by-most-recent-video-for-guest"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9'.B5"/>
    </style:style>
    <style:style style:name="ce44"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sPfnmxfg/93-create-category-filtering-for-post-type-video-live-video-etc" xlink:type="simple"/>
        <loext:hyperlink xlink:href="https://trello.com/c/sPfnmxfg/93-create-category-filtering-for-post-type-video-live-video-etc"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9'.B5"/>
    </style:style>
    <style:style style:name="ce45"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WdJJ8Yag/187-staging-add-option-to-sort-episodes-by-host-must-add-new-taxonomy-hosted-by-and-then-hosts-must-be-attached-to-each-episode" xlink:type="simple"/>
        <loext:hyperlink xlink:href="https://trello.com/c/WdJJ8Yag/187-staging-add-option-to-sort-episodes-by-host-must-add-new-taxonomy-hosted-by-and-then-hosts-must-be-attached-to-each-episode"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9'.B5"/>
    </style:style>
    <style:style style:name="ce46"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pObGrmmW/185-add-search-filter-on-episodes-page-that-searches-episodes-and-guest-names" xlink:type="simple"/>
        <loext:hyperlink xlink:href="https://trello.com/c/pObGrmmW/185-add-search-filter-on-episodes-page-that-searches-episodes-and-guest-names"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9'.B5"/>
    </style:style>
    <style:style style:name="ce4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9'.B5"/>
    </style:style>
    <style:style style:name="ce48"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nEmVxoO7/95-stg2-create-advanced-search-filtering-keyword-author-posted-on-category-video-word-on-search-results-page" xlink:type="simple"/>
        <loext:hyperlink xlink:href="https://trello.com/c/nEmVxoO7/95-stg2-create-advanced-search-filtering-keyword-author-posted-on-category-video-word-on-search-results-page"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9'.B5"/>
    </style:style>
    <style:style style:name="ce49"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EUf9XbZ5/151-stg-force-iframe-to-resize-to-its-contents" xlink:type="simple"/>
        <loext:hyperlink xlink:href="https://trello.com/c/EUf9XbZ5/151-stg-force-iframe-to-resize-to-its-contents"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9'.B5"/>
    </style:style>
    <style:style style:name="ce50"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XumP5Tpi/186-add-filter-to-search-episodes-by-date-optional-low-prio" xlink:type="simple"/>
        <loext:hyperlink xlink:href="https://trello.com/c/XumP5Tpi/186-add-filter-to-search-episodes-by-date-optional-low-prio"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9'.B5"/>
    </style:style>
    <style:style style:name="ce51"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I5HNcWVa/160-determine-how-to-manage-sites-on-wpe-with-ssh-and-wp-cli" xlink:type="simple"/>
        <loext:hyperlink xlink:href="https://trello.com/c/I5HNcWVa/160-determine-how-to-manage-sites-on-wpe-with-ssh-and-wp-cli"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9'.B5"/>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hyperlink xlink:href="https://trello.com/c/8nHM173O/184-how-to-best-manage-multiple-sites-in-one-centralized-location" xlink:type="simple"/>
        <loext:hyperlink xlink:href="https://trello.com/c/8nHM173O/184-how-to-best-manage-multiple-sites-in-one-centralized-location" xlink:type="simple"/>
      </style:table-cell-properties>
      <style:paragraph-properties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9'.B5"/>
    </style:style>
    <style:style style:name="ce53"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3Lkf9DRK/199-stg-wells-pg-replace-img-grid-with-elementor-taxonomy-grid-sort-by-country" xlink:type="simple"/>
        <loext:hyperlink xlink:href="https://trello.com/c/3Lkf9DRK/199-stg-wells-pg-replace-img-grid-with-elementor-taxonomy-grid-sort-by-country"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9'.B5"/>
    </style:style>
    <style:style style:name="ce54"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yWc9RJcT/195-updraftplus-increase-archive-size-to-reduce-total-backup-files" xlink:type="simple"/>
        <loext:hyperlink xlink:href="https://trello.com/c/yWc9RJcT/195-updraftplus-increase-archive-size-to-reduce-total-backup-files"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9'.B5"/>
    </style:style>
    <style:style style:name="ce55"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mfHqqMqT/198-wells-map-upload-new-wells" xlink:type="simple"/>
        <loext:hyperlink xlink:href="https://trello.com/c/mfHqqMqT/198-wells-map-upload-new-wells"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9'.B5"/>
    </style:style>
    <style:style style:name="ce56"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QAtFNT8O/197-wells-pg-update-05-02-2024" xlink:type="simple"/>
        <loext:hyperlink xlink:href="https://trello.com/c/QAtFNT8O/197-wells-pg-update-05-02-2024"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9'.B5"/>
    </style:style>
    <style:style style:name="ce57"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PN5QymOj/196-bug-testimonials-all-named-julie" xlink:type="simple"/>
        <loext:hyperlink xlink:href="https://trello.com/c/PN5QymOj/196-bug-testimonials-all-named-julie"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9'.B5"/>
    </style:style>
    <style:style style:name="ce58"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C3A5WFZ1/176-audit-site-for-accessibility" xlink:type="simple"/>
        <loext:hyperlink xlink:href="https://trello.com/c/C3A5WFZ1/176-audit-site-for-accessibility"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9'.B5"/>
    </style:style>
    <style:style style:name="ce5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9'.B5"/>
    </style:style>
    <style:style style:name="ce6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9'.B5"/>
    </style:style>
    <style:style style:name="ce6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9'.B5"/>
    </style:style>
    <style:style style:name="ce6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3d85c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9'.B5"/>
    </style:style>
    <style:style style:name="ce63" style:family="table-cell" style:parent-style-name="Default">
      <style:table-cell-properties fo:background-color="#b7b7b7"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3d85c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9'.B5"/>
    </style:style>
    <style:style style:name="ce6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pple-system" fo:font-size="11pt" fo:font-style="normal" fo:text-shadow="none" style:text-underline-style="none" fo:font-weight="normal" style:font-size-asian="11pt" style:font-style-asian="normal" style:font-weight-asian="normal" style:font-name-complex="-apple-system" style:font-size-complex="11pt" style:font-style-complex="normal" style:font-weight-complex="normal"/>
      <style:map style:condition="is-true-formula(regexmatch([.$O5];&quot;(?i)complete&quot;))" style:apply-style-name="ConditionalStyle_5f_4" style:base-cell-address="'Progress 4-29'.B5"/>
    </style:style>
    <style:style style:name="ce6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3d85c6"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regexmatch([.$O5];&quot;(?i)complete&quot;))" style:apply-style-name="ConditionalStyle_5f_4" style:base-cell-address="'Progress 4-29'.B5"/>
    </style:style>
    <style:style style:name="ce67" style:family="table-cell" style:parent-style-name="Default" style:data-style-name="N41">
      <style:table-cell-properties fo:background-color="#fce5cd"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51c75" style:text-outline="false" style:text-line-through-style="none" style:text-line-through-type="none" style:font-name="Comfortaa" fo:font-size="11pt" fo:font-style="normal" fo:text-shadow="none" style:text-underline-style="none" fo:font-weight="bold" style:font-size-asian="11pt" style:font-style-asian="normal" style:font-weight-asian="bold" style:font-name-complex="Comfortaa" style:font-size-complex="11pt" style:font-style-complex="normal" style:font-weight-complex="bold"/>
    </style:style>
    <style:style style:name="ce6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9'.B5"/>
    </style:style>
    <style:style style:name="ce6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c343d"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regexmatch([.$O5];&quot;(?i)complete&quot;))" style:apply-style-name="ConditionalStyle_5f_4" style:base-cell-address="'Progress 4-29'.B5"/>
    </style:style>
    <style:style style:name="ce7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c343d"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regexmatch([.$O5];&quot;(?i)complete&quot;))" style:apply-style-name="ConditionalStyle_5f_4" style:base-cell-address="'Progress 4-29'.B5"/>
    </style:style>
    <style:style style:name="ce7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9'.B5"/>
    </style:style>
    <style:style style:name="ce72" style:family="table-cell" style:parent-style-name="Default">
      <style:table-cell-properties fo:background-color="#fce5cd"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7"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bold" style:font-size-asian="11pt" style:font-style-asian="normal" style:font-weight-asian="bold" style:font-name-complex="Verdana" style:font-size-complex="11pt" style:font-style-complex="normal" style:font-weight-complex="bold"/>
    </style:style>
    <style:style style:name="ce7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e691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9'.B5"/>
    </style:style>
    <style:style style:name="ce7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e691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9'.B5"/>
    </style:style>
    <style:style style:name="ce76" style:family="table-cell" style:parent-style-name="Default" style:data-style-name="N41">
      <style:table-cell-properties fo:background-color="#fce5cd"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51c75" style:text-outline="false" style:text-line-through-style="none" style:text-line-through-type="none" style:font-name="Comfortaa" fo:font-size="12pt" fo:font-style="normal" fo:text-shadow="none" style:text-underline-style="none" fo:font-weight="bold" style:font-size-asian="12pt" style:font-style-asian="normal" style:font-weight-asian="bold" style:font-name-complex="Comfortaa" style:font-size-complex="12pt" style:font-style-complex="normal" style:font-weight-complex="bold"/>
    </style:style>
    <style:style style:name="ce7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9'.B5"/>
    </style:style>
    <style:style style:name="ce7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9'.B5"/>
    </style:style>
    <style:style style:name="ce7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9'.B5"/>
    </style:style>
    <style:style style:name="ce8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M5];&quot;High&quot;))" style:apply-style-name="ConditionalStyle_5f_1" style:base-cell-address="'Progress 4-29'.M5"/>
    </style:style>
    <style:style style:name="ce8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M5];&quot;High&quot;))" style:apply-style-name="ConditionalStyle_5f_1" style:base-cell-address="'Progress 4-29'.M5"/>
    </style:style>
    <style:style style:name="ce82" style:family="table-cell" style:parent-style-name="Default" style:data-style-name="N41">
      <style:table-cell-properties fo:background-color="#fce5cd"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351c75" style:text-outline="false" style:text-line-through-style="none" style:text-line-through-type="none" style:font-name="Arial" fo:font-size="17pt" fo:font-style="italic" fo:text-shadow="none" style:text-underline-style="none" fo:font-weight="bold" style:font-size-asian="17pt" style:font-style-asian="italic" style:font-weight-asian="bold" style:font-name-complex="Arial" style:font-size-complex="17pt" style:font-style-complex="italic" style:font-weight-complex="bold"/>
    </style:style>
    <style:style style:name="ce8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33996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9'.B5"/>
    </style:style>
    <style:style style:name="ce8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9'.B5"/>
    </style:style>
    <style:style style:name="ce85" style:family="table-cell" style:parent-style-name="Default" style:data-style-name="N125">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6"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data-style-name="N125">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regexmatch([.$O5];&quot;(?i)complete&quot;))" style:apply-style-name="ConditionalStyle_5f_4" style:base-cell-address="'Progress 4-22'.B5"/>
    </style:style>
    <style:style style:name="ce9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2'.B5"/>
    </style:style>
    <style:style style:name="ce91" style:family="table-cell" style:parent-style-name="Default">
      <style:table-cell-properties fo:background-color="#fffbe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9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2'.B5"/>
    </style:style>
    <style:style style:name="ce9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2'.B5"/>
    </style:style>
    <style:style style:name="ce22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98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regexmatch([.$O5];&quot;(?i)complete&quot;))" style:apply-style-name="ConditionalStyle_5f_4" style:base-cell-address="'Progress 4-22'.B5"/>
    </style:style>
    <style:style style:name="ce22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980000" style:text-outline="false" style:text-line-through-style="none" style:text-line-through-type="none" style:font-name="-apple-system" fo:font-size="11pt" fo:font-style="normal" fo:text-shadow="none" style:text-underline-style="none" fo:font-weight="bold" style:font-size-asian="11pt" style:font-style-asian="normal" style:font-weight-asian="bold" style:font-name-complex="-apple-system" style:font-size-complex="11pt" style:font-style-complex="normal" style:font-weight-complex="bold"/>
      <style:map style:condition="is-true-formula(regexmatch([.$O5];&quot;(?i)complete&quot;))" style:apply-style-name="ConditionalStyle_5f_4" style:base-cell-address="'Progress 4-22'.B5"/>
    </style:style>
    <style:style style:name="ce22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98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regexmatch([.$O5];&quot;(?i)complete&quot;))" style:apply-style-name="ConditionalStyle_5f_4" style:base-cell-address="'Progress 4-22'.B5"/>
    </style:style>
    <style:style style:name="ce224"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EUf9XbZ5/151-stg-force-iframe-to-resize-to-its-contents" xlink:type="simple"/>
        <loext:hyperlink xlink:href="https://trello.com/c/EUf9XbZ5/151-stg-force-iframe-to-resize-to-its-contents"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2'.B5"/>
    </style:style>
    <style:style style:name="ce22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2'.B5"/>
    </style:style>
    <style:style style:name="ce281"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rLE6zU65/177-have-michael-review-event-infos-imported-on-older-posts" xlink:type="simple"/>
        <loext:hyperlink xlink:href="https://trello.com/c/rLE6zU65/177-have-michael-review-event-infos-imported-on-older-posts"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2'.B5"/>
    </style:style>
    <style:style style:name="ce282"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sPfnmxfg/93-create-category-filtering-for-post-type-video-live-video-etc" xlink:type="simple"/>
        <loext:hyperlink xlink:href="https://trello.com/c/sPfnmxfg/93-create-category-filtering-for-post-type-video-live-video-etc"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2'.B5"/>
    </style:style>
    <style:style style:name="ce283"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WdJJ8Yag/187-staging-add-option-to-sort-episodes-by-host-must-add-new-taxonomy-hosted-by-and-then-hosts-must-be-attached-to-each-episode" xlink:type="simple"/>
        <loext:hyperlink xlink:href="https://trello.com/c/WdJJ8Yag/187-staging-add-option-to-sort-episodes-by-host-must-add-new-taxonomy-hosted-by-and-then-hosts-must-be-attached-to-each-episode"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2'.B5"/>
    </style:style>
    <style:style style:name="ce284"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XumP5Tpi/186-add-filter-to-search-episodes-by-date-optional-low-prio" xlink:type="simple"/>
        <loext:hyperlink xlink:href="https://trello.com/c/XumP5Tpi/186-add-filter-to-search-episodes-by-date-optional-low-prio"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2'.B5"/>
    </style:style>
    <style:style style:name="ce285"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pObGrmmW/185-add-search-filter-on-episodes-page-that-searches-episodes-and-guest-names" xlink:type="simple"/>
        <loext:hyperlink xlink:href="https://trello.com/c/pObGrmmW/185-add-search-filter-on-episodes-page-that-searches-episodes-and-guest-names"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2'.B5"/>
    </style:style>
    <style:style style:name="ce286"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RAnjh377/171-add-sort-by-most-recent-video-for-guest" xlink:type="simple"/>
        <loext:hyperlink xlink:href="https://trello.com/c/RAnjh377/171-add-sort-by-most-recent-video-for-guest"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2'.B5"/>
    </style:style>
    <style:style style:name="ce287"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C9qcIE8N/92-stg-add-auto-updated-aweber-subscriber-count-to-homepage" xlink:type="simple"/>
        <loext:hyperlink xlink:href="https://trello.com/c/C9qcIE8N/92-stg-add-auto-updated-aweber-subscriber-count-to-homepage"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2'.B5"/>
    </style:style>
    <style:style style:name="ce288"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bpPTJJCH/94-stg2-create-sidebar-widget-for-most-popular-videos-in-last-30-days" xlink:type="simple"/>
        <loext:hyperlink xlink:href="https://trello.com/c/bpPTJJCH/94-stg2-create-sidebar-widget-for-most-popular-videos-in-last-30-days"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2'.B5"/>
    </style:style>
    <style:style style:name="ce290"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nEmVxoO7/95-stg2-create-advanced-search-filtering-keyword-author-posted-on-category-video-word-on-search-results-page" xlink:type="simple"/>
        <loext:hyperlink xlink:href="https://trello.com/c/nEmVxoO7/95-stg2-create-advanced-search-filtering-keyword-author-posted-on-category-video-word-on-search-results-page"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2'.B5"/>
    </style:style>
    <style:style style:name="ce291"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C3A5WFZ1/176-audit-site-for-accessibility" xlink:type="simple"/>
        <loext:hyperlink xlink:href="https://trello.com/c/C3A5WFZ1/176-audit-site-for-accessibility"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2'.B5"/>
    </style:style>
    <style:style style:name="ce313"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hMvyx9Ty/159-determine-how-to-automate-copy-backup-files-from-google-drive-to-google-workspace-shared-folder" xlink:type="simple"/>
        <loext:hyperlink xlink:href="https://trello.com/c/hMvyx9Ty/159-determine-how-to-automate-copy-backup-files-from-google-drive-to-google-workspace-shared-folder"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2'.B5"/>
    </style:style>
    <style:style style:name="ce314"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VAfyiP6m/190-how-to-sync-database-between-dev-and-staging" xlink:type="simple"/>
        <loext:hyperlink xlink:href="https://trello.com/c/VAfyiP6m/190-how-to-sync-database-between-dev-and-staging"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2'.B5"/>
    </style:style>
    <style:style style:name="ce315"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PrTXK5Ih/125-determine-how-to-upload-video-assets-to-our-own-servers-cloudflare-bunnynet" xlink:type="simple"/>
        <loext:hyperlink xlink:href="https://trello.com/c/PrTXK5Ih/125-determine-how-to-upload-video-assets-to-our-own-servers-cloudflare-bunnynet"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2'.B5"/>
    </style:style>
    <style:style style:name="ce316"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I5HNcWVa/160-determine-how-to-manage-sites-on-wpe-with-ssh-and-wp-cli" xlink:type="simple"/>
        <loext:hyperlink xlink:href="https://trello.com/c/I5HNcWVa/160-determine-how-to-manage-sites-on-wpe-with-ssh-and-wp-cli"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2'.B5"/>
    </style:style>
    <style:style style:name="ce3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hyperlink xlink:href="https://trello.com/c/8nHM173O/184-how-to-best-manage-multiple-sites-in-one-centralized-location" xlink:type="simple"/>
        <loext:hyperlink xlink:href="https://trello.com/c/8nHM173O/184-how-to-best-manage-multiple-sites-in-one-centralized-location" xlink:type="simple"/>
      </style:table-cell-properties>
      <style:paragraph-properties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2'.B5"/>
    </style:style>
    <style:style style:name="ce114"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47JMtxOw/191-launch-archive-guests-filter-by-primary-roles" xlink:type="simple"/>
        <loext:hyperlink xlink:href="https://trello.com/c/47JMtxOw/191-launch-archive-guests-filter-by-primary-roles"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2'.B5"/>
    </style:style>
    <style:style style:name="ce115"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2B8cnSsa/192-launch-archive-guests-search-filter-by-guest-name" xlink:type="simple"/>
        <loext:hyperlink xlink:href="https://trello.com/c/2B8cnSsa/192-launch-archive-guests-search-filter-by-guest-name"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2'.B5"/>
    </style:style>
    <style:style style:name="ce116"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YCpKN2br/194-bug-archive-guests-doesnt-sort-by-vid-count-correctly" xlink:type="simple"/>
        <loext:hyperlink xlink:href="https://trello.com/c/YCpKN2br/194-bug-archive-guests-doesnt-sort-by-vid-count-correctly"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2'.B5"/>
    </style:style>
    <style:style style:name="ce117"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gyWJGMEM/193-launch-archive-guests-sort-by-video-count" xlink:type="simple"/>
        <loext:hyperlink xlink:href="https://trello.com/c/gyWJGMEM/193-launch-archive-guests-sort-by-video-count"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2'.B5"/>
    </style:style>
    <style:style style:name="ce118"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edK8HU3f/189-launch-archive-episodes-filter-by-series-feature" xlink:type="simple"/>
        <loext:hyperlink xlink:href="https://trello.com/c/edK8HU3f/189-launch-archive-episodes-filter-by-series-feature"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2'.B5"/>
    </style:style>
    <style:style style:name="ce119"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Lh5cmpov/188-stg-archive-episodes-filter-by-series" xlink:type="simple"/>
        <loext:hyperlink xlink:href="https://trello.com/c/Lh5cmpov/188-stg-archive-episodes-filter-by-series"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2'.B5"/>
    </style:style>
    <style:style style:name="ce120"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1rq6jXs3/175-lardev-streamline-child-theme-styles-with-scss" xlink:type="simple"/>
        <loext:hyperlink xlink:href="https://trello.com/c/1rq6jXs3/175-lardev-streamline-child-theme-styles-with-scss"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2'.B5"/>
    </style:style>
    <style:style style:name="ce121"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8nuvEjiN/173-lardev-streamline-code-snippets-into-custom-plugin-for-better-organization-and-maintenance" xlink:type="simple"/>
        <loext:hyperlink xlink:href="https://trello.com/c/8nuvEjiN/173-lardev-streamline-code-snippets-into-custom-plugin-for-better-organization-and-maintenance"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2'.B5"/>
    </style:style>
    <style:style style:name="ce12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hyperlink xlink:href="https://trello.com/c/MiVfL0Rb/183-add-social-share-single-button-pop-up-to-episodes" xlink:type="simple"/>
        <loext:hyperlink xlink:href="https://trello.com/c/MiVfL0Rb/183-add-social-share-single-button-pop-up-to-episodes" xlink:type="simple"/>
      </style:table-cell-properties>
      <style:paragraph-properties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2'.B5"/>
    </style:style>
    <style:style style:name="ce1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2'.B5"/>
    </style:style>
    <style:style style:name="ce12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3d85c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2'.B5"/>
    </style:style>
    <style:style style:name="ce12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2'.B5"/>
    </style:style>
    <style:style style:name="ce33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pple-system" fo:font-size="11pt" fo:font-style="normal" fo:text-shadow="none" style:text-underline-style="none" fo:font-weight="normal" style:font-size-asian="11pt" style:font-style-asian="normal" style:font-weight-asian="normal" style:font-name-complex="-apple-system" style:font-size-complex="11pt" style:font-style-complex="normal" style:font-weight-complex="normal"/>
      <style:map style:condition="is-true-formula(regexmatch([.$O5];&quot;(?i)complete&quot;))" style:apply-style-name="ConditionalStyle_5f_4" style:base-cell-address="'Progress 4-22'.B5"/>
    </style:style>
    <style:style style:name="ce33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3d85c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2'.B5"/>
    </style:style>
    <style:style style:name="ce33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2'.B5"/>
    </style:style>
    <style:style style:name="ce33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2'.B5"/>
    </style:style>
    <style:style style:name="ce33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2'.B5"/>
    </style:style>
    <style:style style:name="ce33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e691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2'.B5"/>
    </style:style>
    <style:style style:name="ce33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e691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2'.B5"/>
    </style:style>
    <style:style style:name="ce33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2'.B5"/>
    </style:style>
    <style:style style:name="ce34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2'.B5"/>
    </style:style>
    <style:style style:name="ce34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2'.B5"/>
    </style:style>
    <style:style style:name="ce13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L5];&quot;High&quot;))" style:apply-style-name="ConditionalStyle_5f_1" style:base-cell-address="'Progress 4-22'.L5"/>
    </style:style>
    <style:style style:name="ce13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L5];&quot;High&quot;))" style:apply-style-name="ConditionalStyle_5f_1" style:base-cell-address="'Progress 4-22'.L5"/>
    </style:style>
    <style:style style:name="ce138" style:family="table-cell" style:parent-style-name="Default" style:data-style-name="N41">
      <style:table-cell-properties fo:background-color="#fce5cd"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351c75" style:text-outline="false" style:text-line-through-style="none" style:text-line-through-type="none" style:font-name="Arial" fo:font-size="17pt" fo:font-style="italic" fo:text-shadow="none" style:text-underline-style="none" fo:font-weight="bold" style:font-size-asian="17pt" style:font-style-asian="italic" style:font-weight-asian="bold" style:font-name-complex="Arial" style:font-size-complex="17pt" style:font-style-complex="italic" style:font-weight-complex="bold"/>
    </style:style>
    <style:style style:name="ce37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33996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2'.B5"/>
    </style:style>
    <style:style style:name="ce140" style:family="table-cell" style:parent-style-name="Default">
      <style:table-cell-properties fo:background-color="#666666"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b7b7b7"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2'.B5"/>
    </style:style>
    <style:style style:name="ce14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O5];&quot;(?i)complete&quot;))" style:apply-style-name="ConditionalStyle_5f_4" style:base-cell-address="'Progress 4-22'.B5"/>
    </style:style>
    <style:style style:name="ce14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regexmatch([.$N5];&quot;(?i)complete&quot;))" style:apply-style-name="ConditionalStyle_5f_4" style:base-cell-address="'Progress 4-16'.B5"/>
    </style:style>
    <style:style style:name="ce14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16'.B5"/>
    </style:style>
    <style:style style:name="ce14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16'.B5"/>
    </style:style>
    <style:style style:name="ce14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16'.B5"/>
    </style:style>
    <style:style style:name="ce38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980000" style:text-outline="false" style:text-line-through-style="none" style:text-line-through-type="none" style:font-name="-apple-system" fo:font-size="11pt" fo:font-style="normal" fo:text-shadow="none" style:text-underline-style="none" fo:font-weight="bold" style:font-size-asian="11pt" style:font-style-asian="normal" style:font-weight-asian="bold" style:font-name-complex="-apple-system" style:font-size-complex="11pt" style:font-style-complex="normal" style:font-weight-complex="bold"/>
      <style:map style:condition="is-true-formula(regexmatch([.$N5];&quot;(?i)complete&quot;))" style:apply-style-name="ConditionalStyle_5f_4" style:base-cell-address="'Progress 4-16'.B5"/>
    </style:style>
    <style:style style:name="ce38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98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regexmatch([.$N5];&quot;(?i)complete&quot;))" style:apply-style-name="ConditionalStyle_5f_4" style:base-cell-address="'Progress 4-16'.B5"/>
    </style:style>
    <style:style style:name="ce38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98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regexmatch([.$N5];&quot;(?i)complete&quot;))" style:apply-style-name="ConditionalStyle_5f_4" style:base-cell-address="'Progress 4-16'.B5"/>
    </style:style>
    <style:style style:name="ce388"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C9qcIE8N/92-stg-add-auto-updated-aweber-subscriber-count-to-homepage" xlink:type="simple"/>
        <loext:hyperlink xlink:href="https://trello.com/c/C9qcIE8N/92-stg-add-auto-updated-aweber-subscriber-count-to-homepage"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16'.B5"/>
    </style:style>
    <style:style style:name="ce389"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sPfnmxfg/93-create-category-filtering-for-post-type-video-live-video-etc" xlink:type="simple"/>
        <loext:hyperlink xlink:href="https://trello.com/c/sPfnmxfg/93-create-category-filtering-for-post-type-video-live-video-etc"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16'.B5"/>
    </style:style>
    <style:style style:name="ce390"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bpPTJJCH/94-stg2-create-sidebar-widget-for-most-popular-videos-in-last-30-days" xlink:type="simple"/>
        <loext:hyperlink xlink:href="https://trello.com/c/bpPTJJCH/94-stg2-create-sidebar-widget-for-most-popular-videos-in-last-30-days"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16'.B5"/>
    </style:style>
    <style:style style:name="ce391"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nEmVxoO7/95-stg2-create-advanced-search-filtering-keyword-author-posted-on-category-video-word-on-search-results-page" xlink:type="simple"/>
        <loext:hyperlink xlink:href="https://trello.com/c/nEmVxoO7/95-stg2-create-advanced-search-filtering-keyword-author-posted-on-category-video-word-on-search-results-page"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16'.B5"/>
    </style:style>
    <style:style style:name="ce392"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PrTXK5Ih/125-determine-how-to-upload-video-assets-to-our-own-servers-cloudflare-bunnynet" xlink:type="simple"/>
        <loext:hyperlink xlink:href="https://trello.com/c/PrTXK5Ih/125-determine-how-to-upload-video-assets-to-our-own-servers-cloudflare-bunnynet"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16'.B5"/>
    </style:style>
    <style:style style:name="ce393"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EUf9XbZ5/151-stg-force-iframe-to-resize-to-its-contents" xlink:type="simple"/>
        <loext:hyperlink xlink:href="https://trello.com/c/EUf9XbZ5/151-stg-force-iframe-to-resize-to-its-contents"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16'.B5"/>
    </style:style>
    <style:style style:name="ce394"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hMvyx9Ty/159-determine-how-to-automate-copy-backup-files-from-google-drive-to-google-workspace-shared-folder" xlink:type="simple"/>
        <loext:hyperlink xlink:href="https://trello.com/c/hMvyx9Ty/159-determine-how-to-automate-copy-backup-files-from-google-drive-to-google-workspace-shared-folder"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16'.B5"/>
    </style:style>
    <style:style style:name="ce395"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I5HNcWVa/160-determine-how-to-manage-sites-on-wpe-with-ssh-and-wp-cli" xlink:type="simple"/>
        <loext:hyperlink xlink:href="https://trello.com/c/I5HNcWVa/160-determine-how-to-manage-sites-on-wpe-with-ssh-and-wp-cli"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16'.B5"/>
    </style:style>
    <style:style style:name="ce396"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RAnjh377/171-add-sort-by-most-recent-video-for-guest" xlink:type="simple"/>
        <loext:hyperlink xlink:href="https://trello.com/c/RAnjh377/171-add-sort-by-most-recent-video-for-guest"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16'.B5"/>
    </style:style>
    <style:style style:name="ce397"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C3A5WFZ1/176-audit-site-for-accessibility" xlink:type="simple"/>
        <loext:hyperlink xlink:href="https://trello.com/c/C3A5WFZ1/176-audit-site-for-accessibility"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16'.B5"/>
    </style:style>
    <style:style style:name="ce398"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rLE6zU65/177-have-michael-review-event-infos-imported-on-older-posts" xlink:type="simple"/>
        <loext:hyperlink xlink:href="https://trello.com/c/rLE6zU65/177-have-michael-review-event-infos-imported-on-older-posts"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16'.B5"/>
    </style:style>
    <style:style style:name="ce39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hyperlink xlink:href="https://trello.com/c/8nHM173O/184-how-to-best-manage-multiple-sites-in-one-centralized-location" xlink:type="simple"/>
        <loext:hyperlink xlink:href="https://trello.com/c/8nHM173O/184-how-to-best-manage-multiple-sites-in-one-centralized-location" xlink:type="simple"/>
      </style:table-cell-properties>
      <style:paragraph-properties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16'.B5"/>
    </style:style>
    <style:style style:name="ce400"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pObGrmmW/185-add-search-filter-on-episodes-page-that-searches-episodes-and-guest-names" xlink:type="simple"/>
        <loext:hyperlink xlink:href="https://trello.com/c/pObGrmmW/185-add-search-filter-on-episodes-page-that-searches-episodes-and-guest-names"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16'.B5"/>
    </style:style>
    <style:style style:name="ce401"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XumP5Tpi/186-add-filter-to-search-episodes-by-date-optional-low-prio" xlink:type="simple"/>
        <loext:hyperlink xlink:href="https://trello.com/c/XumP5Tpi/186-add-filter-to-search-episodes-by-date-optional-low-prio"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16'.B5"/>
    </style:style>
    <style:style style:name="ce402"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WdJJ8Yag/187-staging-add-option-to-sort-episodes-by-host-must-add-new-taxonomy-hosted-by-and-then-hosts-must-be-attached-to-each-episode" xlink:type="simple"/>
        <loext:hyperlink xlink:href="https://trello.com/c/WdJJ8Yag/187-staging-add-option-to-sort-episodes-by-host-must-add-new-taxonomy-hosted-by-and-then-hosts-must-be-attached-to-each-episode"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16'.B5"/>
    </style:style>
    <style:style style:name="ce403"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Lh5cmpov/188-stg-archive-episodes-filter-by-series" xlink:type="simple"/>
        <loext:hyperlink xlink:href="https://trello.com/c/Lh5cmpov/188-stg-archive-episodes-filter-by-series"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16'.B5"/>
    </style:style>
    <style:style style:name="ce40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16'.B5"/>
    </style:style>
    <style:style style:name="ce40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hyperlink xlink:href="https://trello.com/c/MiVfL0Rb/183-add-social-share-single-button-pop-up-to-episodes" xlink:type="simple"/>
        <loext:hyperlink xlink:href="https://trello.com/c/MiVfL0Rb/183-add-social-share-single-button-pop-up-to-episodes" xlink:type="simple"/>
      </style:table-cell-properties>
      <style:paragraph-properties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16'.B5"/>
    </style:style>
    <style:style style:name="ce406"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1rq6jXs3/175-lardev-streamline-child-theme-styles-with-scss" xlink:type="simple"/>
        <loext:hyperlink xlink:href="https://trello.com/c/1rq6jXs3/175-lardev-streamline-child-theme-styles-with-scss"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16'.B5"/>
    </style:style>
    <style:style style:name="ce407"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8nuvEjiN/173-lardev-streamline-code-snippets-into-custom-plugin-for-better-organization-and-maintenance" xlink:type="simple"/>
        <loext:hyperlink xlink:href="https://trello.com/c/8nuvEjiN/173-lardev-streamline-code-snippets-into-custom-plugin-for-better-organization-and-maintenance"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16'.B5"/>
    </style:style>
    <style:style style:name="ce16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16'.B5"/>
    </style:style>
    <style:style style:name="ce17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3d85c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16'.B5"/>
    </style:style>
    <style:style style:name="ce17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16'.B5"/>
    </style:style>
    <style:style style:name="ce41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16'.B5"/>
    </style:style>
    <style:style style:name="ce41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pple-system" fo:font-size="11pt" fo:font-style="normal" fo:text-shadow="none" style:text-underline-style="none" fo:font-weight="normal" style:font-size-asian="11pt" style:font-style-asian="normal" style:font-weight-asian="normal" style:font-name-complex="-apple-system" style:font-size-complex="11pt" style:font-style-complex="normal" style:font-weight-complex="normal"/>
      <style:map style:condition="is-true-formula(regexmatch([.$N5];&quot;(?i)complete&quot;))" style:apply-style-name="ConditionalStyle_5f_4" style:base-cell-address="'Progress 4-16'.B5"/>
    </style:style>
    <style:style style:name="ce41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3d85c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16'.B5"/>
    </style:style>
    <style:style style:name="ce4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16'.B5"/>
    </style:style>
    <style:style style:name="ce41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16'.B5"/>
    </style:style>
    <style:style style:name="ce41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e691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16'.B5"/>
    </style:style>
    <style:style style:name="ce41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e691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16'.B5"/>
    </style:style>
    <style:style style:name="ce41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16'.B5"/>
    </style:style>
    <style:style style:name="ce41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16'.B5"/>
    </style:style>
    <style:style style:name="ce42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16'.B5"/>
    </style:style>
    <style:style style:name="ce18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K5];&quot;High&quot;))" style:apply-style-name="ConditionalStyle_5f_1" style:base-cell-address="'Progress 4-16'.K5"/>
    </style:style>
    <style:style style:name="ce18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K5];&quot;High&quot;))" style:apply-style-name="ConditionalStyle_5f_1" style:base-cell-address="'Progress 4-16'.K5"/>
    </style:style>
    <style:style style:name="ce42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33996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16'.B5"/>
    </style:style>
    <style:style style:name="ce424" style:family="table-cell" style:parent-style-name="Default">
      <style:table-cell-properties fo:background-color="#666666"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b7b7b7"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16'.B5"/>
    </style:style>
    <style:style style:name="ce18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16'.B5"/>
    </style:style>
    <style:style style:name="ce18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regexmatch([.$N5];&quot;(?i)complete&quot;))" style:apply-style-name="ConditionalStyle_5f_4" style:base-cell-address="'Progress 4-09'.B5"/>
    </style:style>
    <style:style style:name="ce18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09'.B5"/>
    </style:style>
    <style:style style:name="ce18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09'.B5"/>
    </style:style>
    <style:style style:name="ce19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09'.B5"/>
    </style:style>
    <style:style style:name="ce43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98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regexmatch([.$N5];&quot;(?i)complete&quot;))" style:apply-style-name="ConditionalStyle_5f_4" style:base-cell-address="'Progress 4-09'.B5"/>
    </style:style>
    <style:style style:name="ce43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98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regexmatch([.$N5];&quot;(?i)complete&quot;))" style:apply-style-name="ConditionalStyle_5f_4" style:base-cell-address="'Progress 4-09'.B5"/>
    </style:style>
    <style:style style:name="ce43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980000" style:text-outline="false" style:text-line-through-style="none" style:text-line-through-type="none" style:font-name="-apple-system" fo:font-size="11pt" fo:font-style="normal" fo:text-shadow="none" style:text-underline-style="none" fo:font-weight="bold" style:font-size-asian="11pt" style:font-style-asian="normal" style:font-weight-asian="bold" style:font-name-complex="-apple-system" style:font-size-complex="11pt" style:font-style-complex="normal" style:font-weight-complex="bold"/>
      <style:map style:condition="is-true-formula(regexmatch([.$N5];&quot;(?i)complete&quot;))" style:apply-style-name="ConditionalStyle_5f_4" style:base-cell-address="'Progress 4-09'.B5"/>
    </style:style>
    <style:style style:name="ce433"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1rq6jXs3/175-lardev-streamline-child-theme-styles-with-scss" xlink:type="simple"/>
        <loext:hyperlink xlink:href="https://trello.com/c/1rq6jXs3/175-lardev-streamline-child-theme-styles-with-scss"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09'.B5"/>
    </style:style>
    <style:style style:name="ce434"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8nuvEjiN/173-lardev-streamline-code-snippets-into-custom-plugin-for-better-organization-and-maintenance" xlink:type="simple"/>
        <loext:hyperlink xlink:href="https://trello.com/c/8nuvEjiN/173-lardev-streamline-code-snippets-into-custom-plugin-for-better-organization-and-maintenance"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09'.B5"/>
    </style:style>
    <style:style style:name="ce435"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RAnjh377/171-add-sort-by-most-recent-video-for-guest" xlink:type="simple"/>
        <loext:hyperlink xlink:href="https://trello.com/c/RAnjh377/171-add-sort-by-most-recent-video-for-guest"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09'.B5"/>
    </style:style>
    <style:style style:name="ce436"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sPfnmxfg/93-create-category-filtering-for-post-type-video-live-video-etc" xlink:type="simple"/>
        <loext:hyperlink xlink:href="https://trello.com/c/sPfnmxfg/93-create-category-filtering-for-post-type-video-live-video-etc"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09'.B5"/>
    </style:style>
    <style:style style:name="ce437"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nEmVxoO7/95-stg2-create-advanced-search-filtering-keyword-author-posted-on-category-video-word-on-search-results-page" xlink:type="simple"/>
        <loext:hyperlink xlink:href="https://trello.com/c/nEmVxoO7/95-stg2-create-advanced-search-filtering-keyword-author-posted-on-category-video-word-on-search-results-page"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09'.B5"/>
    </style:style>
    <style:style style:name="ce438"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bpPTJJCH/94-stg2-create-sidebar-widget-for-most-popular-videos-in-last-30-days" xlink:type="simple"/>
        <loext:hyperlink xlink:href="https://trello.com/c/bpPTJJCH/94-stg2-create-sidebar-widget-for-most-popular-videos-in-last-30-days"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09'.B5"/>
    </style:style>
    <style:style style:name="ce439"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C3A5WFZ1/176-audit-site-for-accessibility" xlink:type="simple"/>
        <loext:hyperlink xlink:href="https://trello.com/c/C3A5WFZ1/176-audit-site-for-accessibility"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09'.B5"/>
    </style:style>
    <style:style style:name="ce440"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I5HNcWVa/160-determine-how-to-manage-sites-on-wpe-with-ssh-and-wp-cli" xlink:type="simple"/>
        <loext:hyperlink xlink:href="https://trello.com/c/I5HNcWVa/160-determine-how-to-manage-sites-on-wpe-with-ssh-and-wp-cli"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09'.B5"/>
    </style:style>
    <style:style style:name="ce44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hyperlink xlink:href="https://trello.com/c/MiVfL0Rb/183-add-social-share-single-button-pop-up-to-episodes" xlink:type="simple"/>
        <loext:hyperlink xlink:href="https://trello.com/c/MiVfL0Rb/183-add-social-share-single-button-pop-up-to-episodes" xlink:type="simple"/>
      </style:table-cell-properties>
      <style:paragraph-properties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09'.B5"/>
    </style:style>
    <style:style style:name="ce44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hyperlink xlink:href="https://trello.com/c/8nHM173O/184-how-to-best-manage-multiple-sites-in-one-centralized-location" xlink:type="simple"/>
        <loext:hyperlink xlink:href="https://trello.com/c/8nHM173O/184-how-to-best-manage-multiple-sites-in-one-centralized-location" xlink:type="simple"/>
      </style:table-cell-properties>
      <style:paragraph-properties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09'.B5"/>
    </style:style>
    <style:style style:name="ce443"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EUf9XbZ5/151-stg-force-iframe-to-resize-to-its-contents" xlink:type="simple"/>
        <loext:hyperlink xlink:href="https://trello.com/c/EUf9XbZ5/151-stg-force-iframe-to-resize-to-its-contents"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09'.B5"/>
    </style:style>
    <style:style style:name="ce444"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C9qcIE8N/92-stg-add-auto-updated-aweber-subscriber-count-to-homepage" xlink:type="simple"/>
        <loext:hyperlink xlink:href="https://trello.com/c/C9qcIE8N/92-stg-add-auto-updated-aweber-subscriber-count-to-homepage"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09'.B5"/>
    </style:style>
    <style:style style:name="ce445"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hMvyx9Ty/159-determine-how-to-automate-copy-backup-files-from-google-drive-to-google-workspace-shared-folder" xlink:type="simple"/>
        <loext:hyperlink xlink:href="https://trello.com/c/hMvyx9Ty/159-determine-how-to-automate-copy-backup-files-from-google-drive-to-google-workspace-shared-folder"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09'.B5"/>
    </style:style>
    <style:style style:name="ce446"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rLE6zU65/177-have-michael-review-event-infos-imported-on-older-posts" xlink:type="simple"/>
        <loext:hyperlink xlink:href="https://trello.com/c/rLE6zU65/177-have-michael-review-event-infos-imported-on-older-posts"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09'.B5"/>
    </style:style>
    <style:style style:name="ce447"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PrTXK5Ih/125-determine-how-to-upload-video-assets-to-our-own-servers-cloudflare-bunnynet" xlink:type="simple"/>
        <loext:hyperlink xlink:href="https://trello.com/c/PrTXK5Ih/125-determine-how-to-upload-video-assets-to-our-own-servers-cloudflare-bunnynet"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09'.B5"/>
    </style:style>
    <style:style style:name="ce44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09'.B5"/>
    </style:style>
    <style:style style:name="ce449"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KDA2sMEA/119-put-disclaimer-on-testimonial-submission-page-about-email-and-contact-info" xlink:type="simple"/>
        <loext:hyperlink xlink:href="https://trello.com/c/KDA2sMEA/119-put-disclaimer-on-testimonial-submission-page-about-email-and-contact-info"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09'.B5"/>
    </style:style>
    <style:style style:name="ce450"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dosJlkYf/118-stg-option-to-email-a-longer-tldr-testimonial-to-infoelijahstreamscom" xlink:type="simple"/>
        <loext:hyperlink xlink:href="https://trello.com/c/dosJlkYf/118-stg-option-to-email-a-longer-tldr-testimonial-to-infoelijahstreamscom"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09'.B5"/>
    </style:style>
    <style:style style:name="ce21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09'.B5"/>
    </style:style>
    <style:style style:name="ce21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3d85c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09'.B5"/>
    </style:style>
    <style:style style:name="ce21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09'.B5"/>
    </style:style>
    <style:style style:name="ce45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3d85c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09'.B5"/>
    </style:style>
    <style:style style:name="ce45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09'.B5"/>
    </style:style>
    <style:style style:name="ce45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pple-system" fo:font-size="11pt" fo:font-style="normal" fo:text-shadow="none" style:text-underline-style="none" fo:font-weight="normal" style:font-size-asian="11pt" style:font-style-asian="normal" style:font-weight-asian="normal" style:font-name-complex="-apple-system" style:font-size-complex="11pt" style:font-style-complex="normal" style:font-weight-complex="normal"/>
      <style:map style:condition="is-true-formula(regexmatch([.$N5];&quot;(?i)complete&quot;))" style:apply-style-name="ConditionalStyle_5f_4" style:base-cell-address="'Progress 4-09'.B5"/>
    </style:style>
    <style:style style:name="ce45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09'.B5"/>
    </style:style>
    <style:style style:name="ce45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09'.B5"/>
    </style:style>
    <style:style style:name="ce45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e691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09'.B5"/>
    </style:style>
    <style:style style:name="ce46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e691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09'.B5"/>
    </style:style>
    <style:style style:name="ce46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09'.B5"/>
    </style:style>
    <style:style style:name="ce46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09'.B5"/>
    </style:style>
    <style:style style:name="ce46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09'.B5"/>
    </style:style>
    <style:style style:name="ce22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K5];&quot;High&quot;))" style:apply-style-name="ConditionalStyle_5f_1" style:base-cell-address="'Progress 4-09'.K5"/>
    </style:style>
    <style:style style:name="ce22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K5];&quot;High&quot;))" style:apply-style-name="ConditionalStyle_5f_1" style:base-cell-address="'Progress 4-09'.K5"/>
    </style:style>
    <style:style style:name="ce46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33996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09'.B5"/>
    </style:style>
    <style:style style:name="ce2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4" style:base-cell-address="'Progress 4-09'.B5"/>
    </style:style>
    <style:style style:name="ce22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regexmatch([.$N5];&quot;(?i)complete&quot;))" style:apply-style-name="ConditionalStyle_5f_9" style:base-cell-address="'Progress 4-03'.B5"/>
    </style:style>
    <style:style style:name="ce23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9" style:base-cell-address="'Progress 4-03'.B5"/>
    </style:style>
    <style:style style:name="ce23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9" style:base-cell-address="'Progress 4-03'.B5"/>
    </style:style>
    <style:style style:name="ce23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9" style:base-cell-address="'Progress 4-03'.B5"/>
    </style:style>
    <style:style style:name="ce23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98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regexmatch([.$N5];&quot;(?i)complete&quot;))" style:apply-style-name="ConditionalStyle_5f_9" style:base-cell-address="'Progress 4-03'.B5"/>
    </style:style>
    <style:style style:name="ce23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980000" style:text-outline="false" style:text-line-through-style="none" style:text-line-through-type="none" style:font-name="-apple-system" fo:font-size="11pt" fo:font-style="normal" fo:text-shadow="none" style:text-underline-style="none" fo:font-weight="bold" style:font-size-asian="11pt" style:font-style-asian="normal" style:font-weight-asian="bold" style:font-name-complex="-apple-system" style:font-size-complex="11pt" style:font-style-complex="normal" style:font-weight-complex="bold"/>
      <style:map style:condition="is-true-formula(regexmatch([.$N5];&quot;(?i)complete&quot;))" style:apply-style-name="ConditionalStyle_5f_9" style:base-cell-address="'Progress 4-03'.B5"/>
    </style:style>
    <style:style style:name="ce23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98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regexmatch([.$N5];&quot;(?i)complete&quot;))" style:apply-style-name="ConditionalStyle_5f_9" style:base-cell-address="'Progress 4-03'.B5"/>
    </style:style>
    <style:style style:name="ce23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980000"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map style:condition="is-true-formula(regexmatch([.$N5];&quot;(?i)complete&quot;))" style:apply-style-name="ConditionalStyle_5f_9" style:base-cell-address="'Progress 4-03'.B5"/>
    </style:style>
    <style:style style:name="ce237"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1rq6jXs3/175-lardev-streamline-child-theme-styles-with-scss" xlink:type="simple"/>
        <loext:hyperlink xlink:href="https://trello.com/c/1rq6jXs3/175-lardev-streamline-child-theme-styles-with-scss"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9" style:base-cell-address="'Progress 4-03'.B5"/>
    </style:style>
    <style:style style:name="ce238"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8nuvEjiN/173-lardev-streamline-code-snippets-into-custom-plugin-for-better-organization-and-maintenance" xlink:type="simple"/>
        <loext:hyperlink xlink:href="https://trello.com/c/8nuvEjiN/173-lardev-streamline-code-snippets-into-custom-plugin-for-better-organization-and-maintenance"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9" style:base-cell-address="'Progress 4-03'.B5"/>
    </style:style>
    <style:style style:name="ce239"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RAnjh377/171-add-sort-by-most-recent-video-for-guest" xlink:type="simple"/>
        <loext:hyperlink xlink:href="https://trello.com/c/RAnjh377/171-add-sort-by-most-recent-video-for-guest"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9" style:base-cell-address="'Progress 4-03'.B5"/>
    </style:style>
    <style:style style:name="ce240"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sPfnmxfg/93-create-category-filtering-for-post-type-video-live-video-etc" xlink:type="simple"/>
        <loext:hyperlink xlink:href="https://trello.com/c/sPfnmxfg/93-create-category-filtering-for-post-type-video-live-video-etc"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9" style:base-cell-address="'Progress 4-03'.B5"/>
    </style:style>
    <style:style style:name="ce241"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nEmVxoO7/95-stg2-create-advanced-search-filtering-keyword-author-posted-on-category-video-word-on-search-results-page" xlink:type="simple"/>
        <loext:hyperlink xlink:href="https://trello.com/c/nEmVxoO7/95-stg2-create-advanced-search-filtering-keyword-author-posted-on-category-video-word-on-search-results-page"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9" style:base-cell-address="'Progress 4-03'.B5"/>
    </style:style>
    <style:style style:name="ce242"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bpPTJJCH/94-stg2-create-sidebar-widget-for-most-popular-videos-in-last-30-days" xlink:type="simple"/>
        <loext:hyperlink xlink:href="https://trello.com/c/bpPTJJCH/94-stg2-create-sidebar-widget-for-most-popular-videos-in-last-30-days"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9" style:base-cell-address="'Progress 4-03'.B5"/>
    </style:style>
    <style:style style:name="ce243"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C3A5WFZ1/176-audit-site-for-accessibility" xlink:type="simple"/>
        <loext:hyperlink xlink:href="https://trello.com/c/C3A5WFZ1/176-audit-site-for-accessibility"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9" style:base-cell-address="'Progress 4-03'.B5"/>
    </style:style>
    <style:style style:name="ce244"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I5HNcWVa/160-determine-how-to-manage-sites-on-wpe-with-ssh-and-wp-cli" xlink:type="simple"/>
        <loext:hyperlink xlink:href="https://trello.com/c/I5HNcWVa/160-determine-how-to-manage-sites-on-wpe-with-ssh-and-wp-cli"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9" style:base-cell-address="'Progress 4-03'.B5"/>
    </style:style>
    <style:style style:name="ce245"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EUf9XbZ5/151-stg-force-iframe-to-resize-to-its-contents" xlink:type="simple"/>
        <loext:hyperlink xlink:href="https://trello.com/c/EUf9XbZ5/151-stg-force-iframe-to-resize-to-its-contents"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9" style:base-cell-address="'Progress 4-03'.B5"/>
    </style:style>
    <style:style style:name="ce24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9" style:base-cell-address="'Progress 4-03'.B5"/>
    </style:style>
    <style:style style:name="ce24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9" style:base-cell-address="'Progress 4-03'.B5"/>
    </style:style>
    <style:style style:name="ce248"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C9qcIE8N/92-stg-add-auto-updated-aweber-subscriber-count-to-homepage" xlink:type="simple"/>
        <loext:hyperlink xlink:href="https://trello.com/c/C9qcIE8N/92-stg-add-auto-updated-aweber-subscriber-count-to-homepage"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9" style:base-cell-address="'Progress 4-03'.B5"/>
    </style:style>
    <style:style style:name="ce249"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hMvyx9Ty/159-determine-how-to-automate-copy-backup-files-from-google-drive-to-google-workspace-shared-folder" xlink:type="simple"/>
        <loext:hyperlink xlink:href="https://trello.com/c/hMvyx9Ty/159-determine-how-to-automate-copy-backup-files-from-google-drive-to-google-workspace-shared-folder"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9" style:base-cell-address="'Progress 4-03'.B5"/>
    </style:style>
    <style:style style:name="ce250"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rLE6zU65/177-have-michael-review-event-infos-imported-on-older-posts" xlink:type="simple"/>
        <loext:hyperlink xlink:href="https://trello.com/c/rLE6zU65/177-have-michael-review-event-infos-imported-on-older-posts"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9" style:base-cell-address="'Progress 4-03'.B5"/>
    </style:style>
    <style:style style:name="ce251"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KDA2sMEA/119-put-disclaimer-on-testimonial-submission-page-about-email-and-contact-info" xlink:type="simple"/>
        <loext:hyperlink xlink:href="https://trello.com/c/KDA2sMEA/119-put-disclaimer-on-testimonial-submission-page-about-email-and-contact-info"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9" style:base-cell-address="'Progress 4-03'.B5"/>
    </style:style>
    <style:style style:name="ce252"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dosJlkYf/118-stg-option-to-email-a-longer-tldr-testimonial-to-infoelijahstreamscom" xlink:type="simple"/>
        <loext:hyperlink xlink:href="https://trello.com/c/dosJlkYf/118-stg-option-to-email-a-longer-tldr-testimonial-to-infoelijahstreamscom"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9" style:base-cell-address="'Progress 4-03'.B5"/>
    </style:style>
    <style:style style:name="ce253"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PrTXK5Ih/125-determine-how-to-upload-video-assets-to-our-own-servers-cloudflare-bunnynet" xlink:type="simple"/>
        <loext:hyperlink xlink:href="https://trello.com/c/PrTXK5Ih/125-determine-how-to-upload-video-assets-to-our-own-servers-cloudflare-bunnynet"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9" style:base-cell-address="'Progress 4-03'.B5"/>
    </style:style>
    <style:style style:name="ce254"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1mSTsxwT/104-create-guest-posts-for-new-guests" xlink:type="simple"/>
        <loext:hyperlink xlink:href="https://trello.com/c/1mSTsxwT/104-create-guest-posts-for-new-guests"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9" style:base-cell-address="'Progress 4-03'.B5"/>
    </style:style>
    <style:style style:name="ce255"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mUPpssk2/182-testimonials-form-ensure-the-required-asterisk-shows-up-for-consent-checkbox" xlink:type="simple"/>
        <loext:hyperlink xlink:href="https://trello.com/c/mUPpssk2/182-testimonials-form-ensure-the-required-asterisk-shows-up-for-consent-checkbox"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9" style:base-cell-address="'Progress 4-03'.B5"/>
    </style:style>
    <style:style style:name="ce25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hyperlink xlink:href="https://trello.com/c/AKwGYwjq/178-add-skt-theme-maintenance-page-to-all-3-podcasting-sites" xlink:type="simple"/>
        <loext:hyperlink xlink:href="https://trello.com/c/AKwGYwjq/178-add-skt-theme-maintenance-page-to-all-3-podcasting-sites" xlink:type="simple"/>
      </style:table-cell-properties>
      <style:paragraph-properties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9" style:base-cell-address="'Progress 4-03'.B5"/>
    </style:style>
    <style:style style:name="ce25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hyperlink xlink:href="https://trello.com/c/9kSEen4b/179-branding-replace-last-3-outlier-instances-of-elijah-streams-with-elijahstreams-no-space" xlink:type="simple"/>
        <loext:hyperlink xlink:href="https://trello.com/c/9kSEen4b/179-branding-replace-last-3-outlier-instances-of-elijah-streams-with-elijahstreams-no-space" xlink:type="simple"/>
      </style:table-cell-properties>
      <style:paragraph-properties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9" style:base-cell-address="'Progress 4-03'.B5"/>
    </style:style>
    <style:style style:name="ce258"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9jRvCAKd/180-branding-replace-elijah-streams-with-elijahstreams-no-space-in-steve-guest-post" xlink:type="simple"/>
        <loext:hyperlink xlink:href="https://trello.com/c/9jRvCAKd/180-branding-replace-elijah-streams-with-elijahstreams-no-space-in-steve-guest-post"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9" style:base-cell-address="'Progress 4-03'.B5"/>
    </style:style>
    <style:style style:name="ce25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hyperlink xlink:href="https://trello.com/c/bOG2jG45/181-add-testimonial-cta-to-homepage-sidebar" xlink:type="simple"/>
        <loext:hyperlink xlink:href="https://trello.com/c/bOG2jG45/181-add-testimonial-cta-to-homepage-sidebar" xlink:type="simple"/>
      </style:table-cell-properties>
      <style:paragraph-properties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9" style:base-cell-address="'Progress 4-03'.B5"/>
    </style:style>
    <style:style style:name="ce260" style:family="table-cell" style:parent-style-name="Default">
      <style:table-cell-properties style:text-align-source="fix" style:repeat-content="false" fo:wrap-option="wrap" style:direction="ltr" style:rotation-angle="0" style:rotation-align="none" style:shrink-to-fit="false" style:vertical-align="top" loext:vertical-justify="auto">
        <style:hyperlink xlink:href="https://trello.com/c/Q08jNFcx/174-branding-replace-all-instances-of-elijah-streams-with-elijahstreams-no-space" xlink:type="simple"/>
        <loext:hyperlink xlink:href="https://trello.com/c/Q08jNFcx/174-branding-replace-all-instances-of-elijah-streams-with-elijahstreams-no-space" xlink:type="simple"/>
      </style:table-cell-properties>
      <style:paragraph-properties fo:text-align="end"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9" style:base-cell-address="'Progress 4-03'.B5"/>
    </style:style>
    <style:style style:name="ce26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in" style:writing-mode="page"/>
      <style:text-properties fo:color="#3d85c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9" style:base-cell-address="'Progress 4-03'.B5"/>
    </style:style>
    <style:style style:name="ce26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9" style:base-cell-address="'Progress 4-03'.B5"/>
    </style:style>
    <style:style style:name="ce26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3d85c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9" style:base-cell-address="'Progress 4-03'.B5"/>
    </style:style>
    <style:style style:name="ce26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9" style:base-cell-address="'Progress 4-03'.B5"/>
    </style:style>
    <style:style style:name="ce26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3d85c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9" style:base-cell-address="'Progress 4-03'.B5"/>
    </style:style>
    <style:style style:name="ce26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9" style:base-cell-address="'Progress 4-03'.B5"/>
    </style:style>
    <style:style style:name="ce26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pple-system" fo:font-size="11pt" fo:font-style="normal" fo:text-shadow="none" style:text-underline-style="none" fo:font-weight="normal" style:font-size-asian="11pt" style:font-style-asian="normal" style:font-weight-asian="normal" style:font-name-complex="-apple-system" style:font-size-complex="11pt" style:font-style-complex="normal" style:font-weight-complex="normal"/>
      <style:map style:condition="is-true-formula(regexmatch([.$N5];&quot;(?i)complete&quot;))" style:apply-style-name="ConditionalStyle_5f_9" style:base-cell-address="'Progress 4-03'.B5"/>
    </style:style>
    <style:style style:name="ce26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3d85c6"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9" style:base-cell-address="'Progress 4-03'.B5"/>
    </style:style>
    <style:style style:name="ce26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9" style:base-cell-address="'Progress 4-03'.B5"/>
    </style:style>
    <style:style style:name="ce27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pple-system" fo:font-size="11pt" fo:font-style="normal" fo:text-shadow="none" style:text-underline-style="none" fo:font-weight="normal" style:font-size-asian="11pt" style:font-style-asian="normal" style:font-weight-asian="normal" style:font-name-complex="-apple-system" style:font-size-complex="11pt" style:font-style-complex="normal" style:font-weight-complex="normal"/>
      <style:map style:condition="is-true-formula(regexmatch([.$N5];&quot;(?i)complete&quot;))" style:apply-style-name="ConditionalStyle_5f_9" style:base-cell-address="'Progress 4-03'.B5"/>
    </style:style>
    <style:style style:name="ce27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e691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9" style:base-cell-address="'Progress 4-03'.B5"/>
    </style:style>
    <style:style style:name="ce27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e6913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9" style:base-cell-address="'Progress 4-03'.B5"/>
    </style:style>
    <style:style style:name="ce27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9" style:base-cell-address="'Progress 4-03'.B5"/>
    </style:style>
    <style:style style:name="ce27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9" style:base-cell-address="'Progress 4-03'.B5"/>
    </style:style>
    <style:style style:name="ce27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9" style:base-cell-address="'Progress 4-03'.B5"/>
    </style:style>
    <style:style style:name="ce27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K5];&quot;High&quot;))" style:apply-style-name="ConditionalStyle_5f_1" style:base-cell-address="'Progress 4-03'.K5"/>
    </style:style>
    <style:style style:name="ce27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K5];&quot;High&quot;))" style:apply-style-name="ConditionalStyle_5f_1" style:base-cell-address="'Progress 4-03'.K5"/>
    </style:style>
    <style:style style:name="ce278" style:family="table-cell" style:parent-style-name="Default" style:data-style-name="N125">
      <style:table-cell-properties fo:background-color="#fce5cd"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351c75" style:text-outline="false" style:text-line-through-style="none" style:text-line-through-type="none" style:font-name="Arial" fo:font-size="17pt" fo:font-style="italic" fo:text-shadow="none" style:text-underline-style="none" fo:font-weight="bold" style:font-size-asian="17pt" style:font-style-asian="italic" style:font-weight-asian="bold" style:font-name-complex="Arial" style:font-size-complex="17pt" style:font-style-complex="italic" style:font-weight-complex="bold"/>
    </style:style>
    <style:style style:name="ce27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33996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9" style:base-cell-address="'Progress 4-03'.B5"/>
    </style:style>
    <style:style style:name="ce28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N5];&quot;(?i)complete&quot;))" style:apply-style-name="ConditionalStyle_5f_9" style:base-cell-address="'Progress 4-03'.B5"/>
    </style:style>
    <style:style style:name="ce52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98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regexmatch([.$K5];&quot;(?i)yes&quot;))" style:apply-style-name="ConditionalStyle_5f_10" style:base-cell-address="'Progress 3-27'.B5"/>
    </style:style>
    <style:style style:name="ce52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980000" style:text-outline="false" style:text-line-through-style="none" style:text-line-through-type="none" style:font-name="-apple-system" fo:font-size="11pt" fo:font-style="normal" fo:text-shadow="none" style:text-underline-style="none" fo:font-weight="bold" style:font-size-asian="11pt" style:font-style-asian="normal" style:font-weight-asian="bold" style:font-name-complex="-apple-system" style:font-size-complex="11pt" style:font-style-complex="normal" style:font-weight-complex="bold"/>
      <style:map style:condition="is-true-formula(regexmatch([.$K5];&quot;(?i)yes&quot;))" style:apply-style-name="ConditionalStyle_5f_10" style:base-cell-address="'Progress 3-27'.B5"/>
    </style:style>
    <style:style style:name="ce52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K5];&quot;(?i)yes&quot;))" style:apply-style-name="ConditionalStyle_5f_10" style:base-cell-address="'Progress 3-27'.B5"/>
    </style:style>
    <style:style style:name="ce5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3d85c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K5];&quot;(?i)yes&quot;))" style:apply-style-name="ConditionalStyle_5f_10" style:base-cell-address="'Progress 3-27'.B5"/>
    </style:style>
    <style:style style:name="ce52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pple-system" fo:font-size="11pt" fo:font-style="normal" fo:text-shadow="none" style:text-underline-style="none" fo:font-weight="normal" style:font-size-asian="11pt" style:font-style-asian="normal" style:font-weight-asian="normal" style:font-name-complex="-apple-system" style:font-size-complex="11pt" style:font-style-complex="normal" style:font-weight-complex="normal"/>
      <style:map style:condition="is-true-formula(regexmatch([.$K5];&quot;(?i)yes&quot;))" style:apply-style-name="ConditionalStyle_5f_10" style:base-cell-address="'Progress 3-27'.B5"/>
    </style:style>
    <style:style style:name="ce52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pple-system" fo:font-size="11pt" fo:font-style="normal" fo:text-shadow="none" style:text-underline-style="none" fo:font-weight="normal" style:font-size-asian="11pt" style:font-style-asian="normal" style:font-weight-asian="normal" style:font-name-complex="-apple-system" style:font-size-complex="11pt" style:font-style-complex="normal" style:font-weight-complex="normal"/>
      <style:map style:condition="is-true-formula(regexmatch([.$K5];&quot;(?i)yes&quot;))" style:apply-style-name="ConditionalStyle_5f_10" style:base-cell-address="'Progress 3-27'.B5"/>
    </style:style>
    <style:style style:name="ce52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K5];&quot;(?i)yes&quot;))" style:apply-style-name="ConditionalStyle_5f_10" style:base-cell-address="'Progress 3-27'.B5"/>
    </style:style>
    <style:style style:name="ce52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K5];&quot;(?i)yes&quot;))" style:apply-style-name="ConditionalStyle_5f_10" style:base-cell-address="'Progress 3-27'.B5"/>
    </style:style>
    <style:style style:name="ce28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F5];&quot;High&quot;))" style:apply-style-name="ConditionalStyle_5f_1" style:base-cell-address="'Progress 3-27'.F5"/>
    </style:style>
    <style:style style:name="ce52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K5];&quot;(?i)yes&quot;))" style:apply-style-name="ConditionalStyle_5f_10" style:base-cell-address="'Progress 3-27'.B5"/>
    </style:style>
    <style:style style:name="ce53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33996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K5];&quot;(?i)yes&quot;))" style:apply-style-name="ConditionalStyle_5f_10" style:base-cell-address="'Progress 3-27'.B5"/>
    </style:style>
    <style:style style:name="ce29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339966"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regexmatch([.$K5];&quot;(?i)yes&quot;))" style:apply-style-name="ConditionalStyle_5f_10" style:base-cell-address="'Progress 3-27'.B5"/>
    </style:style>
    <style:style style:name="ce29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339966"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regexmatch([.$K5];&quot;(?i)yes&quot;))" style:apply-style-name="ConditionalStyle_5f_10" style:base-cell-address="'Progress 3-27'.B5"/>
    </style:style>
    <style:style style:name="ce29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K5];&quot;(?i)yes&quot;))" style:apply-style-name="ConditionalStyle_5f_10" style:base-cell-address="'Progress 3-27'.B5"/>
    </style:style>
    <style:style style:name="ce29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98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regexmatch([.$J5];&quot;(?i)yes&quot;))" style:apply-style-name="ConditionalStyle_5f_10" style:base-cell-address="'Progress 3-20'.B5"/>
    </style:style>
    <style:style style:name="ce29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980000" style:text-outline="false" style:text-line-through-style="none" style:text-line-through-type="none" style:font-name="-apple-system" fo:font-size="11pt" fo:font-style="normal" fo:text-shadow="none" style:text-underline-style="none" fo:font-weight="bold" style:font-size-asian="11pt" style:font-style-asian="normal" style:font-weight-asian="bold" style:font-name-complex="-apple-system" style:font-size-complex="11pt" style:font-style-complex="normal" style:font-weight-complex="bold"/>
      <style:map style:condition="is-true-formula(regexmatch([.$J5];&quot;(?i)yes&quot;))" style:apply-style-name="ConditionalStyle_5f_10" style:base-cell-address="'Progress 3-20'.B5"/>
    </style:style>
    <style:style style:name="ce29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J5];&quot;(?i)yes&quot;))" style:apply-style-name="ConditionalStyle_5f_10" style:base-cell-address="'Progress 3-20'.B5"/>
    </style:style>
    <style:style style:name="ce29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3d85c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J5];&quot;(?i)yes&quot;))" style:apply-style-name="ConditionalStyle_5f_10" style:base-cell-address="'Progress 3-20'.B5"/>
    </style:style>
    <style:style style:name="ce30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pple-system" fo:font-size="11pt" fo:font-style="normal" fo:text-shadow="none" style:text-underline-style="none" fo:font-weight="normal" style:font-size-asian="11pt" style:font-style-asian="normal" style:font-weight-asian="normal" style:font-name-complex="-apple-system" style:font-size-complex="11pt" style:font-style-complex="normal" style:font-weight-complex="normal"/>
      <style:map style:condition="is-true-formula(regexmatch([.$J5];&quot;(?i)yes&quot;))" style:apply-style-name="ConditionalStyle_5f_10" style:base-cell-address="'Progress 3-20'.B5"/>
    </style:style>
    <style:style style:name="ce30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pple-system" fo:font-size="11pt" fo:font-style="normal" fo:text-shadow="none" style:text-underline-style="none" fo:font-weight="normal" style:font-size-asian="11pt" style:font-style-asian="normal" style:font-weight-asian="normal" style:font-name-complex="-apple-system" style:font-size-complex="11pt" style:font-style-complex="normal" style:font-weight-complex="normal"/>
      <style:map style:condition="is-true-formula(regexmatch([.$J5];&quot;(?i)yes&quot;))" style:apply-style-name="ConditionalStyle_5f_10" style:base-cell-address="'Progress 3-20'.B5"/>
    </style:style>
    <style:style style:name="ce30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J5];&quot;(?i)yes&quot;))" style:apply-style-name="ConditionalStyle_5f_10" style:base-cell-address="'Progress 3-20'.B5"/>
    </style:style>
    <style:style style:name="ce30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J5];&quot;(?i)yes&quot;))" style:apply-style-name="ConditionalStyle_5f_10" style:base-cell-address="'Progress 3-20'.B5"/>
    </style:style>
    <style:style style:name="ce30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J5];&quot;(?i)yes&quot;))" style:apply-style-name="ConditionalStyle_5f_10" style:base-cell-address="'Progress 3-20'.B5"/>
    </style:style>
    <style:style style:name="ce30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F5];&quot;High&quot;))" style:apply-style-name="ConditionalStyle_5f_1" style:base-cell-address="'Progress 3-20'.F5"/>
    </style:style>
    <style:style style:name="ce30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J5];&quot;(?i)yes&quot;))" style:apply-style-name="ConditionalStyle_5f_10" style:base-cell-address="'Progress 3-20'.B5"/>
    </style:style>
    <style:style style:name="ce30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33996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J5];&quot;(?i)yes&quot;))" style:apply-style-name="ConditionalStyle_5f_10" style:base-cell-address="'Progress 3-20'.B5"/>
    </style:style>
    <style:style style:name="ce30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33996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J5];&quot;(?i)yes&quot;))" style:apply-style-name="ConditionalStyle_5f_10" style:base-cell-address="'Progress 3-20'.B5"/>
    </style:style>
    <style:style style:name="ce30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339966"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regexmatch([.$J5];&quot;(?i)yes&quot;))" style:apply-style-name="ConditionalStyle_5f_10" style:base-cell-address="'Progress 3-20'.B5"/>
    </style:style>
    <style:style style:name="ce3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339966"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regexmatch([.$J5];&quot;(?i)yes&quot;))" style:apply-style-name="ConditionalStyle_5f_10" style:base-cell-address="'Progress 3-20'.B5"/>
    </style:style>
    <style:style style:name="ce31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J5];&quot;(?i)yes&quot;))" style:apply-style-name="ConditionalStyle_5f_10" style:base-cell-address="'Progress 3-20'.B5"/>
    </style:style>
    <style:style style:name="ce312" style:family="table-cell" style:parent-style-name="Default" style:data-style-name="N49">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98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regexmatch([.$J5];&quot;(?i)yes&quot;))" style:apply-style-name="ConditionalStyle_5f_10" style:base-cell-address="'Progress 3-6'.B5"/>
    </style:style>
    <style:style style:name="ce55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980000" style:text-outline="false" style:text-line-through-style="none" style:text-line-through-type="none" style:font-name="-apple-system" fo:font-size="11pt" fo:font-style="normal" fo:text-shadow="none" style:text-underline-style="none" fo:font-weight="bold" style:font-size-asian="11pt" style:font-style-asian="normal" style:font-weight-asian="bold" style:font-name-complex="-apple-system" style:font-size-complex="11pt" style:font-style-complex="normal" style:font-weight-complex="bold"/>
      <style:map style:condition="is-true-formula(regexmatch([.$J5];&quot;(?i)yes&quot;))" style:apply-style-name="ConditionalStyle_5f_10" style:base-cell-address="'Progress 3-6'.B5"/>
    </style:style>
    <style:style style:name="ce55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J5];&quot;(?i)yes&quot;))" style:apply-style-name="ConditionalStyle_5f_10" style:base-cell-address="'Progress 3-6'.B5"/>
    </style:style>
    <style:style style:name="ce55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3d85c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J5];&quot;(?i)yes&quot;))" style:apply-style-name="ConditionalStyle_5f_10" style:base-cell-address="'Progress 3-6'.B5"/>
    </style:style>
    <style:style style:name="ce55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pple-system" fo:font-size="11pt" fo:font-style="normal" fo:text-shadow="none" style:text-underline-style="none" fo:font-weight="normal" style:font-size-asian="11pt" style:font-style-asian="normal" style:font-weight-asian="normal" style:font-name-complex="-apple-system" style:font-size-complex="11pt" style:font-style-complex="normal" style:font-weight-complex="normal"/>
      <style:map style:condition="is-true-formula(regexmatch([.$J5];&quot;(?i)yes&quot;))" style:apply-style-name="ConditionalStyle_5f_10" style:base-cell-address="'Progress 3-6'.B5"/>
    </style:style>
    <style:style style:name="ce3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5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pple-system" fo:font-size="11pt" fo:font-style="normal" fo:text-shadow="none" style:text-underline-style="none" fo:font-weight="normal" style:font-size-asian="11pt" style:font-style-asian="normal" style:font-weight-asian="normal" style:font-name-complex="-apple-system" style:font-size-complex="11pt" style:font-style-complex="normal" style:font-weight-complex="normal"/>
      <style:map style:condition="is-true-formula(regexmatch([.$J5];&quot;(?i)yes&quot;))" style:apply-style-name="ConditionalStyle_5f_10" style:base-cell-address="'Progress 3-6'.B5"/>
    </style:style>
    <style:style style:name="ce55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J5];&quot;(?i)yes&quot;))" style:apply-style-name="ConditionalStyle_5f_10" style:base-cell-address="'Progress 3-6'.B5"/>
    </style:style>
    <style:style style:name="ce56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J5];&quot;(?i)yes&quot;))" style:apply-style-name="ConditionalStyle_5f_10" style:base-cell-address="'Progress 3-6'.B5"/>
    </style:style>
    <style:style style:name="ce56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J5];&quot;(?i)yes&quot;))" style:apply-style-name="ConditionalStyle_5f_10" style:base-cell-address="'Progress 3-6'.B5"/>
    </style:style>
    <style:style style:name="ce56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F5];&quot;High&quot;))" style:apply-style-name="ConditionalStyle_5f_1" style:base-cell-address="'Progress 3-6'.F5"/>
    </style:style>
    <style:style style:name="ce56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J5];&quot;(?i)yes&quot;))" style:apply-style-name="ConditionalStyle_5f_10" style:base-cell-address="'Progress 3-6'.B5"/>
    </style:style>
    <style:style style:name="ce56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33996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J5];&quot;(?i)yes&quot;))" style:apply-style-name="ConditionalStyle_5f_10" style:base-cell-address="'Progress 3-6'.B5"/>
    </style:style>
    <style:style style:name="ce5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33996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J5];&quot;(?i)yes&quot;))" style:apply-style-name="ConditionalStyle_5f_10" style:base-cell-address="'Progress 3-6'.B5"/>
    </style:style>
    <style:style style:name="ce32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339966"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regexmatch([.$J5];&quot;(?i)yes&quot;))" style:apply-style-name="ConditionalStyle_5f_10" style:base-cell-address="'Progress 3-6'.B5"/>
    </style:style>
    <style:style style:name="ce56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339966"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regexmatch([.$J5];&quot;(?i)yes&quot;))" style:apply-style-name="ConditionalStyle_5f_10" style:base-cell-address="'Progress 3-6'.B5"/>
    </style:style>
    <style:style style:name="ce56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339966"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regexmatch([.$J5];&quot;(?i)yes&quot;))" style:apply-style-name="ConditionalStyle_5f_10" style:base-cell-address="'Progress 3-6'.B5"/>
    </style:style>
    <style:style style:name="ce56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J5];&quot;(?i)yes&quot;))" style:apply-style-name="ConditionalStyle_5f_10" style:base-cell-address="'Progress 3-6'.B5"/>
    </style:style>
    <style:style style:name="ce57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980000" style:text-outline="false" style:text-line-through-style="none" style:text-line-through-type="none" style:font-name="-apple-system" fo:font-size="11pt" fo:font-style="normal" fo:text-shadow="none" style:text-underline-style="none" fo:font-weight="bold" style:font-size-asian="11pt" style:font-style-asian="normal" style:font-weight-asian="bold" style:font-name-complex="-apple-system" style:font-size-complex="11pt" style:font-style-complex="normal" style:font-weight-complex="bold"/>
      <style:map style:condition="is-true-formula(regexmatch([.$I5];&quot;(?i)yes&quot;))" style:apply-style-name="ConditionalStyle_5f_10" style:base-cell-address="'Progress 2-2'.B5"/>
    </style:style>
    <style:style style:name="ce57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98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regexmatch([.$I5];&quot;(?i)yes&quot;))" style:apply-style-name="ConditionalStyle_5f_10" style:base-cell-address="'Progress 2-2'.B5"/>
    </style:style>
    <style:style style:name="ce57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I5];&quot;(?i)yes&quot;))" style:apply-style-name="ConditionalStyle_5f_10" style:base-cell-address="'Progress 2-2'.B5"/>
    </style:style>
    <style:style style:name="ce57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pple-system" fo:font-size="11pt" fo:font-style="normal" fo:text-shadow="none" style:text-underline-style="none" fo:font-weight="normal" style:font-size-asian="11pt" style:font-style-asian="normal" style:font-weight-asian="normal" style:font-name-complex="-apple-system" style:font-size-complex="11pt" style:font-style-complex="normal" style:font-weight-complex="normal"/>
      <style:map style:condition="is-true-formula(regexmatch([.$I5];&quot;(?i)yes&quot;))" style:apply-style-name="ConditionalStyle_5f_10" style:base-cell-address="'Progress 2-2'.B5"/>
    </style:style>
    <style:style style:name="ce57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pple-system" fo:font-size="11pt" fo:font-style="normal" fo:text-shadow="none" style:text-underline-style="none" fo:font-weight="normal" style:font-size-asian="11pt" style:font-style-asian="normal" style:font-weight-asian="normal" style:font-name-complex="-apple-system" style:font-size-complex="11pt" style:font-style-complex="normal" style:font-weight-complex="normal"/>
      <style:map style:condition="is-true-formula(regexmatch([.$I5];&quot;(?i)yes&quot;))" style:apply-style-name="ConditionalStyle_5f_10" style:base-cell-address="'Progress 2-2'.B5"/>
    </style:style>
    <style:style style:name="ce57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I5];&quot;(?i)yes&quot;))" style:apply-style-name="ConditionalStyle_5f_10" style:base-cell-address="'Progress 2-2'.B5"/>
    </style:style>
    <style:style style:name="ce57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I5];&quot;(?i)yes&quot;))" style:apply-style-name="ConditionalStyle_5f_10" style:base-cell-address="'Progress 2-2'.B5"/>
    </style:style>
    <style:style style:name="ce57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F5];&quot;High&quot;))" style:apply-style-name="ConditionalStyle_5f_1" style:base-cell-address="'Progress 2-2'.F5"/>
    </style:style>
    <style:style style:name="ce57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I5];&quot;(?i)yes&quot;))" style:apply-style-name="ConditionalStyle_5f_10" style:base-cell-address="'Progress 2-2'.B5"/>
    </style:style>
    <style:style style:name="ce57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33996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I5];&quot;(?i)yes&quot;))" style:apply-style-name="ConditionalStyle_5f_10" style:base-cell-address="'Progress 2-2'.B5"/>
    </style:style>
    <style:style style:name="ce58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339966"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regexmatch([.$I5];&quot;(?i)yes&quot;))" style:apply-style-name="ConditionalStyle_5f_10" style:base-cell-address="'Progress 2-2'.B5"/>
    </style:style>
    <style:style style:name="ce58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33996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I5];&quot;(?i)yes&quot;))" style:apply-style-name="ConditionalStyle_5f_10" style:base-cell-address="'Progress 2-2'.B5"/>
    </style:style>
    <style:style style:name="ce34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339966"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map style:condition="is-true-formula(regexmatch([.$I5];&quot;(?i)yes&quot;))" style:apply-style-name="ConditionalStyle_5f_10" style:base-cell-address="'Progress 2-2'.B5"/>
    </style:style>
    <style:style style:name="ce58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regexmatch([.$I5];&quot;(?i)yes&quot;))" style:apply-style-name="ConditionalStyle_5f_10" style:base-cell-address="'Progress 2-2'.B5"/>
    </style:style>
    <style:style style:name="ce345" style:family="table-cell" style:parent-style-name="Default">
      <style:table-cell-properties fo:background-color="#f1c232"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Trebuchet MS" fo:font-size="14pt" fo:font-style="normal" fo:text-shadow="none" style:text-underline-style="none" fo:font-weight="bold" style:font-size-asian="14pt" style:font-style-asian="normal" style:font-weight-asian="bold" style:font-name-complex="Trebuchet MS" style:font-size-complex="14pt" style:font-style-complex="normal" style:font-weight-complex="bold"/>
      <style:map style:condition="is-true-formula(LEN(TRIM([.A1]))&gt;0)" style:apply-style-name="ConditionalStyle_5f_1" style:base-cell-address="'Progress 1-19 - 1-31'.A1"/>
    </style:style>
    <style:style style:name="ce34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980000" style:text-outline="false" style:text-line-through-style="none" style:text-line-through-type="none" style:font-name="-apple-system" fo:font-size="11pt" fo:font-style="normal" fo:text-shadow="none" style:text-underline-style="none" fo:font-weight="bold" style:font-size-asian="11pt" style:font-style-asian="normal" style:font-weight-asian="bold" style:font-name-complex="-apple-system" style:font-size-complex="11pt" style:font-style-complex="normal" style:font-weight-complex="bold"/>
      <style:map style:condition="is-true-formula([.$I5]=&quot;YES&quot;)" style:apply-style-name="ConditionalStyle_5f_10" style:base-cell-address="'Progress 1-19 - 1-31'.B5"/>
    </style:style>
    <style:style style:name="ce34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pple-system" fo:font-size="11pt" fo:font-style="normal" fo:text-shadow="none" style:text-underline-style="none" fo:font-weight="normal" style:font-size-asian="11pt" style:font-style-asian="normal" style:font-weight-asian="normal" style:font-name-complex="-apple-system" style:font-size-complex="11pt" style:font-style-complex="normal" style:font-weight-complex="normal"/>
      <style:map style:condition="is-true-formula([.$I5]=&quot;YES&quot;)" style:apply-style-name="ConditionalStyle_5f_10" style:base-cell-address="'Progress 1-19 - 1-31'.B5"/>
    </style:style>
    <style:style style:name="ce34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pple-system" fo:font-size="11pt" fo:font-style="normal" fo:text-shadow="none" style:text-underline-style="none" fo:font-weight="normal" style:font-size-asian="11pt" style:font-style-asian="normal" style:font-weight-asian="normal" style:font-name-complex="-apple-system" style:font-size-complex="11pt" style:font-style-complex="normal" style:font-weight-complex="normal"/>
      <style:map style:condition="is-true-formula([.$I5]=&quot;YES&quot;)" style:apply-style-name="ConditionalStyle_5f_10" style:base-cell-address="'Progress 1-19 - 1-31'.B5"/>
    </style:style>
    <style:style style:name="ce34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5]=&quot;YES&quot;)" style:apply-style-name="ConditionalStyle_5f_10" style:base-cell-address="'Progress 1-19 - 1-31'.B5"/>
    </style:style>
    <style:style style:name="ce35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5]=&quot;YES&quot;)" style:apply-style-name="ConditionalStyle_5f_10" style:base-cell-address="'Progress 1-19 - 1-31'.B5"/>
    </style:style>
    <style:style style:name="ce35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5]=&quot;YES&quot;)" style:apply-style-name="ConditionalStyle_5f_10" style:base-cell-address="'Progress 1-19 - 1-31'.B5"/>
    </style:style>
    <style:style style:name="ce35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33996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5]=&quot;YES&quot;)" style:apply-style-name="ConditionalStyle_5f_10" style:base-cell-address="'Progress 1-19 - 1-31'.B5"/>
    </style:style>
    <style:style style:name="ce35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339966"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I5]=&quot;YES&quot;)" style:apply-style-name="ConditionalStyle_5f_10" style:base-cell-address="'Progress 1-19 - 1-31'.B5"/>
    </style:style>
    <style:style style:name="ce35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339966"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5]=&quot;YES&quot;)" style:apply-style-name="ConditionalStyle_5f_10" style:base-cell-address="'Progress 1-19 - 1-31'.B5"/>
    </style:style>
    <style:style style:name="ce35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I5]=&quot;YES&quot;)" style:apply-style-name="ConditionalStyle_5f_10" style:base-cell-address="'Progress 1-19 - 1-31'.B5"/>
    </style:style>
    <style:style style:name="ce35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358"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59" style:family="table-cell" style:parent-style-name="Default">
      <style:table-cell-properties fo:border-bottom="none"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0"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1"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2" style:family="table-cell" style:parent-style-name="Default">
      <style:table-cell-properties fo:border-bottom="0.74pt solid #000000" fo:background-color="#c1eaea"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5" style:family="table-cell" style:parent-style-name="Default">
      <style:table-cell-properties fo:border-bottom="0.74pt solid #000000" fo:background-color="#c1eaea"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6" style:family="table-cell" style:parent-style-name="Default" style:data-style-name="N41">
      <style:table-cell-properties fo:background-color="#ffe599"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66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EN(TRIM([.B3]))&gt;0)" style:apply-style-name="ConditionalStyle_5f_12" style:base-cell-address="'Version Log'.B3"/>
    </style:style>
    <style:style style:name="ce367" style:family="table-cell" style:parent-style-name="Default" style:data-style-name="N41">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8" style:family="table-cell" style:parent-style-name="Default" style:data-style-name="N41">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9" style:family="table-cell" style:parent-style-name="Default" style:data-style-name="N41">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0" style:family="table-cell" style:parent-style-name="Default" style:data-style-name="N41">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1" style:family="table-cell" style:parent-style-name="Default">
      <style:table-cell-properties fo:border-bottom="0.74pt solid #000000" fo:background-color="#c1eaea"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3" style:family="table-cell" style:parent-style-name="Default">
      <style:table-cell-properties fo:background-color="#ffe599"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66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4"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5" style:family="table-cell" style:parent-style-name="Default">
      <style:table-cell-properties fo:background-color="#3465a4"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in" style:writing-mode="page"/>
      <style:text-properties fo:color="#f6f9d4"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T1" style:family="text">
      <style:text-properties fo:color="#3d85c6"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2" style:family="text">
      <style:text-properties fo:color="#3d85c6"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font-weight="normal" style:font-weight-asian="normal" style:font-weight-complex="normal"/>
    </style:style>
    <style:style style:name="T3" style:family="text">
      <style:text-properties fo:color="#339966"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4" style:family="text">
      <style:text-properties fo:color="#339966"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font-weight="bold" style:font-weight-asian="bold" style:font-weight-complex="bold"/>
    </style:style>
    <style:style style:name="T5" style:family="text">
      <style:text-properties fo:color="#339966"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font-weight="normal" style:font-weight-asian="normal" style:font-weight-complex="normal"/>
    </style:style>
    <style:style style:name="T6"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7" style:family="text">
      <style:text-properties fo:color="#000000"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font-weight="bold" style:font-weight-asian="bold" style:font-weight-complex="bold"/>
    </style:style>
    <style:style style:name="T8" style:family="text">
      <style:text-properties fo:color="#000000"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font-weight="normal" style:font-weight-asian="normal" style:font-weight-complex="normal"/>
    </style:style>
    <style:style style:name="T9" style:family="text">
      <style:text-properties fo:color="#000000" style:font-name="Arial" fo:font-size="11pt" style:text-underline-style="none" style:text-underline-color="font-color" style:text-line-through-type="none" style:text-outline="false" fo:text-shadow="none" style:text-position="0% 100%" style:font-name-complex="Arial" style:font-size-asian="11pt" style:font-size-complex="11pt" fo:font-weight="bold" fo:font-style="italic" style:font-weight-asian="bold" style:font-weight-complex="bold"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SiteNames)" table:allow-empty-cell="true" table:display-list="unsorted" table:base-cell-address="'Progress 4-29'.B5">
          <table:error-message table:message-type="stop" table:display="true"/>
        </table:content-validation>
        <table:content-validation table:name="val2" table:condition="of:cell-content-is-in-list(SiteEnv)" table:allow-empty-cell="true" table:display-list="unsorted" table:base-cell-address="'Progress 4-29'.C5">
          <table:error-message table:message-type="stop" table:display="true"/>
        </table:content-validation>
        <table:content-validation table:name="val3" table:condition="of:cell-content-is-in-list(TicketStatus)" table:allow-empty-cell="true" table:display-list="unsorted" table:base-cell-address="'Progress 4-29'.F5">
          <table:error-message table:message-type="stop" table:display="true"/>
        </table:content-validation>
        <table:content-validation table:name="val4" table:condition="of:cell-content-is-in-list(PriorityLevels)" table:allow-empty-cell="true" table:display-list="unsorted" table:base-cell-address="'Progress 4-29'.M5">
          <table:error-message table:message-type="stop" table:display="true"/>
        </table:content-validation>
        <table:content-validation table:name="val5" table:condition="of:cell-content-is-in-list(Statuses)" table:allow-empty-cell="true" table:display-list="unsorted" table:base-cell-address="'Progress 4-29'.O5">
          <table:error-message table:message-type="stop" table:display="true"/>
        </table:content-validation>
        <table:content-validation table:name="val6" table:condition="of:cell-content-is-in-list(SiteNames)" table:allow-empty-cell="true" table:display-list="unsorted" table:base-cell-address="'Progress 4-22'.B5">
          <table:error-message table:message-type="stop" table:display="true"/>
        </table:content-validation>
        <table:content-validation table:name="val7" table:condition="of:cell-content-is-in-list(SiteEnv)" table:allow-empty-cell="true" table:display-list="unsorted" table:base-cell-address="'Progress 4-22'.C5">
          <table:error-message table:message-type="stop" table:display="true"/>
        </table:content-validation>
        <table:content-validation table:name="val8" table:condition="of:cell-content-is-in-list(TicketStatus)" table:allow-empty-cell="true" table:display-list="unsorted" table:base-cell-address="'Progress 4-22'.F5">
          <table:error-message table:message-type="stop" table:display="true"/>
        </table:content-validation>
        <table:content-validation table:name="val9" table:condition="of:cell-content-is-in-list(PriorityLevels)" table:allow-empty-cell="true" table:display-list="unsorted" table:base-cell-address="'Progress 4-22'.L5">
          <table:error-message table:message-type="stop" table:display="true"/>
        </table:content-validation>
        <table:content-validation table:name="val10" table:condition="of:cell-content-is-in-list(Statuses)" table:allow-empty-cell="true" table:display-list="unsorted" table:base-cell-address="'Progress 4-22'.O5">
          <table:error-message table:message-type="stop" table:display="true"/>
        </table:content-validation>
        <table:content-validation table:name="val11" table:condition="of:cell-content-is-in-list(SiteNames)" table:allow-empty-cell="true" table:display-list="unsorted" table:base-cell-address="'Progress 4-16'.B5">
          <table:error-message table:message-type="stop" table:display="true"/>
        </table:content-validation>
        <table:content-validation table:name="val12" table:condition="of:cell-content-is-in-list(SiteEnv)" table:allow-empty-cell="true" table:display-list="unsorted" table:base-cell-address="'Progress 4-16'.C5">
          <table:error-message table:message-type="stop" table:display="true"/>
        </table:content-validation>
        <table:content-validation table:name="val13" table:condition="of:cell-content-is-in-list(TicketStatus)" table:allow-empty-cell="true" table:display-list="unsorted" table:base-cell-address="'Progress 4-16'.F5">
          <table:error-message table:message-type="stop" table:display="true"/>
        </table:content-validation>
        <table:content-validation table:name="val14" table:condition="of:cell-content-is-in-list(PriorityLevels)" table:allow-empty-cell="true" table:display-list="unsorted" table:base-cell-address="'Progress 4-16'.K5">
          <table:error-message table:message-type="stop" table:display="true"/>
        </table:content-validation>
        <table:content-validation table:name="val15" table:condition="of:cell-content-is-in-list(Statuses)" table:allow-empty-cell="true" table:display-list="unsorted" table:base-cell-address="'Progress 4-16'.N5">
          <table:error-message table:message-type="stop" table:display="true"/>
        </table:content-validation>
        <table:content-validation table:name="val16" table:condition="of:cell-content-is-in-list(SiteNames)" table:allow-empty-cell="true" table:display-list="unsorted" table:base-cell-address="'Progress 4-09'.B5">
          <table:error-message table:message-type="stop" table:display="true"/>
        </table:content-validation>
        <table:content-validation table:name="val17" table:condition="of:cell-content-is-in-list(SiteEnv)" table:allow-empty-cell="true" table:display-list="unsorted" table:base-cell-address="'Progress 4-09'.C5">
          <table:error-message table:message-type="stop" table:display="true"/>
        </table:content-validation>
        <table:content-validation table:name="val18" table:condition="of:cell-content-is-in-list(TicketStatus)" table:allow-empty-cell="true" table:display-list="unsorted" table:base-cell-address="'Progress 4-09'.F5">
          <table:error-message table:message-type="stop" table:display="true"/>
        </table:content-validation>
        <table:content-validation table:name="val19" table:condition="of:cell-content-is-in-list(PriorityLevels)" table:allow-empty-cell="true" table:display-list="unsorted" table:base-cell-address="'Progress 4-09'.K5">
          <table:error-message table:message-type="stop" table:display="true"/>
        </table:content-validation>
        <table:content-validation table:name="val20" table:condition="of:cell-content-is-in-list(Statuses)" table:allow-empty-cell="true" table:display-list="unsorted" table:base-cell-address="'Progress 4-09'.N5">
          <table:error-message table:message-type="stop" table:display="true"/>
        </table:content-validation>
        <table:content-validation table:name="val21" table:condition="of:cell-content-is-in-list(SiteNames)" table:allow-empty-cell="true" table:display-list="unsorted" table:base-cell-address="'Progress 4-03'.B5">
          <table:error-message table:message-type="stop" table:display="true"/>
        </table:content-validation>
        <table:content-validation table:name="val22" table:condition="of:cell-content-is-in-list(SiteEnv)" table:allow-empty-cell="true" table:display-list="unsorted" table:base-cell-address="'Progress 4-03'.C5">
          <table:error-message table:message-type="stop" table:display="true"/>
        </table:content-validation>
        <table:content-validation table:name="val23" table:condition="of:cell-content-is-in-list(TicketStatus)" table:allow-empty-cell="true" table:display-list="unsorted" table:base-cell-address="'Progress 4-03'.F5">
          <table:error-message table:message-type="stop" table:display="true"/>
        </table:content-validation>
        <table:content-validation table:name="val24" table:condition="of:cell-content-is-in-list(PriorityLevels)" table:allow-empty-cell="true" table:display-list="unsorted" table:base-cell-address="'Progress 4-03'.K5">
          <table:error-message table:message-type="stop" table:display="true"/>
        </table:content-validation>
        <table:content-validation table:name="val25" table:condition="of:cell-content-is-in-list([$VARIABLES.$C$3:.$C$6])" table:allow-empty-cell="true" table:display-list="unsorted" table:base-cell-address="'Progress 4-03'.N5">
          <table:error-message table:message-type="stop" table:display="true"/>
        </table:content-validation>
        <table:content-validation table:name="val26" table:condition="of:cell-content-is-in-list([$VARIABLES.$G$3:.$G$5])" table:allow-empty-cell="true" table:display-list="unsorted" table:base-cell-address="'Progress 3-27'.F5">
          <table:error-message table:message-type="stop" table:display="true"/>
        </table:content-validation>
        <table:content-validation table:name="val27" table:condition="of:cell-content-is-in-list(SiteNames)" table:allow-empty-cell="true" table:display-list="unsorted" table:base-cell-address="'Progress 3-27'.I5">
          <table:error-message table:message-type="stop" table:display="true"/>
        </table:content-validation>
        <table:content-validation table:name="val28" table:condition="of:cell-content-is-in-list([$VARIABLES.$C$3:.$C$6])" table:allow-empty-cell="true" table:display-list="unsorted" table:base-cell-address="'Progress 3-27'.K5">
          <table:error-message table:message-type="stop" table:display="true"/>
        </table:content-validation>
      </table:content-validations>
      <table:table table:name="Instruc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2" table:default-cell-style-name="Default"/>
        <table:table-column table:style-name="co5" table:default-cell-style-name="Default"/>
        <table:table-column table:style-name="co1" table:number-columns-repeated="1017" table:default-cell-style-name="Default"/>
        <table:table-row table:style-name="ro1">
          <table:table-cell table:style-name="ce1" office:value-type="string" calcext:value-type="string">
            <text:p>Instructions</text:p>
          </table:table-cell>
          <table:table-cell table:style-name="ce2" table:number-columns-repeated="3"/>
          <table:table-cell table:style-name="ce6" office:value-type="string" calcext:value-type="string">
            <text:p>As of (latest date in version log):</text:p>
          </table:table-cell>
          <table:table-cell/>
          <table:table-cell table:style-name="ce9" table:formula="of:=[$'Version Log'.B4]" office:value-type="date" office:date-value="2024-04-29" calcext:value-type="date">
            <text:p>April 29, 2024</text:p>
          </table:table-cell>
          <table:table-cell table:number-columns-repeated="1017"/>
        </table:table-row>
        <table:table-row table:style-name="ro2">
          <table:table-cell table:style-name="ce2" table:number-columns-repeated="4"/>
          <table:table-cell table:number-columns-repeated="1020"/>
        </table:table-row>
        <table:table-row table:style-name="ro2">
          <table:table-cell table:style-name="ce2" office:value-type="string" calcext:value-type="string">
            <text:p>Purpose</text:p>
          </table:table-cell>
          <table:table-cell table:style-name="ce2" office:value-type="string" calcext:value-type="string">
            <text:p>This sheet gives details, notes, and instructions that can be helpful to those entering data, viewing data, or in any way using this Google spreadsheet document.</text:p>
          </table:table-cell>
          <table:table-cell table:style-name="ce2" table:number-columns-repeated="2"/>
          <table:table-cell table:number-columns-repeated="1020"/>
        </table:table-row>
        <table:table-row table:style-name="ro2">
          <table:table-cell table:style-name="ce2" table:number-columns-repeated="4"/>
          <table:table-cell table:number-columns-repeated="1020"/>
        </table:table-row>
        <table:table-row table:style-name="ro2">
          <table:table-cell table:style-name="ce2" office:value-type="string" calcext:value-type="string">
            <text:p>NOTES:</text:p>
          </table:table-cell>
          <table:table-cell table:style-name="ce2" table:number-columns-repeated="3"/>
          <table:table-cell table:number-columns-repeated="1020"/>
        </table:table-row>
        <table:table-row table:style-name="ro2">
          <table:table-cell table:style-name="ce2"/>
          <table:table-cell table:style-name="ce2" office:value-type="string" calcext:value-type="string">
            <text:p>-</text:p>
          </table:table-cell>
          <table:table-cell table:style-name="ce2" office:value-type="string" calcext:value-type="string">
            <text:p>In General, gray-ish colors indicate automated calculations and no values should manually be entered there.</text:p>
          </table:table-cell>
          <table:table-cell table:style-name="ce2"/>
          <table:table-cell table:number-columns-repeated="1020"/>
        </table:table-row>
        <table:table-row table:style-name="ro2">
          <table:table-cell table:style-name="ce2"/>
          <table:table-cell table:style-name="ce2" office:value-type="string" calcext:value-type="string">
            <text:p>-</text:p>
          </table:table-cell>
          <table:table-cell table:style-name="ce2" office:value-type="string" calcext:value-type="string">
            <text:p>The light yellow fields are where data can and should be entered</text:p>
          </table:table-cell>
          <table:table-cell table:style-name="ce2"/>
          <table:table-cell table:number-columns-repeated="1020"/>
        </table:table-row>
        <table:table-row table:style-name="ro2">
          <table:table-cell table:style-name="ce2"/>
          <table:table-cell table:style-name="ce2" office:value-type="string" calcext:value-type="string">
            <text:p>-</text:p>
          </table:table-cell>
          <table:table-cell table:style-name="ce2" office:value-type="string" calcext:value-type="string">
            <text:p>Latitude, Longitude coordinates are preferred, but can convert Google Maps links into coordinates also -- it just adds to total time</text:p>
          </table:table-cell>
          <table:table-cell table:style-name="ce2"/>
          <table:table-cell table:number-columns-repeated="1020"/>
        </table:table-row>
        <table:table-row table:style-name="ro2" table:number-rows-repeated="4">
          <table:table-cell table:style-name="ce2" table:number-columns-repeated="4"/>
          <table:table-cell table:number-columns-repeated="1020"/>
        </table:table-row>
        <table:table-row table:style-name="ro2">
          <table:table-cell table:style-name="ce3" office:value-type="string" calcext:value-type="string">
            <text:p>KEY:</text:p>
          </table:table-cell>
          <table:table-cell table:style-name="ce7" table:number-columns-repeated="2"/>
          <table:table-cell table:style-name="ce2"/>
          <table:table-cell table:number-columns-repeated="1020"/>
        </table:table-row>
        <table:table-row table:style-name="ro2">
          <table:table-cell table:style-name="ce2" table:number-columns-repeated="4"/>
          <table:table-cell table:number-columns-repeated="1020"/>
        </table:table-row>
        <table:table-row table:style-name="ro3">
          <table:table-cell table:style-name="ce4" office:value-type="string" calcext:value-type="string">
            <text:p>ES-STG2</text:p>
          </table:table-cell>
          <table:table-cell table:style-name="ce4" table:number-columns-repeated="2"/>
          <table:table-cell table:style-name="ce8" office:value-type="string" calcext:value-type="string">
            <text:p><text:a xlink:href="https://esdevstg546.wpenginepowered.com/" xlink:type="simple">https://esdevstg546.wpenginepowered.com/</text:a></text:p>
          </table:table-cell>
          <table:table-cell table:number-columns-repeated="1020"/>
        </table:table-row>
        <table:table-row table:style-name="ro3">
          <table:table-cell table:style-name="ce4" office:value-type="string" calcext:value-type="string">
            <text:p>ES-STG</text:p>
          </table:table-cell>
          <table:table-cell table:style-name="ce4" table:number-columns-repeated="2"/>
          <table:table-cell table:style-name="ce8" office:value-type="string" calcext:value-type="string">
            <text:p><text:a xlink:href="https://elijahstre1stg.wpenginepowered.com/" xlink:type="simple">https://elijahstre1stg.wpenginepowered.com/</text:a></text:p>
          </table:table-cell>
          <table:table-cell table:number-columns-repeated="1020"/>
        </table:table-row>
        <table:table-row table:style-name="ro4" table:number-rows-repeated="2">
          <table:table-cell table:style-name="ce5" table:number-columns-repeated="4"/>
          <table:table-cell table:number-columns-repeated="1020"/>
        </table:table-row>
        <table:table-row table:style-name="ro2">
          <table:table-cell table:number-columns-repeated="3"/>
          <table:table-cell table:style-name="ce2"/>
          <table:table-cell table:number-columns-repeated="1020"/>
        </table:table-row>
        <table:table-row table:style-name="ro2">
          <table:table-cell table:style-name="ce2" office:value-type="string" calcext:value-type="string">
            <text:p>Basic Sort Process:</text:p>
          </table:table-cell>
          <table:table-cell table:style-name="ce2" table:number-columns-repeated="3"/>
          <table:table-cell table:number-columns-repeated="1020"/>
        </table:table-row>
        <table:table-row table:style-name="ro2">
          <table:table-cell table:style-name="ce2" table:number-columns-repeated="4"/>
          <table:table-cell table:number-columns-repeated="1020"/>
        </table:table-row>
        <table:table-row table:style-name="ro4">
          <table:table-cell table:style-name="ce6" office:value-type="string" calcext:value-type="string">
            <text:p>1) Sort by DONE low-high</text:p>
          </table:table-cell>
          <table:table-cell table:number-columns-repeated="1023"/>
        </table:table-row>
        <table:table-row table:style-name="ro4">
          <table:table-cell table:style-name="ce6" office:value-type="string" calcext:value-type="string">
            <text:p>2) Select all rows except the 99s</text:p>
          </table:table-cell>
          <table:table-cell table:number-columns-repeated="1023"/>
        </table:table-row>
        <table:table-row table:style-name="ro4">
          <table:table-cell table:style-name="ce6" office:value-type="string" calcext:value-type="string">
            <text:p>3) Sort by Priority</text:p>
          </table:table-cell>
          <table:table-cell table:number-columns-repeated="1023"/>
        </table:table-row>
        <table:table-row table:style-name="ro5" table:number-rows-repeated="8">
          <table:table-cell table:number-columns-repeated="1024"/>
        </table:table-row>
        <table:table-row table:style-name="ro4" table:number-rows-repeated="3">
          <table:table-cell table:number-columns-repeated="3"/>
          <table:table-cell table:style-name="ce6" table:number-columns-repeated="2"/>
          <table:table-cell table:number-columns-repeated="1019"/>
        </table:table-row>
        <table:table-row table:style-name="ro5" table:number-rows-repeated="1048540">
          <table:table-cell table:number-columns-repeated="1024"/>
        </table:table-row>
        <table:table-row table:style-name="ro5">
          <table:table-cell table:number-columns-repeated="1024"/>
        </table:table-row>
      </table:table>
      <table:table table:name="Progress 4-29" table:style-name="ta2">
        <office:forms form:automatic-focus="false" form:apply-design-mode="false"/>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 table:default-cell-style-name="Default"/>
        <table:table-column table:style-name="co22" table:default-cell-style-name="Default"/>
        <table:table-column table:style-name="co1" table:number-columns-repeated="1006" table:default-cell-style-name="Default"/>
        <table:table-row table:style-name="ro6">
          <table:table-cell table:style-name="ce10"/>
          <table:table-cell table:style-name="ce10" office:value-type="string" calcext:value-type="string">
            <text:p>EH_ELSM_20240122_TicketProgress.gsheet: Progress 4-29</text:p>
          </table:table-cell>
          <table:table-cell table:style-name="ce10" table:number-columns-repeated="5"/>
          <table:table-cell table:style-name="ce67" table:number-columns-repeated="3"/>
          <table:table-cell table:style-name="ce72" office:value-type="string" calcext:value-type="string">
            <text:p>AS OF: </text:p>
          </table:table-cell>
          <table:table-cell table:style-name="ce76" table:formula="of:=[$Instructions.G1]" office:value-type="date" office:date-value="2024-04-29" calcext:value-type="date">
            <text:p>April 29, 2024</text:p>
          </table:table-cell>
          <table:table-cell table:style-name="ce72"/>
          <table:table-cell table:style-name="ce82" table:formula="of:=TODAY()" office:value-type="date" office:date-value="2024-05-11" calcext:value-type="date">
            <text:p>May 11, 2024</text:p>
          </table:table-cell>
          <table:table-cell table:number-columns-repeated="2"/>
          <table:table-cell table:style-name="ce86" table:number-columns-repeated="2"/>
          <table:table-cell table:style-name="ce6" table:number-columns-repeated="2"/>
          <table:table-cell table:number-columns-repeated="1004"/>
        </table:table-row>
        <table:table-row table:style-name="ro4">
          <table:table-cell table:style-name="ce6" table:number-columns-repeated="20"/>
          <table:table-cell table:number-columns-repeated="1004"/>
        </table:table-row>
        <table:table-row table:style-name="ro7">
          <table:table-cell table:number-columns-repeated="4"/>
          <table:table-cell table:style-name="ce23" table:number-columns-repeated="2"/>
          <table:table-cell table:style-name="ce63" table:number-columns-spanned="10" table:number-rows-spanned="1"/>
          <table:covered-table-cell table:number-columns-repeated="9"/>
          <table:table-cell table:style-name="ce86" table:number-columns-repeated="2"/>
          <table:table-cell table:style-name="ce6" table:number-columns-repeated="2"/>
          <table:table-cell table:number-columns-repeated="1004"/>
        </table:table-row>
        <table:table-row table:style-name="ro8">
          <table:table-cell table:style-name="ce11" office:value-type="string" calcext:value-type="string">
            <text:p>Index</text:p>
          </table:table-cell>
          <table:table-cell table:style-name="ce107" office:value-type="string" calcext:value-type="string">
            <text:p>SITE NAMES</text:p>
          </table:table-cell>
          <table:table-cell table:style-name="ce107" office:value-type="string" calcext:value-type="string">
            <text:p>SITE-ENV</text:p>
          </table:table-cell>
          <table:table-cell table:style-name="ce112" office:value-type="string" calcext:value-type="string">
            <text:p>Project Name</text:p>
          </table:table-cell>
          <table:table-cell table:style-name="ce112" office:value-type="string" calcext:value-type="string">
            <text:p>Trello Ticket</text:p>
          </table:table-cell>
          <table:table-cell table:style-name="ce112" office:value-type="string" calcext:value-type="string">
            <text:p>Ticket Status</text:p>
          </table:table-cell>
          <table:table-cell table:style-name="ce112" office:value-type="string" calcext:value-type="string">
            <text:p>Description</text:p>
          </table:table-cell>
          <table:table-cell table:style-name="ce112" office:value-type="string" calcext:value-type="string">
            <text:p>Ticket Type</text:p>
          </table:table-cell>
          <table:table-cell table:style-name="ce112" office:value-type="string" calcext:value-type="string">
            <text:p>Project Family</text:p>
          </table:table-cell>
          <table:table-cell table:style-name="ce112" office:value-type="string" calcext:value-type="string">
            <text:p>Time Est.</text:p>
          </table:table-cell>
          <table:table-cell table:style-name="ce197" office:value-type="string" calcext:value-type="string">
            <text:p>Quick?</text:p>
          </table:table-cell>
          <table:table-cell table:style-name="ce197" office:value-type="string" calcext:value-type="string">
            <text:p>Michael's Notes</text:p>
          </table:table-cell>
          <table:table-cell table:style-name="ce197" office:value-type="string" calcext:value-type="string">
            <text:p>Priority</text:p>
          </table:table-cell>
          <table:table-cell table:style-name="ce197" office:value-type="string" calcext:value-type="string">
            <text:p>Progress</text:p>
          </table:table-cell>
          <table:table-cell table:style-name="ce197" office:value-type="string" calcext:value-type="string">
            <text:p>Granular Status</text:p>
          </table:table-cell>
          <table:table-cell table:style-name="ce197" office:value-type="string" calcext:value-type="string">
            <text:p>Date Done</text:p>
          </table:table-cell>
          <table:table-cell table:style-name="ce87" table:number-columns-repeated="2"/>
          <table:table-cell table:number-columns-repeated="1006"/>
        </table:table-row>
        <table:table-row table:style-name="ro9" table:visibility="collapse">
          <table:table-cell table:style-name="ce12" office:value-type="float" office:value="1" calcext:value-type="float">
            <text:p>1</text:p>
          </table:table-cell>
          <table:table-cell table:style-name="ce15" table:content-validation-name="val1" office:value-type="string" calcext:value-type="string">
            <text:p>ElijahStreams</text:p>
          </table:table-cell>
          <table:table-cell table:style-name="ce17" table:content-validation-name="val2" office:value-type="string" calcext:value-type="string">
            <text:p>ES-STG2</text:p>
          </table:table-cell>
          <table:table-cell table:style-name="ce20" office:value-type="string" calcext:value-type="string">
            <text:p>Create Shortcode Widget: Most Popular videos in last 30 days</text:p>
          </table:table-cell>
          <table:table-cell table:style-name="ce24" office:value-type="float" office:value="94" calcext:value-type="float">
            <text:p>94</text:p>
          </table:table-cell>
          <table:table-cell table:style-name="ce59" table:content-validation-name="val3" office:value-type="string" calcext:value-type="string">
            <text:p>⛔ Blocked</text:p>
          </table:table-cell>
          <table:table-cell table:style-name="ce61"/>
          <table:table-cell table:style-name="ce68" office:value-type="string" calcext:value-type="string">
            <text:p>FEATURE</text:p>
          </table:table-cell>
          <table:table-cell table:style-name="ce69" office:value-type="string" calcext:value-type="string">
            <text:p>FILTER, SORT, SEARCH</text:p>
          </table:table-cell>
          <table:table-cell table:style-name="ce68" office:value-type="string" calcext:value-type="string">
            <text:p>1 week</text:p>
          </table:table-cell>
          <table:table-cell table:style-name="ce74"/>
          <table:table-cell table:style-name="ce77"/>
          <table:table-cell table:style-name="ce80" table:content-validation-name="val4" office:value-type="string" calcext:value-type="string">
            <text:p>03 Medium</text:p>
          </table:table-cell>
          <table:table-cell table:style-name="ce83" office:value-type="string" calcext:value-type="string">
            <text:p>3/18 - Ruled out MonsterInsights Popular Posts widget.</text:p>
          </table:table-cell>
          <table:table-cell table:style-name="ce84" table:content-validation-name="val5" office:value-type="string" calcext:value-type="string">
            <text:p>10 - Partial</text:p>
          </table:table-cell>
          <table:table-cell table:style-name="ce85"/>
          <table:table-cell table:style-name="ce88"/>
          <table:table-cell table:number-columns-repeated="1007"/>
        </table:table-row>
        <table:table-row table:style-name="ro10">
          <table:table-cell table:style-name="ce12" office:value-type="float" office:value="1" calcext:value-type="float">
            <text:p>1</text:p>
          </table:table-cell>
          <table:table-cell table:style-name="ce15" table:content-validation-name="val1" office:value-type="string" calcext:value-type="string">
            <text:p>ElijahStreams</text:p>
          </table:table-cell>
          <table:table-cell table:style-name="ce17" table:content-validation-name="val2" office:value-type="string" calcext:value-type="string">
            <text:p>ES-STG2</text:p>
          </table:table-cell>
          <table:table-cell table:style-name="ce21" office:value-type="string" calcext:value-type="string">
            <text:p>AWeber subscriber count auto-update</text:p>
          </table:table-cell>
          <table:table-cell table:style-name="ce25" office:value-type="float" office:value="92" calcext:value-type="float">
            <text:p>92</text:p>
          </table:table-cell>
          <table:table-cell table:style-name="ce59" table:content-validation-name="val3" office:value-type="string" calcext:value-type="string">
            <text:p>✋🏻 On-Hold</text:p>
          </table:table-cell>
          <table:table-cell table:style-name="ce61" office:value-type="string" calcext:value-type="string">
            <text:p>Michael said grab old HACK from orig codebase for ES</text:p>
          </table:table-cell>
          <table:table-cell table:style-name="ce68" office:value-type="string" calcext:value-type="string">
            <text:p>FEATURE</text:p>
          </table:table-cell>
          <table:table-cell table:style-name="ce69" office:value-type="string" calcext:value-type="string">
            <text:p>SUBSCRIBER COUNT</text:p>
          </table:table-cell>
          <table:table-cell table:style-name="ce68" office:value-type="string" calcext:value-type="string">
            <text:p>1 day</text:p>
          </table:table-cell>
          <table:table-cell table:style-name="ce74" office:value-type="string" calcext:value-type="string">
            <text:p>Quick 🕓</text:p>
          </table:table-cell>
          <table:table-cell table:style-name="ce77" office:value-type="string" calcext:value-type="string">
            <text:p>Pretty Low Priority</text:p>
          </table:table-cell>
          <table:table-cell table:style-name="ce80" table:content-validation-name="val4" office:value-type="string" calcext:value-type="string">
            <text:p>04 Low</text:p>
          </table:table-cell>
          <table:table-cell table:style-name="ce83" office:value-type="string" calcext:value-type="string">
            <text:p>4/15 - Have been email with API support and the CEO (he reached out to me). Need to create an APP and then authenticate with OAuth2. ON-HOLD to finish working on FILTERS</text:p>
          </table:table-cell>
          <table:table-cell table:style-name="ce84" table:content-validation-name="val5" office:value-type="string" calcext:value-type="string">
            <text:p>10 - Partial</text:p>
          </table:table-cell>
          <table:table-cell table:style-name="ce85"/>
          <table:table-cell table:style-name="ce88"/>
          <table:table-cell table:style-name="ce86"/>
          <table:table-cell table:number-columns-repeated="1006"/>
        </table:table-row>
        <table:table-row table:style-name="ro11" table:visibility="collapse">
          <table:table-cell table:style-name="ce12" table:formula="of:=[.A6]+1" office:value-type="float" office:value="2" calcext:value-type="float">
            <text:p>2</text:p>
          </table:table-cell>
          <table:table-cell table:style-name="ce15" table:content-validation-name="val1" office:value-type="string" calcext:value-type="string">
            <text:p>🌐 MANY SITES</text:p>
          </table:table-cell>
          <table:table-cell table:style-name="ce17" table:content-validation-name="val2" office:value-type="string" calcext:value-type="string">
            <text:p>ES-PROD</text:p>
          </table:table-cell>
          <table:table-cell table:style-name="ce20" office:value-type="string" calcext:value-type="string">
            <text:p>Google Apps script to copy backups to Google Workspace shared folder</text:p>
          </table:table-cell>
          <table:table-cell table:style-name="ce26" office:value-type="float" office:value="159" calcext:value-type="float">
            <text:p>159</text:p>
          </table:table-cell>
          <table:table-cell table:style-name="ce59" table:content-validation-name="val3" office:value-type="string" calcext:value-type="string">
            <text:p>✋🏻 On-Hold</text:p>
          </table:table-cell>
          <table:table-cell table:style-name="ce61" office:value-type="string" calcext:value-type="string">
            <text:p>UpdraftPlus backup has been working great for almost half a year :) Writing this script may be a moot point, but we will see</text:p>
          </table:table-cell>
          <table:table-cell table:style-name="ce68" office:value-type="string" calcext:value-type="string">
            <text:p>MAINT.</text:p>
          </table:table-cell>
          <table:table-cell table:style-name="ce69" office:value-type="string" calcext:value-type="string">
            <text:p>WORKFLOW IMPROVEMENT</text:p>
          </table:table-cell>
          <table:table-cell table:style-name="ce68" office:value-type="string" calcext:value-type="string">
            <text:p>1 wk</text:p>
          </table:table-cell>
          <table:table-cell table:style-name="ce74"/>
          <table:table-cell table:style-name="ce77" office:value-type="string" calcext:value-type="string">
            <text:p>Writing that script is pretty low priority now that the backup is happening in SOME capacity. Much more important things to work on here.</text:p>
          </table:table-cell>
          <table:table-cell table:style-name="ce80" table:content-validation-name="val4" office:value-type="string" calcext:value-type="string">
            <text:p>04 Low</text:p>
          </table:table-cell>
          <table:table-cell table:style-name="ce83" office:value-type="string" calcext:value-type="string">
            <text:p>Michael said this is lower priority now that I have regular backups scheduled through UpdraftPlus.</text:p>
          </table:table-cell>
          <table:table-cell table:style-name="ce84" table:content-validation-name="val5" office:value-type="string" calcext:value-type="string">
            <text:p>10 - Partial</text:p>
          </table:table-cell>
          <table:table-cell table:style-name="ce85"/>
          <table:table-cell table:style-name="ce88"/>
          <table:table-cell table:style-name="ce86"/>
          <table:table-cell table:number-columns-repeated="1006"/>
        </table:table-row>
        <table:table-row table:style-name="ro12" table:visibility="collapse">
          <table:table-cell table:style-name="ce12" table:formula="of:=[.A7]+1" office:value-type="float" office:value="3" calcext:value-type="float">
            <text:p>3</text:p>
          </table:table-cell>
          <table:table-cell table:style-name="ce15" table:content-validation-name="val1" office:value-type="string" calcext:value-type="string">
            <text:p>🌐 MANY SITES</text:p>
          </table:table-cell>
          <table:table-cell table:style-name="ce17" table:content-validation-name="val2" office:value-type="string" calcext:value-type="string">
            <text:p>ES-LARDEV</text:p>
          </table:table-cell>
          <table:table-cell table:style-name="ce20" office:value-type="string" calcext:value-type="string">
            <text:p>HOW to sync DATABASE between DEV and STAGING?</text:p>
          </table:table-cell>
          <table:table-cell table:style-name="ce27" office:value-type="float" office:value="190" calcext:value-type="float">
            <text:p>190</text:p>
          </table:table-cell>
          <table:table-cell table:style-name="ce59" table:content-validation-name="val3" office:value-type="string" calcext:value-type="string">
            <text:p>🚀 In-Progress</text:p>
          </table:table-cell>
          <table:table-cell table:style-name="ce64" office:value-type="string" calcext:value-type="string">
            <text:p>We will use DEV (my local computer) to do the updates and push changes to STAGING for review. Once changes are approved, we will push STAGING to PROD</text:p>
          </table:table-cell>
          <table:table-cell table:style-name="ce68" office:value-type="string" calcext:value-type="string">
            <text:p>MAINT.</text:p>
          </table:table-cell>
          <table:table-cell table:style-name="ce69" office:value-type="string" calcext:value-type="string">
            <text:p>WORKFLOW IMPROVEMENT</text:p>
          </table:table-cell>
          <table:table-cell table:style-name="ce68"/>
          <table:table-cell table:style-name="ce74"/>
          <table:table-cell table:style-name="ce77"/>
          <table:table-cell table:style-name="ce80" table:content-validation-name="val4" office:value-type="string" calcext:value-type="string">
            <text:p>04 Low</text:p>
          </table:table-cell>
          <table:table-cell table:style-name="ce83" office:value-type="string" calcext:value-type="string">
            <text:p><text:span text:style-name="T3">4/22 - Began researching this in earnest on Friday. It looks like 2 of the most popular "</text:span><text:span text:style-name="T4">database merging"</text:span><text:span text:style-name="T5"> or </text:span><text:span text:style-name="T4">"database migration" plugins</text:span><text:span text:style-name="T5"> are WP DB Migrate Pro and WP Vivid. They are both pro, but I'm leaning toward the former based on the different YouTube videos explaining how to use it.</text:span></text:p>
          </table:table-cell>
          <table:table-cell table:style-name="ce84" table:content-validation-name="val5" office:value-type="string" calcext:value-type="string">
            <text:p>10 - Partial</text:p>
          </table:table-cell>
          <table:table-cell table:style-name="ce85"/>
          <table:table-cell table:style-name="ce88"/>
          <table:table-cell table:style-name="ce86"/>
          <table:table-cell table:number-columns-repeated="1006"/>
        </table:table-row>
        <table:table-row table:style-name="ro13" table:visibility="collapse">
          <table:table-cell table:style-name="ce12" table:formula="of:=[.A8]+1" office:value-type="float" office:value="4" calcext:value-type="float">
            <text:p>4</text:p>
          </table:table-cell>
          <table:table-cell table:style-name="ce16" table:content-validation-name="val1" office:value-type="string" calcext:value-type="string">
            <text:p>🌐 MANY SITES</text:p>
          </table:table-cell>
          <table:table-cell table:style-name="ce18" table:content-validation-name="val2" office:value-type="string" calcext:value-type="string">
            <text:p>ES-PROD</text:p>
          </table:table-cell>
          <table:table-cell table:style-name="ce20" office:value-type="string" calcext:value-type="string">
            <text:p>Research hosting our own videos (Bunnynet? Rumble Cloud? Truth Cloud? CloudFlare)</text:p>
          </table:table-cell>
          <table:table-cell table:style-name="ce28" office:value-type="float" office:value="125" calcext:value-type="float">
            <text:p>125</text:p>
          </table:table-cell>
          <table:table-cell table:style-name="ce59" table:content-validation-name="val3" office:value-type="string" calcext:value-type="string">
            <text:p>⛔ Blocked</text:p>
          </table:table-cell>
          <table:table-cell table:style-name="ce61" office:value-type="string" calcext:value-type="string">
            <text:p>Michael has mentioned that we will eventually need to find our own video host</text:p>
          </table:table-cell>
          <table:table-cell table:style-name="ce68" office:value-type="string" calcext:value-type="string">
            <text:p>MAINT.</text:p>
          </table:table-cell>
          <table:table-cell table:style-name="ce69" office:value-type="string" calcext:value-type="string">
            <text:p>SELF HOSTING</text:p>
          </table:table-cell>
          <table:table-cell table:style-name="ce68" office:value-type="string" calcext:value-type="string">
            <text:p>2 hrs</text:p>
          </table:table-cell>
          <table:table-cell table:style-name="ce74"/>
          <table:table-cell table:style-name="ce77"/>
          <table:table-cell table:style-name="ce80" table:content-validation-name="val4" office:value-type="string" calcext:value-type="string">
            <text:p>04 Low</text:p>
          </table:table-cell>
          <table:table-cell table:style-name="ce83" office:value-type="string" calcext:value-type="string">
            <text:p>4/29 - STARTED. Emailed Michael with findings. ON-HOLD till I hear back from him</text:p>
          </table:table-cell>
          <table:table-cell table:style-name="ce84" table:content-validation-name="val5" office:value-type="string" calcext:value-type="string">
            <text:p>10 - Partial</text:p>
          </table:table-cell>
          <table:table-cell table:style-name="ce85"/>
          <table:table-cell table:style-name="ce88"/>
          <table:table-cell table:style-name="ce86"/>
          <table:table-cell table:number-columns-repeated="1006"/>
        </table:table-row>
        <table:table-row table:style-name="ro4">
          <table:table-cell table:style-name="ce12"/>
          <table:table-cell table:style-name="ce15" table:content-validation-name="val1"/>
          <table:table-cell table:style-name="ce17" table:content-validation-name="val2"/>
          <table:table-cell table:style-name="ce20" office:value-type="string" calcext:value-type="string">
            <text:p>Menus: Consolidate top nav menu</text:p>
          </table:table-cell>
          <table:table-cell table:style-name="ce29" office:value-type="float" office:value="161" calcext:value-type="float">
            <text:p>161</text:p>
          </table:table-cell>
          <table:table-cell table:style-name="ce59" table:content-validation-name="val3"/>
          <table:table-cell table:style-name="ce64"/>
          <table:table-cell table:style-name="ce68"/>
          <table:table-cell table:style-name="ce69"/>
          <table:table-cell table:style-name="ce68"/>
          <table:table-cell table:style-name="ce74"/>
          <table:table-cell table:style-name="ce78"/>
          <table:table-cell table:style-name="ce80" table:content-validation-name="val4"/>
          <table:table-cell table:style-name="ce83"/>
          <table:table-cell table:style-name="ce84" table:content-validation-name="val5"/>
          <table:table-cell table:style-name="ce85"/>
          <table:table-cell table:style-name="ce88"/>
          <table:table-cell table:style-name="ce86"/>
          <table:table-cell table:number-columns-repeated="1006"/>
        </table:table-row>
        <table:table-row table:style-name="ro9">
          <table:table-cell table:style-name="ce12"/>
          <table:table-cell table:style-name="ce15" table:content-validation-name="val1" office:value-type="string" calcext:value-type="string">
            <text:p>ElijahStreams</text:p>
          </table:table-cell>
          <table:table-cell table:style-name="ce17" table:content-validation-name="val2" office:value-type="string" calcext:value-type="string">
            <text:p>ES-STG</text:p>
          </table:table-cell>
          <table:table-cell table:style-name="ce20" office:value-type="string" calcext:value-type="string">
            <text:p>Testimonials PG: ADD Disclaimer that email is private</text:p>
          </table:table-cell>
          <table:table-cell table:style-name="ce30" office:value-type="float" office:value="119" calcext:value-type="float">
            <text:p>119</text:p>
          </table:table-cell>
          <table:table-cell table:style-name="ce59" table:content-validation-name="val3"/>
          <table:table-cell table:style-name="ce64"/>
          <table:table-cell table:style-name="ce68"/>
          <table:table-cell table:style-name="ce69"/>
          <table:table-cell table:style-name="ce68"/>
          <table:table-cell table:style-name="ce74"/>
          <table:table-cell table:style-name="ce78"/>
          <table:table-cell table:style-name="ce80" table:content-validation-name="val4"/>
          <table:table-cell table:style-name="ce83"/>
          <table:table-cell table:style-name="ce84" table:content-validation-name="val5"/>
          <table:table-cell table:style-name="ce85"/>
          <table:table-cell table:style-name="ce88"/>
          <table:table-cell table:style-name="ce86"/>
          <table:table-cell table:number-columns-repeated="1006"/>
        </table:table-row>
        <table:table-row table:style-name="ro9">
          <table:table-cell table:style-name="ce12"/>
          <table:table-cell table:style-name="ce15" table:content-validation-name="val1" office:value-type="string" calcext:value-type="string">
            <text:p>ElijahStreams</text:p>
          </table:table-cell>
          <table:table-cell table:style-name="ce17" table:content-validation-name="val2" office:value-type="string" calcext:value-type="string">
            <text:p>ES-STG</text:p>
          </table:table-cell>
          <table:table-cell table:style-name="ce20" office:value-type="string" calcext:value-type="string">
            <text:p>Testimonials PG: ADD verbiage to email TLDRs to info@elijahstreams.com</text:p>
          </table:table-cell>
          <table:table-cell table:style-name="ce31" office:value-type="float" office:value="118" calcext:value-type="float">
            <text:p>118</text:p>
          </table:table-cell>
          <table:table-cell table:style-name="ce59" table:content-validation-name="val3"/>
          <table:table-cell table:style-name="ce64"/>
          <table:table-cell table:style-name="ce68"/>
          <table:table-cell table:style-name="ce69"/>
          <table:table-cell table:style-name="ce68"/>
          <table:table-cell table:style-name="ce74"/>
          <table:table-cell table:style-name="ce78"/>
          <table:table-cell table:style-name="ce80" table:content-validation-name="val4"/>
          <table:table-cell table:style-name="ce83"/>
          <table:table-cell table:style-name="ce84" table:content-validation-name="val5"/>
          <table:table-cell table:style-name="ce85"/>
          <table:table-cell table:style-name="ce88"/>
          <table:table-cell table:style-name="ce86"/>
          <table:table-cell table:number-columns-repeated="1006"/>
        </table:table-row>
        <table:table-row table:style-name="ro4">
          <table:table-cell table:style-name="ce12"/>
          <table:table-cell table:style-name="ce15" table:content-validation-name="val1"/>
          <table:table-cell table:style-name="ce17" table:content-validation-name="val2"/>
          <table:table-cell table:style-name="ce20" office:value-type="string" calcext:value-type="string">
            <text:p>REMOVE errant comment form on homepage</text:p>
          </table:table-cell>
          <table:table-cell table:style-name="ce32" office:value-type="float" office:value="54" calcext:value-type="float">
            <text:p>54</text:p>
          </table:table-cell>
          <table:table-cell table:style-name="ce59" table:content-validation-name="val3"/>
          <table:table-cell table:style-name="ce64"/>
          <table:table-cell table:style-name="ce68"/>
          <table:table-cell table:style-name="ce69"/>
          <table:table-cell table:style-name="ce68"/>
          <table:table-cell table:style-name="ce74"/>
          <table:table-cell table:style-name="ce78"/>
          <table:table-cell table:style-name="ce80" table:content-validation-name="val4"/>
          <table:table-cell table:style-name="ce83"/>
          <table:table-cell table:style-name="ce84" table:content-validation-name="val5"/>
          <table:table-cell table:style-name="ce85"/>
          <table:table-cell table:style-name="ce88"/>
          <table:table-cell table:style-name="ce86"/>
          <table:table-cell table:number-columns-repeated="1006"/>
        </table:table-row>
        <table:table-row table:style-name="ro9">
          <table:table-cell table:style-name="ce12"/>
          <table:table-cell table:style-name="ce15" table:content-validation-name="val1"/>
          <table:table-cell table:style-name="ce17" table:content-validation-name="val2"/>
          <table:table-cell table:style-name="ce20" office:value-type="string" calcext:value-type="string">
            <text:p>Branding: Globally remove "Elijah List Ministries" the address heading</text:p>
          </table:table-cell>
          <table:table-cell table:style-name="ce33" office:value-type="float" office:value="209" calcext:value-type="float">
            <text:p>209</text:p>
          </table:table-cell>
          <table:table-cell table:style-name="ce59" table:content-validation-name="val3"/>
          <table:table-cell table:style-name="ce64"/>
          <table:table-cell table:style-name="ce68"/>
          <table:table-cell table:style-name="ce69"/>
          <table:table-cell table:style-name="ce68"/>
          <table:table-cell table:style-name="ce74"/>
          <table:table-cell table:style-name="ce78"/>
          <table:table-cell table:style-name="ce80" table:content-validation-name="val4"/>
          <table:table-cell table:style-name="ce83"/>
          <table:table-cell table:style-name="ce84" table:content-validation-name="val5"/>
          <table:table-cell table:style-name="ce85"/>
          <table:table-cell table:style-name="ce88"/>
          <table:table-cell table:style-name="ce86"/>
          <table:table-cell table:number-columns-repeated="1006"/>
        </table:table-row>
        <table:table-row table:style-name="ro9">
          <table:table-cell table:style-name="ce12"/>
          <table:table-cell table:style-name="ce15" table:content-validation-name="val1"/>
          <table:table-cell table:style-name="ce17" table:content-validation-name="val2"/>
          <table:table-cell table:style-name="ce20" office:value-type="string" calcext:value-type="string">
            <text:p>Branding: Replace globally ElijahStreams TV -&gt; ElijahStreams</text:p>
          </table:table-cell>
          <table:table-cell table:style-name="ce34" office:value-type="float" office:value="208" calcext:value-type="float">
            <text:p>208</text:p>
          </table:table-cell>
          <table:table-cell table:style-name="ce59" table:content-validation-name="val3"/>
          <table:table-cell table:style-name="ce64"/>
          <table:table-cell table:style-name="ce68"/>
          <table:table-cell table:style-name="ce69"/>
          <table:table-cell table:style-name="ce68"/>
          <table:table-cell table:style-name="ce74"/>
          <table:table-cell table:style-name="ce78"/>
          <table:table-cell table:style-name="ce80" table:content-validation-name="val4"/>
          <table:table-cell table:style-name="ce83"/>
          <table:table-cell table:style-name="ce84" table:content-validation-name="val5"/>
          <table:table-cell table:style-name="ce85"/>
          <table:table-cell table:style-name="ce88"/>
          <table:table-cell table:style-name="ce86"/>
          <table:table-cell table:number-columns-repeated="1006"/>
        </table:table-row>
        <table:table-row table:style-name="ro9">
          <table:table-cell table:style-name="ce12"/>
          <table:table-cell table:style-name="ce15" table:content-validation-name="val1"/>
          <table:table-cell table:style-name="ce17" table:content-validation-name="val2"/>
          <table:table-cell table:style-name="ce20" office:value-type="string" calcext:value-type="string">
            <text:p>Branding: Replace all instances of "Elijah Streams" with ElijahStreams (no space)</text:p>
          </table:table-cell>
          <table:table-cell table:style-name="ce35" office:value-type="float" office:value="207" calcext:value-type="float">
            <text:p>207</text:p>
          </table:table-cell>
          <table:table-cell table:style-name="ce59" table:content-validation-name="val3"/>
          <table:table-cell table:style-name="ce64"/>
          <table:table-cell table:style-name="ce68"/>
          <table:table-cell table:style-name="ce69"/>
          <table:table-cell table:style-name="ce68"/>
          <table:table-cell table:style-name="ce74"/>
          <table:table-cell table:style-name="ce78"/>
          <table:table-cell table:style-name="ce80" table:content-validation-name="val4"/>
          <table:table-cell table:style-name="ce83"/>
          <table:table-cell table:style-name="ce84" table:content-validation-name="val5"/>
          <table:table-cell table:style-name="ce85"/>
          <table:table-cell table:style-name="ce88"/>
          <table:table-cell table:style-name="ce86"/>
          <table:table-cell table:number-columns-repeated="1006"/>
        </table:table-row>
        <table:table-row table:style-name="ro4">
          <table:table-cell table:style-name="ce12"/>
          <table:table-cell table:style-name="ce15" table:content-validation-name="val1"/>
          <table:table-cell table:style-name="ce17" table:content-validation-name="val2"/>
          <table:table-cell table:style-name="ce20" office:value-type="string" calcext:value-type="string">
            <text:p>Search PG: Add video filter sidebar</text:p>
          </table:table-cell>
          <table:table-cell table:style-name="ce36" office:value-type="float" office:value="206" calcext:value-type="float">
            <text:p>206</text:p>
          </table:table-cell>
          <table:table-cell table:style-name="ce59" table:content-validation-name="val3"/>
          <table:table-cell table:style-name="ce64"/>
          <table:table-cell table:style-name="ce68"/>
          <table:table-cell table:style-name="ce69"/>
          <table:table-cell table:style-name="ce68"/>
          <table:table-cell table:style-name="ce74"/>
          <table:table-cell table:style-name="ce78"/>
          <table:table-cell table:style-name="ce80" table:content-validation-name="val4"/>
          <table:table-cell table:style-name="ce83"/>
          <table:table-cell table:style-name="ce84" table:content-validation-name="val5"/>
          <table:table-cell table:style-name="ce85"/>
          <table:table-cell table:style-name="ce88"/>
          <table:table-cell table:style-name="ce86"/>
          <table:table-cell table:number-columns-repeated="1006"/>
        </table:table-row>
        <table:table-row table:style-name="ro9">
          <table:table-cell table:style-name="ce12"/>
          <table:table-cell table:style-name="ce15" table:content-validation-name="val1"/>
          <table:table-cell table:style-name="ce17" table:content-validation-name="val2"/>
          <table:table-cell table:style-name="ce20" office:value-type="string" calcext:value-type="string">
            <text:p>PUT FEELERS out to friends about teaching me Rumble Cloud</text:p>
          </table:table-cell>
          <table:table-cell table:style-name="ce37" office:value-type="float" office:value="205" calcext:value-type="float">
            <text:p>205</text:p>
          </table:table-cell>
          <table:table-cell table:style-name="ce59" table:content-validation-name="val3"/>
          <table:table-cell table:style-name="ce64"/>
          <table:table-cell table:style-name="ce68"/>
          <table:table-cell table:style-name="ce69"/>
          <table:table-cell table:style-name="ce68"/>
          <table:table-cell table:style-name="ce74"/>
          <table:table-cell table:style-name="ce78"/>
          <table:table-cell table:style-name="ce80" table:content-validation-name="val4"/>
          <table:table-cell table:style-name="ce83"/>
          <table:table-cell table:style-name="ce84" table:content-validation-name="val5"/>
          <table:table-cell table:style-name="ce85"/>
          <table:table-cell table:style-name="ce88"/>
          <table:table-cell table:style-name="ce86"/>
          <table:table-cell table:number-columns-repeated="1006"/>
        </table:table-row>
        <table:table-row table:style-name="ro9">
          <table:table-cell table:style-name="ce12"/>
          <table:table-cell table:style-name="ce15" table:content-validation-name="val1"/>
          <table:table-cell table:style-name="ce17" table:content-validation-name="val2"/>
          <table:table-cell table:style-name="ce20" office:value-type="string" calcext:value-type="string">
            <text:p>Archive Episodes: Add GodTalked as a series</text:p>
          </table:table-cell>
          <table:table-cell table:style-name="ce38" office:value-type="float" office:value="203" calcext:value-type="float">
            <text:p>203</text:p>
          </table:table-cell>
          <table:table-cell table:style-name="ce59" table:content-validation-name="val3"/>
          <table:table-cell table:style-name="ce64"/>
          <table:table-cell table:style-name="ce68"/>
          <table:table-cell table:style-name="ce69"/>
          <table:table-cell table:style-name="ce68"/>
          <table:table-cell table:style-name="ce74"/>
          <table:table-cell table:style-name="ce78"/>
          <table:table-cell table:style-name="ce80" table:content-validation-name="val4"/>
          <table:table-cell table:style-name="ce83"/>
          <table:table-cell table:style-name="ce84" table:content-validation-name="val5"/>
          <table:table-cell table:style-name="ce85"/>
          <table:table-cell table:style-name="ce88"/>
          <table:table-cell table:style-name="ce86"/>
          <table:table-cell table:number-columns-repeated="1006"/>
        </table:table-row>
        <table:table-row table:style-name="ro4">
          <table:table-cell table:style-name="ce12"/>
          <table:table-cell table:style-name="ce15" table:content-validation-name="val1"/>
          <table:table-cell table:style-name="ce17" table:content-validation-name="val2"/>
          <table:table-cell table:style-name="ce20" office:value-type="string" calcext:value-type="string">
            <text:p>Wells PG: Verify if SmugMug link is working</text:p>
          </table:table-cell>
          <table:table-cell table:style-name="ce39" office:value-type="float" office:value="202" calcext:value-type="float">
            <text:p>202</text:p>
          </table:table-cell>
          <table:table-cell table:style-name="ce59" table:content-validation-name="val3"/>
          <table:table-cell table:style-name="ce64"/>
          <table:table-cell table:style-name="ce68"/>
          <table:table-cell table:style-name="ce69"/>
          <table:table-cell table:style-name="ce68"/>
          <table:table-cell table:style-name="ce74"/>
          <table:table-cell table:style-name="ce78"/>
          <table:table-cell table:style-name="ce80" table:content-validation-name="val4"/>
          <table:table-cell table:style-name="ce83"/>
          <table:table-cell table:style-name="ce84" table:content-validation-name="val5"/>
          <table:table-cell table:style-name="ce85"/>
          <table:table-cell table:style-name="ce88"/>
          <table:table-cell table:style-name="ce86"/>
          <table:table-cell table:number-columns-repeated="1006"/>
        </table:table-row>
        <table:table-row table:style-name="ro9">
          <table:table-cell table:style-name="ce12"/>
          <table:table-cell table:style-name="ce15" table:content-validation-name="val1"/>
          <table:table-cell table:style-name="ce17" table:content-validation-name="val2"/>
          <table:table-cell table:style-name="ce20" office:value-type="string" calcext:value-type="string">
            <text:p>Archive Episodes: Note which videos need re-uploaded</text:p>
          </table:table-cell>
          <table:table-cell table:style-name="ce40" office:value-type="float" office:value="201" calcext:value-type="float">
            <text:p>201</text:p>
          </table:table-cell>
          <table:table-cell table:style-name="ce59" table:content-validation-name="val3"/>
          <table:table-cell table:style-name="ce64"/>
          <table:table-cell table:style-name="ce68"/>
          <table:table-cell table:style-name="ce69"/>
          <table:table-cell table:style-name="ce68"/>
          <table:table-cell table:style-name="ce74"/>
          <table:table-cell table:style-name="ce78"/>
          <table:table-cell table:style-name="ce80" table:content-validation-name="val4"/>
          <table:table-cell table:style-name="ce83"/>
          <table:table-cell table:style-name="ce84" table:content-validation-name="val5"/>
          <table:table-cell table:style-name="ce85"/>
          <table:table-cell table:style-name="ce88"/>
          <table:table-cell table:style-name="ce86"/>
          <table:table-cell table:number-columns-repeated="1006"/>
        </table:table-row>
        <table:table-row table:style-name="ro9">
          <table:table-cell table:style-name="ce12"/>
          <table:table-cell table:style-name="ce15" table:content-validation-name="val1"/>
          <table:table-cell table:style-name="ce17" table:content-validation-name="val2"/>
          <table:table-cell table:style-name="ce20" office:value-type="string" calcext:value-type="string">
            <text:p>Backups: Setup UpdraftPlus Dropbox backups</text:p>
          </table:table-cell>
          <table:table-cell table:style-name="ce41" office:value-type="float" office:value="210" calcext:value-type="float">
            <text:p>210</text:p>
          </table:table-cell>
          <table:table-cell table:style-name="ce59" table:content-validation-name="val3"/>
          <table:table-cell table:style-name="ce64"/>
          <table:table-cell table:style-name="ce68"/>
          <table:table-cell table:style-name="ce69"/>
          <table:table-cell table:style-name="ce68"/>
          <table:table-cell table:style-name="ce74"/>
          <table:table-cell table:style-name="ce78"/>
          <table:table-cell table:style-name="ce80" table:content-validation-name="val4"/>
          <table:table-cell table:style-name="ce83"/>
          <table:table-cell table:style-name="ce84" table:content-validation-name="val5"/>
          <table:table-cell table:style-name="ce85"/>
          <table:table-cell table:style-name="ce88"/>
          <table:table-cell table:style-name="ce86"/>
          <table:table-cell table:number-columns-repeated="1006"/>
        </table:table-row>
        <table:table-row table:style-name="ro14">
          <table:table-cell table:style-name="ce12" table:formula="of:=[.A9]+1" office:value-type="float" office:value="5" calcext:value-type="float">
            <text:p>5</text:p>
          </table:table-cell>
          <table:table-cell table:style-name="ce15" table:content-validation-name="val1" office:value-type="string" calcext:value-type="string">
            <text:p>ElijahStreams</text:p>
          </table:table-cell>
          <table:table-cell table:style-name="ce17" table:content-validation-name="val2" office:value-type="string" calcext:value-type="string">
            <text:p>ES-PROD</text:p>
          </table:table-cell>
          <table:table-cell table:style-name="ce20" office:value-type="string" calcext:value-type="string">
            <text:p>Fix event infos on older posts</text:p>
          </table:table-cell>
          <table:table-cell table:style-name="ce42" office:value-type="float" office:value="177" calcext:value-type="float">
            <text:p>177</text:p>
          </table:table-cell>
          <table:table-cell table:style-name="ce59" table:content-validation-name="val3" office:value-type="string" calcext:value-type="string">
            <text:p>⛔ Blocked</text:p>
          </table:table-cell>
          <table:table-cell table:style-name="ce64" office:value-type="string" calcext:value-type="string">
            <text:p><text:span text:style-name="T1">ERIC_IDEA:</text:span><text:span text:style-name="T2"> Many of the event info descriptions imported in the older posts have overlapping text and other issues that will require manual intervention</text:span></text:p>
          </table:table-cell>
          <table:table-cell table:style-name="ce68" office:value-type="string" calcext:value-type="string">
            <text:p>BUG</text:p>
          </table:table-cell>
          <table:table-cell table:style-name="ce69" office:value-type="string" calcext:value-type="string">
            <text:p>EVENT INFO</text:p>
          </table:table-cell>
          <table:table-cell table:style-name="ce68" office:value-type="string" calcext:value-type="string">
            <text:p>15 min</text:p>
          </table:table-cell>
          <table:table-cell table:style-name="ce74" office:value-type="string" calcext:value-type="string">
            <text:p>Quick 🕓</text:p>
          </table:table-cell>
          <table:table-cell table:style-name="ce78" office:value-type="string" calcext:value-type="string">
            <text:p>N/A</text:p>
          </table:table-cell>
          <table:table-cell table:style-name="ce80" table:content-validation-name="val4" office:value-type="string" calcext:value-type="string">
            <text:p>04 Low</text:p>
          </table:table-cell>
          <table:table-cell table:style-name="ce83" office:value-type="string" calcext:value-type="string">
            <text:p>4/30 - EMAILED Michael for feedback on how to proceed</text:p>
          </table:table-cell>
          <table:table-cell table:style-name="ce84" table:content-validation-name="val5" office:value-type="string" calcext:value-type="string">
            <text:p>10 - Partial</text:p>
          </table:table-cell>
          <table:table-cell table:style-name="ce85"/>
          <table:table-cell table:style-name="ce88"/>
          <table:table-cell table:style-name="ce86"/>
          <table:table-cell table:number-columns-repeated="1006"/>
        </table:table-row>
        <table:table-row table:style-name="ro9" table:visibility="collapse">
          <table:table-cell table:style-name="ce12" table:formula="of:=[.A23]+1" office:value-type="float" office:value="6" calcext:value-type="float">
            <text:p>6</text:p>
          </table:table-cell>
          <table:table-cell table:style-name="ce15" table:content-validation-name="val1" office:value-type="string" calcext:value-type="string">
            <text:p>ElijahStreams</text:p>
          </table:table-cell>
          <table:table-cell table:style-name="ce17" table:content-validation-name="val2" office:value-type="string" calcext:value-type="string">
            <text:p>ES-STG2</text:p>
          </table:table-cell>
          <table:table-cell table:style-name="ce20" office:value-type="string" calcext:value-type="string">
            <text:p>Archive Guests: Sort by most recent video for guest</text:p>
          </table:table-cell>
          <table:table-cell table:style-name="ce43" office:value-type="float" office:value="171" calcext:value-type="float">
            <text:p>171</text:p>
          </table:table-cell>
          <table:table-cell table:style-name="ce59" table:content-validation-name="val3" office:value-type="string" calcext:value-type="string">
            <text:p>⛔ Blocked</text:p>
          </table:table-cell>
          <table:table-cell table:style-name="ce61" office:value-type="string" calcext:value-type="string">
            <text:p>Filtering in in-progress.</text:p>
          </table:table-cell>
          <table:table-cell table:style-name="ce68" office:value-type="string" calcext:value-type="string">
            <text:p>FEATURE</text:p>
          </table:table-cell>
          <table:table-cell table:style-name="ce69" office:value-type="string" calcext:value-type="string">
            <text:p>FILTER, SORT, SEARCH</text:p>
          </table:table-cell>
          <table:table-cell table:style-name="ce68" office:value-type="string" calcext:value-type="string">
            <text:p>2 wk</text:p>
          </table:table-cell>
          <table:table-cell table:style-name="ce74"/>
          <table:table-cell table:style-name="ce77"/>
          <table:table-cell table:style-name="ce80" table:content-validation-name="val4" office:value-type="string" calcext:value-type="string">
            <text:p>01 High</text:p>
          </table:table-cell>
          <table:table-cell table:style-name="ce83" office:value-type="string" calcext:value-type="string">
            <text:p>3/27 - Filtering almost done</text:p>
          </table:table-cell>
          <table:table-cell table:style-name="ce84" table:content-validation-name="val5" office:value-type="string" calcext:value-type="string">
            <text:p>15 - Mostly Done</text:p>
          </table:table-cell>
          <table:table-cell table:style-name="ce85"/>
          <table:table-cell table:style-name="ce88"/>
          <table:table-cell table:style-name="ce86"/>
          <table:table-cell table:number-columns-repeated="1006"/>
        </table:table-row>
        <table:table-row table:style-name="ro9" table:visibility="collapse">
          <table:table-cell table:style-name="ce12" table:formula="of:=[.A24]+1" office:value-type="float" office:value="7" calcext:value-type="float">
            <text:p>7</text:p>
          </table:table-cell>
          <table:table-cell table:style-name="ce15" table:content-validation-name="val1" office:value-type="string" calcext:value-type="string">
            <text:p>ElijahStreams</text:p>
          </table:table-cell>
          <table:table-cell table:style-name="ce17" table:content-validation-name="val2" office:value-type="string" calcext:value-type="string">
            <text:p>ES-STG2</text:p>
          </table:table-cell>
          <table:table-cell table:style-name="ce20" office:value-type="string" calcext:value-type="string">
            <text:p>Archive Episodes: Filter by (old) post type (video, live video, etc)</text:p>
          </table:table-cell>
          <table:table-cell table:style-name="ce44" office:value-type="float" office:value="93" calcext:value-type="float">
            <text:p>93</text:p>
          </table:table-cell>
          <table:table-cell table:style-name="ce59" table:content-validation-name="val3" office:value-type="string" calcext:value-type="string">
            <text:p>✋🏻 On-Hold</text:p>
          </table:table-cell>
          <table:table-cell table:style-name="ce61"/>
          <table:table-cell table:style-name="ce68" office:value-type="string" calcext:value-type="string">
            <text:p>FEATURE</text:p>
          </table:table-cell>
          <table:table-cell table:style-name="ce69" office:value-type="string" calcext:value-type="string">
            <text:p>FILTER, SORT, SEARCH</text:p>
          </table:table-cell>
          <table:table-cell table:style-name="ce68" office:value-type="string" calcext:value-type="string">
            <text:p>2 days</text:p>
          </table:table-cell>
          <table:table-cell table:style-name="ce74"/>
          <table:table-cell table:style-name="ce77"/>
          <table:table-cell table:style-name="ce80" table:content-validation-name="val4" office:value-type="string" calcext:value-type="string">
            <text:p>01 High</text:p>
          </table:table-cell>
          <table:table-cell table:style-name="ce83"/>
          <table:table-cell table:style-name="ce84" table:content-validation-name="val5" office:value-type="string" calcext:value-type="string">
            <text:p>20 - Unstarted</text:p>
          </table:table-cell>
          <table:table-cell table:style-name="ce85"/>
          <table:table-cell table:style-name="ce88"/>
          <table:table-cell table:style-name="ce86"/>
          <table:table-cell table:number-columns-repeated="1006"/>
        </table:table-row>
        <table:table-row table:style-name="ro9" table:visibility="collapse">
          <table:table-cell table:style-name="ce12" table:formula="of:=[.A25]+1" office:value-type="float" office:value="8" calcext:value-type="float">
            <text:p>8</text:p>
          </table:table-cell>
          <table:table-cell table:style-name="ce15" table:content-validation-name="val1" office:value-type="string" calcext:value-type="string">
            <text:p>ElijahStreams</text:p>
          </table:table-cell>
          <table:table-cell table:style-name="ce17" table:content-validation-name="val2" office:value-type="string" calcext:value-type="string">
            <text:p>ES-STG</text:p>
          </table:table-cell>
          <table:table-cell table:style-name="ce20" office:value-type="string" calcext:value-type="string">
            <text:p>Archive Episodes: Filter by host</text:p>
          </table:table-cell>
          <table:table-cell table:style-name="ce45" office:value-type="float" office:value="187" calcext:value-type="float">
            <text:p>187</text:p>
          </table:table-cell>
          <table:table-cell table:style-name="ce59" table:content-validation-name="val3" office:value-type="string" calcext:value-type="string">
            <text:p>✋🏻 On-Hold</text:p>
          </table:table-cell>
          <table:table-cell table:style-name="ce64" office:value-type="string" calcext:value-type="string">
            <text:p><text:span text:style-name="T1">ERIC_IDEA:</text:span><text:span text:style-name="T2"> Have to create a "Host" custom field</text:span></text:p>
          </table:table-cell>
          <table:table-cell table:style-name="ce68" office:value-type="string" calcext:value-type="string">
            <text:p>FEATURE</text:p>
          </table:table-cell>
          <table:table-cell table:style-name="ce69" office:value-type="string" calcext:value-type="string">
            <text:p>FILTER, SORT, SEARCH</text:p>
          </table:table-cell>
          <table:table-cell table:style-name="ce68"/>
          <table:table-cell table:style-name="ce74"/>
          <table:table-cell table:style-name="ce77" office:value-type="string" calcext:value-type="string">
            <text:p>Michael liked the idea</text:p>
          </table:table-cell>
          <table:table-cell table:style-name="ce80" table:content-validation-name="val4" office:value-type="string" calcext:value-type="string">
            <text:p>01 High</text:p>
          </table:table-cell>
          <table:table-cell table:style-name="ce83"/>
          <table:table-cell table:style-name="ce84" table:content-validation-name="val5" office:value-type="string" calcext:value-type="string">
            <text:p>20 - Unstarted</text:p>
          </table:table-cell>
          <table:table-cell table:style-name="ce85"/>
          <table:table-cell table:style-name="ce88"/>
          <table:table-cell table:style-name="ce86"/>
          <table:table-cell table:number-columns-repeated="1006"/>
        </table:table-row>
        <table:table-row table:style-name="ro9" table:visibility="collapse">
          <table:table-cell table:style-name="ce12" table:formula="of:=[.A26]+1" office:value-type="float" office:value="9" calcext:value-type="float">
            <text:p>9</text:p>
          </table:table-cell>
          <table:table-cell table:style-name="ce15" table:content-validation-name="val1" office:value-type="string" calcext:value-type="string">
            <text:p>ElijahStreams</text:p>
          </table:table-cell>
          <table:table-cell table:style-name="ce17" table:content-validation-name="val2" office:value-type="string" calcext:value-type="string">
            <text:p>ES-STG</text:p>
          </table:table-cell>
          <table:table-cell table:style-name="ce20" office:value-type="string" calcext:value-type="string">
            <text:p>Archive Episodes: Search filter by episodes and guest names</text:p>
          </table:table-cell>
          <table:table-cell table:style-name="ce46" office:value-type="float" office:value="185" calcext:value-type="float">
            <text:p>185</text:p>
          </table:table-cell>
          <table:table-cell table:style-name="ce59" table:content-validation-name="val3" office:value-type="string" calcext:value-type="string">
            <text:p>✋🏻 On-Hold</text:p>
          </table:table-cell>
          <table:table-cell table:style-name="ce64"/>
          <table:table-cell table:style-name="ce68" office:value-type="string" calcext:value-type="string">
            <text:p>FEATURE</text:p>
          </table:table-cell>
          <table:table-cell table:style-name="ce69" office:value-type="string" calcext:value-type="string">
            <text:p>FILTER, SORT, SEARCH</text:p>
          </table:table-cell>
          <table:table-cell table:style-name="ce68"/>
          <table:table-cell table:style-name="ce74"/>
          <table:table-cell table:style-name="ce77"/>
          <table:table-cell table:style-name="ce80" table:content-validation-name="val4" office:value-type="string" calcext:value-type="string">
            <text:p>01 High</text:p>
          </table:table-cell>
          <table:table-cell table:style-name="ce83"/>
          <table:table-cell table:style-name="ce84" table:content-validation-name="val5" office:value-type="string" calcext:value-type="string">
            <text:p>20 - Unstarted</text:p>
          </table:table-cell>
          <table:table-cell table:style-name="ce85"/>
          <table:table-cell table:style-name="ce88"/>
          <table:table-cell table:style-name="ce86"/>
          <table:table-cell table:number-columns-repeated="1006"/>
        </table:table-row>
        <table:table-row table:style-name="ro9" table:visibility="collapse">
          <table:table-cell table:style-name="ce12" table:formula="of:=[.A27]+1" office:value-type="float" office:value="10" calcext:value-type="float">
            <text:p>10</text:p>
          </table:table-cell>
          <table:table-cell table:style-name="ce15" table:content-validation-name="val1" office:value-type="string" calcext:value-type="string">
            <text:p>ElijahStreams</text:p>
          </table:table-cell>
          <table:table-cell table:style-name="ce17" table:content-validation-name="val2" office:value-type="string" calcext:value-type="string">
            <text:p>ES-STG</text:p>
          </table:table-cell>
          <table:table-cell table:style-name="ce20" office:value-type="string" calcext:value-type="string">
            <text:p>Archive Episodes: Add Filter for GodTalked</text:p>
          </table:table-cell>
          <table:table-cell table:style-name="ce47"/>
          <table:table-cell table:style-name="ce59" table:content-validation-name="val3"/>
          <table:table-cell table:style-name="ce64" office:value-type="string" calcext:value-type="string">
            <text:p><text:span text:style-name="T1">ERIC_IDEA:</text:span><text:span text:style-name="T2"> By creating new series, we should add a filter for it also</text:span></text:p>
          </table:table-cell>
          <table:table-cell table:style-name="ce68" office:value-type="string" calcext:value-type="string">
            <text:p>FEATURE</text:p>
          </table:table-cell>
          <table:table-cell table:style-name="ce69" office:value-type="string" calcext:value-type="string">
            <text:p>FILTER, SORT, SEARCH</text:p>
          </table:table-cell>
          <table:table-cell table:style-name="ce68"/>
          <table:table-cell table:style-name="ce74"/>
          <table:table-cell table:style-name="ce77"/>
          <table:table-cell table:style-name="ce80" table:content-validation-name="val4" office:value-type="string" calcext:value-type="string">
            <text:p>03 Medium</text:p>
          </table:table-cell>
          <table:table-cell table:style-name="ce83"/>
          <table:table-cell table:style-name="ce84" table:content-validation-name="val5" office:value-type="string" calcext:value-type="string">
            <text:p>20 - Unstarted</text:p>
          </table:table-cell>
          <table:table-cell table:style-name="ce85"/>
          <table:table-cell table:style-name="ce88"/>
          <table:table-cell table:style-name="ce86"/>
          <table:table-cell table:number-columns-repeated="1006"/>
        </table:table-row>
        <table:table-row table:style-name="ro13" table:visibility="collapse">
          <table:table-cell table:style-name="ce12"/>
          <table:table-cell table:style-name="ce15" table:content-validation-name="val1" office:value-type="string" calcext:value-type="string">
            <text:p>ElijahStreams</text:p>
          </table:table-cell>
          <table:table-cell table:style-name="ce17" table:content-validation-name="val2" office:value-type="string" calcext:value-type="string">
            <text:p>ES-STG2</text:p>
          </table:table-cell>
          <table:table-cell table:style-name="ce20" office:value-type="string" calcext:value-type="string">
            <text:p>Search Filtering: Keyword, Author, Posted On, Category [video, word] on search results page</text:p>
          </table:table-cell>
          <table:table-cell table:style-name="ce48" office:value-type="float" office:value="95" calcext:value-type="float">
            <text:p>95</text:p>
          </table:table-cell>
          <table:table-cell table:style-name="ce59" table:content-validation-name="val3" office:value-type="string" calcext:value-type="string">
            <text:p>✋🏻 On-Hold</text:p>
          </table:table-cell>
          <table:table-cell table:style-name="ce65"/>
          <table:table-cell table:style-name="ce68" office:value-type="string" calcext:value-type="string">
            <text:p>FEATURE</text:p>
          </table:table-cell>
          <table:table-cell table:style-name="ce69" office:value-type="string" calcext:value-type="string">
            <text:p>FILTER, SORT, SEARCH</text:p>
          </table:table-cell>
          <table:table-cell table:style-name="ce68" office:value-type="string" calcext:value-type="string">
            <text:p>1 wk</text:p>
          </table:table-cell>
          <table:table-cell table:style-name="ce74"/>
          <table:table-cell table:style-name="ce77"/>
          <table:table-cell table:style-name="ce80" table:content-validation-name="val4" office:value-type="string" calcext:value-type="string">
            <text:p>01 High</text:p>
          </table:table-cell>
          <table:table-cell table:style-name="ce83"/>
          <table:table-cell table:style-name="ce84" table:content-validation-name="val5" office:value-type="string" calcext:value-type="string">
            <text:p>20 - Unstarted</text:p>
          </table:table-cell>
          <table:table-cell table:style-name="ce85"/>
          <table:table-cell table:style-name="ce88"/>
          <table:table-cell table:style-name="ce86"/>
          <table:table-cell table:number-columns-repeated="1006"/>
        </table:table-row>
        <table:table-row table:style-name="ro13">
          <table:table-cell table:style-name="ce12"/>
          <table:table-cell table:style-name="ce15" table:content-validation-name="val1" office:value-type="string" calcext:value-type="string">
            <text:p>ElijahStreams</text:p>
          </table:table-cell>
          <table:table-cell table:style-name="ce17" table:content-validation-name="val2" office:value-type="string" calcext:value-type="string">
            <text:p>ES-STG2</text:p>
          </table:table-cell>
          <table:table-cell table:style-name="ce20" office:value-type="string" calcext:value-type="string">
            <text:p>BUG: CPT Video: Make iframe widget height auto fit</text:p>
          </table:table-cell>
          <table:table-cell table:style-name="ce49" office:value-type="float" office:value="151" calcext:value-type="float">
            <text:p>151</text:p>
          </table:table-cell>
          <table:table-cell table:style-name="ce59" table:content-validation-name="val3" office:value-type="string" calcext:value-type="string">
            <text:p>✋🏻 On-Hold</text:p>
          </table:table-cell>
          <table:table-cell table:style-name="ce61" office:value-type="string" calcext:value-type="string">
            <text:p>Custom CSS necessary to make the iframe responsive ruins the ability to plop whatever we want in there</text:p>
          </table:table-cell>
          <table:table-cell table:style-name="ce68" office:value-type="string" calcext:value-type="string">
            <text:p>BUG</text:p>
          </table:table-cell>
          <table:table-cell table:style-name="ce69" office:value-type="string" calcext:value-type="string">
            <text:p>VIDEO EMBEDS</text:p>
          </table:table-cell>
          <table:table-cell table:style-name="ce68" office:value-type="string" calcext:value-type="string">
            <text:p>3 days</text:p>
          </table:table-cell>
          <table:table-cell table:style-name="ce74"/>
          <table:table-cell table:style-name="ce77" office:value-type="string" calcext:value-type="string">
            <text:p>Mid Priority, maybe fit in around other larger projects.</text:p>
          </table:table-cell>
          <table:table-cell table:style-name="ce80" table:content-validation-name="val4" office:value-type="string" calcext:value-type="string">
            <text:p>03 Medium</text:p>
          </table:table-cell>
          <table:table-cell table:style-name="ce83" office:value-type="string" calcext:value-type="string">
            <text:p>3/27 - NOT STARTED: Will work in around other projects</text:p>
          </table:table-cell>
          <table:table-cell table:style-name="ce84" table:content-validation-name="val5" office:value-type="string" calcext:value-type="string">
            <text:p>20 - Unstarted</text:p>
          </table:table-cell>
          <table:table-cell table:style-name="ce85"/>
          <table:table-cell table:style-name="ce88"/>
          <table:table-cell table:style-name="ce86"/>
          <table:table-cell table:number-columns-repeated="1006"/>
        </table:table-row>
        <table:table-row table:style-name="ro9" table:visibility="collapse">
          <table:table-cell table:style-name="ce12"/>
          <table:table-cell table:style-name="ce15" table:content-validation-name="val1" office:value-type="string" calcext:value-type="string">
            <text:p>ElijahStreams</text:p>
          </table:table-cell>
          <table:table-cell table:style-name="ce17" table:content-validation-name="val2" office:value-type="string" calcext:value-type="string">
            <text:p>ES-STG</text:p>
          </table:table-cell>
          <table:table-cell table:style-name="ce20" office:value-type="string" calcext:value-type="string">
            <text:p>Archive Episodes: Filter by publish date</text:p>
          </table:table-cell>
          <table:table-cell table:style-name="ce50" office:value-type="float" office:value="186" calcext:value-type="float">
            <text:p>186</text:p>
          </table:table-cell>
          <table:table-cell table:style-name="ce59" table:content-validation-name="val3" office:value-type="string" calcext:value-type="string">
            <text:p>✋🏻 On-Hold</text:p>
          </table:table-cell>
          <table:table-cell table:style-name="ce64"/>
          <table:table-cell table:style-name="ce68" office:value-type="string" calcext:value-type="string">
            <text:p>FEATURE</text:p>
          </table:table-cell>
          <table:table-cell table:style-name="ce69" office:value-type="string" calcext:value-type="string">
            <text:p>FILTER, SORT, SEARCH</text:p>
          </table:table-cell>
          <table:table-cell table:style-name="ce68"/>
          <table:table-cell table:style-name="ce74"/>
          <table:table-cell table:style-name="ce77"/>
          <table:table-cell table:style-name="ce80" table:content-validation-name="val4" office:value-type="string" calcext:value-type="string">
            <text:p>04 Low</text:p>
          </table:table-cell>
          <table:table-cell table:style-name="ce83"/>
          <table:table-cell table:style-name="ce84" table:content-validation-name="val5" office:value-type="string" calcext:value-type="string">
            <text:p>20 - Unstarted</text:p>
          </table:table-cell>
          <table:table-cell table:style-name="ce85"/>
          <table:table-cell table:style-name="ce88"/>
          <table:table-cell table:style-name="ce86"/>
          <table:table-cell table:number-columns-repeated="1006"/>
        </table:table-row>
        <table:table-row table:style-name="ro9" table:visibility="collapse">
          <table:table-cell table:style-name="ce12" table:formula="of:=[.A28]+1" office:value-type="float" office:value="11" calcext:value-type="float">
            <text:p>11</text:p>
          </table:table-cell>
          <table:table-cell table:style-name="ce15" table:content-validation-name="val1" office:value-type="string" calcext:value-type="string">
            <text:p>🌐 MANY SITES</text:p>
          </table:table-cell>
          <table:table-cell table:style-name="ce17" table:content-validation-name="val2" office:value-type="string" calcext:value-type="string">
            <text:p>ES-STG</text:p>
          </table:table-cell>
          <table:table-cell table:style-name="ce20" office:value-type="string" calcext:value-type="string">
            <text:p>ADMIN: How to use SSH &amp; WP-CLI to manage sites</text:p>
          </table:table-cell>
          <table:table-cell table:style-name="ce51" office:value-type="float" office:value="160" calcext:value-type="float">
            <text:p>160</text:p>
          </table:table-cell>
          <table:table-cell table:style-name="ce59" table:content-validation-name="val3" office:value-type="string" calcext:value-type="string">
            <text:p>✋🏻 On-Hold</text:p>
          </table:table-cell>
          <table:table-cell table:style-name="ce64" office:value-type="string" calcext:value-type="string">
            <text:p><text:span text:style-name="T1">ERIC_IDEA:</text:span><text:span text:style-name="T2"> Probably bit by bit between other tasks</text:span></text:p>
          </table:table-cell>
          <table:table-cell table:style-name="ce68" office:value-type="string" calcext:value-type="string">
            <text:p>MAINT.</text:p>
          </table:table-cell>
          <table:table-cell table:style-name="ce69" office:value-type="string" calcext:value-type="string">
            <text:p>WORKFLOW IMPROVEMENT</text:p>
          </table:table-cell>
          <table:table-cell table:style-name="ce68" office:value-type="string" calcext:value-type="string">
            <text:p>1-2wks</text:p>
          </table:table-cell>
          <table:table-cell table:style-name="ce74"/>
          <table:table-cell table:style-name="ce77"/>
          <table:table-cell table:style-name="ce80" table:content-validation-name="val4" office:value-type="string" calcext:value-type="string">
            <text:p>04 Low</text:p>
          </table:table-cell>
          <table:table-cell table:style-name="ce83"/>
          <table:table-cell table:style-name="ce84" table:content-validation-name="val5" office:value-type="string" calcext:value-type="string">
            <text:p>20 - Unstarted</text:p>
          </table:table-cell>
          <table:table-cell table:style-name="ce85"/>
          <table:table-cell table:style-name="ce88"/>
          <table:table-cell table:style-name="ce86"/>
          <table:table-cell table:number-columns-repeated="1006"/>
        </table:table-row>
        <table:table-row table:style-name="ro9" table:visibility="collapse">
          <table:table-cell table:style-name="ce12" table:formula="of:=[.A32]+1" office:value-type="float" office:value="12" calcext:value-type="float">
            <text:p>12</text:p>
          </table:table-cell>
          <table:table-cell table:style-name="ce16" table:content-validation-name="val1" office:value-type="string" calcext:value-type="string">
            <text:p>🌐 MANY SITES</text:p>
          </table:table-cell>
          <table:table-cell table:style-name="ce18" table:content-validation-name="val2" office:value-type="string" calcext:value-type="string">
            <text:p>ES-LARDEV</text:p>
          </table:table-cell>
          <table:table-cell table:style-name="ce22" office:value-type="string" calcext:value-type="string">
            <text:p>HOW to best manage multiple sites in one centralized location?</text:p>
          </table:table-cell>
          <table:table-cell table:style-name="ce52" office:value-type="float" office:value="184" calcext:value-type="float">
            <text:p>184</text:p>
          </table:table-cell>
          <table:table-cell table:style-name="ce60" table:content-validation-name="val3"/>
          <table:table-cell table:style-name="ce64" office:value-type="string" calcext:value-type="string">
            <text:p><text:span text:style-name="T1">ERIC_IDEA:</text:span><text:span text:style-name="T2"> Probably MainWP. Will need to test</text:span></text:p>
          </table:table-cell>
          <table:table-cell table:style-name="ce68" office:value-type="string" calcext:value-type="string">
            <text:p>MAINT.</text:p>
          </table:table-cell>
          <table:table-cell table:style-name="ce70" office:value-type="string" calcext:value-type="string">
            <text:p>WORKFLOW IMPROVEMENT</text:p>
          </table:table-cell>
          <table:table-cell table:style-name="ce71" office:value-type="string" calcext:value-type="string">
            <text:p>1 wk</text:p>
          </table:table-cell>
          <table:table-cell table:style-name="ce75"/>
          <table:table-cell table:style-name="ce79"/>
          <table:table-cell table:style-name="ce81" table:content-validation-name="val4" office:value-type="string" calcext:value-type="string">
            <text:p>04 Low</text:p>
          </table:table-cell>
          <table:table-cell table:style-name="ce83"/>
          <table:table-cell table:style-name="ce84" table:content-validation-name="val5" office:value-type="string" calcext:value-type="string">
            <text:p>20 - Unstarted</text:p>
          </table:table-cell>
          <table:table-cell table:style-name="ce85"/>
          <table:table-cell table:style-name="ce88"/>
          <table:table-cell table:style-name="ce86"/>
          <table:table-cell table:number-columns-repeated="1006"/>
        </table:table-row>
        <table:table-row table:style-name="ro9">
          <table:table-cell table:style-name="ce12" table:formula="of:=[.A33]+1" office:value-type="float" office:value="13" calcext:value-type="float">
            <text:p>13</text:p>
          </table:table-cell>
          <table:table-cell table:style-name="ce15" table:content-validation-name="val1" office:value-type="string" calcext:value-type="string">
            <text:p>ElijahStreams</text:p>
          </table:table-cell>
          <table:table-cell table:style-name="ce17" table:content-validation-name="val2" office:value-type="string" calcext:value-type="string">
            <text:p>ES-STG</text:p>
          </table:table-cell>
          <table:table-cell table:style-name="ce20" office:value-type="string" calcext:value-type="string">
            <text:p>STG: Wells PG - Replace img grid with Elementor taxonomy grid (sort by country)</text:p>
          </table:table-cell>
          <table:table-cell table:style-name="ce53" office:value-type="float" office:value="199" calcext:value-type="float">
            <text:p>199</text:p>
          </table:table-cell>
          <table:table-cell table:style-name="ce61" table:number-columns-repeated="2"/>
          <table:table-cell table:style-name="ce68"/>
          <table:table-cell table:style-name="ce69" office:value-type="string" calcext:value-type="string">
            <text:p>WELLS PG</text:p>
          </table:table-cell>
          <table:table-cell table:style-name="ce68" office:value-type="string" calcext:value-type="string">
            <text:p>1 hr</text:p>
          </table:table-cell>
          <table:table-cell table:style-name="ce74" office:value-type="string" calcext:value-type="string">
            <text:p>Quick 🕓</text:p>
          </table:table-cell>
          <table:table-cell table:style-name="ce77"/>
          <table:table-cell table:style-name="ce80" table:content-validation-name="val4" office:value-type="string" calcext:value-type="string">
            <text:p>01 High</text:p>
          </table:table-cell>
          <table:table-cell table:style-name="ce83"/>
          <table:table-cell table:style-name="ce84" table:content-validation-name="val5" office:value-type="string" calcext:value-type="string">
            <text:p>10 - Partial</text:p>
          </table:table-cell>
          <table:table-cell table:style-name="ce85"/>
          <table:table-cell table:style-name="ce88"/>
          <table:table-cell table:style-name="ce86"/>
          <table:table-cell table:number-columns-repeated="1006"/>
        </table:table-row>
        <table:table-row table:style-name="ro13">
          <table:table-cell table:style-name="ce12" table:formula="of:=[.A34]+1" office:value-type="float" office:value="14" calcext:value-type="float">
            <text:p>14</text:p>
          </table:table-cell>
          <table:table-cell table:style-name="ce15" table:content-validation-name="val1" office:value-type="string" calcext:value-type="string">
            <text:p>ElijahStreams</text:p>
          </table:table-cell>
          <table:table-cell table:style-name="ce17" table:content-validation-name="val2" office:value-type="string" calcext:value-type="string">
            <text:p>ES-PROD</text:p>
          </table:table-cell>
          <table:table-cell table:style-name="ce20" office:value-type="string" calcext:value-type="string">
            <text:p>UpdraftPlus: Increase archive size to reduce total backup files</text:p>
          </table:table-cell>
          <table:table-cell table:style-name="ce54" office:value-type="float" office:value="195" calcext:value-type="float">
            <text:p>195</text:p>
          </table:table-cell>
          <table:table-cell table:style-name="ce59" table:content-validation-name="val3"/>
          <table:table-cell table:style-name="ce66" office:value-type="string" calcext:value-type="string">
            <text:p>ERIC_IDEA: </text:p>
          </table:table-cell>
          <table:table-cell table:style-name="ce68" office:value-type="string" calcext:value-type="string">
            <text:p>MAINT.</text:p>
          </table:table-cell>
          <table:table-cell table:style-name="ce69" office:value-type="string" calcext:value-type="string">
            <text:p>WORKFLOW IMPROVEMENT</text:p>
          </table:table-cell>
          <table:table-cell table:style-name="ce68"/>
          <table:table-cell table:style-name="ce74"/>
          <table:table-cell table:style-name="ce78"/>
          <table:table-cell table:style-name="ce80" table:content-validation-name="val4" office:value-type="string" calcext:value-type="string">
            <text:p>03 Medium</text:p>
          </table:table-cell>
          <table:table-cell table:style-name="ce83" office:value-type="string" calcext:value-type="string">
            <text:p>5/1 - ABANDONED. WPE chat support said 512 MB is the max limit. Any more would need cloud hosting like AWS</text:p>
          </table:table-cell>
          <table:table-cell table:style-name="ce84" table:content-validation-name="val5" office:value-type="string" calcext:value-type="string">
            <text:p>95 - Abandoned</text:p>
          </table:table-cell>
          <table:table-cell table:style-name="ce85" office:value-type="date" office:date-value="2024-05-01" calcext:value-type="date">
            <text:p>5/1/2024</text:p>
          </table:table-cell>
          <table:table-cell table:style-name="ce88"/>
          <table:table-cell table:style-name="ce86"/>
          <table:table-cell table:number-columns-repeated="1006"/>
        </table:table-row>
        <table:table-row table:style-name="ro4">
          <table:table-cell table:style-name="ce12" table:formula="of:=[.A35]+1" office:value-type="float" office:value="15" calcext:value-type="float">
            <text:p>15</text:p>
          </table:table-cell>
          <table:table-cell table:style-name="ce15" table:content-validation-name="val1" office:value-type="string" calcext:value-type="string">
            <text:p>ElijahStreams</text:p>
          </table:table-cell>
          <table:table-cell table:style-name="ce17" table:content-validation-name="val2" office:value-type="string" calcext:value-type="string">
            <text:p>ES-PROD</text:p>
          </table:table-cell>
          <table:table-cell table:style-name="ce20" office:value-type="string" calcext:value-type="string">
            <text:p>Wells Map: Upload new wells</text:p>
          </table:table-cell>
          <table:table-cell table:style-name="ce55" office:value-type="float" office:value="198" calcext:value-type="float">
            <text:p>198</text:p>
          </table:table-cell>
          <table:table-cell table:style-name="ce61" table:number-columns-repeated="2"/>
          <table:table-cell table:style-name="ce68"/>
          <table:table-cell table:style-name="ce69" office:value-type="string" calcext:value-type="string">
            <text:p>WELLS PG</text:p>
          </table:table-cell>
          <table:table-cell table:style-name="ce68" office:value-type="string" calcext:value-type="string">
            <text:p>1 hr</text:p>
          </table:table-cell>
          <table:table-cell table:style-name="ce74" office:value-type="string" calcext:value-type="string">
            <text:p>Quick 🕓</text:p>
          </table:table-cell>
          <table:table-cell table:style-name="ce77"/>
          <table:table-cell table:style-name="ce80" table:content-validation-name="val4" office:value-type="string" calcext:value-type="string">
            <text:p>01 High</text:p>
          </table:table-cell>
          <table:table-cell table:style-name="ce83" office:value-type="string" calcext:value-type="string">
            <text:p>5/2 - DONE.</text:p>
          </table:table-cell>
          <table:table-cell table:style-name="ce84" table:content-validation-name="val5" office:value-type="string" calcext:value-type="string">
            <text:p>99 - Complete</text:p>
          </table:table-cell>
          <table:table-cell table:style-name="ce85" office:value-type="date" office:date-value="2024-05-02" calcext:value-type="date">
            <text:p>5/2/2024</text:p>
          </table:table-cell>
          <table:table-cell table:style-name="ce88"/>
          <table:table-cell table:style-name="ce86"/>
          <table:table-cell table:number-columns-repeated="1006"/>
        </table:table-row>
        <table:table-row table:style-name="ro14">
          <table:table-cell table:style-name="ce12" table:formula="of:=[.A36]+1" office:value-type="float" office:value="16" calcext:value-type="float">
            <text:p>16</text:p>
          </table:table-cell>
          <table:table-cell table:style-name="ce15" table:content-validation-name="val1" office:value-type="string" calcext:value-type="string">
            <text:p>ElijahStreams</text:p>
          </table:table-cell>
          <table:table-cell table:style-name="ce17" table:content-validation-name="val2" office:value-type="string" calcext:value-type="string">
            <text:p>ES-PROD</text:p>
          </table:table-cell>
          <table:table-cell table:style-name="ce20" office:value-type="string" calcext:value-type="string">
            <text:p>WELLS PG: UPDATE 05-02-2024</text:p>
          </table:table-cell>
          <table:table-cell table:style-name="ce56" office:value-type="float" office:value="197" calcext:value-type="float">
            <text:p>197</text:p>
          </table:table-cell>
          <table:table-cell table:style-name="ce61"/>
          <table:table-cell table:style-name="ce61" office:value-type="string" calcext:value-type="string">
            <text:p>* Remove "Salvations" counter</text:p>
            <text:p>* Update Wells Drilled to 276</text:p>
            <text:p>* Update Countries to 12</text:p>
            <text:p>* Update People Impacted to 79,800+</text:p>
          </table:table-cell>
          <table:table-cell table:style-name="ce68"/>
          <table:table-cell table:style-name="ce69" office:value-type="string" calcext:value-type="string">
            <text:p>WELLS PG</text:p>
          </table:table-cell>
          <table:table-cell table:style-name="ce68" office:value-type="string" calcext:value-type="string">
            <text:p>1 hr</text:p>
          </table:table-cell>
          <table:table-cell table:style-name="ce74" office:value-type="string" calcext:value-type="string">
            <text:p>Quick 🕓</text:p>
          </table:table-cell>
          <table:table-cell table:style-name="ce77"/>
          <table:table-cell table:style-name="ce80" table:content-validation-name="val4" office:value-type="string" calcext:value-type="string">
            <text:p>01 High</text:p>
          </table:table-cell>
          <table:table-cell table:style-name="ce83" office:value-type="string" calcext:value-type="string">
            <text:p>5/2 - DONE.</text:p>
          </table:table-cell>
          <table:table-cell table:style-name="ce84" table:content-validation-name="val5" office:value-type="string" calcext:value-type="string">
            <text:p>99 - Complete</text:p>
          </table:table-cell>
          <table:table-cell table:style-name="ce85" office:value-type="date" office:date-value="2024-05-02" calcext:value-type="date">
            <text:p>5/2/2024</text:p>
          </table:table-cell>
          <table:table-cell table:style-name="ce88"/>
          <table:table-cell table:style-name="ce86"/>
          <table:table-cell table:number-columns-repeated="1006"/>
        </table:table-row>
        <table:table-row table:style-name="ro10">
          <table:table-cell table:style-name="ce12" table:formula="of:=[.A37]+1" office:value-type="float" office:value="17" calcext:value-type="float">
            <text:p>17</text:p>
          </table:table-cell>
          <table:table-cell table:style-name="ce15" table:content-validation-name="val1" office:value-type="string" calcext:value-type="string">
            <text:p>ElijahStreams</text:p>
          </table:table-cell>
          <table:table-cell table:style-name="ce17" table:content-validation-name="val2" office:value-type="string" calcext:value-type="string">
            <text:p>ES-LARDEV</text:p>
          </table:table-cell>
          <table:table-cell table:style-name="ce20" office:value-type="string" calcext:value-type="string">
            <text:p>BUG: Testimonials all named Julie</text:p>
          </table:table-cell>
          <table:table-cell table:style-name="ce57" office:value-type="float" office:value="196" calcext:value-type="float">
            <text:p>196</text:p>
          </table:table-cell>
          <table:table-cell table:style-name="ce59" table:content-validation-name="val3" office:value-type="string" calcext:value-type="string">
            <text:p>🚀 In-Progress</text:p>
          </table:table-cell>
          <table:table-cell table:style-name="ce64" office:value-type="string" calcext:value-type="string">
            <text:p><text:span text:style-name="T1">ERIC_IDEA:</text:span><text:span text:style-name="T2"> Although the incoming saved Testimonial posts all have a unique title due the post ID, the name and location part is not working. It is putting “Julie” as the name and location every time.</text:span></text:p>
          </table:table-cell>
          <table:table-cell table:style-name="ce68" office:value-type="string" calcext:value-type="string">
            <text:p>BUG</text:p>
          </table:table-cell>
          <table:table-cell table:style-name="ce69" office:value-type="string" calcext:value-type="string">
            <text:p>SITE PLUGIN</text:p>
          </table:table-cell>
          <table:table-cell table:style-name="ce68"/>
          <table:table-cell table:style-name="ce74"/>
          <table:table-cell table:style-name="ce78"/>
          <table:table-cell table:style-name="ce80" table:content-validation-name="val4" office:value-type="string" calcext:value-type="string">
            <text:p>03 Medium</text:p>
          </table:table-cell>
          <table:table-cell table:style-name="ce83" office:value-type="string" calcext:value-type="string">
            <text:p>5/2 - DONE. Created a shortcode that rewrites all the testimonial titles. Ran this morning on PROD. Good to go.</text:p>
          </table:table-cell>
          <table:table-cell table:style-name="ce84" table:content-validation-name="val5" office:value-type="string" calcext:value-type="string">
            <text:p>99 - Complete</text:p>
          </table:table-cell>
          <table:table-cell table:style-name="ce85" office:value-type="date" office:date-value="2024-05-02" calcext:value-type="date">
            <text:p>5/2/2024</text:p>
          </table:table-cell>
          <table:table-cell table:style-name="ce88"/>
          <table:table-cell table:style-name="ce86"/>
          <table:table-cell table:number-columns-repeated="1006"/>
        </table:table-row>
        <table:table-row table:style-name="ro13">
          <table:table-cell table:style-name="ce12" table:formula="of:=[.A38]+1" office:value-type="float" office:value="18" calcext:value-type="float">
            <text:p>18</text:p>
          </table:table-cell>
          <table:table-cell table:style-name="ce15" table:content-validation-name="val1" office:value-type="string" calcext:value-type="string">
            <text:p>ElijahStreams</text:p>
          </table:table-cell>
          <table:table-cell table:style-name="ce17" table:content-validation-name="val2" office:value-type="string" calcext:value-type="string">
            <text:p>ES-LARDEV</text:p>
          </table:table-cell>
          <table:table-cell table:style-name="ce20" office:value-type="string" calcext:value-type="string">
            <text:p>Merge Snippets from All Envs together on DEV</text:p>
          </table:table-cell>
          <table:table-cell table:style-name="ce47"/>
          <table:table-cell table:style-name="ce59" table:content-validation-name="val3"/>
          <table:table-cell table:style-name="ce64" office:value-type="string" calcext:value-type="string">
            <text:p>Code snippets from STG2 need to be migrated to LARDEV-PROD and converted to site plugin functions.</text:p>
          </table:table-cell>
          <table:table-cell table:style-name="ce68"/>
          <table:table-cell table:style-name="ce69" office:value-type="string" calcext:value-type="string">
            <text:p>WORKFLOW IMPROVEMENT</text:p>
          </table:table-cell>
          <table:table-cell table:style-name="ce68"/>
          <table:table-cell table:style-name="ce74"/>
          <table:table-cell table:style-name="ce77"/>
          <table:table-cell table:style-name="ce80" table:content-validation-name="val4" office:value-type="string" calcext:value-type="string">
            <text:p>01 High</text:p>
          </table:table-cell>
          <table:table-cell table:style-name="ce83" office:value-type="string" calcext:value-type="string">
            <text:p>4/30 - DONE. Uploaded to STG for testing</text:p>
          </table:table-cell>
          <table:table-cell table:style-name="ce84" table:content-validation-name="val5" office:value-type="string" calcext:value-type="string">
            <text:p>99 - Complete</text:p>
          </table:table-cell>
          <table:table-cell table:style-name="ce85" office:value-type="date" office:date-value="2024-04-30" calcext:value-type="date">
            <text:p>4/30/2024</text:p>
          </table:table-cell>
          <table:table-cell table:style-name="ce88"/>
          <table:table-cell table:style-name="ce86"/>
          <table:table-cell table:number-columns-repeated="1006"/>
        </table:table-row>
        <table:table-row table:style-name="ro10">
          <table:table-cell table:style-name="ce12" table:formula="of:=[.A39]+1" office:value-type="float" office:value="19" calcext:value-type="float">
            <text:p>19</text:p>
          </table:table-cell>
          <table:table-cell table:style-name="ce15" table:content-validation-name="val1" office:value-type="string" calcext:value-type="string">
            <text:p>ElijahStreams</text:p>
          </table:table-cell>
          <table:table-cell table:style-name="ce17" table:content-validation-name="val2" office:value-type="string" calcext:value-type="string">
            <text:p>ES-PROD</text:p>
          </table:table-cell>
          <table:table-cell table:style-name="ce20" office:value-type="string" calcext:value-type="string">
            <text:p>Audit ES Site for Accessibility</text:p>
          </table:table-cell>
          <table:table-cell table:style-name="ce58" office:value-type="float" office:value="176" calcext:value-type="float">
            <text:p>176</text:p>
          </table:table-cell>
          <table:table-cell table:style-name="ce62" table:content-validation-name="val3"/>
          <table:table-cell table:style-name="ce64" office:value-type="string" calcext:value-type="string">
            <text:p><text:span text:style-name="T1">ERIC_IDEA:</text:span><text:span text:style-name="T2"> There are many accessibility considerations we may want to evaluate, the main one being we need an alt tag on each image (except decorative graphics)</text:span></text:p>
          </table:table-cell>
          <table:table-cell table:style-name="ce68" office:value-type="string" calcext:value-type="string">
            <text:p>MAINT.</text:p>
          </table:table-cell>
          <table:table-cell table:style-name="ce69" office:value-type="string" calcext:value-type="string">
            <text:p>A11Y</text:p>
          </table:table-cell>
          <table:table-cell table:style-name="ce68" office:value-type="string" calcext:value-type="string">
            <text:p>1 hr</text:p>
          </table:table-cell>
          <table:table-cell table:style-name="ce74" office:value-type="string" calcext:value-type="string">
            <text:p>Quick 🕓</text:p>
          </table:table-cell>
          <table:table-cell table:style-name="ce77" office:value-type="string" calcext:value-type="string">
            <text:p>N/A</text:p>
          </table:table-cell>
          <table:table-cell table:style-name="ce80" table:content-validation-name="val4" office:value-type="string" calcext:value-type="string">
            <text:p>03 Medium</text:p>
          </table:table-cell>
          <table:table-cell table:style-name="ce83" office:value-type="string" calcext:value-type="string">
            <text:p>4/26 - DONE. Added filename as ALT tag for each image using plugin Add Image Alt. We may re-visit this later, but the ALT tag was the major component and it is done.</text:p>
          </table:table-cell>
          <table:table-cell table:style-name="ce84" table:content-validation-name="val5" office:value-type="string" calcext:value-type="string">
            <text:p>99 - Complete</text:p>
          </table:table-cell>
          <table:table-cell table:style-name="ce85" office:value-type="date" office:date-value="2024-04-26" calcext:value-type="date">
            <text:p>4/26/2024</text:p>
          </table:table-cell>
          <table:table-cell table:style-name="ce88"/>
          <table:table-cell table:style-name="ce86"/>
          <table:table-cell table:number-columns-repeated="1006"/>
        </table:table-row>
        <table:table-row table:style-name="ro15">
          <table:table-cell/>
          <table:table-cell table:style-name="ce6" table:number-columns-repeated="2"/>
          <table:table-cell table:number-columns-repeated="13"/>
          <table:table-cell table:style-name="ce85"/>
          <table:table-cell table:number-columns-repeated="1007"/>
        </table:table-row>
        <table:table-row table:style-name="ro4">
          <table:table-cell table:number-columns-repeated="16"/>
          <table:table-cell table:style-name="ce85"/>
          <table:table-cell table:number-columns-repeated="1007"/>
        </table:table-row>
        <table:table-row table:style-name="ro4">
          <table:table-cell table:style-name="ce13"/>
          <table:table-cell table:number-columns-repeated="15"/>
          <table:table-cell table:style-name="ce85"/>
          <table:table-cell table:number-columns-repeated="1007"/>
        </table:table-row>
        <table:table-row table:style-name="ro5" table:number-rows-repeated="1048532">
          <table:table-cell table:number-columns-repeated="1024"/>
        </table:table-row>
        <table:table-row table:style-name="ro5">
          <table:table-cell table:number-columns-repeated="1024"/>
        </table:table-row>
        <table:named-expressions>
          <table:named-range table:name="_xlnm._FilterDatabase" table:base-cell-address="$Instructions.$A$1" table:cell-range-address="$'Progress 4-29'.$B$4:.$P$40"/>
        </table:named-expressions>
        <calcext:conditional-formats>
          <calcext:conditional-format calcext:target-range-address="'Progress 4-29'.M5:'Progress 4-29'.M40">
            <calcext:condition calcext:apply-style-name="ConditionalStyle_1" calcext:value="formula-is(regexmatch([.$M5];&quot;High&quot;))" calcext:base-cell-address="'Progress 4-29'.M5"/>
          </calcext:conditional-format>
          <calcext:conditional-format calcext:target-range-address="'Progress 4-29'.M5:'Progress 4-29'.M40">
            <calcext:condition calcext:apply-style-name="ConditionalStyle_2" calcext:value="begins-with(&quot;04 Low&quot;)" calcext:base-cell-address="'Progress 4-29'.M5"/>
          </calcext:conditional-format>
          <calcext:conditional-format calcext:target-range-address="'Progress 4-29'.M5:'Progress 4-29'.M40">
            <calcext:condition calcext:apply-style-name="ConditionalStyle_3" calcext:value="begins-with(&quot;03 Med&quot;)" calcext:base-cell-address="'Progress 4-29'.M5"/>
          </calcext:conditional-format>
          <calcext:conditional-format calcext:target-range-address="'Progress 4-29'.B5:'Progress 4-29'.O40">
            <calcext:condition calcext:apply-style-name="ConditionalStyle_4" calcext:value="formula-is(regexmatch([.$O5];&quot;(?i)complete&quot;))" calcext:base-cell-address="'Progress 4-29'.B5"/>
          </calcext:conditional-format>
          <calcext:conditional-format calcext:target-range-address="'Progress 4-29'.B5:'Progress 4-29'.O40">
            <calcext:condition calcext:apply-style-name="ConditionalStyle_5" calcext:value="formula-is(regexmatch([.$O5];&quot;(?i)Partial&quot;))" calcext:base-cell-address="'Progress 4-29'.B5"/>
          </calcext:conditional-format>
          <calcext:conditional-format calcext:target-range-address="'Progress 4-29'.B5:'Progress 4-29'.O40">
            <calcext:condition calcext:apply-style-name="ConditionalStyle_6" calcext:value="formula-is(regexmatch([.$O5];&quot;(?i)unstarted&quot;))" calcext:base-cell-address="'Progress 4-29'.B5"/>
          </calcext:conditional-format>
          <calcext:conditional-format calcext:target-range-address="'Progress 4-29'.B5:'Progress 4-29'.O40">
            <calcext:condition calcext:apply-style-name="ConditionalStyle_7" calcext:value="formula-is(regexmatch([.$O5];&quot;(?i)Mostly&quot;))" calcext:base-cell-address="'Progress 4-29'.B5"/>
          </calcext:conditional-format>
          <calcext:conditional-format calcext:target-range-address="'Progress 4-29'.B5:'Progress 4-29'.O40">
            <calcext:condition calcext:apply-style-name="ConditionalStyle_8" calcext:value="formula-is(regexmatch([.$O5];&quot;(?i)abandoned&quot;))" calcext:base-cell-address="'Progress 4-29'.B5"/>
          </calcext:conditional-format>
        </calcext:conditional-formats>
      </table:table>
      <table:table table:name="Progress 4-22" table:style-name="ta3">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23" table:default-cell-style-name="Default"/>
        <table:table-column table:style-name="co12" table:default-cell-style-name="Default"/>
        <table:table-column table:style-name="co13" table:number-columns-repeated="2" table:default-cell-style-name="Default"/>
        <table:table-column table:style-name="co16" table:default-cell-style-name="Default"/>
        <table:table-column table:style-name="co24" table:default-cell-style-name="Default"/>
        <table:table-column table:style-name="co18" table:default-cell-style-name="Default"/>
        <table:table-column table:style-name="co25" table:default-cell-style-name="Default"/>
        <table:table-column table:style-name="co19" table:default-cell-style-name="Default"/>
        <table:table-column table:style-name="co20" table:default-cell-style-name="Default"/>
        <table:table-column table:style-name="co26" table:default-cell-style-name="Default"/>
        <table:table-column table:style-name="co1" table:default-cell-style-name="Default"/>
        <table:table-column table:style-name="co22" table:default-cell-style-name="Default"/>
        <table:table-column table:style-name="co1" table:number-columns-repeated="1006" table:default-cell-style-name="Default"/>
        <table:table-row table:style-name="ro6">
          <table:table-cell table:style-name="ce10"/>
          <table:table-cell table:style-name="ce10" office:value-type="string" calcext:value-type="string">
            <text:p>EH_ELSM_20240122_TicketProgress.gsheet: Progress 4-22</text:p>
          </table:table-cell>
          <table:table-cell table:style-name="ce10" table:number-columns-repeated="5"/>
          <table:table-cell table:style-name="ce67" table:number-columns-repeated="2"/>
          <table:table-cell table:style-name="ce72" table:number-columns-repeated="2"/>
          <table:table-cell table:style-name="ce72" office:value-type="string" calcext:value-type="string">
            <text:p>AS OF: </text:p>
          </table:table-cell>
          <table:table-cell table:style-name="ce67" table:formula="of:=[$'Version Log'.B7]" office:value-type="date" office:date-value="2024-04-04" calcext:value-type="date">
            <text:p>April 4, 2024</text:p>
          </table:table-cell>
          <table:table-cell table:style-name="ce138" table:formula="of:=TODAY()" office:value-type="date" office:date-value="2024-05-11" calcext:value-type="date">
            <text:p>May 11, 2024</text:p>
          </table:table-cell>
          <table:table-cell table:number-columns-repeated="2"/>
          <table:table-cell table:style-name="ce86" table:number-columns-repeated="2"/>
          <table:table-cell table:style-name="ce6" table:number-columns-repeated="2"/>
          <table:table-cell table:number-columns-repeated="1004"/>
        </table:table-row>
        <table:table-row table:style-name="ro4">
          <table:table-cell table:style-name="ce6" table:number-columns-repeated="20"/>
          <table:table-cell table:number-columns-repeated="1004"/>
        </table:table-row>
        <table:table-row table:style-name="ro7">
          <table:table-cell table:number-columns-repeated="4"/>
          <table:table-cell table:style-name="ce23" table:number-columns-repeated="2"/>
          <table:table-cell table:style-name="ce63" table:number-columns-spanned="10" table:number-rows-spanned="1"/>
          <table:covered-table-cell table:number-columns-repeated="9"/>
          <table:table-cell table:style-name="ce86" table:number-columns-repeated="2"/>
          <table:table-cell table:style-name="ce6" table:number-columns-repeated="2"/>
          <table:table-cell table:number-columns-repeated="1004"/>
        </table:table-row>
        <table:table-row table:style-name="ro8">
          <table:table-cell table:style-name="ce11" office:value-type="string" calcext:value-type="string">
            <text:p>Index</text:p>
          </table:table-cell>
          <table:table-cell table:style-name="ce107" office:value-type="string" calcext:value-type="string">
            <text:p>SITE NAMES</text:p>
          </table:table-cell>
          <table:table-cell table:style-name="ce107" office:value-type="string" calcext:value-type="string">
            <text:p>SITE-ENV</text:p>
          </table:table-cell>
          <table:table-cell table:style-name="ce112" office:value-type="string" calcext:value-type="string">
            <text:p>Project Name</text:p>
          </table:table-cell>
          <table:table-cell table:style-name="ce112" office:value-type="string" calcext:value-type="string">
            <text:p>Trello Ticket</text:p>
          </table:table-cell>
          <table:table-cell table:style-name="ce112" office:value-type="string" calcext:value-type="string">
            <text:p>Ticket Status</text:p>
          </table:table-cell>
          <table:table-cell table:style-name="ce112" office:value-type="string" calcext:value-type="string">
            <text:p>Description</text:p>
          </table:table-cell>
          <table:table-cell table:style-name="ce112" office:value-type="string" calcext:value-type="string">
            <text:p>Ticket Type</text:p>
          </table:table-cell>
          <table:table-cell table:style-name="ce112" office:value-type="string" calcext:value-type="string">
            <text:p>Time To Complete (Est.)</text:p>
          </table:table-cell>
          <table:table-cell table:style-name="ce197" office:value-type="string" calcext:value-type="string">
            <text:p>Quick?</text:p>
          </table:table-cell>
          <table:table-cell table:style-name="ce197" office:value-type="string" calcext:value-type="string">
            <text:p>Michael's Notes</text:p>
          </table:table-cell>
          <table:table-cell table:style-name="ce197" office:value-type="string" calcext:value-type="string">
            <text:p>Priority</text:p>
          </table:table-cell>
          <table:table-cell table:style-name="ce197" office:value-type="string" calcext:value-type="string">
            <text:p>Secondary Priority</text:p>
          </table:table-cell>
          <table:table-cell table:style-name="ce197" office:value-type="string" calcext:value-type="string">
            <text:p>Progress</text:p>
          </table:table-cell>
          <table:table-cell table:style-name="ce197" office:value-type="string" calcext:value-type="string">
            <text:p>Granular Status</text:p>
          </table:table-cell>
          <table:table-cell table:style-name="ce197" office:value-type="string" calcext:value-type="string">
            <text:p>Date Completed</text:p>
          </table:table-cell>
          <table:table-cell table:style-name="ce87" table:number-columns-repeated="2"/>
          <table:table-cell table:number-columns-repeated="1006"/>
        </table:table-row>
        <table:table-row table:style-name="ro16">
          <table:table-cell table:style-name="ce12" office:value-type="float" office:value="1" calcext:value-type="float">
            <text:p>1</text:p>
          </table:table-cell>
          <table:table-cell table:style-name="ce89" table:content-validation-name="val6" office:value-type="string" calcext:value-type="string">
            <text:p>ElijahStreams</text:p>
          </table:table-cell>
          <table:table-cell table:style-name="ce92" table:content-validation-name="val7" office:value-type="string" calcext:value-type="string">
            <text:p>ES-STG2</text:p>
          </table:table-cell>
          <table:table-cell table:style-name="ce221" office:value-type="string" calcext:value-type="string">
            <text:p>BUG: CPT Video: Make iframe widget height auto fit</text:p>
          </table:table-cell>
          <table:table-cell table:style-name="ce224" office:value-type="float" office:value="151" calcext:value-type="float">
            <text:p>151</text:p>
          </table:table-cell>
          <table:table-cell table:style-name="ce123" table:content-validation-name="val8" office:value-type="string" calcext:value-type="string">
            <text:p>✋🏻 On-Hold</text:p>
          </table:table-cell>
          <table:table-cell table:style-name="ce332" office:value-type="string" calcext:value-type="string">
            <text:p>I've looked into this and think I understand the cause. The fix is probably going to related to CUSTOM CSS. It looks like a relatively quick fix, but I'll know more once I begin digging in.</text:p>
          </table:table-cell>
          <table:table-cell table:style-name="ce335" office:value-type="string" calcext:value-type="string">
            <text:p>BUG</text:p>
          </table:table-cell>
          <table:table-cell table:style-name="ce335" office:value-type="string" calcext:value-type="string">
            <text:p>3 days</text:p>
          </table:table-cell>
          <table:table-cell table:style-name="ce337"/>
          <table:table-cell table:style-name="ce339" office:value-type="string" calcext:value-type="string">
            <text:p>Mid Priority, maybe fit in around other larger projects.</text:p>
          </table:table-cell>
          <table:table-cell table:style-name="ce136" table:content-validation-name="val9" office:value-type="string" calcext:value-type="string">
            <text:p>03 Medium</text:p>
          </table:table-cell>
          <table:table-cell table:style-name="ce336"/>
          <table:table-cell table:style-name="ce378" office:value-type="string" calcext:value-type="string">
            <text:p>3/27 - NOT STARTED: Will work in around other projects</text:p>
          </table:table-cell>
          <table:table-cell table:style-name="ce141" table:content-validation-name="val10" office:value-type="string" calcext:value-type="string">
            <text:p>20 - Unstarted</text:p>
          </table:table-cell>
          <table:table-cell table:style-name="ce85"/>
          <table:table-cell table:style-name="ce88"/>
          <table:table-cell table:number-columns-repeated="1007"/>
        </table:table-row>
        <table:table-row table:style-name="ro4">
          <table:table-cell table:style-name="ce12" table:formula="of:=[.A5]+1" office:value-type="float" office:value="2" calcext:value-type="float">
            <text:p>2</text:p>
          </table:table-cell>
          <table:table-cell table:style-name="ce89" table:content-validation-name="val6" office:value-type="string" calcext:value-type="string">
            <text:p>ElijahStreams</text:p>
          </table:table-cell>
          <table:table-cell table:style-name="ce92" table:content-validation-name="val7" office:value-type="string" calcext:value-type="string">
            <text:p>ES-PROD</text:p>
          </table:table-cell>
          <table:table-cell table:style-name="ce221" office:value-type="string" calcext:value-type="string">
            <text:p>BUG: Testimonials all named Julie</text:p>
          </table:table-cell>
          <table:table-cell table:style-name="ce227"/>
          <table:table-cell table:style-name="ce123" table:content-validation-name="val8"/>
          <table:table-cell table:style-name="ce333"/>
          <table:table-cell table:style-name="ce335" office:value-type="string" calcext:value-type="string">
            <text:p>BUG</text:p>
          </table:table-cell>
          <table:table-cell table:style-name="ce335"/>
          <table:table-cell table:style-name="ce337"/>
          <table:table-cell table:style-name="ce340"/>
          <table:table-cell table:style-name="ce136" table:content-validation-name="val9" office:value-type="string" calcext:value-type="string">
            <text:p>03 Medium</text:p>
          </table:table-cell>
          <table:table-cell table:style-name="ce336"/>
          <table:table-cell table:style-name="ce378"/>
          <table:table-cell table:style-name="ce141" table:content-validation-name="val10" office:value-type="string" calcext:value-type="string">
            <text:p>20 - Unstarted</text:p>
          </table:table-cell>
          <table:table-cell table:style-name="ce85"/>
          <table:table-cell table:style-name="ce88"/>
          <table:table-cell table:style-name="ce86"/>
          <table:table-cell table:number-columns-repeated="1006"/>
        </table:table-row>
        <table:table-row table:style-name="ro14">
          <table:table-cell table:style-name="ce12" table:formula="of:=[.A6]+1" office:value-type="float" office:value="3" calcext:value-type="float">
            <text:p>3</text:p>
          </table:table-cell>
          <table:table-cell table:style-name="ce89" table:content-validation-name="val6" office:value-type="string" calcext:value-type="string">
            <text:p>ElijahStreams</text:p>
          </table:table-cell>
          <table:table-cell table:style-name="ce92" table:content-validation-name="val7" office:value-type="string" calcext:value-type="string">
            <text:p>ES-PROD</text:p>
          </table:table-cell>
          <table:table-cell table:style-name="ce221" office:value-type="string" calcext:value-type="string">
            <text:p>Have Michael Review Event Infos imported on older posts</text:p>
          </table:table-cell>
          <table:table-cell table:style-name="ce281" office:value-type="float" office:value="177" calcext:value-type="float">
            <text:p>177</text:p>
          </table:table-cell>
          <table:table-cell table:style-name="ce123" table:content-validation-name="val8"/>
          <table:table-cell table:style-name="ce333" office:value-type="string" calcext:value-type="string">
            <text:p><text:span text:style-name="T1">ERIC_IDEA:</text:span><text:span text:style-name="T2"> Many of the event info descriptions imported in the older posts have overlapping text and other issues that will require manual intervention</text:span></text:p>
          </table:table-cell>
          <table:table-cell table:style-name="ce335" office:value-type="string" calcext:value-type="string">
            <text:p>BUG</text:p>
          </table:table-cell>
          <table:table-cell table:style-name="ce335" office:value-type="string" calcext:value-type="string">
            <text:p>15 min</text:p>
          </table:table-cell>
          <table:table-cell table:style-name="ce337" office:value-type="string" calcext:value-type="string">
            <text:p>Quick 🕓</text:p>
          </table:table-cell>
          <table:table-cell table:style-name="ce340" office:value-type="string" calcext:value-type="string">
            <text:p>N/A</text:p>
          </table:table-cell>
          <table:table-cell table:style-name="ce136" table:content-validation-name="val9" office:value-type="string" calcext:value-type="string">
            <text:p>04 Low</text:p>
          </table:table-cell>
          <table:table-cell table:style-name="ce336" office:value-type="float" office:value="1" calcext:value-type="float">
            <text:p>1</text:p>
          </table:table-cell>
          <table:table-cell table:style-name="ce378"/>
          <table:table-cell table:style-name="ce141" table:content-validation-name="val10" office:value-type="string" calcext:value-type="string">
            <text:p>20 - Unstarted</text:p>
          </table:table-cell>
          <table:table-cell table:style-name="ce85"/>
          <table:table-cell table:style-name="ce88"/>
          <table:table-cell table:style-name="ce86"/>
          <table:table-cell table:number-columns-repeated="1006"/>
        </table:table-row>
        <table:table-row table:style-name="ro9">
          <table:table-cell table:style-name="ce12" table:formula="of:=[.A7]+1" office:value-type="float" office:value="4" calcext:value-type="float">
            <text:p>4</text:p>
          </table:table-cell>
          <table:table-cell table:style-name="ce89" table:content-validation-name="val6" office:value-type="string" calcext:value-type="string">
            <text:p>ElijahStreams</text:p>
          </table:table-cell>
          <table:table-cell table:style-name="ce92" table:content-validation-name="val7" office:value-type="string" calcext:value-type="string">
            <text:p>ES-STG2</text:p>
          </table:table-cell>
          <table:table-cell table:style-name="ce221" office:value-type="string" calcext:value-type="string">
            <text:p>Archive Episodes: Filter by (old) post type (video, live video, etc)</text:p>
          </table:table-cell>
          <table:table-cell table:style-name="ce282" office:value-type="float" office:value="93" calcext:value-type="float">
            <text:p>93</text:p>
          </table:table-cell>
          <table:table-cell table:style-name="ce123" table:content-validation-name="val8" office:value-type="string" calcext:value-type="string">
            <text:p>✋🏻 On-Hold</text:p>
          </table:table-cell>
          <table:table-cell table:style-name="ce334"/>
          <table:table-cell table:style-name="ce335" office:value-type="string" calcext:value-type="string">
            <text:p>FEATURE</text:p>
          </table:table-cell>
          <table:table-cell table:style-name="ce335" office:value-type="string" calcext:value-type="string">
            <text:p>2 days</text:p>
          </table:table-cell>
          <table:table-cell table:style-name="ce337"/>
          <table:table-cell table:style-name="ce339"/>
          <table:table-cell table:style-name="ce136" table:content-validation-name="val9" office:value-type="string" calcext:value-type="string">
            <text:p>01 High</text:p>
          </table:table-cell>
          <table:table-cell table:style-name="ce336"/>
          <table:table-cell table:style-name="ce378"/>
          <table:table-cell table:style-name="ce141" table:content-validation-name="val10" office:value-type="string" calcext:value-type="string">
            <text:p>20 - Unstarted</text:p>
          </table:table-cell>
          <table:table-cell table:style-name="ce85"/>
          <table:table-cell table:style-name="ce88"/>
          <table:table-cell table:style-name="ce86"/>
          <table:table-cell table:number-columns-repeated="1006"/>
        </table:table-row>
        <table:table-row table:style-name="ro9">
          <table:table-cell table:style-name="ce12"/>
          <table:table-cell table:style-name="ce89" table:content-validation-name="val6" office:value-type="string" calcext:value-type="string">
            <text:p>ElijahStreams</text:p>
          </table:table-cell>
          <table:table-cell table:style-name="ce92" table:content-validation-name="val7" office:value-type="string" calcext:value-type="string">
            <text:p>ES-STG</text:p>
          </table:table-cell>
          <table:table-cell table:style-name="ce221" office:value-type="string" calcext:value-type="string">
            <text:p>Archive Episodes: Filter by host</text:p>
          </table:table-cell>
          <table:table-cell table:style-name="ce283" office:value-type="float" office:value="187" calcext:value-type="float">
            <text:p>187</text:p>
          </table:table-cell>
          <table:table-cell table:style-name="ce123" table:content-validation-name="val8" office:value-type="string" calcext:value-type="string">
            <text:p>✋🏻 On-Hold</text:p>
          </table:table-cell>
          <table:table-cell table:style-name="ce333" office:value-type="string" calcext:value-type="string">
            <text:p><text:span text:style-name="T1">ERIC_IDEA:</text:span><text:span text:style-name="T2"> Have to create a "Host" custom field</text:span></text:p>
          </table:table-cell>
          <table:table-cell table:style-name="ce335" office:value-type="string" calcext:value-type="string">
            <text:p>FEATURE</text:p>
          </table:table-cell>
          <table:table-cell table:style-name="ce335"/>
          <table:table-cell table:style-name="ce337"/>
          <table:table-cell table:style-name="ce339" office:value-type="string" calcext:value-type="string">
            <text:p>Michael liked the idea</text:p>
          </table:table-cell>
          <table:table-cell table:style-name="ce136" table:content-validation-name="val9" office:value-type="string" calcext:value-type="string">
            <text:p>01 High</text:p>
          </table:table-cell>
          <table:table-cell table:style-name="ce336"/>
          <table:table-cell table:style-name="ce378"/>
          <table:table-cell table:style-name="ce141" table:content-validation-name="val10" office:value-type="string" calcext:value-type="string">
            <text:p>20 - Unstarted</text:p>
          </table:table-cell>
          <table:table-cell table:style-name="ce85"/>
          <table:table-cell table:style-name="ce88"/>
          <table:table-cell table:style-name="ce86"/>
          <table:table-cell table:number-columns-repeated="1006"/>
        </table:table-row>
        <table:table-row table:style-name="ro9">
          <table:table-cell table:style-name="ce12"/>
          <table:table-cell table:style-name="ce89" table:content-validation-name="val6" office:value-type="string" calcext:value-type="string">
            <text:p>ElijahStreams</text:p>
          </table:table-cell>
          <table:table-cell table:style-name="ce92" table:content-validation-name="val7" office:value-type="string" calcext:value-type="string">
            <text:p>ES-LARDEV</text:p>
          </table:table-cell>
          <table:table-cell table:style-name="ce221" office:value-type="string" calcext:value-type="string">
            <text:p>Merge Snippets from All Envs together on DEV</text:p>
          </table:table-cell>
          <table:table-cell table:style-name="ce227"/>
          <table:table-cell table:style-name="ce123" table:content-validation-name="val8"/>
          <table:table-cell table:style-name="ce333"/>
          <table:table-cell table:style-name="ce335" table:number-columns-repeated="2"/>
          <table:table-cell table:style-name="ce337"/>
          <table:table-cell table:style-name="ce339"/>
          <table:table-cell table:style-name="ce136" table:content-validation-name="val9" office:value-type="string" calcext:value-type="string">
            <text:p>01 High</text:p>
          </table:table-cell>
          <table:table-cell table:style-name="ce336"/>
          <table:table-cell table:style-name="ce378" office:value-type="string" calcext:value-type="string">
            <text:p>4/24 - BEGAN. Migrated PROD 605. Ready to merge snippets</text:p>
          </table:table-cell>
          <table:table-cell table:style-name="ce141" table:content-validation-name="val10" office:value-type="string" calcext:value-type="string">
            <text:p>10 - Partial</text:p>
          </table:table-cell>
          <table:table-cell table:style-name="ce85"/>
          <table:table-cell table:style-name="ce88"/>
          <table:table-cell table:style-name="ce86"/>
          <table:table-cell table:number-columns-repeated="1006"/>
        </table:table-row>
        <table:table-row table:style-name="ro4">
          <table:table-cell table:style-name="ce12" table:formula="of:=[.A8]+1" office:value-type="float" office:value="5" calcext:value-type="float">
            <text:p>5</text:p>
          </table:table-cell>
          <table:table-cell table:style-name="ce89" table:content-validation-name="val6" office:value-type="string" calcext:value-type="string">
            <text:p>ElijahStreams</text:p>
          </table:table-cell>
          <table:table-cell table:style-name="ce92" table:content-validation-name="val7" office:value-type="string" calcext:value-type="string">
            <text:p>ES-STG</text:p>
          </table:table-cell>
          <table:table-cell table:style-name="ce221" office:value-type="string" calcext:value-type="string">
            <text:p>Archive Episodes: Filter by publish date</text:p>
          </table:table-cell>
          <table:table-cell table:style-name="ce284" office:value-type="float" office:value="186" calcext:value-type="float">
            <text:p>186</text:p>
          </table:table-cell>
          <table:table-cell table:style-name="ce123" table:content-validation-name="val8" office:value-type="string" calcext:value-type="string">
            <text:p>✋🏻 On-Hold</text:p>
          </table:table-cell>
          <table:table-cell table:style-name="ce333"/>
          <table:table-cell table:style-name="ce335" office:value-type="string" calcext:value-type="string">
            <text:p>FEATURE</text:p>
          </table:table-cell>
          <table:table-cell table:style-name="ce335"/>
          <table:table-cell table:style-name="ce337"/>
          <table:table-cell table:style-name="ce339"/>
          <table:table-cell table:style-name="ce136" table:content-validation-name="val9" office:value-type="string" calcext:value-type="string">
            <text:p>04 Low</text:p>
          </table:table-cell>
          <table:table-cell table:style-name="ce336"/>
          <table:table-cell table:style-name="ce378"/>
          <table:table-cell table:style-name="ce141" table:content-validation-name="val10" office:value-type="string" calcext:value-type="string">
            <text:p>20 - Unstarted</text:p>
          </table:table-cell>
          <table:table-cell table:style-name="ce85"/>
          <table:table-cell table:style-name="ce88"/>
          <table:table-cell table:style-name="ce86"/>
          <table:table-cell table:number-columns-repeated="1006"/>
        </table:table-row>
        <table:table-row table:style-name="ro9">
          <table:table-cell table:style-name="ce12" table:formula="of:=[.A11]+1" office:value-type="float" office:value="6" calcext:value-type="float">
            <text:p>6</text:p>
          </table:table-cell>
          <table:table-cell table:style-name="ce89" table:content-validation-name="val6" office:value-type="string" calcext:value-type="string">
            <text:p>ElijahStreams</text:p>
          </table:table-cell>
          <table:table-cell table:style-name="ce92" table:content-validation-name="val7" office:value-type="string" calcext:value-type="string">
            <text:p>ES-STG</text:p>
          </table:table-cell>
          <table:table-cell table:style-name="ce221" office:value-type="string" calcext:value-type="string">
            <text:p>Archive Episodes: Search filter by episodes and guest names</text:p>
          </table:table-cell>
          <table:table-cell table:style-name="ce285" office:value-type="float" office:value="185" calcext:value-type="float">
            <text:p>185</text:p>
          </table:table-cell>
          <table:table-cell table:style-name="ce123" table:content-validation-name="val8" office:value-type="string" calcext:value-type="string">
            <text:p>✋🏻 On-Hold</text:p>
          </table:table-cell>
          <table:table-cell table:style-name="ce333"/>
          <table:table-cell table:style-name="ce335" office:value-type="string" calcext:value-type="string">
            <text:p>FEATURE</text:p>
          </table:table-cell>
          <table:table-cell table:style-name="ce335"/>
          <table:table-cell table:style-name="ce337"/>
          <table:table-cell table:style-name="ce339"/>
          <table:table-cell table:style-name="ce136" table:content-validation-name="val9" office:value-type="string" calcext:value-type="string">
            <text:p>01 High</text:p>
          </table:table-cell>
          <table:table-cell table:style-name="ce336"/>
          <table:table-cell table:style-name="ce378"/>
          <table:table-cell table:style-name="ce141" table:content-validation-name="val10" office:value-type="string" calcext:value-type="string">
            <text:p>20 - Unstarted</text:p>
          </table:table-cell>
          <table:table-cell table:style-name="ce85"/>
          <table:table-cell table:style-name="ce88"/>
          <table:table-cell table:style-name="ce86"/>
          <table:table-cell table:number-columns-repeated="1006"/>
        </table:table-row>
        <table:table-row table:style-name="ro9">
          <table:table-cell table:style-name="ce12" table:formula="of:=[.A12]+1" office:value-type="float" office:value="7" calcext:value-type="float">
            <text:p>7</text:p>
          </table:table-cell>
          <table:table-cell table:style-name="ce89" table:content-validation-name="val6" office:value-type="string" calcext:value-type="string">
            <text:p>ElijahStreams</text:p>
          </table:table-cell>
          <table:table-cell table:style-name="ce92" table:content-validation-name="val7" office:value-type="string" calcext:value-type="string">
            <text:p>ES-STG2</text:p>
          </table:table-cell>
          <table:table-cell table:style-name="ce221" office:value-type="string" calcext:value-type="string">
            <text:p>Archive Guests: Sort by most recent video for guest</text:p>
          </table:table-cell>
          <table:table-cell table:style-name="ce286" office:value-type="float" office:value="171" calcext:value-type="float">
            <text:p>171</text:p>
          </table:table-cell>
          <table:table-cell table:style-name="ce123" table:content-validation-name="val8" office:value-type="string" calcext:value-type="string">
            <text:p>⛔ Blocked</text:p>
          </table:table-cell>
          <table:table-cell table:style-name="ce334" office:value-type="string" calcext:value-type="string">
            <text:p>Filtering in in-progress.</text:p>
          </table:table-cell>
          <table:table-cell table:style-name="ce335" office:value-type="string" calcext:value-type="string">
            <text:p>FEATURE</text:p>
          </table:table-cell>
          <table:table-cell table:style-name="ce335" office:value-type="string" calcext:value-type="string">
            <text:p>2 wk</text:p>
          </table:table-cell>
          <table:table-cell table:style-name="ce337"/>
          <table:table-cell table:style-name="ce339"/>
          <table:table-cell table:style-name="ce136" table:content-validation-name="val9" office:value-type="string" calcext:value-type="string">
            <text:p>01 High</text:p>
          </table:table-cell>
          <table:table-cell table:style-name="ce336" office:value-type="float" office:value="3" calcext:value-type="float">
            <text:p>3</text:p>
          </table:table-cell>
          <table:table-cell table:style-name="ce378" office:value-type="string" calcext:value-type="string">
            <text:p>3/27 - Filtering almost done</text:p>
          </table:table-cell>
          <table:table-cell table:style-name="ce141" table:content-validation-name="val10" office:value-type="string" calcext:value-type="string">
            <text:p>15 - Mostly Done</text:p>
          </table:table-cell>
          <table:table-cell table:style-name="ce85"/>
          <table:table-cell table:style-name="ce88"/>
          <table:table-cell table:style-name="ce86"/>
          <table:table-cell table:number-columns-repeated="1006"/>
        </table:table-row>
        <table:table-row table:style-name="ro10">
          <table:table-cell table:style-name="ce12" table:formula="of:=[.A13]+1" office:value-type="float" office:value="8" calcext:value-type="float">
            <text:p>8</text:p>
          </table:table-cell>
          <table:table-cell table:style-name="ce89" table:content-validation-name="val6" office:value-type="string" calcext:value-type="string">
            <text:p>ElijahStreams</text:p>
          </table:table-cell>
          <table:table-cell table:style-name="ce92" table:content-validation-name="val7" office:value-type="string" calcext:value-type="string">
            <text:p>ES-STG2</text:p>
          </table:table-cell>
          <table:table-cell table:style-name="ce222" office:value-type="string" calcext:value-type="string">
            <text:p>AWeber subscriber count auto-update</text:p>
          </table:table-cell>
          <table:table-cell table:style-name="ce287" office:value-type="float" office:value="92" calcext:value-type="float">
            <text:p>92</text:p>
          </table:table-cell>
          <table:table-cell table:style-name="ce123" table:content-validation-name="val8" office:value-type="string" calcext:value-type="string">
            <text:p>✋🏻 On-Hold</text:p>
          </table:table-cell>
          <table:table-cell table:style-name="ce334" office:value-type="string" calcext:value-type="string">
            <text:p>Michael said grab old HACK from orig codebase for ES</text:p>
          </table:table-cell>
          <table:table-cell table:style-name="ce335" office:value-type="string" calcext:value-type="string">
            <text:p>FEATURE</text:p>
          </table:table-cell>
          <table:table-cell table:style-name="ce335" office:value-type="string" calcext:value-type="string">
            <text:p>1 day</text:p>
          </table:table-cell>
          <table:table-cell table:style-name="ce337" office:value-type="string" calcext:value-type="string">
            <text:p>Quick 🕓</text:p>
          </table:table-cell>
          <table:table-cell table:style-name="ce339" office:value-type="string" calcext:value-type="string">
            <text:p>Pretty Low Priority</text:p>
          </table:table-cell>
          <table:table-cell table:style-name="ce136" table:content-validation-name="val9" office:value-type="string" calcext:value-type="string">
            <text:p>04 Low</text:p>
          </table:table-cell>
          <table:table-cell table:style-name="ce336" office:value-type="float" office:value="3" calcext:value-type="float">
            <text:p>3</text:p>
          </table:table-cell>
          <table:table-cell table:style-name="ce378" office:value-type="string" calcext:value-type="string">
            <text:p>4/15 - Have been email with API support and the CEO (he reached out to me). Need to create an APP and then authenticate with OAuth2. ON-HOLD to finish working on FILTERS</text:p>
          </table:table-cell>
          <table:table-cell table:style-name="ce141" table:content-validation-name="val10" office:value-type="string" calcext:value-type="string">
            <text:p>10 - Partial</text:p>
          </table:table-cell>
          <table:table-cell table:style-name="ce85"/>
          <table:table-cell table:style-name="ce88"/>
          <table:table-cell table:style-name="ce86"/>
          <table:table-cell table:number-columns-repeated="1006"/>
        </table:table-row>
        <table:table-row table:style-name="ro9">
          <table:table-cell table:style-name="ce12"/>
          <table:table-cell table:style-name="ce89" table:content-validation-name="val6" office:value-type="string" calcext:value-type="string">
            <text:p>ElijahStreams</text:p>
          </table:table-cell>
          <table:table-cell table:style-name="ce92" table:content-validation-name="val7" office:value-type="string" calcext:value-type="string">
            <text:p>ES-STG2</text:p>
          </table:table-cell>
          <table:table-cell table:style-name="ce221" office:value-type="string" calcext:value-type="string">
            <text:p>Create Shortcode Widget: Most Popular videos in last 30 days</text:p>
          </table:table-cell>
          <table:table-cell table:style-name="ce288" office:value-type="float" office:value="94" calcext:value-type="float">
            <text:p>94</text:p>
          </table:table-cell>
          <table:table-cell table:style-name="ce123" table:content-validation-name="val8" office:value-type="string" calcext:value-type="string">
            <text:p>⛔ Blocked</text:p>
          </table:table-cell>
          <table:table-cell table:style-name="ce334"/>
          <table:table-cell table:style-name="ce335" office:value-type="string" calcext:value-type="string">
            <text:p>FEATURE</text:p>
          </table:table-cell>
          <table:table-cell table:style-name="ce335" office:value-type="string" calcext:value-type="string">
            <text:p>1 week</text:p>
          </table:table-cell>
          <table:table-cell table:style-name="ce337"/>
          <table:table-cell table:style-name="ce339"/>
          <table:table-cell table:style-name="ce136" table:content-validation-name="val9" office:value-type="string" calcext:value-type="string">
            <text:p>03 Medium</text:p>
          </table:table-cell>
          <table:table-cell table:style-name="ce336"/>
          <table:table-cell table:style-name="ce378" office:value-type="string" calcext:value-type="string">
            <text:p>3/18 - Ruled out MonsterInsights Popular Posts widget.</text:p>
          </table:table-cell>
          <table:table-cell table:style-name="ce141" table:content-validation-name="val10" office:value-type="string" calcext:value-type="string">
            <text:p>10 - Partial</text:p>
          </table:table-cell>
          <table:table-cell table:style-name="ce85"/>
          <table:table-cell table:style-name="ce88"/>
          <table:table-cell table:style-name="ce86"/>
          <table:table-cell table:number-columns-repeated="1006"/>
        </table:table-row>
        <table:table-row table:style-name="ro13">
          <table:table-cell table:style-name="ce12"/>
          <table:table-cell table:style-name="ce89" table:content-validation-name="val6" office:value-type="string" calcext:value-type="string">
            <text:p>ElijahStreams</text:p>
          </table:table-cell>
          <table:table-cell table:style-name="ce92" table:content-validation-name="val7" office:value-type="string" calcext:value-type="string">
            <text:p>ES-STG2</text:p>
          </table:table-cell>
          <table:table-cell table:style-name="ce221" office:value-type="string" calcext:value-type="string">
            <text:p>Search Filtering: Keyword, Author, Posted On, Category [video, word] on search results page</text:p>
          </table:table-cell>
          <table:table-cell table:style-name="ce290" office:value-type="float" office:value="95" calcext:value-type="float">
            <text:p>95</text:p>
          </table:table-cell>
          <table:table-cell table:style-name="ce123" table:content-validation-name="val8" office:value-type="string" calcext:value-type="string">
            <text:p>✋🏻 On-Hold</text:p>
          </table:table-cell>
          <table:table-cell table:style-name="ce332"/>
          <table:table-cell table:style-name="ce335" office:value-type="string" calcext:value-type="string">
            <text:p>FEATURE</text:p>
          </table:table-cell>
          <table:table-cell table:style-name="ce335" office:value-type="string" calcext:value-type="string">
            <text:p>1 wk</text:p>
          </table:table-cell>
          <table:table-cell table:style-name="ce337"/>
          <table:table-cell table:style-name="ce339"/>
          <table:table-cell table:style-name="ce136" table:content-validation-name="val9" office:value-type="string" calcext:value-type="string">
            <text:p>01 High</text:p>
          </table:table-cell>
          <table:table-cell table:style-name="ce336"/>
          <table:table-cell table:style-name="ce378"/>
          <table:table-cell table:style-name="ce141" table:content-validation-name="val10" office:value-type="string" calcext:value-type="string">
            <text:p>20 - Unstarted</text:p>
          </table:table-cell>
          <table:table-cell table:style-name="ce85"/>
          <table:table-cell table:style-name="ce88"/>
          <table:table-cell table:style-name="ce86"/>
          <table:table-cell table:number-columns-repeated="1006"/>
        </table:table-row>
        <table:table-row table:style-name="ro14">
          <table:table-cell table:style-name="ce12"/>
          <table:table-cell table:style-name="ce89" table:content-validation-name="val6" office:value-type="string" calcext:value-type="string">
            <text:p>ElijahStreams</text:p>
          </table:table-cell>
          <table:table-cell table:style-name="ce92" table:content-validation-name="val7" office:value-type="string" calcext:value-type="string">
            <text:p>ES-PROD</text:p>
          </table:table-cell>
          <table:table-cell table:style-name="ce221" office:value-type="string" calcext:value-type="string">
            <text:p>Audit ES Site for Accessibility</text:p>
          </table:table-cell>
          <table:table-cell table:style-name="ce291" office:value-type="float" office:value="176" calcext:value-type="float">
            <text:p>176</text:p>
          </table:table-cell>
          <table:table-cell table:style-name="ce124" table:content-validation-name="val8"/>
          <table:table-cell table:style-name="ce333" office:value-type="string" calcext:value-type="string">
            <text:p><text:span text:style-name="T1">ERIC_IDEA:</text:span><text:span text:style-name="T2"> There are many accessibility considerations we may want to evaluate, the main one being we need an alt tag on each image (except decorative graphics)</text:span></text:p>
          </table:table-cell>
          <table:table-cell table:style-name="ce335" office:value-type="string" calcext:value-type="string">
            <text:p>MAINTENANCE</text:p>
          </table:table-cell>
          <table:table-cell table:style-name="ce335" office:value-type="string" calcext:value-type="string">
            <text:p>1 hr</text:p>
          </table:table-cell>
          <table:table-cell table:style-name="ce337" office:value-type="string" calcext:value-type="string">
            <text:p>Quick 🕓</text:p>
          </table:table-cell>
          <table:table-cell table:style-name="ce339" office:value-type="string" calcext:value-type="string">
            <text:p>N/A</text:p>
          </table:table-cell>
          <table:table-cell table:style-name="ce136" table:content-validation-name="val9" office:value-type="string" calcext:value-type="string">
            <text:p>03 Medium</text:p>
          </table:table-cell>
          <table:table-cell table:style-name="ce336"/>
          <table:table-cell table:style-name="ce378" office:value-type="string" calcext:value-type="string">
            <text:p>3/19 - Michael said go ahead and perform the accessiblility audit</text:p>
          </table:table-cell>
          <table:table-cell table:style-name="ce141" table:content-validation-name="val10" office:value-type="string" calcext:value-type="string">
            <text:p>20 - Unstarted</text:p>
          </table:table-cell>
          <table:table-cell table:style-name="ce85"/>
          <table:table-cell table:style-name="ce88"/>
          <table:table-cell table:style-name="ce86"/>
          <table:table-cell table:number-columns-repeated="1006"/>
        </table:table-row>
        <table:table-row table:style-name="ro13">
          <table:table-cell table:style-name="ce12"/>
          <table:table-cell table:style-name="ce89" table:content-validation-name="val6" office:value-type="string" calcext:value-type="string">
            <text:p>🌐 MANY SITES</text:p>
          </table:table-cell>
          <table:table-cell table:style-name="ce92" table:content-validation-name="val7" office:value-type="string" calcext:value-type="string">
            <text:p>ES-PROD</text:p>
          </table:table-cell>
          <table:table-cell table:style-name="ce221" office:value-type="string" calcext:value-type="string">
            <text:p>Google Apps script to copy backups to Google Workspace shared folder</text:p>
          </table:table-cell>
          <table:table-cell table:style-name="ce313" office:value-type="float" office:value="159" calcext:value-type="float">
            <text:p>159</text:p>
          </table:table-cell>
          <table:table-cell table:style-name="ce123" table:content-validation-name="val8" office:value-type="string" calcext:value-type="string">
            <text:p>✋🏻 On-Hold</text:p>
          </table:table-cell>
          <table:table-cell table:style-name="ce334" office:value-type="string" calcext:value-type="string">
            <text:p>UpdraftPlus backup has been working great for almost half a year :) Writing this script may be a moot point, but we will see</text:p>
          </table:table-cell>
          <table:table-cell table:style-name="ce335" office:value-type="string" calcext:value-type="string">
            <text:p>MAINTENANCE</text:p>
          </table:table-cell>
          <table:table-cell table:style-name="ce335" office:value-type="string" calcext:value-type="string">
            <text:p>1 wk</text:p>
          </table:table-cell>
          <table:table-cell table:style-name="ce337"/>
          <table:table-cell table:style-name="ce339" office:value-type="string" calcext:value-type="string">
            <text:p>Writing that script is pretty low priority now that the backup is happening in SOME capacity. Much more important things to work on here.</text:p>
          </table:table-cell>
          <table:table-cell table:style-name="ce136" table:content-validation-name="val9" office:value-type="string" calcext:value-type="string">
            <text:p>04 Low</text:p>
          </table:table-cell>
          <table:table-cell table:style-name="ce336" office:value-type="float" office:value="4" calcext:value-type="float">
            <text:p>4</text:p>
          </table:table-cell>
          <table:table-cell table:style-name="ce378" office:value-type="string" calcext:value-type="string">
            <text:p>Michael said this is lower priority now that I have regular backups scheduled through UpdraftPlus.</text:p>
          </table:table-cell>
          <table:table-cell table:style-name="ce141" table:content-validation-name="val10" office:value-type="string" calcext:value-type="string">
            <text:p>10 - Partial</text:p>
          </table:table-cell>
          <table:table-cell table:style-name="ce85"/>
          <table:table-cell table:style-name="ce88"/>
          <table:table-cell table:style-name="ce86"/>
          <table:table-cell table:number-columns-repeated="1006"/>
        </table:table-row>
        <table:table-row table:style-name="ro12">
          <table:table-cell table:style-name="ce12" table:formula="of:=[.A14]+1" office:value-type="float" office:value="9" calcext:value-type="float">
            <text:p>9</text:p>
          </table:table-cell>
          <table:table-cell table:style-name="ce89" table:content-validation-name="val6" office:value-type="string" calcext:value-type="string">
            <text:p>🌐 MANY SITES</text:p>
          </table:table-cell>
          <table:table-cell table:style-name="ce92" table:content-validation-name="val7" office:value-type="string" calcext:value-type="string">
            <text:p>ES-LARDEV</text:p>
          </table:table-cell>
          <table:table-cell table:style-name="ce221" office:value-type="string" calcext:value-type="string">
            <text:p>HOW to sync DATABASE between DEV and STAGING?</text:p>
          </table:table-cell>
          <table:table-cell table:style-name="ce314" office:value-type="float" office:value="190" calcext:value-type="float">
            <text:p>190</text:p>
          </table:table-cell>
          <table:table-cell table:style-name="ce123" table:content-validation-name="val8" office:value-type="string" calcext:value-type="string">
            <text:p>🚀 In-Progress</text:p>
          </table:table-cell>
          <table:table-cell table:style-name="ce333" office:value-type="string" calcext:value-type="string">
            <text:p>We will use DEV (my local computer) to do the updates and push changes to STAGING for review. Once changes are approved, we will push STAGING to PROD</text:p>
          </table:table-cell>
          <table:table-cell table:style-name="ce335" office:value-type="string" calcext:value-type="string">
            <text:p>MAINTENANCE</text:p>
          </table:table-cell>
          <table:table-cell table:style-name="ce335"/>
          <table:table-cell table:style-name="ce337"/>
          <table:table-cell table:style-name="ce339"/>
          <table:table-cell table:style-name="ce136" table:content-validation-name="val9" office:value-type="string" calcext:value-type="string">
            <text:p>04 Low</text:p>
          </table:table-cell>
          <table:table-cell table:style-name="ce336"/>
          <table:table-cell table:style-name="ce378" office:value-type="string" calcext:value-type="string">
            <text:p><text:span text:style-name="T3">4/22 - Began researching this in earnest on Friday. It looks like 2 of the most popular "</text:span><text:span text:style-name="T4">database merging"</text:span><text:span text:style-name="T5"> or </text:span><text:span text:style-name="T4">"database migration" plugins</text:span><text:span text:style-name="T5"> are WP DB Migrate Pro and WP Vivid. They are both pro, but I'm leaning toward the former based on the different YouTube videos explaining how to use it.</text:span></text:p>
          </table:table-cell>
          <table:table-cell table:style-name="ce141" table:content-validation-name="val10" office:value-type="string" calcext:value-type="string">
            <text:p>10 - Partial</text:p>
          </table:table-cell>
          <table:table-cell table:style-name="ce85"/>
          <table:table-cell table:style-name="ce88"/>
          <table:table-cell table:style-name="ce86"/>
          <table:table-cell table:number-columns-repeated="1006"/>
        </table:table-row>
        <table:table-row table:style-name="ro13">
          <table:table-cell table:style-name="ce12" table:formula="of:=[.A19]+1" office:value-type="float" office:value="10" calcext:value-type="float">
            <text:p>10</text:p>
          </table:table-cell>
          <table:table-cell table:style-name="ce90" table:content-validation-name="val6" office:value-type="string" calcext:value-type="string">
            <text:p>🌐 MANY SITES</text:p>
          </table:table-cell>
          <table:table-cell table:style-name="ce93" table:content-validation-name="val7" office:value-type="string" calcext:value-type="string">
            <text:p>ES-PROD</text:p>
          </table:table-cell>
          <table:table-cell table:style-name="ce221" office:value-type="string" calcext:value-type="string">
            <text:p>Research hosting our own videos (Bunnynet? Rumble Cloud? Truth Cloud? CloudFlare)</text:p>
          </table:table-cell>
          <table:table-cell table:style-name="ce315" office:value-type="float" office:value="125" calcext:value-type="float">
            <text:p>125</text:p>
          </table:table-cell>
          <table:table-cell table:style-name="ce123" table:content-validation-name="val8"/>
          <table:table-cell table:style-name="ce334" office:value-type="string" calcext:value-type="string">
            <text:p>Michael has mentioned that we will eventually need to find our own video host</text:p>
          </table:table-cell>
          <table:table-cell table:style-name="ce335" office:value-type="string" calcext:value-type="string">
            <text:p>MAINTENANCE</text:p>
          </table:table-cell>
          <table:table-cell table:style-name="ce335" office:value-type="string" calcext:value-type="string">
            <text:p>1 wk</text:p>
          </table:table-cell>
          <table:table-cell table:style-name="ce337"/>
          <table:table-cell table:style-name="ce339"/>
          <table:table-cell table:style-name="ce136" table:content-validation-name="val9" office:value-type="string" calcext:value-type="string">
            <text:p>04 Low</text:p>
          </table:table-cell>
          <table:table-cell table:style-name="ce336"/>
          <table:table-cell table:style-name="ce378"/>
          <table:table-cell table:style-name="ce141" table:content-validation-name="val10" office:value-type="string" calcext:value-type="string">
            <text:p>20 - Unstarted</text:p>
          </table:table-cell>
          <table:table-cell table:style-name="ce85"/>
          <table:table-cell table:style-name="ce88"/>
          <table:table-cell table:style-name="ce86"/>
          <table:table-cell table:number-columns-repeated="1006"/>
        </table:table-row>
        <table:table-row table:style-name="ro9">
          <table:table-cell table:style-name="ce12" table:formula="of:=[.A20]+1" office:value-type="float" office:value="11" calcext:value-type="float">
            <text:p>11</text:p>
          </table:table-cell>
          <table:table-cell table:style-name="ce89" table:content-validation-name="val6" office:value-type="string" calcext:value-type="string">
            <text:p>🌐 MANY SITES</text:p>
          </table:table-cell>
          <table:table-cell table:style-name="ce92" table:content-validation-name="val7" office:value-type="string" calcext:value-type="string">
            <text:p>ES-STG</text:p>
          </table:table-cell>
          <table:table-cell table:style-name="ce221" office:value-type="string" calcext:value-type="string">
            <text:p>ADMIN: How to use SSH &amp; WP-CLI to manage sites</text:p>
          </table:table-cell>
          <table:table-cell table:style-name="ce316" office:value-type="float" office:value="160" calcext:value-type="float">
            <text:p>160</text:p>
          </table:table-cell>
          <table:table-cell table:style-name="ce123" table:content-validation-name="val8" office:value-type="string" calcext:value-type="string">
            <text:p>✋🏻 On-Hold</text:p>
          </table:table-cell>
          <table:table-cell table:style-name="ce333" office:value-type="string" calcext:value-type="string">
            <text:p><text:span text:style-name="T1">ERIC_IDEA:</text:span><text:span text:style-name="T2"> Probably bit by bit between other tasks</text:span></text:p>
          </table:table-cell>
          <table:table-cell table:style-name="ce335" office:value-type="string" calcext:value-type="string">
            <text:p>MAINTENANCE</text:p>
          </table:table-cell>
          <table:table-cell table:style-name="ce335" office:value-type="string" calcext:value-type="string">
            <text:p>1-2wks</text:p>
          </table:table-cell>
          <table:table-cell table:style-name="ce337"/>
          <table:table-cell table:style-name="ce339"/>
          <table:table-cell table:style-name="ce136" table:content-validation-name="val9" office:value-type="string" calcext:value-type="string">
            <text:p>04 Low</text:p>
          </table:table-cell>
          <table:table-cell table:style-name="ce336"/>
          <table:table-cell table:style-name="ce378"/>
          <table:table-cell table:style-name="ce141" table:content-validation-name="val10" office:value-type="string" calcext:value-type="string">
            <text:p>20 - Unstarted</text:p>
          </table:table-cell>
          <table:table-cell table:style-name="ce85"/>
          <table:table-cell table:style-name="ce88"/>
          <table:table-cell table:style-name="ce86"/>
          <table:table-cell table:number-columns-repeated="1006"/>
        </table:table-row>
        <table:table-row table:style-name="ro9">
          <table:table-cell table:style-name="ce12" table:formula="of:=[.A21]+1" office:value-type="float" office:value="12" calcext:value-type="float">
            <text:p>12</text:p>
          </table:table-cell>
          <table:table-cell table:style-name="ce90" table:content-validation-name="val6" office:value-type="string" calcext:value-type="string">
            <text:p>🌐 MANY SITES</text:p>
          </table:table-cell>
          <table:table-cell table:style-name="ce93" table:content-validation-name="val7" office:value-type="string" calcext:value-type="string">
            <text:p>ES-LARDEV</text:p>
          </table:table-cell>
          <table:table-cell table:style-name="ce223" office:value-type="string" calcext:value-type="string">
            <text:p>HOW to best manage multiple sites in one centralized location?</text:p>
          </table:table-cell>
          <table:table-cell table:style-name="ce317" office:value-type="float" office:value="184" calcext:value-type="float">
            <text:p>184</text:p>
          </table:table-cell>
          <table:table-cell table:style-name="ce125" table:content-validation-name="val8"/>
          <table:table-cell table:style-name="ce333" office:value-type="string" calcext:value-type="string">
            <text:p><text:span text:style-name="T1">ERIC_IDEA:</text:span><text:span text:style-name="T2"> Probably MainWP. Will need to test</text:span></text:p>
          </table:table-cell>
          <table:table-cell table:style-name="ce336" office:value-type="string" calcext:value-type="string">
            <text:p>MAINTENANCE</text:p>
          </table:table-cell>
          <table:table-cell table:style-name="ce336" office:value-type="string" calcext:value-type="string">
            <text:p>1 wk</text:p>
          </table:table-cell>
          <table:table-cell table:style-name="ce338"/>
          <table:table-cell table:style-name="ce341"/>
          <table:table-cell table:style-name="ce137" table:content-validation-name="val9" office:value-type="string" calcext:value-type="string">
            <text:p>04 Low</text:p>
          </table:table-cell>
          <table:table-cell table:style-name="ce336"/>
          <table:table-cell table:style-name="ce378"/>
          <table:table-cell table:style-name="ce141" table:content-validation-name="val10" office:value-type="string" calcext:value-type="string">
            <text:p>20 - Unstarted</text:p>
          </table:table-cell>
          <table:table-cell table:style-name="ce85"/>
          <table:table-cell table:style-name="ce88"/>
          <table:table-cell table:style-name="ce86"/>
          <table:table-cell table:number-columns-repeated="1006"/>
        </table:table-row>
        <table:table-row table:style-name="ro9">
          <table:table-cell table:style-name="ce12"/>
          <table:table-cell table:style-name="ce89" table:content-validation-name="val6" office:value-type="string" calcext:value-type="string">
            <text:p>ElijahStreams</text:p>
          </table:table-cell>
          <table:table-cell table:style-name="ce92" table:content-validation-name="val7" office:value-type="string" calcext:value-type="string">
            <text:p>ES-PROD</text:p>
          </table:table-cell>
          <table:table-cell table:style-name="ce221" office:value-type="string" calcext:value-type="string">
            <text:p>LAUNCH Archive GUESTS: Filter by Primary Roles</text:p>
          </table:table-cell>
          <table:table-cell table:style-name="ce114" office:value-type="float" office:value="191" calcext:value-type="float">
            <text:p>191</text:p>
          </table:table-cell>
          <table:table-cell table:style-name="ce123" table:content-validation-name="val8"/>
          <table:table-cell table:style-name="ce333"/>
          <table:table-cell table:style-name="ce335" table:number-columns-repeated="2"/>
          <table:table-cell table:style-name="ce337"/>
          <table:table-cell table:style-name="ce339"/>
          <table:table-cell table:style-name="ce136" table:content-validation-name="val9" office:value-type="string" calcext:value-type="string">
            <text:p>01 High</text:p>
          </table:table-cell>
          <table:table-cell table:style-name="ce336"/>
          <table:table-cell table:style-name="ce378" office:value-type="string" calcext:value-type="string">
            <text:p>4/23 - DONE ~ 8:30 am</text:p>
          </table:table-cell>
          <table:table-cell table:style-name="ce141" table:content-validation-name="val10" office:value-type="string" calcext:value-type="string">
            <text:p>99 - Complete</text:p>
          </table:table-cell>
          <table:table-cell table:style-name="ce85" office:value-type="date" office:date-value="2024-04-23" calcext:value-type="date">
            <text:p>4/23/2024</text:p>
          </table:table-cell>
          <table:table-cell table:style-name="ce88"/>
          <table:table-cell table:style-name="ce86"/>
          <table:table-cell table:number-columns-repeated="1006"/>
        </table:table-row>
        <table:table-row table:style-name="ro9">
          <table:table-cell table:style-name="ce12" table:formula="of:=[.A22]+1" office:value-type="float" office:value="13" calcext:value-type="float">
            <text:p>13</text:p>
          </table:table-cell>
          <table:table-cell table:style-name="ce89" table:content-validation-name="val6" office:value-type="string" calcext:value-type="string">
            <text:p>ElijahStreams</text:p>
          </table:table-cell>
          <table:table-cell table:style-name="ce92" table:content-validation-name="val7" office:value-type="string" calcext:value-type="string">
            <text:p>ES-PROD</text:p>
          </table:table-cell>
          <table:table-cell table:style-name="ce221" office:value-type="string" calcext:value-type="string">
            <text:p>LAUNCH Archive GUESTS: Search filter by guest name</text:p>
          </table:table-cell>
          <table:table-cell table:style-name="ce115" office:value-type="float" office:value="192" calcext:value-type="float">
            <text:p>192</text:p>
          </table:table-cell>
          <table:table-cell table:style-name="ce123" table:content-validation-name="val8"/>
          <table:table-cell table:style-name="ce333"/>
          <table:table-cell table:style-name="ce335" table:number-columns-repeated="2"/>
          <table:table-cell table:style-name="ce337"/>
          <table:table-cell table:style-name="ce339"/>
          <table:table-cell table:style-name="ce136" table:content-validation-name="val9" office:value-type="string" calcext:value-type="string">
            <text:p>01 High</text:p>
          </table:table-cell>
          <table:table-cell table:style-name="ce336"/>
          <table:table-cell table:style-name="ce378" office:value-type="string" calcext:value-type="string">
            <text:p>4/23 - DONE ~ 8:30 am</text:p>
          </table:table-cell>
          <table:table-cell table:style-name="ce141" table:content-validation-name="val10" office:value-type="string" calcext:value-type="string">
            <text:p>99 - Complete</text:p>
          </table:table-cell>
          <table:table-cell table:style-name="ce85" office:value-type="date" office:date-value="2024-04-23" calcext:value-type="date">
            <text:p>4/23/2024</text:p>
          </table:table-cell>
          <table:table-cell table:style-name="ce88"/>
          <table:table-cell table:style-name="ce86"/>
          <table:table-cell table:number-columns-repeated="1006"/>
        </table:table-row>
        <table:table-row table:style-name="ro14">
          <table:table-cell table:style-name="ce12"/>
          <table:table-cell table:style-name="ce89" table:content-validation-name="val6" office:value-type="string" calcext:value-type="string">
            <text:p>ElijahStreams</text:p>
          </table:table-cell>
          <table:table-cell table:style-name="ce92" table:content-validation-name="val7" office:value-type="string" calcext:value-type="string">
            <text:p>ES-PROD</text:p>
          </table:table-cell>
          <table:table-cell table:style-name="ce221" office:value-type="string" calcext:value-type="string">
            <text:p>BUG: Archive Guests doesn't sort by vid count correctly</text:p>
          </table:table-cell>
          <table:table-cell table:style-name="ce116" office:value-type="float" office:value="194" calcext:value-type="float">
            <text:p>194</text:p>
          </table:table-cell>
          <table:table-cell table:style-name="ce123" table:content-validation-name="val8"/>
          <table:table-cell table:style-name="ce334" office:value-type="string" calcext:value-type="string">
            <text:p>For some reason Johnny and Derek are being sorted to the end, when Johnny should be at the top since he has the most videos.</text:p>
          </table:table-cell>
          <table:table-cell table:style-name="ce335"/>
          <table:table-cell table:style-name="ce335" office:value-type="string" calcext:value-type="string">
            <text:p>BUG</text:p>
          </table:table-cell>
          <table:table-cell table:style-name="ce337"/>
          <table:table-cell table:style-name="ce339"/>
          <table:table-cell table:style-name="ce136" table:content-validation-name="val9" office:value-type="string" calcext:value-type="string">
            <text:p>01 High</text:p>
          </table:table-cell>
          <table:table-cell table:style-name="ce336"/>
          <table:table-cell table:style-name="ce378" office:value-type="string" calcext:value-type="string">
            <text:p>4/24 - DONE. The issue was the Jet query and sorting list had "_video_count" meta sort key. Changed to "video_count" and it worked perfectly.</text:p>
          </table:table-cell>
          <table:table-cell table:style-name="ce141" table:content-validation-name="val10" office:value-type="string" calcext:value-type="string">
            <text:p>99 - Complete</text:p>
          </table:table-cell>
          <table:table-cell table:style-name="ce85" office:value-type="date" office:date-value="2024-04-24" calcext:value-type="date">
            <text:p>4/24/2024</text:p>
          </table:table-cell>
          <table:table-cell table:style-name="ce88"/>
          <table:table-cell table:style-name="ce86"/>
          <table:table-cell table:number-columns-repeated="1006"/>
        </table:table-row>
        <table:table-row table:style-name="ro9">
          <table:table-cell table:style-name="ce12"/>
          <table:table-cell table:style-name="ce89" table:content-validation-name="val6" office:value-type="string" calcext:value-type="string">
            <text:p>ElijahStreams</text:p>
          </table:table-cell>
          <table:table-cell table:style-name="ce92" table:content-validation-name="val7" office:value-type="string" calcext:value-type="string">
            <text:p>ES-PROD</text:p>
          </table:table-cell>
          <table:table-cell table:style-name="ce221" office:value-type="string" calcext:value-type="string">
            <text:p>LAUNCH Archive GUESTS: Sort by video count</text:p>
          </table:table-cell>
          <table:table-cell table:style-name="ce117" office:value-type="float" office:value="193" calcext:value-type="float">
            <text:p>193</text:p>
          </table:table-cell>
          <table:table-cell table:style-name="ce123" table:content-validation-name="val8"/>
          <table:table-cell table:style-name="ce333"/>
          <table:table-cell table:style-name="ce335" table:number-columns-repeated="2"/>
          <table:table-cell table:style-name="ce337"/>
          <table:table-cell table:style-name="ce339"/>
          <table:table-cell table:style-name="ce136" table:content-validation-name="val9" office:value-type="string" calcext:value-type="string">
            <text:p>01 High</text:p>
          </table:table-cell>
          <table:table-cell table:style-name="ce336"/>
          <table:table-cell table:style-name="ce378" office:value-type="string" calcext:value-type="string">
            <text:p>4/23 - DONE ~ 8:30 am</text:p>
          </table:table-cell>
          <table:table-cell table:style-name="ce141" table:content-validation-name="val10" office:value-type="string" calcext:value-type="string">
            <text:p>99 - Complete</text:p>
          </table:table-cell>
          <table:table-cell table:style-name="ce85" office:value-type="date" office:date-value="2024-04-23" calcext:value-type="date">
            <text:p>4/23/2024</text:p>
          </table:table-cell>
          <table:table-cell table:style-name="ce88"/>
          <table:table-cell table:style-name="ce86"/>
          <table:table-cell table:number-columns-repeated="1006"/>
        </table:table-row>
        <table:table-row table:style-name="ro9">
          <table:table-cell table:style-name="ce12" table:formula="of:=[.A24]+1" office:value-type="float" office:value="14" calcext:value-type="float">
            <text:p>14</text:p>
          </table:table-cell>
          <table:table-cell table:style-name="ce89" table:content-validation-name="val6" office:value-type="string" calcext:value-type="string">
            <text:p>ElijahStreams</text:p>
          </table:table-cell>
          <table:table-cell table:style-name="ce92" table:content-validation-name="val7" office:value-type="string" calcext:value-type="string">
            <text:p>ES-PROD</text:p>
          </table:table-cell>
          <table:table-cell table:style-name="ce221" office:value-type="string" calcext:value-type="string">
            <text:p>LAUNCH Archive Episodes: Filter by Series</text:p>
          </table:table-cell>
          <table:table-cell table:style-name="ce118" office:value-type="float" office:value="189" calcext:value-type="float">
            <text:p>189</text:p>
          </table:table-cell>
          <table:table-cell table:style-name="ce123" table:content-validation-name="val8"/>
          <table:table-cell table:style-name="ce333"/>
          <table:table-cell table:style-name="ce335" table:number-columns-repeated="2"/>
          <table:table-cell table:style-name="ce337"/>
          <table:table-cell table:style-name="ce339"/>
          <table:table-cell table:style-name="ce136" table:content-validation-name="val9" office:value-type="string" calcext:value-type="string">
            <text:p>01 High</text:p>
          </table:table-cell>
          <table:table-cell table:style-name="ce336"/>
          <table:table-cell table:style-name="ce378" office:value-type="string" calcext:value-type="string">
            <text:p>4/22 - DONE. Migrated to PROD this morning.</text:p>
          </table:table-cell>
          <table:table-cell table:style-name="ce141" table:content-validation-name="val10" office:value-type="string" calcext:value-type="string">
            <text:p>99 - Complete</text:p>
          </table:table-cell>
          <table:table-cell table:style-name="ce85" office:value-type="date" office:date-value="2024-04-22" calcext:value-type="date">
            <text:p>4/22/2024</text:p>
          </table:table-cell>
          <table:table-cell table:style-name="ce88"/>
          <table:table-cell table:style-name="ce86"/>
          <table:table-cell table:number-columns-repeated="1006"/>
        </table:table-row>
        <table:table-row table:style-name="ro9">
          <table:table-cell table:style-name="ce12" table:formula="of:=[.A27]+1" office:value-type="float" office:value="15" calcext:value-type="float">
            <text:p>15</text:p>
          </table:table-cell>
          <table:table-cell table:style-name="ce89" table:content-validation-name="val6" office:value-type="string" calcext:value-type="string">
            <text:p>ElijahStreams</text:p>
          </table:table-cell>
          <table:table-cell table:style-name="ce92" table:content-validation-name="val7" office:value-type="string" calcext:value-type="string">
            <text:p>ES-STG</text:p>
          </table:table-cell>
          <table:table-cell table:style-name="ce221" office:value-type="string" calcext:value-type="string">
            <text:p>STG: Archive Episodes: Filter by series</text:p>
          </table:table-cell>
          <table:table-cell table:style-name="ce119" office:value-type="float" office:value="188" calcext:value-type="float">
            <text:p>188</text:p>
          </table:table-cell>
          <table:table-cell table:style-name="ce123" table:content-validation-name="val8"/>
          <table:table-cell table:style-name="ce333"/>
          <table:table-cell table:style-name="ce335" table:number-columns-repeated="2"/>
          <table:table-cell table:style-name="ce337"/>
          <table:table-cell table:style-name="ce339"/>
          <table:table-cell table:style-name="ce136" table:content-validation-name="val9" office:value-type="string" calcext:value-type="string">
            <text:p>01 High</text:p>
          </table:table-cell>
          <table:table-cell table:style-name="ce336"/>
          <table:table-cell table:style-name="ce378" office:value-type="string" calcext:value-type="string">
            <text:p>4/22 - DONE. Migrated to PROD this morning.</text:p>
          </table:table-cell>
          <table:table-cell table:style-name="ce141" table:content-validation-name="val10" office:value-type="string" calcext:value-type="string">
            <text:p>99 - Complete</text:p>
          </table:table-cell>
          <table:table-cell table:style-name="ce85" office:value-type="date" office:date-value="2024-04-22" calcext:value-type="date">
            <text:p>4/22/2024</text:p>
          </table:table-cell>
          <table:table-cell table:style-name="ce88"/>
          <table:table-cell table:style-name="ce86"/>
          <table:table-cell table:number-columns-repeated="1006"/>
        </table:table-row>
        <table:table-row table:style-name="ro9">
          <table:table-cell table:style-name="ce12" table:formula="of:=[.A28]+1" office:value-type="float" office:value="16" calcext:value-type="float">
            <text:p>16</text:p>
          </table:table-cell>
          <table:table-cell table:style-name="ce89" table:content-validation-name="val6" office:value-type="string" calcext:value-type="string">
            <text:p>ElijahStreams</text:p>
          </table:table-cell>
          <table:table-cell table:style-name="ce92" table:content-validation-name="val7" office:value-type="string" calcext:value-type="string">
            <text:p>ES-LARDEV</text:p>
          </table:table-cell>
          <table:table-cell table:style-name="ce221" office:value-type="string" calcext:value-type="string">
            <text:p>Migrate WPE Environments (PROD, STG, STG2) to LARDEV</text:p>
          </table:table-cell>
          <table:table-cell table:style-name="ce227"/>
          <table:table-cell table:style-name="ce123" table:content-validation-name="val8"/>
          <table:table-cell table:style-name="ce333" office:value-type="string" calcext:value-type="string">
            <text:p><text:span text:style-name="T1">ERIC_IDEA:</text:span><text:span text:style-name="T2"> This way we can delete the 2ndary ES site</text:span></text:p>
          </table:table-cell>
          <table:table-cell table:style-name="ce335"/>
          <table:table-cell table:style-name="ce335" office:value-type="string" calcext:value-type="string">
            <text:p>2 hr</text:p>
          </table:table-cell>
          <table:table-cell table:style-name="ce337"/>
          <table:table-cell table:style-name="ce339" office:value-type="string" calcext:value-type="string">
            <text:p>N/A</text:p>
          </table:table-cell>
          <table:table-cell table:style-name="ce136" table:content-validation-name="val9" office:value-type="string" calcext:value-type="string">
            <text:p>01 High</text:p>
          </table:table-cell>
          <table:table-cell table:style-name="ce336"/>
          <table:table-cell table:style-name="ce378" office:value-type="string" calcext:value-type="string">
            <text:p>4/17 - Finished around 11 AM</text:p>
          </table:table-cell>
          <table:table-cell table:style-name="ce141" table:content-validation-name="val10" office:value-type="string" calcext:value-type="string">
            <text:p>99 - Complete</text:p>
          </table:table-cell>
          <table:table-cell table:style-name="ce85" office:value-type="date" office:date-value="2024-04-17" calcext:value-type="date">
            <text:p>4/17/2024</text:p>
          </table:table-cell>
          <table:table-cell table:style-name="ce88"/>
          <table:table-cell table:style-name="ce86"/>
          <table:table-cell table:number-columns-repeated="1006"/>
        </table:table-row>
        <table:table-row table:style-name="ro9">
          <table:table-cell table:style-name="ce12" table:formula="of:=[.A29]+1" office:value-type="float" office:value="17" calcext:value-type="float">
            <text:p>17</text:p>
          </table:table-cell>
          <table:table-cell table:style-name="ce89" table:content-validation-name="val6" office:value-type="string" calcext:value-type="string">
            <text:p>ElijahStreams</text:p>
          </table:table-cell>
          <table:table-cell table:style-name="ce93" table:content-validation-name="val7" office:value-type="string" calcext:value-type="string">
            <text:p>ES-LARDEV</text:p>
          </table:table-cell>
          <table:table-cell table:style-name="ce221" office:value-type="string" calcext:value-type="string">
            <text:p>Lardev: Streamline child theme styles with SCSS</text:p>
          </table:table-cell>
          <table:table-cell table:style-name="ce120" office:value-type="float" office:value="175" calcext:value-type="float">
            <text:p>175</text:p>
          </table:table-cell>
          <table:table-cell table:style-name="ce123" table:content-validation-name="val8"/>
          <table:table-cell table:style-name="ce333" office:value-type="string" calcext:value-type="string">
            <text:p><text:span text:style-name="T1">ERIC_IDEA:</text:span><text:span text:style-name="T2"> This is mostly done.</text:span></text:p>
          </table:table-cell>
          <table:table-cell table:style-name="ce335"/>
          <table:table-cell table:style-name="ce335" office:value-type="string" calcext:value-type="string">
            <text:p>1 wk</text:p>
          </table:table-cell>
          <table:table-cell table:style-name="ce337"/>
          <table:table-cell table:style-name="ce339"/>
          <table:table-cell table:style-name="ce136" table:content-validation-name="val9" office:value-type="string" calcext:value-type="string">
            <text:p>01 High</text:p>
          </table:table-cell>
          <table:table-cell table:style-name="ce336"/>
          <table:table-cell table:style-name="ce140" office:value-type="string" calcext:value-type="string">
            <text:p>4/16 - Finished &amp; migrated theme to PROD</text:p>
          </table:table-cell>
          <table:table-cell table:style-name="ce141" table:content-validation-name="val10" office:value-type="string" calcext:value-type="string">
            <text:p>99 - Complete</text:p>
          </table:table-cell>
          <table:table-cell table:style-name="ce85" office:value-type="date" office:date-value="2024-04-16" calcext:value-type="date">
            <text:p>4/16/2024</text:p>
          </table:table-cell>
          <table:table-cell table:style-name="ce88"/>
          <table:table-cell table:style-name="ce86"/>
          <table:table-cell table:number-columns-repeated="1006"/>
        </table:table-row>
        <table:table-row table:style-name="ro10">
          <table:table-cell table:style-name="ce12" table:formula="of:=[.A30]+1" office:value-type="float" office:value="18" calcext:value-type="float">
            <text:p>18</text:p>
          </table:table-cell>
          <table:table-cell table:style-name="ce89" table:content-validation-name="val6" office:value-type="string" calcext:value-type="string">
            <text:p>ElijahStreams</text:p>
          </table:table-cell>
          <table:table-cell table:style-name="ce92" table:content-validation-name="val7" office:value-type="string" calcext:value-type="string">
            <text:p>ES-LARDEV</text:p>
          </table:table-cell>
          <table:table-cell table:style-name="ce221" office:value-type="string" calcext:value-type="string">
            <text:p>Lardev: Streamline Code Snippets into Custom Plugin</text:p>
          </table:table-cell>
          <table:table-cell table:style-name="ce121" office:value-type="float" office:value="173" calcext:value-type="float">
            <text:p>173</text:p>
          </table:table-cell>
          <table:table-cell table:style-name="ce123" table:content-validation-name="val8"/>
          <table:table-cell table:style-name="ce333" office:value-type="string" calcext:value-type="string">
            <text:p><text:span text:style-name="T1">ERIC_IDEA:</text:span><text:span text:style-name="T2"> It looks like just doing a includes/ folder for functions.php in the child theme may be a better way for us. However, if we every change parent theme, a custom plugin will be better</text:span></text:p>
          </table:table-cell>
          <table:table-cell table:style-name="ce335"/>
          <table:table-cell table:style-name="ce335" office:value-type="string" calcext:value-type="string">
            <text:p>1 wk</text:p>
          </table:table-cell>
          <table:table-cell table:style-name="ce337"/>
          <table:table-cell table:style-name="ce339"/>
          <table:table-cell table:style-name="ce136" table:content-validation-name="val9" office:value-type="string" calcext:value-type="string">
            <text:p>01 High</text:p>
          </table:table-cell>
          <table:table-cell table:style-name="ce336"/>
          <table:table-cell table:style-name="ce140" office:value-type="string" calcext:value-type="string">
            <text:p>4/16 - Finished &amp; migrated custom plugin to PROD</text:p>
          </table:table-cell>
          <table:table-cell table:style-name="ce141" table:content-validation-name="val10" office:value-type="string" calcext:value-type="string">
            <text:p>99 - Complete</text:p>
          </table:table-cell>
          <table:table-cell table:style-name="ce85" office:value-type="date" office:date-value="2024-04-16" calcext:value-type="date">
            <text:p>4/16/2024</text:p>
          </table:table-cell>
          <table:table-cell table:style-name="ce88"/>
          <table:table-cell table:style-name="ce86"/>
          <table:table-cell table:number-columns-repeated="1006"/>
        </table:table-row>
        <table:table-row table:style-name="ro9">
          <table:table-cell table:style-name="ce12" table:formula="of:=[.A31]+1" office:value-type="float" office:value="19" calcext:value-type="float">
            <text:p>19</text:p>
          </table:table-cell>
          <table:table-cell table:style-name="ce90" table:content-validation-name="val6" office:value-type="string" calcext:value-type="string">
            <text:p>ElijahStreams</text:p>
          </table:table-cell>
          <table:table-cell table:style-name="ce93" table:content-validation-name="val7" office:value-type="string" calcext:value-type="string">
            <text:p>ES-STG2</text:p>
          </table:table-cell>
          <table:table-cell table:style-name="ce223" office:value-type="string" calcext:value-type="string">
            <text:p>ADD Social Share single-button pop-up to Episodes</text:p>
          </table:table-cell>
          <table:table-cell table:style-name="ce122" office:value-type="float" office:value="183" calcext:value-type="float">
            <text:p>183</text:p>
          </table:table-cell>
          <table:table-cell table:style-name="ce125" table:content-validation-name="val8"/>
          <table:table-cell table:style-name="ce333"/>
          <table:table-cell table:style-name="ce336" table:number-columns-repeated="2"/>
          <table:table-cell table:style-name="ce338"/>
          <table:table-cell table:style-name="ce341"/>
          <table:table-cell table:style-name="ce137" table:content-validation-name="val9" office:value-type="string" calcext:value-type="string">
            <text:p>03 Medium</text:p>
          </table:table-cell>
          <table:table-cell table:style-name="ce336"/>
          <table:table-cell table:style-name="ce378" office:value-type="string" calcext:value-type="string">
            <text:p>4/15 - DONE. Migrated to Prod. Michael loves it.</text:p>
          </table:table-cell>
          <table:table-cell table:style-name="ce141" table:content-validation-name="val10" office:value-type="string" calcext:value-type="string">
            <text:p>99 - Complete</text:p>
          </table:table-cell>
          <table:table-cell table:style-name="ce85" office:value-type="date" office:date-value="2024-04-15" calcext:value-type="date">
            <text:p>4/15/2024</text:p>
          </table:table-cell>
          <table:table-cell table:style-name="ce88"/>
          <table:table-cell table:style-name="ce86"/>
          <table:table-cell table:number-columns-repeated="1006"/>
        </table:table-row>
        <table:table-row table:style-name="ro15">
          <table:table-cell/>
          <table:table-cell table:style-name="ce6" table:number-columns-repeated="2"/>
          <table:table-cell table:number-columns-repeated="13"/>
          <table:table-cell table:style-name="ce85"/>
          <table:table-cell table:number-columns-repeated="1007"/>
        </table:table-row>
        <table:table-row table:style-name="ro17">
          <table:table-cell/>
          <table:table-cell table:style-name="ce91" table:number-columns-repeated="2"/>
          <table:table-cell table:style-name="ce91" office:value-type="string" calcext:value-type="string">
            <text:p>KEY:</text:p>
          </table:table-cell>
          <table:table-cell table:style-name="ce5" table:number-columns-repeated="3"/>
          <table:table-cell table:number-columns-repeated="9"/>
          <table:table-cell table:style-name="ce85"/>
          <table:table-cell table:number-columns-repeated="1007"/>
        </table:table-row>
        <table:table-row table:style-name="ro4">
          <table:table-cell table:style-name="ce13"/>
          <table:table-cell table:style-name="ce5" table:number-columns-repeated="6"/>
          <table:table-cell table:number-columns-repeated="9"/>
          <table:table-cell table:style-name="ce85"/>
          <table:table-cell table:number-columns-repeated="1007"/>
        </table:table-row>
        <table:table-row table:style-name="ro3">
          <table:table-cell/>
          <table:table-cell table:style-name="ce4" table:number-columns-repeated="2"/>
          <table:table-cell table:style-name="ce4" office:value-type="string" calcext:value-type="string">
            <text:p>ES-STG2</text:p>
          </table:table-cell>
          <table:table-cell table:style-name="ce4" table:number-columns-repeated="2"/>
          <table:table-cell table:style-name="ce8" office:value-type="string" calcext:value-type="string">
            <text:p><text:a xlink:href="https://esdevstg546.wpenginepowered.com/" xlink:type="simple">https://esdevstg546.wpenginepowered.com/</text:a></text:p>
          </table:table-cell>
          <table:table-cell table:number-columns-repeated="1017"/>
        </table:table-row>
        <table:table-row table:style-name="ro3">
          <table:table-cell/>
          <table:table-cell table:style-name="ce4" table:number-columns-repeated="2"/>
          <table:table-cell table:style-name="ce4" office:value-type="string" calcext:value-type="string">
            <text:p>ES-STG</text:p>
          </table:table-cell>
          <table:table-cell table:style-name="ce4" table:number-columns-repeated="2"/>
          <table:table-cell table:style-name="ce8" office:value-type="string" calcext:value-type="string">
            <text:p><text:a xlink:href="https://elijahstre1stg.wpenginepowered.com/" xlink:type="simple">https://elijahstre1stg.wpenginepowered.com/</text:a></text:p>
          </table:table-cell>
          <table:table-cell table:number-columns-repeated="1017"/>
        </table:table-row>
        <table:table-row table:style-name="ro4" table:number-rows-repeated="2">
          <table:table-cell/>
          <table:table-cell table:style-name="ce5" table:number-columns-repeated="6"/>
          <table:table-cell table:number-columns-repeated="1017"/>
        </table:table-row>
        <table:table-row table:style-name="ro5">
          <table:table-cell table:number-columns-repeated="1024"/>
        </table:table-row>
        <table:table-row table:style-name="ro4">
          <table:table-cell/>
          <table:table-cell table:style-name="ce6" table:number-columns-repeated="2"/>
          <table:table-cell table:style-name="ce6" office:value-type="string" calcext:value-type="string">
            <text:p>Sort Steps:</text:p>
          </table:table-cell>
          <table:table-cell table:number-columns-repeated="1020"/>
        </table:table-row>
        <table:table-row table:style-name="ro4">
          <table:table-cell table:number-columns-repeated="4"/>
          <table:table-cell table:style-name="ce6" table:number-columns-repeated="2"/>
          <table:table-cell table:style-name="ce6" office:value-type="string" calcext:value-type="string">
            <text:p>1) Sort by DONE low-high</text:p>
          </table:table-cell>
          <table:table-cell table:number-columns-repeated="1017"/>
        </table:table-row>
        <table:table-row table:style-name="ro4">
          <table:table-cell table:number-columns-repeated="4"/>
          <table:table-cell table:style-name="ce6" table:number-columns-repeated="2"/>
          <table:table-cell table:style-name="ce6" office:value-type="string" calcext:value-type="string">
            <text:p>2) Select all rows except the 99s</text:p>
          </table:table-cell>
          <table:table-cell table:number-columns-repeated="1017"/>
        </table:table-row>
        <table:table-row table:style-name="ro4">
          <table:table-cell table:number-columns-repeated="4"/>
          <table:table-cell table:style-name="ce6" table:number-columns-repeated="2"/>
          <table:table-cell table:style-name="ce6" office:value-type="string" calcext:value-type="string">
            <text:p>3) Sort by Priority</text:p>
          </table:table-cell>
          <table:table-cell table:number-columns-repeated="1017"/>
        </table:table-row>
        <table:table-row table:style-name="ro5" table:number-rows-repeated="1048531">
          <table:table-cell table:number-columns-repeated="1024"/>
        </table:table-row>
        <table:table-row table:style-name="ro5">
          <table:table-cell table:number-columns-repeated="1024"/>
        </table:table-row>
        <table:named-expressions>
          <table:named-range table:name="_xlnm._FilterDatabase" table:base-cell-address="$Instructions.$A$1" table:cell-range-address="$'Progress 4-22'.$B$4:.$P$32"/>
        </table:named-expressions>
        <calcext:conditional-formats>
          <calcext:conditional-format calcext:target-range-address="'Progress 4-22'.L5:'Progress 4-22'.L32">
            <calcext:condition calcext:apply-style-name="ConditionalStyle_1" calcext:value="formula-is(regexmatch([.$L5];&quot;High&quot;))" calcext:base-cell-address="'Progress 4-22'.L5"/>
          </calcext:conditional-format>
          <calcext:conditional-format calcext:target-range-address="'Progress 4-22'.L5:'Progress 4-22'.L32">
            <calcext:condition calcext:apply-style-name="ConditionalStyle_2" calcext:value="begins-with(&quot;04 Low&quot;)" calcext:base-cell-address="'Progress 4-22'.L5"/>
          </calcext:conditional-format>
          <calcext:conditional-format calcext:target-range-address="'Progress 4-22'.L5:'Progress 4-22'.L32">
            <calcext:condition calcext:apply-style-name="ConditionalStyle_3" calcext:value="begins-with(&quot;03 Med&quot;)" calcext:base-cell-address="'Progress 4-22'.L5"/>
          </calcext:conditional-format>
          <calcext:conditional-format calcext:target-range-address="'Progress 4-22'.B5:'Progress 4-22'.O32">
            <calcext:condition calcext:apply-style-name="ConditionalStyle_4" calcext:value="formula-is(regexmatch([.$O5];&quot;(?i)complete&quot;))" calcext:base-cell-address="'Progress 4-22'.B5"/>
          </calcext:conditional-format>
          <calcext:conditional-format calcext:target-range-address="'Progress 4-22'.B5:'Progress 4-22'.O32">
            <calcext:condition calcext:apply-style-name="ConditionalStyle_5" calcext:value="formula-is(regexmatch([.$O5];&quot;(?i)Partial&quot;))" calcext:base-cell-address="'Progress 4-22'.B5"/>
          </calcext:conditional-format>
          <calcext:conditional-format calcext:target-range-address="'Progress 4-22'.B5:'Progress 4-22'.O32">
            <calcext:condition calcext:apply-style-name="ConditionalStyle_6" calcext:value="formula-is(regexmatch([.$O5];&quot;(?i)unstarted&quot;))" calcext:base-cell-address="'Progress 4-22'.B5"/>
          </calcext:conditional-format>
          <calcext:conditional-format calcext:target-range-address="'Progress 4-22'.B5:'Progress 4-22'.O32">
            <calcext:condition calcext:apply-style-name="ConditionalStyle_7" calcext:value="formula-is(regexmatch([.$O5];&quot;(?i)Mostly&quot;))" calcext:base-cell-address="'Progress 4-22'.B5"/>
          </calcext:conditional-format>
          <calcext:conditional-format calcext:target-range-address="'Progress 4-22'.B5:'Progress 4-22'.O32">
            <calcext:condition calcext:apply-style-name="ConditionalStyle_8" calcext:value="formula-is(regexmatch([.$O5];&quot;(?i)abandoned&quot;))" calcext:base-cell-address="'Progress 4-22'.B5"/>
          </calcext:conditional-format>
        </calcext:conditional-formats>
      </table:table>
      <table:table table:name="Progress 4-16" table:style-name="ta4">
        <table:table-column table:style-name="co6" table:default-cell-style-name="Default"/>
        <table:table-column table:style-name="co7" table:default-cell-style-name="Default"/>
        <table:table-column table:style-name="co27" table:default-cell-style-name="Default"/>
        <table:table-column table:style-name="co9" table:default-cell-style-name="Default"/>
        <table:table-column table:style-name="co10" table:default-cell-style-name="Default"/>
        <table:table-column table:style-name="co23" table:default-cell-style-name="Default"/>
        <table:table-column table:style-name="co12" table:default-cell-style-name="Default"/>
        <table:table-column table:style-name="co13" table:default-cell-style-name="Default"/>
        <table:table-column table:style-name="co16" table:default-cell-style-name="Default"/>
        <table:table-column table:style-name="co24" table:default-cell-style-name="Default"/>
        <table:table-column table:style-name="co18" table:default-cell-style-name="Default"/>
        <table:table-column table:style-name="co28" table:default-cell-style-name="Default"/>
        <table:table-column table:style-name="co19" table:default-cell-style-name="Default"/>
        <table:table-column table:style-name="co20" table:default-cell-style-name="Default"/>
        <table:table-column table:style-name="co26" table:default-cell-style-name="Default"/>
        <table:table-column table:style-name="co1" table:default-cell-style-name="Default"/>
        <table:table-column table:style-name="co22" table:default-cell-style-name="Default"/>
        <table:table-column table:style-name="co1" table:number-columns-repeated="1007" table:default-cell-style-name="Default"/>
        <table:table-row table:style-name="ro6">
          <table:table-cell table:style-name="ce10"/>
          <table:table-cell table:style-name="ce10" office:value-type="string" calcext:value-type="string">
            <text:p>EH_ELSM_20240122_TicketProgress.gsheet: Progress 4-16</text:p>
          </table:table-cell>
          <table:table-cell table:style-name="ce10" table:number-columns-repeated="5"/>
          <table:table-cell table:style-name="ce67"/>
          <table:table-cell table:style-name="ce72" table:number-columns-repeated="2"/>
          <table:table-cell table:style-name="ce72" office:value-type="string" calcext:value-type="string">
            <text:p>AS OF: </text:p>
          </table:table-cell>
          <table:table-cell table:style-name="ce67" table:formula="of:=[$'Version Log'.B7]" office:value-type="date" office:date-value="2024-04-04" calcext:value-type="date">
            <text:p>April 4, 2024</text:p>
          </table:table-cell>
          <table:table-cell table:style-name="ce138" table:formula="of:=TODAY()" office:value-type="date" office:date-value="2024-05-11" calcext:value-type="date">
            <text:p>May 11, 2024</text:p>
          </table:table-cell>
          <table:table-cell table:number-columns-repeated="2"/>
          <table:table-cell table:style-name="ce86" table:number-columns-repeated="2"/>
          <table:table-cell table:style-name="ce6" table:number-columns-repeated="2"/>
          <table:table-cell table:number-columns-repeated="1005"/>
        </table:table-row>
        <table:table-row table:style-name="ro4">
          <table:table-cell table:style-name="ce6" table:number-columns-repeated="19"/>
          <table:table-cell table:number-columns-repeated="1005"/>
        </table:table-row>
        <table:table-row table:style-name="ro7">
          <table:table-cell table:number-columns-repeated="4"/>
          <table:table-cell table:style-name="ce23" table:number-columns-repeated="2"/>
          <table:table-cell table:style-name="ce63" table:number-columns-spanned="9" table:number-rows-spanned="1"/>
          <table:covered-table-cell table:number-columns-repeated="8"/>
          <table:table-cell table:style-name="ce86" table:number-columns-repeated="2"/>
          <table:table-cell table:style-name="ce6" table:number-columns-repeated="2"/>
          <table:table-cell table:number-columns-repeated="1005"/>
        </table:table-row>
        <table:table-row table:style-name="ro8">
          <table:table-cell table:style-name="ce11" office:value-type="string" calcext:value-type="string">
            <text:p>Index</text:p>
          </table:table-cell>
          <table:table-cell table:style-name="ce107" office:value-type="string" calcext:value-type="string">
            <text:p>SITE NAMES</text:p>
          </table:table-cell>
          <table:table-cell table:style-name="ce107" office:value-type="string" calcext:value-type="string">
            <text:p>SITE-ENV</text:p>
          </table:table-cell>
          <table:table-cell table:style-name="ce112" office:value-type="string" calcext:value-type="string">
            <text:p>Project Name</text:p>
          </table:table-cell>
          <table:table-cell table:style-name="ce112" office:value-type="string" calcext:value-type="string">
            <text:p>Trello Ticket</text:p>
          </table:table-cell>
          <table:table-cell table:style-name="ce112" office:value-type="string" calcext:value-type="string">
            <text:p>Ticket Status</text:p>
          </table:table-cell>
          <table:table-cell table:style-name="ce112" office:value-type="string" calcext:value-type="string">
            <text:p>Description</text:p>
          </table:table-cell>
          <table:table-cell table:style-name="ce112" office:value-type="string" calcext:value-type="string">
            <text:p>Time To Complete (Est.)</text:p>
          </table:table-cell>
          <table:table-cell table:style-name="ce197" office:value-type="string" calcext:value-type="string">
            <text:p>Quick?</text:p>
          </table:table-cell>
          <table:table-cell table:style-name="ce197" office:value-type="string" calcext:value-type="string">
            <text:p>Michael's Notes</text:p>
          </table:table-cell>
          <table:table-cell table:style-name="ce197" office:value-type="string" calcext:value-type="string">
            <text:p>Priority</text:p>
          </table:table-cell>
          <table:table-cell table:style-name="ce197" office:value-type="string" calcext:value-type="string">
            <text:p>Secondary Priority</text:p>
          </table:table-cell>
          <table:table-cell table:style-name="ce197" office:value-type="string" calcext:value-type="string">
            <text:p>Progress</text:p>
          </table:table-cell>
          <table:table-cell table:style-name="ce197" office:value-type="string" calcext:value-type="string">
            <text:p>Granular Status</text:p>
          </table:table-cell>
          <table:table-cell table:style-name="ce197" office:value-type="string" calcext:value-type="string">
            <text:p>Date Completed</text:p>
          </table:table-cell>
          <table:table-cell table:style-name="ce87" table:number-columns-repeated="2"/>
          <table:table-cell table:number-columns-repeated="1007"/>
        </table:table-row>
        <table:table-row table:style-name="ro10">
          <table:table-cell table:style-name="ce12" office:value-type="float" office:value="1" calcext:value-type="float">
            <text:p>1</text:p>
          </table:table-cell>
          <table:table-cell table:style-name="ce142" table:content-validation-name="val11" office:value-type="string" calcext:value-type="string">
            <text:p>ElijahStreams</text:p>
          </table:table-cell>
          <table:table-cell table:style-name="ce144" table:content-validation-name="val12" office:value-type="string" calcext:value-type="string">
            <text:p>ES-STG2</text:p>
          </table:table-cell>
          <table:table-cell table:style-name="ce385" office:value-type="string" calcext:value-type="string">
            <text:p>AWeber subscriber count auto-update</text:p>
          </table:table-cell>
          <table:table-cell table:style-name="ce388" office:value-type="float" office:value="92" calcext:value-type="float">
            <text:p>92</text:p>
          </table:table-cell>
          <table:table-cell table:style-name="ce169" table:content-validation-name="val13" office:value-type="string" calcext:value-type="string">
            <text:p>✋🏻 On-Hold</text:p>
          </table:table-cell>
          <table:table-cell table:style-name="ce411" office:value-type="string" calcext:value-type="string">
            <text:p>Michael said grab old HACK from orig codebase for ES</text:p>
          </table:table-cell>
          <table:table-cell table:style-name="ce414" office:value-type="string" calcext:value-type="string">
            <text:p>1 day</text:p>
          </table:table-cell>
          <table:table-cell table:style-name="ce416" office:value-type="string" calcext:value-type="string">
            <text:p>Quick 🕓</text:p>
          </table:table-cell>
          <table:table-cell table:style-name="ce418" office:value-type="string" calcext:value-type="string">
            <text:p>Pretty Low Priority</text:p>
          </table:table-cell>
          <table:table-cell table:style-name="ce182" table:content-validation-name="val14" office:value-type="string" calcext:value-type="string">
            <text:p>04 Low</text:p>
          </table:table-cell>
          <table:table-cell table:style-name="ce415" office:value-type="float" office:value="3" calcext:value-type="float">
            <text:p>3</text:p>
          </table:table-cell>
          <table:table-cell table:style-name="ce423" office:value-type="string" calcext:value-type="string">
            <text:p>4/15 - Have been email with API support and the CEO (he reached out to me). Need to create an APP and then authenticate with OAuth2. ON-HOLD to finish working on FILTERS</text:p>
          </table:table-cell>
          <table:table-cell table:style-name="ce186" table:content-validation-name="val15" office:value-type="string" calcext:value-type="string">
            <text:p>10 - Partial</text:p>
          </table:table-cell>
          <table:table-cell table:style-name="ce85"/>
          <table:table-cell table:style-name="ce88"/>
          <table:table-cell table:number-columns-repeated="1008"/>
        </table:table-row>
        <table:table-row table:style-name="ro9">
          <table:table-cell table:style-name="ce12" table:formula="of:=[.A5]+1" office:value-type="float" office:value="2" calcext:value-type="float">
            <text:p>2</text:p>
          </table:table-cell>
          <table:table-cell table:style-name="ce142" table:content-validation-name="val11" office:value-type="string" calcext:value-type="string">
            <text:p>ElijahStreams</text:p>
          </table:table-cell>
          <table:table-cell table:style-name="ce144" table:content-validation-name="val12" office:value-type="string" calcext:value-type="string">
            <text:p>ES-STG2</text:p>
          </table:table-cell>
          <table:table-cell table:style-name="ce386" office:value-type="string" calcext:value-type="string">
            <text:p>Archive Videos: Filter by (old) post type (video, live video, etc)</text:p>
          </table:table-cell>
          <table:table-cell table:style-name="ce389" office:value-type="float" office:value="93" calcext:value-type="float">
            <text:p>93</text:p>
          </table:table-cell>
          <table:table-cell table:style-name="ce169" table:content-validation-name="val13" office:value-type="string" calcext:value-type="string">
            <text:p>✋🏻 On-Hold</text:p>
          </table:table-cell>
          <table:table-cell table:style-name="ce411"/>
          <table:table-cell table:style-name="ce414" office:value-type="string" calcext:value-type="string">
            <text:p>2 days</text:p>
          </table:table-cell>
          <table:table-cell table:style-name="ce416"/>
          <table:table-cell table:style-name="ce418"/>
          <table:table-cell table:style-name="ce182" table:content-validation-name="val14" office:value-type="string" calcext:value-type="string">
            <text:p>01 High</text:p>
          </table:table-cell>
          <table:table-cell table:style-name="ce415"/>
          <table:table-cell table:style-name="ce423"/>
          <table:table-cell table:style-name="ce186" table:content-validation-name="val15" office:value-type="string" calcext:value-type="string">
            <text:p>20 - Unstarted</text:p>
          </table:table-cell>
          <table:table-cell table:style-name="ce85"/>
          <table:table-cell table:style-name="ce88"/>
          <table:table-cell table:style-name="ce86"/>
          <table:table-cell table:number-columns-repeated="1007"/>
        </table:table-row>
        <table:table-row table:style-name="ro9">
          <table:table-cell table:style-name="ce12" table:formula="of:=[.A6]+1" office:value-type="float" office:value="3" calcext:value-type="float">
            <text:p>3</text:p>
          </table:table-cell>
          <table:table-cell table:style-name="ce142" table:content-validation-name="val11" office:value-type="string" calcext:value-type="string">
            <text:p>ElijahStreams</text:p>
          </table:table-cell>
          <table:table-cell table:style-name="ce144" table:content-validation-name="val12" office:value-type="string" calcext:value-type="string">
            <text:p>ES-STG2</text:p>
          </table:table-cell>
          <table:table-cell table:style-name="ce386" office:value-type="string" calcext:value-type="string">
            <text:p>Create Shortcode Widget: Most Popular videos in last 30 days</text:p>
          </table:table-cell>
          <table:table-cell table:style-name="ce390" office:value-type="float" office:value="94" calcext:value-type="float">
            <text:p>94</text:p>
          </table:table-cell>
          <table:table-cell table:style-name="ce169" table:content-validation-name="val13" office:value-type="string" calcext:value-type="string">
            <text:p>⛔ Blocked</text:p>
          </table:table-cell>
          <table:table-cell table:style-name="ce411"/>
          <table:table-cell table:style-name="ce414" office:value-type="string" calcext:value-type="string">
            <text:p>1 week</text:p>
          </table:table-cell>
          <table:table-cell table:style-name="ce416"/>
          <table:table-cell table:style-name="ce418"/>
          <table:table-cell table:style-name="ce182" table:content-validation-name="val14" office:value-type="string" calcext:value-type="string">
            <text:p>03 Medium</text:p>
          </table:table-cell>
          <table:table-cell table:style-name="ce415"/>
          <table:table-cell table:style-name="ce423" office:value-type="string" calcext:value-type="string">
            <text:p>3/18 - Ruled out MonsterInsights Popular Posts widget.</text:p>
          </table:table-cell>
          <table:table-cell table:style-name="ce186" table:content-validation-name="val15" office:value-type="string" calcext:value-type="string">
            <text:p>10 - Partial</text:p>
          </table:table-cell>
          <table:table-cell table:style-name="ce85"/>
          <table:table-cell table:style-name="ce88"/>
          <table:table-cell table:style-name="ce86"/>
          <table:table-cell table:number-columns-repeated="1007"/>
        </table:table-row>
        <table:table-row table:style-name="ro13">
          <table:table-cell table:style-name="ce12" table:formula="of:=[.A7]+1" office:value-type="float" office:value="4" calcext:value-type="float">
            <text:p>4</text:p>
          </table:table-cell>
          <table:table-cell table:style-name="ce142" table:content-validation-name="val11" office:value-type="string" calcext:value-type="string">
            <text:p>ElijahStreams</text:p>
          </table:table-cell>
          <table:table-cell table:style-name="ce144" table:content-validation-name="val12" office:value-type="string" calcext:value-type="string">
            <text:p>ES-STG2</text:p>
          </table:table-cell>
          <table:table-cell table:style-name="ce386" office:value-type="string" calcext:value-type="string">
            <text:p>Search Filtering: Keyword, Author, Posted On, Category [video, word] on search results page</text:p>
          </table:table-cell>
          <table:table-cell table:style-name="ce391" office:value-type="float" office:value="95" calcext:value-type="float">
            <text:p>95</text:p>
          </table:table-cell>
          <table:table-cell table:style-name="ce169" table:content-validation-name="val13" office:value-type="string" calcext:value-type="string">
            <text:p>✋🏻 On-Hold</text:p>
          </table:table-cell>
          <table:table-cell table:style-name="ce412"/>
          <table:table-cell table:style-name="ce414" office:value-type="string" calcext:value-type="string">
            <text:p>1 wk</text:p>
          </table:table-cell>
          <table:table-cell table:style-name="ce416"/>
          <table:table-cell table:style-name="ce418"/>
          <table:table-cell table:style-name="ce182" table:content-validation-name="val14" office:value-type="string" calcext:value-type="string">
            <text:p>01 High</text:p>
          </table:table-cell>
          <table:table-cell table:style-name="ce415"/>
          <table:table-cell table:style-name="ce423"/>
          <table:table-cell table:style-name="ce186" table:content-validation-name="val15" office:value-type="string" calcext:value-type="string">
            <text:p>20 - Unstarted</text:p>
          </table:table-cell>
          <table:table-cell table:style-name="ce85"/>
          <table:table-cell table:style-name="ce88"/>
          <table:table-cell table:style-name="ce86"/>
          <table:table-cell table:number-columns-repeated="1007"/>
        </table:table-row>
        <table:table-row table:style-name="ro13">
          <table:table-cell table:style-name="ce12" table:formula="of:=[.A8]+1" office:value-type="float" office:value="5" calcext:value-type="float">
            <text:p>5</text:p>
          </table:table-cell>
          <table:table-cell table:style-name="ce143" table:content-validation-name="val11" office:value-type="string" calcext:value-type="string">
            <text:p>🌐 MANY SITES</text:p>
          </table:table-cell>
          <table:table-cell table:style-name="ce145" table:content-validation-name="val12" office:value-type="string" calcext:value-type="string">
            <text:p>ES-PROD</text:p>
          </table:table-cell>
          <table:table-cell table:style-name="ce386" office:value-type="string" calcext:value-type="string">
            <text:p>Research hosting our own videos (Bunnynet? Rumble Cloud? Truth Cloud? CloudFlare)</text:p>
          </table:table-cell>
          <table:table-cell table:style-name="ce392" office:value-type="float" office:value="125" calcext:value-type="float">
            <text:p>125</text:p>
          </table:table-cell>
          <table:table-cell table:style-name="ce169" table:content-validation-name="val13"/>
          <table:table-cell table:style-name="ce411" office:value-type="string" calcext:value-type="string">
            <text:p>Michael has mentioned that we will eventually need to find our own video host</text:p>
          </table:table-cell>
          <table:table-cell table:style-name="ce414" office:value-type="string" calcext:value-type="string">
            <text:p>1 wk</text:p>
          </table:table-cell>
          <table:table-cell table:style-name="ce416"/>
          <table:table-cell table:style-name="ce418"/>
          <table:table-cell table:style-name="ce182" table:content-validation-name="val14" office:value-type="string" calcext:value-type="string">
            <text:p>60 Lowest</text:p>
          </table:table-cell>
          <table:table-cell table:style-name="ce415"/>
          <table:table-cell table:style-name="ce423"/>
          <table:table-cell table:style-name="ce186" table:content-validation-name="val15" office:value-type="string" calcext:value-type="string">
            <text:p>20 - Unstarted</text:p>
          </table:table-cell>
          <table:table-cell table:style-name="ce85"/>
          <table:table-cell table:style-name="ce88"/>
          <table:table-cell table:style-name="ce86"/>
          <table:table-cell table:number-columns-repeated="1007"/>
        </table:table-row>
        <table:table-row table:style-name="ro16">
          <table:table-cell table:style-name="ce12" table:formula="of:=[.A9]+1" office:value-type="float" office:value="6" calcext:value-type="float">
            <text:p>6</text:p>
          </table:table-cell>
          <table:table-cell table:style-name="ce142" table:content-validation-name="val11" office:value-type="string" calcext:value-type="string">
            <text:p>ElijahStreams</text:p>
          </table:table-cell>
          <table:table-cell table:style-name="ce144" table:content-validation-name="val12" office:value-type="string" calcext:value-type="string">
            <text:p>ES-STG2</text:p>
          </table:table-cell>
          <table:table-cell table:style-name="ce385" office:value-type="string" calcext:value-type="string">
            <text:p>Make iframe widget height auto fit</text:p>
          </table:table-cell>
          <table:table-cell table:style-name="ce393" office:value-type="float" office:value="151" calcext:value-type="float">
            <text:p>151</text:p>
          </table:table-cell>
          <table:table-cell table:style-name="ce169" table:content-validation-name="val13" office:value-type="string" calcext:value-type="string">
            <text:p>✋🏻 On-Hold</text:p>
          </table:table-cell>
          <table:table-cell table:style-name="ce412" office:value-type="string" calcext:value-type="string">
            <text:p>I've looked into this and think I understand the cause. The fix is probably going to related to CUSTOM CSS. It looks like a relatively quick fix, but I'll know more once I begin digging in.</text:p>
          </table:table-cell>
          <table:table-cell table:style-name="ce414" office:value-type="string" calcext:value-type="string">
            <text:p>3 days</text:p>
          </table:table-cell>
          <table:table-cell table:style-name="ce416"/>
          <table:table-cell table:style-name="ce418" office:value-type="string" calcext:value-type="string">
            <text:p>Mid Priority, maybe fit in around other larger projects.</text:p>
          </table:table-cell>
          <table:table-cell table:style-name="ce182" table:content-validation-name="val14" office:value-type="string" calcext:value-type="string">
            <text:p>03 Medium</text:p>
          </table:table-cell>
          <table:table-cell table:style-name="ce415"/>
          <table:table-cell table:style-name="ce423" office:value-type="string" calcext:value-type="string">
            <text:p>3/27 - NOT STARTED: Will work in around other projects</text:p>
          </table:table-cell>
          <table:table-cell table:style-name="ce186" table:content-validation-name="val15" office:value-type="string" calcext:value-type="string">
            <text:p>20 - Unstarted</text:p>
          </table:table-cell>
          <table:table-cell table:style-name="ce85"/>
          <table:table-cell table:style-name="ce88"/>
          <table:table-cell table:style-name="ce86"/>
          <table:table-cell table:number-columns-repeated="1007"/>
        </table:table-row>
        <table:table-row table:style-name="ro13">
          <table:table-cell table:style-name="ce12" table:formula="of:=[.A10]+1" office:value-type="float" office:value="7" calcext:value-type="float">
            <text:p>7</text:p>
          </table:table-cell>
          <table:table-cell table:style-name="ce142" table:content-validation-name="val11" office:value-type="string" calcext:value-type="string">
            <text:p>ElijahStreams</text:p>
          </table:table-cell>
          <table:table-cell table:style-name="ce144" table:content-validation-name="val12" office:value-type="string" calcext:value-type="string">
            <text:p>ES-PROD</text:p>
          </table:table-cell>
          <table:table-cell table:style-name="ce386" office:value-type="string" calcext:value-type="string">
            <text:p>Google Apps script to copy backups to Google Workspace shared folder</text:p>
          </table:table-cell>
          <table:table-cell table:style-name="ce394" office:value-type="float" office:value="159" calcext:value-type="float">
            <text:p>159</text:p>
          </table:table-cell>
          <table:table-cell table:style-name="ce169" table:content-validation-name="val13" office:value-type="string" calcext:value-type="string">
            <text:p>✋🏻 On-Hold</text:p>
          </table:table-cell>
          <table:table-cell table:style-name="ce411" office:value-type="string" calcext:value-type="string">
            <text:p>UpdraftPlus backup has been working great for almost half a year :) Writing this script may be a moot point, but we will see</text:p>
          </table:table-cell>
          <table:table-cell table:style-name="ce414" office:value-type="string" calcext:value-type="string">
            <text:p>1 wk</text:p>
          </table:table-cell>
          <table:table-cell table:style-name="ce416"/>
          <table:table-cell table:style-name="ce418" office:value-type="string" calcext:value-type="string">
            <text:p>Writing that script is pretty low priority now that the backup is happening in SOME capacity. Much more important things to work on here.</text:p>
          </table:table-cell>
          <table:table-cell table:style-name="ce182" table:content-validation-name="val14" office:value-type="string" calcext:value-type="string">
            <text:p>04 Low</text:p>
          </table:table-cell>
          <table:table-cell table:style-name="ce415" office:value-type="float" office:value="4" calcext:value-type="float">
            <text:p>4</text:p>
          </table:table-cell>
          <table:table-cell table:style-name="ce423" office:value-type="string" calcext:value-type="string">
            <text:p>Michael said this is lower priority now that I have regular backups scheduled through UpdraftPlus.</text:p>
          </table:table-cell>
          <table:table-cell table:style-name="ce186" table:content-validation-name="val15" office:value-type="string" calcext:value-type="string">
            <text:p>10 - Partial</text:p>
          </table:table-cell>
          <table:table-cell table:style-name="ce85"/>
          <table:table-cell table:style-name="ce88"/>
          <table:table-cell table:style-name="ce86"/>
          <table:table-cell table:number-columns-repeated="1007"/>
        </table:table-row>
        <table:table-row table:style-name="ro9">
          <table:table-cell table:style-name="ce12" table:formula="of:=[.A11]+1" office:value-type="float" office:value="8" calcext:value-type="float">
            <text:p>8</text:p>
          </table:table-cell>
          <table:table-cell table:style-name="ce142" table:content-validation-name="val11" office:value-type="string" calcext:value-type="string">
            <text:p>🌐 MANY SITES</text:p>
          </table:table-cell>
          <table:table-cell table:style-name="ce144" table:content-validation-name="val12" office:value-type="string" calcext:value-type="string">
            <text:p>ES-STG</text:p>
          </table:table-cell>
          <table:table-cell table:style-name="ce386" office:value-type="string" calcext:value-type="string">
            <text:p>ADMIN: How to use SSH &amp; WP-CLI to manage sites</text:p>
          </table:table-cell>
          <table:table-cell table:style-name="ce395" office:value-type="float" office:value="160" calcext:value-type="float">
            <text:p>160</text:p>
          </table:table-cell>
          <table:table-cell table:style-name="ce169" table:content-validation-name="val13" office:value-type="string" calcext:value-type="string">
            <text:p>✋🏻 On-Hold</text:p>
          </table:table-cell>
          <table:table-cell table:style-name="ce413" office:value-type="string" calcext:value-type="string">
            <text:p><text:span text:style-name="T1">ERIC_IDEA:</text:span><text:span text:style-name="T2"> Probably bit by bit between other tasks</text:span></text:p>
          </table:table-cell>
          <table:table-cell table:style-name="ce414" office:value-type="string" calcext:value-type="string">
            <text:p>1-2wks</text:p>
          </table:table-cell>
          <table:table-cell table:style-name="ce416"/>
          <table:table-cell table:style-name="ce418"/>
          <table:table-cell table:style-name="ce182" table:content-validation-name="val14" office:value-type="string" calcext:value-type="string">
            <text:p>03 Medium</text:p>
          </table:table-cell>
          <table:table-cell table:style-name="ce415"/>
          <table:table-cell table:style-name="ce423"/>
          <table:table-cell table:style-name="ce186" table:content-validation-name="val15" office:value-type="string" calcext:value-type="string">
            <text:p>20 - Unstarted</text:p>
          </table:table-cell>
          <table:table-cell table:style-name="ce85"/>
          <table:table-cell table:style-name="ce88"/>
          <table:table-cell table:style-name="ce86"/>
          <table:table-cell table:number-columns-repeated="1007"/>
        </table:table-row>
        <table:table-row table:style-name="ro9">
          <table:table-cell table:style-name="ce12" table:formula="of:=[.A12]+1" office:value-type="float" office:value="9" calcext:value-type="float">
            <text:p>9</text:p>
          </table:table-cell>
          <table:table-cell table:style-name="ce142" table:content-validation-name="val11" office:value-type="string" calcext:value-type="string">
            <text:p>ElijahStreams</text:p>
          </table:table-cell>
          <table:table-cell table:style-name="ce144" table:content-validation-name="val12" office:value-type="string" calcext:value-type="string">
            <text:p>ES-STG2</text:p>
          </table:table-cell>
          <table:table-cell table:style-name="ce386" office:value-type="string" calcext:value-type="string">
            <text:p>Archive Guests: Sort by most recent video for guest</text:p>
          </table:table-cell>
          <table:table-cell table:style-name="ce396" office:value-type="float" office:value="171" calcext:value-type="float">
            <text:p>171</text:p>
          </table:table-cell>
          <table:table-cell table:style-name="ce169" table:content-validation-name="val13" office:value-type="string" calcext:value-type="string">
            <text:p>⛔ Blocked</text:p>
          </table:table-cell>
          <table:table-cell table:style-name="ce411" office:value-type="string" calcext:value-type="string">
            <text:p>Filtering in in-progress.</text:p>
          </table:table-cell>
          <table:table-cell table:style-name="ce414" office:value-type="string" calcext:value-type="string">
            <text:p>2 wk</text:p>
          </table:table-cell>
          <table:table-cell table:style-name="ce416"/>
          <table:table-cell table:style-name="ce418"/>
          <table:table-cell table:style-name="ce182" table:content-validation-name="val14" office:value-type="string" calcext:value-type="string">
            <text:p>01 High</text:p>
          </table:table-cell>
          <table:table-cell table:style-name="ce415" office:value-type="float" office:value="3" calcext:value-type="float">
            <text:p>3</text:p>
          </table:table-cell>
          <table:table-cell table:style-name="ce423" office:value-type="string" calcext:value-type="string">
            <text:p>3/27 - Filtering almost done</text:p>
          </table:table-cell>
          <table:table-cell table:style-name="ce186" table:content-validation-name="val15" office:value-type="string" calcext:value-type="string">
            <text:p>15 - Mostly Done</text:p>
          </table:table-cell>
          <table:table-cell table:style-name="ce85"/>
          <table:table-cell table:style-name="ce88"/>
          <table:table-cell table:style-name="ce86"/>
          <table:table-cell table:number-columns-repeated="1007"/>
        </table:table-row>
        <table:table-row table:style-name="ro14">
          <table:table-cell table:style-name="ce12" table:formula="of:=[.A13]+1" office:value-type="float" office:value="10" calcext:value-type="float">
            <text:p>10</text:p>
          </table:table-cell>
          <table:table-cell table:style-name="ce142" table:content-validation-name="val11" office:value-type="string" calcext:value-type="string">
            <text:p>ElijahStreams</text:p>
          </table:table-cell>
          <table:table-cell table:style-name="ce144" table:content-validation-name="val12" office:value-type="string" calcext:value-type="string">
            <text:p>ES-PROD</text:p>
          </table:table-cell>
          <table:table-cell table:style-name="ce386" office:value-type="string" calcext:value-type="string">
            <text:p>Audit Site for Accessibility</text:p>
          </table:table-cell>
          <table:table-cell table:style-name="ce397" office:value-type="float" office:value="176" calcext:value-type="float">
            <text:p>176</text:p>
          </table:table-cell>
          <table:table-cell table:style-name="ce170" table:content-validation-name="val13"/>
          <table:table-cell table:style-name="ce413" office:value-type="string" calcext:value-type="string">
            <text:p><text:span text:style-name="T1">ERIC_IDEA:</text:span><text:span text:style-name="T2"> There are many accessibility considerations we may want to evaluate, the main one being we need an alt tag on each image (except decorative graphics)</text:span></text:p>
          </table:table-cell>
          <table:table-cell table:style-name="ce414" office:value-type="string" calcext:value-type="string">
            <text:p>1 hr</text:p>
          </table:table-cell>
          <table:table-cell table:style-name="ce416" office:value-type="string" calcext:value-type="string">
            <text:p>Quick 🕓</text:p>
          </table:table-cell>
          <table:table-cell table:style-name="ce418" office:value-type="string" calcext:value-type="string">
            <text:p>N/A</text:p>
          </table:table-cell>
          <table:table-cell table:style-name="ce182" table:content-validation-name="val14" office:value-type="string" calcext:value-type="string">
            <text:p>03 Medium</text:p>
          </table:table-cell>
          <table:table-cell table:style-name="ce415"/>
          <table:table-cell table:style-name="ce423" office:value-type="string" calcext:value-type="string">
            <text:p>3/19 - Michael said go ahead and perform the accessiblility audit</text:p>
          </table:table-cell>
          <table:table-cell table:style-name="ce186" table:content-validation-name="val15" office:value-type="string" calcext:value-type="string">
            <text:p>20 - Unstarted</text:p>
          </table:table-cell>
          <table:table-cell table:style-name="ce85"/>
          <table:table-cell table:style-name="ce88"/>
          <table:table-cell table:style-name="ce86"/>
          <table:table-cell table:number-columns-repeated="1007"/>
        </table:table-row>
        <table:table-row table:style-name="ro14">
          <table:table-cell table:style-name="ce12" table:formula="of:=[.A14]+1" office:value-type="float" office:value="11" calcext:value-type="float">
            <text:p>11</text:p>
          </table:table-cell>
          <table:table-cell table:style-name="ce142" table:content-validation-name="val11" office:value-type="string" calcext:value-type="string">
            <text:p>ElijahStreams</text:p>
          </table:table-cell>
          <table:table-cell table:style-name="ce144" table:content-validation-name="val12" office:value-type="string" calcext:value-type="string">
            <text:p>ES-PROD</text:p>
          </table:table-cell>
          <table:table-cell table:style-name="ce386" office:value-type="string" calcext:value-type="string">
            <text:p>Have Michael Review Event Infos imported on older posts</text:p>
          </table:table-cell>
          <table:table-cell table:style-name="ce398" office:value-type="float" office:value="177" calcext:value-type="float">
            <text:p>177</text:p>
          </table:table-cell>
          <table:table-cell table:style-name="ce169" table:content-validation-name="val13"/>
          <table:table-cell table:style-name="ce413" office:value-type="string" calcext:value-type="string">
            <text:p><text:span text:style-name="T1">ERIC_IDEA:</text:span><text:span text:style-name="T2"> Many of the event info descriptions imported in the older posts have overlapping text and other issues that will require manual intervention</text:span></text:p>
          </table:table-cell>
          <table:table-cell table:style-name="ce414" office:value-type="string" calcext:value-type="string">
            <text:p>15 min</text:p>
          </table:table-cell>
          <table:table-cell table:style-name="ce416" office:value-type="string" calcext:value-type="string">
            <text:p>Quick 🕓</text:p>
          </table:table-cell>
          <table:table-cell table:style-name="ce419" office:value-type="string" calcext:value-type="string">
            <text:p>N/A</text:p>
          </table:table-cell>
          <table:table-cell table:style-name="ce182" table:content-validation-name="val14" office:value-type="string" calcext:value-type="string">
            <text:p>04 Low</text:p>
          </table:table-cell>
          <table:table-cell table:style-name="ce415" office:value-type="float" office:value="1" calcext:value-type="float">
            <text:p>1</text:p>
          </table:table-cell>
          <table:table-cell table:style-name="ce423"/>
          <table:table-cell table:style-name="ce186" table:content-validation-name="val15" office:value-type="string" calcext:value-type="string">
            <text:p>20 - Unstarted</text:p>
          </table:table-cell>
          <table:table-cell table:style-name="ce85"/>
          <table:table-cell table:style-name="ce88"/>
          <table:table-cell table:style-name="ce86"/>
          <table:table-cell table:number-columns-repeated="1007"/>
        </table:table-row>
        <table:table-row table:style-name="ro9">
          <table:table-cell table:style-name="ce12" table:formula="of:=[.A15]+1" office:value-type="float" office:value="12" calcext:value-type="float">
            <text:p>12</text:p>
          </table:table-cell>
          <table:table-cell table:style-name="ce143" table:content-validation-name="val11" office:value-type="string" calcext:value-type="string">
            <text:p>🌐 MANY SITES</text:p>
          </table:table-cell>
          <table:table-cell table:style-name="ce145" table:content-validation-name="val12" office:value-type="string" calcext:value-type="string">
            <text:p>ES-LARDEV</text:p>
          </table:table-cell>
          <table:table-cell table:style-name="ce387" office:value-type="string" calcext:value-type="string">
            <text:p>HOW to best manage multiple sites in one centralized location?</text:p>
          </table:table-cell>
          <table:table-cell table:style-name="ce399" office:value-type="float" office:value="184" calcext:value-type="float">
            <text:p>184</text:p>
          </table:table-cell>
          <table:table-cell table:style-name="ce171" table:content-validation-name="val13"/>
          <table:table-cell table:style-name="ce413" office:value-type="string" calcext:value-type="string">
            <text:p><text:span text:style-name="T1">ERIC_IDEA:</text:span><text:span text:style-name="T2"> Probably MainWP. Will need to test</text:span></text:p>
          </table:table-cell>
          <table:table-cell table:style-name="ce415" office:value-type="string" calcext:value-type="string">
            <text:p>1 wk</text:p>
          </table:table-cell>
          <table:table-cell table:style-name="ce417"/>
          <table:table-cell table:style-name="ce420"/>
          <table:table-cell table:style-name="ce183" table:content-validation-name="val14" office:value-type="string" calcext:value-type="string">
            <text:p>03 Medium</text:p>
          </table:table-cell>
          <table:table-cell table:style-name="ce415"/>
          <table:table-cell table:style-name="ce423"/>
          <table:table-cell table:style-name="ce186" table:content-validation-name="val15" office:value-type="string" calcext:value-type="string">
            <text:p>20 - Unstarted</text:p>
          </table:table-cell>
          <table:table-cell table:style-name="ce85"/>
          <table:table-cell table:style-name="ce88"/>
          <table:table-cell table:style-name="ce86"/>
          <table:table-cell table:number-columns-repeated="1007"/>
        </table:table-row>
        <table:table-row table:style-name="ro9">
          <table:table-cell table:style-name="ce12" table:formula="of:=[.A16]+1" office:value-type="float" office:value="13" calcext:value-type="float">
            <text:p>13</text:p>
          </table:table-cell>
          <table:table-cell table:style-name="ce142" table:content-validation-name="val11" office:value-type="string" calcext:value-type="string">
            <text:p>ElijahStreams</text:p>
          </table:table-cell>
          <table:table-cell table:style-name="ce144" table:content-validation-name="val12" office:value-type="string" calcext:value-type="string">
            <text:p>ES-STG</text:p>
          </table:table-cell>
          <table:table-cell table:style-name="ce386" office:value-type="string" calcext:value-type="string">
            <text:p>Archive Episodes: Search filter by episodes and guest names</text:p>
          </table:table-cell>
          <table:table-cell table:style-name="ce400" office:value-type="float" office:value="185" calcext:value-type="float">
            <text:p>185</text:p>
          </table:table-cell>
          <table:table-cell table:style-name="ce169" table:content-validation-name="val13" office:value-type="string" calcext:value-type="string">
            <text:p>✋🏻 On-Hold</text:p>
          </table:table-cell>
          <table:table-cell table:style-name="ce413"/>
          <table:table-cell table:style-name="ce414"/>
          <table:table-cell table:style-name="ce416"/>
          <table:table-cell table:style-name="ce418"/>
          <table:table-cell table:style-name="ce182" table:content-validation-name="val14" office:value-type="string" calcext:value-type="string">
            <text:p>01 High</text:p>
          </table:table-cell>
          <table:table-cell table:style-name="ce415"/>
          <table:table-cell table:style-name="ce423"/>
          <table:table-cell table:style-name="ce186" table:content-validation-name="val15" office:value-type="string" calcext:value-type="string">
            <text:p>20 - Unstarted</text:p>
          </table:table-cell>
          <table:table-cell table:style-name="ce85"/>
          <table:table-cell table:style-name="ce88"/>
          <table:table-cell table:style-name="ce86"/>
          <table:table-cell table:number-columns-repeated="1007"/>
        </table:table-row>
        <table:table-row table:style-name="ro4">
          <table:table-cell table:style-name="ce12"/>
          <table:table-cell table:style-name="ce142" table:content-validation-name="val11" office:value-type="string" calcext:value-type="string">
            <text:p>ElijahStreams</text:p>
          </table:table-cell>
          <table:table-cell table:style-name="ce144" table:content-validation-name="val12" office:value-type="string" calcext:value-type="string">
            <text:p>ES-STG</text:p>
          </table:table-cell>
          <table:table-cell table:style-name="ce386" office:value-type="string" calcext:value-type="string">
            <text:p>Archive Videos: Filter by publish date</text:p>
          </table:table-cell>
          <table:table-cell table:style-name="ce401" office:value-type="float" office:value="186" calcext:value-type="float">
            <text:p>186</text:p>
          </table:table-cell>
          <table:table-cell table:style-name="ce169" table:content-validation-name="val13" office:value-type="string" calcext:value-type="string">
            <text:p>✋🏻 On-Hold</text:p>
          </table:table-cell>
          <table:table-cell table:style-name="ce413"/>
          <table:table-cell table:style-name="ce414"/>
          <table:table-cell table:style-name="ce416"/>
          <table:table-cell table:style-name="ce418"/>
          <table:table-cell table:style-name="ce182" table:content-validation-name="val14" office:value-type="string" calcext:value-type="string">
            <text:p>01 High</text:p>
          </table:table-cell>
          <table:table-cell table:style-name="ce415"/>
          <table:table-cell table:style-name="ce423"/>
          <table:table-cell table:style-name="ce186" table:content-validation-name="val15" office:value-type="string" calcext:value-type="string">
            <text:p>20 - Unstarted</text:p>
          </table:table-cell>
          <table:table-cell table:style-name="ce85"/>
          <table:table-cell table:style-name="ce88"/>
          <table:table-cell table:style-name="ce86"/>
          <table:table-cell table:number-columns-repeated="1007"/>
        </table:table-row>
        <table:table-row table:style-name="ro9">
          <table:table-cell table:style-name="ce12" table:formula="of:=[.A17]+1" office:value-type="float" office:value="14" calcext:value-type="float">
            <text:p>14</text:p>
          </table:table-cell>
          <table:table-cell table:style-name="ce142" table:content-validation-name="val11" office:value-type="string" calcext:value-type="string">
            <text:p>ElijahStreams</text:p>
          </table:table-cell>
          <table:table-cell table:style-name="ce144" table:content-validation-name="val12" office:value-type="string" calcext:value-type="string">
            <text:p>ES-STG</text:p>
          </table:table-cell>
          <table:table-cell table:style-name="ce386" office:value-type="string" calcext:value-type="string">
            <text:p>Archive Videos: Filter by host</text:p>
          </table:table-cell>
          <table:table-cell table:style-name="ce402" office:value-type="float" office:value="187" calcext:value-type="float">
            <text:p>187</text:p>
          </table:table-cell>
          <table:table-cell table:style-name="ce169" table:content-validation-name="val13" office:value-type="string" calcext:value-type="string">
            <text:p>✋🏻 On-Hold</text:p>
          </table:table-cell>
          <table:table-cell table:style-name="ce413" office:value-type="string" calcext:value-type="string">
            <text:p><text:span text:style-name="T1">ERIC_IDEA:</text:span><text:span text:style-name="T2"> Have to create a "Host" custom field</text:span></text:p>
          </table:table-cell>
          <table:table-cell table:style-name="ce414"/>
          <table:table-cell table:style-name="ce416"/>
          <table:table-cell table:style-name="ce418" office:value-type="string" calcext:value-type="string">
            <text:p>Michael liked the idea</text:p>
          </table:table-cell>
          <table:table-cell table:style-name="ce182" table:content-validation-name="val14" office:value-type="string" calcext:value-type="string">
            <text:p>01 High</text:p>
          </table:table-cell>
          <table:table-cell table:style-name="ce415"/>
          <table:table-cell table:style-name="ce423"/>
          <table:table-cell table:style-name="ce186" table:content-validation-name="val15" office:value-type="string" calcext:value-type="string">
            <text:p>20 - Unstarted</text:p>
          </table:table-cell>
          <table:table-cell table:style-name="ce85"/>
          <table:table-cell table:style-name="ce88"/>
          <table:table-cell table:style-name="ce86"/>
          <table:table-cell table:number-columns-repeated="1007"/>
        </table:table-row>
        <table:table-row table:style-name="ro9">
          <table:table-cell table:style-name="ce12" table:formula="of:=[.A19]+1" office:value-type="float" office:value="15" calcext:value-type="float">
            <text:p>15</text:p>
          </table:table-cell>
          <table:table-cell table:style-name="ce142" table:content-validation-name="val11" office:value-type="string" calcext:value-type="string">
            <text:p>ElijahStreams</text:p>
          </table:table-cell>
          <table:table-cell table:style-name="ce144" table:content-validation-name="val12" office:value-type="string" calcext:value-type="string">
            <text:p>ES-STG</text:p>
          </table:table-cell>
          <table:table-cell table:style-name="ce386" office:value-type="string" calcext:value-type="string">
            <text:p>Archive Episodes: Filter by series</text:p>
          </table:table-cell>
          <table:table-cell table:style-name="ce403" office:value-type="float" office:value="188" calcext:value-type="float">
            <text:p>188</text:p>
          </table:table-cell>
          <table:table-cell table:style-name="ce169" table:content-validation-name="val13" office:value-type="string" calcext:value-type="string">
            <text:p>⛔ Blocked</text:p>
          </table:table-cell>
          <table:table-cell table:style-name="ce413"/>
          <table:table-cell table:style-name="ce414"/>
          <table:table-cell table:style-name="ce416"/>
          <table:table-cell table:style-name="ce418"/>
          <table:table-cell table:style-name="ce182" table:content-validation-name="val14" office:value-type="string" calcext:value-type="string">
            <text:p>01 High</text:p>
          </table:table-cell>
          <table:table-cell table:style-name="ce415"/>
          <table:table-cell table:style-name="ce423" office:value-type="string" calcext:value-type="string">
            <text:p>4/18 - SOLVED! It is working on STG. NEXT: Tranfer to PROD</text:p>
          </table:table-cell>
          <table:table-cell table:style-name="ce186" table:content-validation-name="val15" office:value-type="string" calcext:value-type="string">
            <text:p>15 - Mostly Done</text:p>
          </table:table-cell>
          <table:table-cell table:style-name="ce85"/>
          <table:table-cell table:style-name="ce88"/>
          <table:table-cell table:style-name="ce86"/>
          <table:table-cell table:number-columns-repeated="1007"/>
        </table:table-row>
        <table:table-row table:style-name="ro9">
          <table:table-cell table:style-name="ce12" table:formula="of:=[.A20]+1" office:value-type="float" office:value="16" calcext:value-type="float">
            <text:p>16</text:p>
          </table:table-cell>
          <table:table-cell table:style-name="ce142" table:content-validation-name="val11" office:value-type="string" calcext:value-type="string">
            <text:p>ElijahStreams</text:p>
          </table:table-cell>
          <table:table-cell table:style-name="ce144" table:content-validation-name="val12" office:value-type="string" calcext:value-type="string">
            <text:p>ES-LARDEV</text:p>
          </table:table-cell>
          <table:table-cell table:style-name="ce386" office:value-type="string" calcext:value-type="string">
            <text:p>Migrate WPE Environments (PROD, STG, STG2) to LARDEV</text:p>
          </table:table-cell>
          <table:table-cell table:style-name="ce404"/>
          <table:table-cell table:style-name="ce169" table:content-validation-name="val13"/>
          <table:table-cell table:style-name="ce413" office:value-type="string" calcext:value-type="string">
            <text:p><text:span text:style-name="T1">ERIC_IDEA:</text:span><text:span text:style-name="T2"> This way we can delete the 2ndary ES site</text:span></text:p>
          </table:table-cell>
          <table:table-cell table:style-name="ce414" office:value-type="string" calcext:value-type="string">
            <text:p>2 hr</text:p>
          </table:table-cell>
          <table:table-cell table:style-name="ce416"/>
          <table:table-cell table:style-name="ce418" office:value-type="string" calcext:value-type="string">
            <text:p>N/A</text:p>
          </table:table-cell>
          <table:table-cell table:style-name="ce182" table:content-validation-name="val14" office:value-type="string" calcext:value-type="string">
            <text:p>01 High</text:p>
          </table:table-cell>
          <table:table-cell table:style-name="ce415"/>
          <table:table-cell table:style-name="ce423" office:value-type="string" calcext:value-type="string">
            <text:p>4/17 - Finished around 11 AM</text:p>
          </table:table-cell>
          <table:table-cell table:style-name="ce186" table:content-validation-name="val15" office:value-type="string" calcext:value-type="string">
            <text:p>99 - Complete</text:p>
          </table:table-cell>
          <table:table-cell table:style-name="ce85" office:value-type="date" office:date-value="2024-04-17" calcext:value-type="date">
            <text:p>4/17/2024</text:p>
          </table:table-cell>
          <table:table-cell table:style-name="ce88"/>
          <table:table-cell table:style-name="ce86"/>
          <table:table-cell table:number-columns-repeated="1007"/>
        </table:table-row>
        <table:table-row table:style-name="ro9">
          <table:table-cell table:style-name="ce12" table:formula="of:=[.A21]+1" office:value-type="float" office:value="17" calcext:value-type="float">
            <text:p>17</text:p>
          </table:table-cell>
          <table:table-cell table:style-name="ce143" table:content-validation-name="val11" office:value-type="string" calcext:value-type="string">
            <text:p>ElijahStreams</text:p>
          </table:table-cell>
          <table:table-cell table:style-name="ce145" table:content-validation-name="val12" office:value-type="string" calcext:value-type="string">
            <text:p>ES-STG2</text:p>
          </table:table-cell>
          <table:table-cell table:style-name="ce387" office:value-type="string" calcext:value-type="string">
            <text:p>ADD Social Share single-button pop-up to Episodes</text:p>
          </table:table-cell>
          <table:table-cell table:style-name="ce405" office:value-type="float" office:value="183" calcext:value-type="float">
            <text:p>183</text:p>
          </table:table-cell>
          <table:table-cell table:style-name="ce171" table:content-validation-name="val13"/>
          <table:table-cell table:style-name="ce413"/>
          <table:table-cell table:style-name="ce415"/>
          <table:table-cell table:style-name="ce417"/>
          <table:table-cell table:style-name="ce420"/>
          <table:table-cell table:style-name="ce183" table:content-validation-name="val14" office:value-type="string" calcext:value-type="string">
            <text:p>03 Medium</text:p>
          </table:table-cell>
          <table:table-cell table:style-name="ce415"/>
          <table:table-cell table:style-name="ce423" office:value-type="string" calcext:value-type="string">
            <text:p>4/15 - DONE. Migrated to Prod. Michael loves it.</text:p>
          </table:table-cell>
          <table:table-cell table:style-name="ce186" table:content-validation-name="val15" office:value-type="string" calcext:value-type="string">
            <text:p>99 - Complete</text:p>
          </table:table-cell>
          <table:table-cell table:style-name="ce85" office:value-type="date" office:date-value="2024-04-15" calcext:value-type="date">
            <text:p>4/15/2024</text:p>
          </table:table-cell>
          <table:table-cell table:style-name="ce88"/>
          <table:table-cell table:style-name="ce86"/>
          <table:table-cell table:number-columns-repeated="1007"/>
        </table:table-row>
        <table:table-row table:style-name="ro9">
          <table:table-cell table:style-name="ce12" table:formula="of:=[.A22]+1" office:value-type="float" office:value="18" calcext:value-type="float">
            <text:p>18</text:p>
          </table:table-cell>
          <table:table-cell table:style-name="ce142" table:content-validation-name="val11" office:value-type="string" calcext:value-type="string">
            <text:p>ElijahStreams</text:p>
          </table:table-cell>
          <table:table-cell table:style-name="ce145" table:content-validation-name="val12" office:value-type="string" calcext:value-type="string">
            <text:p>ES-LARDEV</text:p>
          </table:table-cell>
          <table:table-cell table:style-name="ce386" office:value-type="string" calcext:value-type="string">
            <text:p>Lardev: Streamline child theme styles with SCSS</text:p>
          </table:table-cell>
          <table:table-cell table:style-name="ce406" office:value-type="float" office:value="175" calcext:value-type="float">
            <text:p>175</text:p>
          </table:table-cell>
          <table:table-cell table:style-name="ce169" table:content-validation-name="val13" office:value-type="string" calcext:value-type="string">
            <text:p>🚀 In-Progress</text:p>
          </table:table-cell>
          <table:table-cell table:style-name="ce413" office:value-type="string" calcext:value-type="string">
            <text:p><text:span text:style-name="T1">ERIC_IDEA:</text:span><text:span text:style-name="T2"> This is mostly done.</text:span></text:p>
          </table:table-cell>
          <table:table-cell table:style-name="ce414" office:value-type="string" calcext:value-type="string">
            <text:p>1 wk</text:p>
          </table:table-cell>
          <table:table-cell table:style-name="ce416"/>
          <table:table-cell table:style-name="ce418"/>
          <table:table-cell table:style-name="ce182" table:content-validation-name="val14" office:value-type="string" calcext:value-type="string">
            <text:p>01 High</text:p>
          </table:table-cell>
          <table:table-cell table:style-name="ce415"/>
          <table:table-cell table:style-name="ce424" office:value-type="string" calcext:value-type="string">
            <text:p>4/16 - Finished &amp; migrated theme to PROD</text:p>
          </table:table-cell>
          <table:table-cell table:style-name="ce186" table:content-validation-name="val15" office:value-type="string" calcext:value-type="string">
            <text:p>99 - Complete</text:p>
          </table:table-cell>
          <table:table-cell table:style-name="ce85" office:value-type="date" office:date-value="2024-04-16" calcext:value-type="date">
            <text:p>4/16/2024</text:p>
          </table:table-cell>
          <table:table-cell table:style-name="ce88"/>
          <table:table-cell table:style-name="ce86"/>
          <table:table-cell table:number-columns-repeated="1007"/>
        </table:table-row>
        <table:table-row table:style-name="ro10">
          <table:table-cell table:style-name="ce12" table:formula="of:=[.A23]+1" office:value-type="float" office:value="19" calcext:value-type="float">
            <text:p>19</text:p>
          </table:table-cell>
          <table:table-cell table:style-name="ce142" table:content-validation-name="val11" office:value-type="string" calcext:value-type="string">
            <text:p>ElijahStreams</text:p>
          </table:table-cell>
          <table:table-cell table:style-name="ce144" table:content-validation-name="val12" office:value-type="string" calcext:value-type="string">
            <text:p>ES-LARDEV</text:p>
          </table:table-cell>
          <table:table-cell table:style-name="ce386" office:value-type="string" calcext:value-type="string">
            <text:p>Lardev: Streamline Code Snippets into Custom Plugin</text:p>
          </table:table-cell>
          <table:table-cell table:style-name="ce407" office:value-type="float" office:value="173" calcext:value-type="float">
            <text:p>173</text:p>
          </table:table-cell>
          <table:table-cell table:style-name="ce169" table:content-validation-name="val13" office:value-type="string" calcext:value-type="string">
            <text:p>🚀 In-Progress</text:p>
          </table:table-cell>
          <table:table-cell table:style-name="ce413" office:value-type="string" calcext:value-type="string">
            <text:p><text:span text:style-name="T1">ERIC_IDEA:</text:span><text:span text:style-name="T2"> It looks like just doing a includes/ folder for functions.php in the child theme may be a better way for us. However, if we every change parent theme, a custom plugin will be better</text:span></text:p>
          </table:table-cell>
          <table:table-cell table:style-name="ce414" office:value-type="string" calcext:value-type="string">
            <text:p>1 wk</text:p>
          </table:table-cell>
          <table:table-cell table:style-name="ce416"/>
          <table:table-cell table:style-name="ce418"/>
          <table:table-cell table:style-name="ce182" table:content-validation-name="val14" office:value-type="string" calcext:value-type="string">
            <text:p>01 High</text:p>
          </table:table-cell>
          <table:table-cell table:style-name="ce415"/>
          <table:table-cell table:style-name="ce424" office:value-type="string" calcext:value-type="string">
            <text:p>4/16 - Finished &amp; migrated custom plugin to PROD</text:p>
          </table:table-cell>
          <table:table-cell table:style-name="ce186" table:content-validation-name="val15" office:value-type="string" calcext:value-type="string">
            <text:p>99 - Complete</text:p>
          </table:table-cell>
          <table:table-cell table:style-name="ce85" office:value-type="date" office:date-value="2024-04-16" calcext:value-type="date">
            <text:p>4/16/2024</text:p>
          </table:table-cell>
          <table:table-cell table:style-name="ce88"/>
          <table:table-cell table:style-name="ce86"/>
          <table:table-cell table:number-columns-repeated="1007"/>
        </table:table-row>
        <table:table-row table:style-name="ro15">
          <table:table-cell/>
          <table:table-cell table:style-name="ce6" table:number-columns-repeated="2"/>
          <table:table-cell table:number-columns-repeated="12"/>
          <table:table-cell table:style-name="ce85"/>
          <table:table-cell table:number-columns-repeated="1008"/>
        </table:table-row>
        <table:table-row table:style-name="ro17">
          <table:table-cell/>
          <table:table-cell table:style-name="ce91" table:number-columns-repeated="2"/>
          <table:table-cell table:style-name="ce91" office:value-type="string" calcext:value-type="string">
            <text:p>KEY:</text:p>
          </table:table-cell>
          <table:table-cell table:style-name="ce5" table:number-columns-repeated="3"/>
          <table:table-cell table:number-columns-repeated="8"/>
          <table:table-cell table:style-name="ce85"/>
          <table:table-cell table:number-columns-repeated="1008"/>
        </table:table-row>
        <table:table-row table:style-name="ro4">
          <table:table-cell table:style-name="ce13"/>
          <table:table-cell table:style-name="ce5" table:number-columns-repeated="6"/>
          <table:table-cell table:number-columns-repeated="8"/>
          <table:table-cell table:style-name="ce85"/>
          <table:table-cell table:number-columns-repeated="1008"/>
        </table:table-row>
        <table:table-row table:style-name="ro3">
          <table:table-cell/>
          <table:table-cell table:style-name="ce4" table:number-columns-repeated="2"/>
          <table:table-cell table:style-name="ce4" office:value-type="string" calcext:value-type="string">
            <text:p>ES-STG2</text:p>
          </table:table-cell>
          <table:table-cell table:style-name="ce4" table:number-columns-repeated="2"/>
          <table:table-cell table:style-name="ce8" office:value-type="string" calcext:value-type="string">
            <text:p><text:a xlink:href="https://esdevstg546.wpenginepowered.com/" xlink:type="simple">https://esdevstg546.wpenginepowered.com/</text:a></text:p>
          </table:table-cell>
          <table:table-cell table:number-columns-repeated="1017"/>
        </table:table-row>
        <table:table-row table:style-name="ro3">
          <table:table-cell/>
          <table:table-cell table:style-name="ce4" table:number-columns-repeated="2"/>
          <table:table-cell table:style-name="ce4" office:value-type="string" calcext:value-type="string">
            <text:p>ES-STG</text:p>
          </table:table-cell>
          <table:table-cell table:style-name="ce4" table:number-columns-repeated="2"/>
          <table:table-cell table:style-name="ce8" office:value-type="string" calcext:value-type="string">
            <text:p><text:a xlink:href="https://elijahstre1stg.wpenginepowered.com/" xlink:type="simple">https://elijahstre1stg.wpenginepowered.com/</text:a></text:p>
          </table:table-cell>
          <table:table-cell table:number-columns-repeated="1017"/>
        </table:table-row>
        <table:table-row table:style-name="ro4" table:number-rows-repeated="2">
          <table:table-cell/>
          <table:table-cell table:style-name="ce5" table:number-columns-repeated="6"/>
          <table:table-cell table:number-columns-repeated="1017"/>
        </table:table-row>
        <table:table-row table:style-name="ro5">
          <table:table-cell table:number-columns-repeated="1024"/>
        </table:table-row>
        <table:table-row table:style-name="ro4">
          <table:table-cell/>
          <table:table-cell table:style-name="ce6" table:number-columns-repeated="2"/>
          <table:table-cell table:style-name="ce6" office:value-type="string" calcext:value-type="string">
            <text:p>Sort Steps:</text:p>
          </table:table-cell>
          <table:table-cell table:number-columns-repeated="1020"/>
        </table:table-row>
        <table:table-row table:style-name="ro4">
          <table:table-cell table:number-columns-repeated="4"/>
          <table:table-cell table:style-name="ce6" table:number-columns-repeated="2"/>
          <table:table-cell table:style-name="ce6" office:value-type="string" calcext:value-type="string">
            <text:p>1) Sort by DONE low-high</text:p>
          </table:table-cell>
          <table:table-cell table:number-columns-repeated="1017"/>
        </table:table-row>
        <table:table-row table:style-name="ro4">
          <table:table-cell table:number-columns-repeated="4"/>
          <table:table-cell table:style-name="ce6" table:number-columns-repeated="2"/>
          <table:table-cell table:style-name="ce6" office:value-type="string" calcext:value-type="string">
            <text:p>2) Select all rows except the 99s</text:p>
          </table:table-cell>
          <table:table-cell table:number-columns-repeated="1017"/>
        </table:table-row>
        <table:table-row table:style-name="ro4">
          <table:table-cell table:number-columns-repeated="4"/>
          <table:table-cell table:style-name="ce6" table:number-columns-repeated="2"/>
          <table:table-cell table:style-name="ce6" office:value-type="string" calcext:value-type="string">
            <text:p>3) Sort by Priority</text:p>
          </table:table-cell>
          <table:table-cell table:number-columns-repeated="1017"/>
        </table:table-row>
        <table:table-row table:style-name="ro5" table:number-rows-repeated="1048539">
          <table:table-cell table:number-columns-repeated="1024"/>
        </table:table-row>
        <table:table-row table:style-name="ro5">
          <table:table-cell table:number-columns-repeated="1024"/>
        </table:table-row>
        <table:named-expressions>
          <table:named-range table:name="_xlnm._FilterDatabase" table:base-cell-address="$Instructions.$A$1" table:cell-range-address="$'Progress 4-16'.$B$4:.$O$24"/>
        </table:named-expressions>
        <calcext:conditional-formats>
          <calcext:conditional-format calcext:target-range-address="'Progress 4-16'.K5:'Progress 4-16'.K24">
            <calcext:condition calcext:apply-style-name="ConditionalStyle_1" calcext:value="formula-is(regexmatch([.$K5];&quot;High&quot;))" calcext:base-cell-address="'Progress 4-16'.K5"/>
          </calcext:conditional-format>
          <calcext:conditional-format calcext:target-range-address="'Progress 4-16'.K5:'Progress 4-16'.K24">
            <calcext:condition calcext:apply-style-name="ConditionalStyle_2" calcext:value="begins-with(&quot;04 Low&quot;)" calcext:base-cell-address="'Progress 4-16'.K5"/>
          </calcext:conditional-format>
          <calcext:conditional-format calcext:target-range-address="'Progress 4-16'.K5:'Progress 4-16'.K24">
            <calcext:condition calcext:apply-style-name="ConditionalStyle_3" calcext:value="begins-with(&quot;03 Med&quot;)" calcext:base-cell-address="'Progress 4-16'.K5"/>
          </calcext:conditional-format>
          <calcext:conditional-format calcext:target-range-address="'Progress 4-16'.B5:'Progress 4-16'.N24">
            <calcext:condition calcext:apply-style-name="ConditionalStyle_4" calcext:value="formula-is(regexmatch([.$N5];&quot;(?i)complete&quot;))" calcext:base-cell-address="'Progress 4-16'.B5"/>
          </calcext:conditional-format>
          <calcext:conditional-format calcext:target-range-address="'Progress 4-16'.B5:'Progress 4-16'.N24">
            <calcext:condition calcext:apply-style-name="ConditionalStyle_5" calcext:value="formula-is(regexmatch([.$N5];&quot;(?i)Partial&quot;))" calcext:base-cell-address="'Progress 4-16'.B5"/>
          </calcext:conditional-format>
          <calcext:conditional-format calcext:target-range-address="'Progress 4-16'.B5:'Progress 4-16'.N24">
            <calcext:condition calcext:apply-style-name="ConditionalStyle_6" calcext:value="formula-is(regexmatch([.$N5];&quot;(?i)unstarted&quot;))" calcext:base-cell-address="'Progress 4-16'.B5"/>
          </calcext:conditional-format>
          <calcext:conditional-format calcext:target-range-address="'Progress 4-16'.B5:'Progress 4-16'.N24">
            <calcext:condition calcext:apply-style-name="ConditionalStyle_7" calcext:value="formula-is(regexmatch([.$N5];&quot;(?i)Mostly&quot;))" calcext:base-cell-address="'Progress 4-16'.B5"/>
          </calcext:conditional-format>
          <calcext:conditional-format calcext:target-range-address="'Progress 4-16'.B5:'Progress 4-16'.N24">
            <calcext:condition calcext:apply-style-name="ConditionalStyle_8" calcext:value="formula-is(regexmatch([.$N5];&quot;(?i)abandoned&quot;))" calcext:base-cell-address="'Progress 4-16'.B5"/>
          </calcext:conditional-format>
        </calcext:conditional-formats>
      </table:table>
      <table:table table:name="Progress 4-09" table:style-name="ta5">
        <table:table-column table:style-name="co6" table:default-cell-style-name="Default"/>
        <table:table-column table:style-name="co7" table:default-cell-style-name="Default"/>
        <table:table-column table:style-name="co27" table:default-cell-style-name="Default"/>
        <table:table-column table:style-name="co9" table:default-cell-style-name="Default"/>
        <table:table-column table:style-name="co10" table:default-cell-style-name="Default"/>
        <table:table-column table:style-name="co23" table:default-cell-style-name="Default"/>
        <table:table-column table:style-name="co12" table:default-cell-style-name="Default"/>
        <table:table-column table:style-name="co13" table:default-cell-style-name="Default"/>
        <table:table-column table:style-name="co16" table:default-cell-style-name="Default"/>
        <table:table-column table:style-name="co24" table:default-cell-style-name="Default"/>
        <table:table-column table:style-name="co18" table:default-cell-style-name="Default"/>
        <table:table-column table:style-name="co28" table:default-cell-style-name="Default"/>
        <table:table-column table:style-name="co19" table:default-cell-style-name="Default"/>
        <table:table-column table:style-name="co20" table:default-cell-style-name="Default"/>
        <table:table-column table:style-name="co26" table:default-cell-style-name="Default"/>
        <table:table-column table:style-name="co1" table:default-cell-style-name="Default"/>
        <table:table-column table:style-name="co22" table:default-cell-style-name="Default"/>
        <table:table-column table:style-name="co1" table:number-columns-repeated="1007" table:default-cell-style-name="Default"/>
        <table:table-row table:style-name="ro6">
          <table:table-cell table:style-name="ce10"/>
          <table:table-cell table:style-name="ce10" office:value-type="string" calcext:value-type="string">
            <text:p>EH_ELSM_20240122_TicketProgress.gsheet: Progress 4-09</text:p>
          </table:table-cell>
          <table:table-cell table:style-name="ce10" table:number-columns-repeated="5"/>
          <table:table-cell table:style-name="ce67"/>
          <table:table-cell table:style-name="ce72" table:number-columns-repeated="2"/>
          <table:table-cell table:style-name="ce72" office:value-type="string" calcext:value-type="string">
            <text:p>AS OF: </text:p>
          </table:table-cell>
          <table:table-cell table:style-name="ce67" table:formula="of:=[$'Version Log'.B7]" office:value-type="date" office:date-value="2024-04-04" calcext:value-type="date">
            <text:p>April 4, 2024</text:p>
          </table:table-cell>
          <table:table-cell table:style-name="ce138" table:formula="of:=TODAY()" office:value-type="date" office:date-value="2024-05-11" calcext:value-type="date">
            <text:p>May 11, 2024</text:p>
          </table:table-cell>
          <table:table-cell table:number-columns-repeated="2"/>
          <table:table-cell table:style-name="ce86" table:number-columns-repeated="2"/>
          <table:table-cell table:style-name="ce6" table:number-columns-repeated="2"/>
          <table:table-cell table:number-columns-repeated="1005"/>
        </table:table-row>
        <table:table-row table:style-name="ro4">
          <table:table-cell table:style-name="ce6" table:number-columns-repeated="19"/>
          <table:table-cell table:number-columns-repeated="1005"/>
        </table:table-row>
        <table:table-row table:style-name="ro7">
          <table:table-cell table:number-columns-repeated="4"/>
          <table:table-cell table:style-name="ce23" table:number-columns-repeated="2"/>
          <table:table-cell table:style-name="ce63" table:number-columns-spanned="9" table:number-rows-spanned="1"/>
          <table:covered-table-cell table:number-columns-repeated="8"/>
          <table:table-cell table:style-name="ce86" table:number-columns-repeated="2"/>
          <table:table-cell table:style-name="ce6" table:number-columns-repeated="2"/>
          <table:table-cell table:number-columns-repeated="1005"/>
        </table:table-row>
        <table:table-row table:style-name="ro8">
          <table:table-cell table:style-name="ce11" office:value-type="string" calcext:value-type="string">
            <text:p>Index</text:p>
          </table:table-cell>
          <table:table-cell table:style-name="ce107" office:value-type="string" calcext:value-type="string">
            <text:p>SITE NAMES</text:p>
          </table:table-cell>
          <table:table-cell table:style-name="ce107" office:value-type="string" calcext:value-type="string">
            <text:p>SITE-ENV</text:p>
          </table:table-cell>
          <table:table-cell table:style-name="ce112" office:value-type="string" calcext:value-type="string">
            <text:p>Project Name</text:p>
          </table:table-cell>
          <table:table-cell table:style-name="ce112" office:value-type="string" calcext:value-type="string">
            <text:p>Trello Ticket</text:p>
          </table:table-cell>
          <table:table-cell table:style-name="ce112" office:value-type="string" calcext:value-type="string">
            <text:p>Ticket Status</text:p>
          </table:table-cell>
          <table:table-cell table:style-name="ce112" office:value-type="string" calcext:value-type="string">
            <text:p>Description</text:p>
          </table:table-cell>
          <table:table-cell table:style-name="ce112" office:value-type="string" calcext:value-type="string">
            <text:p>Time To Complete (Est.)</text:p>
          </table:table-cell>
          <table:table-cell table:style-name="ce197" office:value-type="string" calcext:value-type="string">
            <text:p>Quick?</text:p>
          </table:table-cell>
          <table:table-cell table:style-name="ce197" office:value-type="string" calcext:value-type="string">
            <text:p>Michael's Notes</text:p>
          </table:table-cell>
          <table:table-cell table:style-name="ce197" office:value-type="string" calcext:value-type="string">
            <text:p>Priority</text:p>
          </table:table-cell>
          <table:table-cell table:style-name="ce197" office:value-type="string" calcext:value-type="string">
            <text:p>Secondary Priority</text:p>
          </table:table-cell>
          <table:table-cell table:style-name="ce197" office:value-type="string" calcext:value-type="string">
            <text:p>Progress</text:p>
          </table:table-cell>
          <table:table-cell table:style-name="ce197" office:value-type="string" calcext:value-type="string">
            <text:p>Granular Status</text:p>
          </table:table-cell>
          <table:table-cell table:style-name="ce197" office:value-type="string" calcext:value-type="string">
            <text:p>Date Completed</text:p>
          </table:table-cell>
          <table:table-cell table:style-name="ce87" table:number-columns-repeated="2"/>
          <table:table-cell table:number-columns-repeated="1007"/>
        </table:table-row>
        <table:table-row table:style-name="ro9">
          <table:table-cell table:style-name="ce12" office:value-type="float" office:value="1" calcext:value-type="float">
            <text:p>1</text:p>
          </table:table-cell>
          <table:table-cell table:style-name="ce187" table:content-validation-name="val16" office:value-type="string" calcext:value-type="string">
            <text:p>ElijahStreams</text:p>
          </table:table-cell>
          <table:table-cell table:style-name="ce189" table:content-validation-name="val17" office:value-type="string" calcext:value-type="string">
            <text:p>ES-LARDEV</text:p>
          </table:table-cell>
          <table:table-cell table:style-name="ce430" office:value-type="string" calcext:value-type="string">
            <text:p>Lardev: Streamline child theme styles with SCSS</text:p>
          </table:table-cell>
          <table:table-cell table:style-name="ce433" office:value-type="float" office:value="175" calcext:value-type="float">
            <text:p>175</text:p>
          </table:table-cell>
          <table:table-cell table:style-name="ce212" table:content-validation-name="val18" office:value-type="string" calcext:value-type="string">
            <text:p>🚀 In-Progress</text:p>
          </table:table-cell>
          <table:table-cell table:style-name="ce454" office:value-type="string" calcext:value-type="string">
            <text:p><text:span text:style-name="T1">ERIC_IDEA:</text:span><text:span text:style-name="T2"> This is mostly done.</text:span></text:p>
          </table:table-cell>
          <table:table-cell table:style-name="ce457" office:value-type="string" calcext:value-type="string">
            <text:p>1 wk</text:p>
          </table:table-cell>
          <table:table-cell table:style-name="ce459"/>
          <table:table-cell table:style-name="ce461"/>
          <table:table-cell table:style-name="ce225" table:content-validation-name="val19" office:value-type="string" calcext:value-type="string">
            <text:p>01 High</text:p>
          </table:table-cell>
          <table:table-cell table:style-name="ce458"/>
          <table:table-cell table:style-name="ce466" office:value-type="string" calcext:value-type="string">
            <text:p>4/3 - We need to finish consolidaing CSS</text:p>
          </table:table-cell>
          <table:table-cell table:style-name="ce228" table:content-validation-name="val20" office:value-type="string" calcext:value-type="string">
            <text:p>10 - Partial</text:p>
          </table:table-cell>
          <table:table-cell table:style-name="ce85"/>
          <table:table-cell table:style-name="ce88"/>
          <table:table-cell table:number-columns-repeated="1008"/>
        </table:table-row>
        <table:table-row table:style-name="ro10">
          <table:table-cell table:style-name="ce12" table:formula="of:=[.A5]+1" office:value-type="float" office:value="2" calcext:value-type="float">
            <text:p>2</text:p>
          </table:table-cell>
          <table:table-cell table:style-name="ce187" table:content-validation-name="val16" office:value-type="string" calcext:value-type="string">
            <text:p>ElijahStreams</text:p>
          </table:table-cell>
          <table:table-cell table:style-name="ce190" table:content-validation-name="val17" office:value-type="string" calcext:value-type="string">
            <text:p>ES-LARDEV</text:p>
          </table:table-cell>
          <table:table-cell table:style-name="ce430" office:value-type="string" calcext:value-type="string">
            <text:p>Lardev: Streamline Code Snippets into Custom Plugin</text:p>
          </table:table-cell>
          <table:table-cell table:style-name="ce434" office:value-type="float" office:value="173" calcext:value-type="float">
            <text:p>173</text:p>
          </table:table-cell>
          <table:table-cell table:style-name="ce212" table:content-validation-name="val18" office:value-type="string" calcext:value-type="string">
            <text:p>🚀 In-Progress</text:p>
          </table:table-cell>
          <table:table-cell table:style-name="ce454" office:value-type="string" calcext:value-type="string">
            <text:p><text:span text:style-name="T1">ERIC_IDEA:</text:span><text:span text:style-name="T2"> It looks like just doing a includes/ folder for functions.php in the child theme may be a better way for us. However, if we every change parent theme, a custom plugin will be better</text:span></text:p>
          </table:table-cell>
          <table:table-cell table:style-name="ce457" office:value-type="string" calcext:value-type="string">
            <text:p>1 wk</text:p>
          </table:table-cell>
          <table:table-cell table:style-name="ce459"/>
          <table:table-cell table:style-name="ce461"/>
          <table:table-cell table:style-name="ce225" table:content-validation-name="val19" office:value-type="string" calcext:value-type="string">
            <text:p>01 High</text:p>
          </table:table-cell>
          <table:table-cell table:style-name="ce458"/>
          <table:table-cell table:style-name="ce466" office:value-type="string" calcext:value-type="string">
            <text:p>4/3 - Custom plugin is created, NEXT: Continue converting code snippets into includes</text:p>
          </table:table-cell>
          <table:table-cell table:style-name="ce228" table:content-validation-name="val20" office:value-type="string" calcext:value-type="string">
            <text:p>10 - Partial</text:p>
          </table:table-cell>
          <table:table-cell table:style-name="ce85"/>
          <table:table-cell table:style-name="ce88"/>
          <table:table-cell table:style-name="ce86"/>
          <table:table-cell table:number-columns-repeated="1007"/>
        </table:table-row>
        <table:table-row table:style-name="ro9">
          <table:table-cell table:style-name="ce12" table:formula="of:=[.A6]+1" office:value-type="float" office:value="3" calcext:value-type="float">
            <text:p>3</text:p>
          </table:table-cell>
          <table:table-cell table:style-name="ce187" table:content-validation-name="val16" office:value-type="string" calcext:value-type="string">
            <text:p>ElijahStreams</text:p>
          </table:table-cell>
          <table:table-cell table:style-name="ce190" table:content-validation-name="val17" office:value-type="string" calcext:value-type="string">
            <text:p>ES-STG2</text:p>
          </table:table-cell>
          <table:table-cell table:style-name="ce430" office:value-type="string" calcext:value-type="string">
            <text:p>Archive Guests: Sort by most recent video for guest</text:p>
          </table:table-cell>
          <table:table-cell table:style-name="ce435" office:value-type="float" office:value="171" calcext:value-type="float">
            <text:p>171</text:p>
          </table:table-cell>
          <table:table-cell table:style-name="ce212" table:content-validation-name="val18" office:value-type="string" calcext:value-type="string">
            <text:p>⛔ Blocked</text:p>
          </table:table-cell>
          <table:table-cell table:style-name="ce455" office:value-type="string" calcext:value-type="string">
            <text:p>Filtering in in-progress.</text:p>
          </table:table-cell>
          <table:table-cell table:style-name="ce457" office:value-type="string" calcext:value-type="string">
            <text:p>2 wk</text:p>
          </table:table-cell>
          <table:table-cell table:style-name="ce459"/>
          <table:table-cell table:style-name="ce461"/>
          <table:table-cell table:style-name="ce225" table:content-validation-name="val19" office:value-type="string" calcext:value-type="string">
            <text:p>01 High</text:p>
          </table:table-cell>
          <table:table-cell table:style-name="ce458" office:value-type="float" office:value="3" calcext:value-type="float">
            <text:p>3</text:p>
          </table:table-cell>
          <table:table-cell table:style-name="ce466" office:value-type="string" calcext:value-type="string">
            <text:p>3/27 - Filtering almost done</text:p>
          </table:table-cell>
          <table:table-cell table:style-name="ce228" table:content-validation-name="val20" office:value-type="string" calcext:value-type="string">
            <text:p>15 - Mostly Done</text:p>
          </table:table-cell>
          <table:table-cell table:style-name="ce85"/>
          <table:table-cell table:style-name="ce88"/>
          <table:table-cell table:style-name="ce86"/>
          <table:table-cell table:number-columns-repeated="1007"/>
        </table:table-row>
        <table:table-row table:style-name="ro9">
          <table:table-cell table:style-name="ce12" table:formula="of:=[.A7]+1" office:value-type="float" office:value="4" calcext:value-type="float">
            <text:p>4</text:p>
          </table:table-cell>
          <table:table-cell table:style-name="ce187" table:content-validation-name="val16" office:value-type="string" calcext:value-type="string">
            <text:p>ElijahStreams</text:p>
          </table:table-cell>
          <table:table-cell table:style-name="ce190" table:content-validation-name="val17" office:value-type="string" calcext:value-type="string">
            <text:p>ES-STG2</text:p>
          </table:table-cell>
          <table:table-cell table:style-name="ce430" office:value-type="string" calcext:value-type="string">
            <text:p>Archive Videos: Filter by (old) post type (video, live video, etc)</text:p>
          </table:table-cell>
          <table:table-cell table:style-name="ce436" office:value-type="float" office:value="93" calcext:value-type="float">
            <text:p>93</text:p>
          </table:table-cell>
          <table:table-cell table:style-name="ce212" table:content-validation-name="val18" office:value-type="string" calcext:value-type="string">
            <text:p>🚀 In-Progress</text:p>
          </table:table-cell>
          <table:table-cell table:style-name="ce455"/>
          <table:table-cell table:style-name="ce457" office:value-type="string" calcext:value-type="string">
            <text:p>2 days</text:p>
          </table:table-cell>
          <table:table-cell table:style-name="ce459"/>
          <table:table-cell table:style-name="ce461"/>
          <table:table-cell table:style-name="ce225" table:content-validation-name="val19" office:value-type="string" calcext:value-type="string">
            <text:p>01 High</text:p>
          </table:table-cell>
          <table:table-cell table:style-name="ce458"/>
          <table:table-cell table:style-name="ce466"/>
          <table:table-cell table:style-name="ce228" table:content-validation-name="val20" office:value-type="string" calcext:value-type="string">
            <text:p>20 - Unstarted</text:p>
          </table:table-cell>
          <table:table-cell table:style-name="ce85"/>
          <table:table-cell table:style-name="ce88"/>
          <table:table-cell table:style-name="ce86"/>
          <table:table-cell table:number-columns-repeated="1007"/>
        </table:table-row>
        <table:table-row table:style-name="ro13">
          <table:table-cell table:style-name="ce12" table:formula="of:=[.A8]+1" office:value-type="float" office:value="5" calcext:value-type="float">
            <text:p>5</text:p>
          </table:table-cell>
          <table:table-cell table:style-name="ce187" table:content-validation-name="val16" office:value-type="string" calcext:value-type="string">
            <text:p>ElijahStreams</text:p>
          </table:table-cell>
          <table:table-cell table:style-name="ce190" table:content-validation-name="val17" office:value-type="string" calcext:value-type="string">
            <text:p>ES-STG2</text:p>
          </table:table-cell>
          <table:table-cell table:style-name="ce430" office:value-type="string" calcext:value-type="string">
            <text:p>Search Filtering: Keyword, Author, Posted On, Category [video, word] on search results page</text:p>
          </table:table-cell>
          <table:table-cell table:style-name="ce437" office:value-type="float" office:value="95" calcext:value-type="float">
            <text:p>95</text:p>
          </table:table-cell>
          <table:table-cell table:style-name="ce212" table:content-validation-name="val18" office:value-type="string" calcext:value-type="string">
            <text:p>🚀 In-Progress</text:p>
          </table:table-cell>
          <table:table-cell table:style-name="ce456"/>
          <table:table-cell table:style-name="ce457" office:value-type="string" calcext:value-type="string">
            <text:p>1 wk</text:p>
          </table:table-cell>
          <table:table-cell table:style-name="ce459"/>
          <table:table-cell table:style-name="ce461"/>
          <table:table-cell table:style-name="ce225" table:content-validation-name="val19" office:value-type="string" calcext:value-type="string">
            <text:p>01 High</text:p>
          </table:table-cell>
          <table:table-cell table:style-name="ce458"/>
          <table:table-cell table:style-name="ce466"/>
          <table:table-cell table:style-name="ce228" table:content-validation-name="val20" office:value-type="string" calcext:value-type="string">
            <text:p>20 - Unstarted</text:p>
          </table:table-cell>
          <table:table-cell table:style-name="ce85"/>
          <table:table-cell table:style-name="ce88"/>
          <table:table-cell table:style-name="ce86"/>
          <table:table-cell table:number-columns-repeated="1007"/>
        </table:table-row>
        <table:table-row table:style-name="ro9">
          <table:table-cell table:style-name="ce12" table:formula="of:=[.A9]+1" office:value-type="float" office:value="6" calcext:value-type="float">
            <text:p>6</text:p>
          </table:table-cell>
          <table:table-cell table:style-name="ce187" table:content-validation-name="val16" office:value-type="string" calcext:value-type="string">
            <text:p>ElijahStreams</text:p>
          </table:table-cell>
          <table:table-cell table:style-name="ce190" table:content-validation-name="val17" office:value-type="string" calcext:value-type="string">
            <text:p>ES-STG2</text:p>
          </table:table-cell>
          <table:table-cell table:style-name="ce430" office:value-type="string" calcext:value-type="string">
            <text:p>Create Shortcode Widget: Most Popular videos in last 30 days</text:p>
          </table:table-cell>
          <table:table-cell table:style-name="ce438" office:value-type="float" office:value="94" calcext:value-type="float">
            <text:p>94</text:p>
          </table:table-cell>
          <table:table-cell table:style-name="ce212" table:content-validation-name="val18" office:value-type="string" calcext:value-type="string">
            <text:p>⛔ Blocked</text:p>
          </table:table-cell>
          <table:table-cell table:style-name="ce455"/>
          <table:table-cell table:style-name="ce457" office:value-type="string" calcext:value-type="string">
            <text:p>1 week</text:p>
          </table:table-cell>
          <table:table-cell table:style-name="ce459"/>
          <table:table-cell table:style-name="ce461"/>
          <table:table-cell table:style-name="ce225" table:content-validation-name="val19" office:value-type="string" calcext:value-type="string">
            <text:p>03 Medium</text:p>
          </table:table-cell>
          <table:table-cell table:style-name="ce458"/>
          <table:table-cell table:style-name="ce466" office:value-type="string" calcext:value-type="string">
            <text:p>3/18 - Ruled out MonsterInsights Popular Posts widget.</text:p>
          </table:table-cell>
          <table:table-cell table:style-name="ce228" table:content-validation-name="val20" office:value-type="string" calcext:value-type="string">
            <text:p>10 - Partial</text:p>
          </table:table-cell>
          <table:table-cell table:style-name="ce85"/>
          <table:table-cell table:style-name="ce88"/>
          <table:table-cell table:style-name="ce86"/>
          <table:table-cell table:number-columns-repeated="1007"/>
        </table:table-row>
        <table:table-row table:style-name="ro14">
          <table:table-cell table:style-name="ce12" table:formula="of:=[.A10]+1" office:value-type="float" office:value="7" calcext:value-type="float">
            <text:p>7</text:p>
          </table:table-cell>
          <table:table-cell table:style-name="ce187" table:content-validation-name="val16" office:value-type="string" calcext:value-type="string">
            <text:p>ElijahStreams</text:p>
          </table:table-cell>
          <table:table-cell table:style-name="ce190" table:content-validation-name="val17" office:value-type="string" calcext:value-type="string">
            <text:p>ES-PROD</text:p>
          </table:table-cell>
          <table:table-cell table:style-name="ce430" office:value-type="string" calcext:value-type="string">
            <text:p>Audit Site for Accessibility</text:p>
          </table:table-cell>
          <table:table-cell table:style-name="ce439" office:value-type="float" office:value="176" calcext:value-type="float">
            <text:p>176</text:p>
          </table:table-cell>
          <table:table-cell table:style-name="ce213" table:content-validation-name="val18"/>
          <table:table-cell table:style-name="ce454" office:value-type="string" calcext:value-type="string">
            <text:p><text:span text:style-name="T1">ERIC_IDEA:</text:span><text:span text:style-name="T2"> There are many accessibility considerations we may want to evaluate, the main one being we need an alt tag on each image (except decorative graphics)</text:span></text:p>
          </table:table-cell>
          <table:table-cell table:style-name="ce457" office:value-type="string" calcext:value-type="string">
            <text:p>1 hr</text:p>
          </table:table-cell>
          <table:table-cell table:style-name="ce459" office:value-type="string" calcext:value-type="string">
            <text:p>Quick 🕓</text:p>
          </table:table-cell>
          <table:table-cell table:style-name="ce461" office:value-type="string" calcext:value-type="string">
            <text:p>N/A</text:p>
          </table:table-cell>
          <table:table-cell table:style-name="ce225" table:content-validation-name="val19" office:value-type="string" calcext:value-type="string">
            <text:p>03 Medium</text:p>
          </table:table-cell>
          <table:table-cell table:style-name="ce458"/>
          <table:table-cell table:style-name="ce466" office:value-type="string" calcext:value-type="string">
            <text:p>3/19 - Michael said go ahead and perform the accessiblility audit</text:p>
          </table:table-cell>
          <table:table-cell table:style-name="ce228" table:content-validation-name="val20" office:value-type="string" calcext:value-type="string">
            <text:p>20 - Unstarted</text:p>
          </table:table-cell>
          <table:table-cell table:style-name="ce85"/>
          <table:table-cell table:style-name="ce88"/>
          <table:table-cell table:style-name="ce86"/>
          <table:table-cell table:number-columns-repeated="1007"/>
        </table:table-row>
        <table:table-row table:style-name="ro9">
          <table:table-cell table:style-name="ce12" table:formula="of:=[.A11]+1" office:value-type="float" office:value="8" calcext:value-type="float">
            <text:p>8</text:p>
          </table:table-cell>
          <table:table-cell table:style-name="ce187" table:content-validation-name="val16" office:value-type="string" calcext:value-type="string">
            <text:p>🌐 MANY SITES</text:p>
          </table:table-cell>
          <table:table-cell table:style-name="ce190" table:content-validation-name="val17" office:value-type="string" calcext:value-type="string">
            <text:p>ES-STG</text:p>
          </table:table-cell>
          <table:table-cell table:style-name="ce430" office:value-type="string" calcext:value-type="string">
            <text:p>ADMIN: How to use SSH &amp; WP-CLI to manage sites</text:p>
          </table:table-cell>
          <table:table-cell table:style-name="ce440" office:value-type="float" office:value="160" calcext:value-type="float">
            <text:p>160</text:p>
          </table:table-cell>
          <table:table-cell table:style-name="ce212" table:content-validation-name="val18" office:value-type="string" calcext:value-type="string">
            <text:p>⛔ Blocked</text:p>
          </table:table-cell>
          <table:table-cell table:style-name="ce454" office:value-type="string" calcext:value-type="string">
            <text:p><text:span text:style-name="T1">ERIC_IDEA:</text:span><text:span text:style-name="T2"> Probably bit by bit between other tasks</text:span></text:p>
          </table:table-cell>
          <table:table-cell table:style-name="ce457" office:value-type="string" calcext:value-type="string">
            <text:p>1-2wks</text:p>
          </table:table-cell>
          <table:table-cell table:style-name="ce459"/>
          <table:table-cell table:style-name="ce461"/>
          <table:table-cell table:style-name="ce225" table:content-validation-name="val19" office:value-type="string" calcext:value-type="string">
            <text:p>03 Medium</text:p>
          </table:table-cell>
          <table:table-cell table:style-name="ce458"/>
          <table:table-cell table:style-name="ce466"/>
          <table:table-cell table:style-name="ce228" table:content-validation-name="val20" office:value-type="string" calcext:value-type="string">
            <text:p>20 - Unstarted</text:p>
          </table:table-cell>
          <table:table-cell table:style-name="ce85"/>
          <table:table-cell table:style-name="ce88"/>
          <table:table-cell table:style-name="ce86"/>
          <table:table-cell table:number-columns-repeated="1007"/>
        </table:table-row>
        <table:table-row table:style-name="ro9">
          <table:table-cell table:style-name="ce12"/>
          <table:table-cell table:style-name="ce188" table:content-validation-name="val16" office:value-type="string" calcext:value-type="string">
            <text:p>ElijahStreams</text:p>
          </table:table-cell>
          <table:table-cell table:style-name="ce189" table:content-validation-name="val17" office:value-type="string" calcext:value-type="string">
            <text:p>ES-STG2</text:p>
          </table:table-cell>
          <table:table-cell table:style-name="ce431" office:value-type="string" calcext:value-type="string">
            <text:p>ADD Social Share single-button pop-up to Episodes</text:p>
          </table:table-cell>
          <table:table-cell table:style-name="ce441" office:value-type="float" office:value="183" calcext:value-type="float">
            <text:p>183</text:p>
          </table:table-cell>
          <table:table-cell table:style-name="ce214" table:content-validation-name="val18"/>
          <table:table-cell table:style-name="ce454"/>
          <table:table-cell table:style-name="ce458"/>
          <table:table-cell table:style-name="ce460"/>
          <table:table-cell table:style-name="ce462"/>
          <table:table-cell table:style-name="ce226" table:content-validation-name="val19" office:value-type="string" calcext:value-type="string">
            <text:p>03 Medium</text:p>
          </table:table-cell>
          <table:table-cell table:style-name="ce458"/>
          <table:table-cell table:style-name="ce466"/>
          <table:table-cell table:style-name="ce228" table:content-validation-name="val20" office:value-type="string" calcext:value-type="string">
            <text:p>10 - Partial</text:p>
          </table:table-cell>
          <table:table-cell table:style-name="ce85"/>
          <table:table-cell table:style-name="ce88"/>
          <table:table-cell table:style-name="ce86"/>
          <table:table-cell table:number-columns-repeated="1007"/>
        </table:table-row>
        <table:table-row table:style-name="ro9">
          <table:table-cell table:style-name="ce12" table:formula="of:=[.A12]+1" office:value-type="float" office:value="9" calcext:value-type="float">
            <text:p>9</text:p>
          </table:table-cell>
          <table:table-cell table:style-name="ce188" table:content-validation-name="val16" office:value-type="string" calcext:value-type="string">
            <text:p>🌐 MANY SITES</text:p>
          </table:table-cell>
          <table:table-cell table:style-name="ce189" table:content-validation-name="val17" office:value-type="string" calcext:value-type="string">
            <text:p>ES-LARDEV</text:p>
          </table:table-cell>
          <table:table-cell table:style-name="ce431" office:value-type="string" calcext:value-type="string">
            <text:p>HOW to best manage multiple sites in one centralized location?</text:p>
          </table:table-cell>
          <table:table-cell table:style-name="ce442" office:value-type="float" office:value="184" calcext:value-type="float">
            <text:p>184</text:p>
          </table:table-cell>
          <table:table-cell table:style-name="ce214" table:content-validation-name="val18"/>
          <table:table-cell table:style-name="ce454" office:value-type="string" calcext:value-type="string">
            <text:p><text:span text:style-name="T1">ERIC_IDEA:</text:span><text:span text:style-name="T2"> Probably MainWP. Will need to test</text:span></text:p>
          </table:table-cell>
          <table:table-cell table:style-name="ce458" office:value-type="string" calcext:value-type="string">
            <text:p>1 wk</text:p>
          </table:table-cell>
          <table:table-cell table:style-name="ce460"/>
          <table:table-cell table:style-name="ce462"/>
          <table:table-cell table:style-name="ce226" table:content-validation-name="val19" office:value-type="string" calcext:value-type="string">
            <text:p>03 Medium</text:p>
          </table:table-cell>
          <table:table-cell table:style-name="ce458"/>
          <table:table-cell table:style-name="ce466"/>
          <table:table-cell table:style-name="ce228" table:content-validation-name="val20" office:value-type="string" calcext:value-type="string">
            <text:p>20 - Unstarted</text:p>
          </table:table-cell>
          <table:table-cell table:style-name="ce85"/>
          <table:table-cell table:style-name="ce88"/>
          <table:table-cell table:style-name="ce86"/>
          <table:table-cell table:number-columns-repeated="1007"/>
        </table:table-row>
        <table:table-row table:style-name="ro16">
          <table:table-cell table:style-name="ce12" table:formula="of:=[.A14]+1" office:value-type="float" office:value="10" calcext:value-type="float">
            <text:p>10</text:p>
          </table:table-cell>
          <table:table-cell table:style-name="ce187" table:content-validation-name="val16" office:value-type="string" calcext:value-type="string">
            <text:p>ElijahStreams</text:p>
          </table:table-cell>
          <table:table-cell table:style-name="ce190" table:content-validation-name="val17" office:value-type="string" calcext:value-type="string">
            <text:p>ES-STG2</text:p>
          </table:table-cell>
          <table:table-cell table:style-name="ce432" office:value-type="string" calcext:value-type="string">
            <text:p>Make iframe widget height auto fit</text:p>
          </table:table-cell>
          <table:table-cell table:style-name="ce443" office:value-type="float" office:value="151" calcext:value-type="float">
            <text:p>151</text:p>
          </table:table-cell>
          <table:table-cell table:style-name="ce212" table:content-validation-name="val18" office:value-type="string" calcext:value-type="string">
            <text:p>⛔ Blocked</text:p>
          </table:table-cell>
          <table:table-cell table:style-name="ce456" office:value-type="string" calcext:value-type="string">
            <text:p>I've looked into this and think I understand the cause. The fix is probably going to related to CUSTOM CSS. It looks like a relatively quick fix, but I'll know more once I begin digging in.</text:p>
          </table:table-cell>
          <table:table-cell table:style-name="ce457" office:value-type="string" calcext:value-type="string">
            <text:p>3 days</text:p>
          </table:table-cell>
          <table:table-cell table:style-name="ce459"/>
          <table:table-cell table:style-name="ce461" office:value-type="string" calcext:value-type="string">
            <text:p>Mid Priority, maybe fit in around other larger projects.</text:p>
          </table:table-cell>
          <table:table-cell table:style-name="ce225" table:content-validation-name="val19" office:value-type="string" calcext:value-type="string">
            <text:p>03 Medium</text:p>
          </table:table-cell>
          <table:table-cell table:style-name="ce458"/>
          <table:table-cell table:style-name="ce466" office:value-type="string" calcext:value-type="string">
            <text:p>3/27 - NOT STARTED: Will work in around other projects</text:p>
          </table:table-cell>
          <table:table-cell table:style-name="ce228" table:content-validation-name="val20" office:value-type="string" calcext:value-type="string">
            <text:p>20 - Unstarted</text:p>
          </table:table-cell>
          <table:table-cell table:style-name="ce85"/>
          <table:table-cell table:style-name="ce88"/>
          <table:table-cell table:style-name="ce86"/>
          <table:table-cell table:number-columns-repeated="1007"/>
        </table:table-row>
        <table:table-row table:style-name="ro10">
          <table:table-cell table:style-name="ce12" table:formula="of:=[.A15]+1" office:value-type="float" office:value="11" calcext:value-type="float">
            <text:p>11</text:p>
          </table:table-cell>
          <table:table-cell table:style-name="ce187" table:content-validation-name="val16" office:value-type="string" calcext:value-type="string">
            <text:p>ElijahStreams</text:p>
          </table:table-cell>
          <table:table-cell table:style-name="ce190" table:content-validation-name="val17" office:value-type="string" calcext:value-type="string">
            <text:p>ES-STG2</text:p>
          </table:table-cell>
          <table:table-cell table:style-name="ce432" office:value-type="string" calcext:value-type="string">
            <text:p>AWeber subscriber count auto-update</text:p>
          </table:table-cell>
          <table:table-cell table:style-name="ce444" office:value-type="float" office:value="92" calcext:value-type="float">
            <text:p>92</text:p>
          </table:table-cell>
          <table:table-cell table:style-name="ce212" table:content-validation-name="val18" office:value-type="string" calcext:value-type="string">
            <text:p>⛔ Blocked</text:p>
          </table:table-cell>
          <table:table-cell table:style-name="ce455" office:value-type="string" calcext:value-type="string">
            <text:p>Michael said grab old HACK from orig codebase for ES</text:p>
          </table:table-cell>
          <table:table-cell table:style-name="ce457" office:value-type="string" calcext:value-type="string">
            <text:p>2 hr</text:p>
          </table:table-cell>
          <table:table-cell table:style-name="ce459" office:value-type="string" calcext:value-type="string">
            <text:p>Quick 🕓</text:p>
          </table:table-cell>
          <table:table-cell table:style-name="ce461" office:value-type="string" calcext:value-type="string">
            <text:p>Pretty Low Priority</text:p>
          </table:table-cell>
          <table:table-cell table:style-name="ce225" table:content-validation-name="val19" office:value-type="string" calcext:value-type="string">
            <text:p>04 Low</text:p>
          </table:table-cell>
          <table:table-cell table:style-name="ce458" office:value-type="float" office:value="3" calcext:value-type="float">
            <text:p>3</text:p>
          </table:table-cell>
          <table:table-cell table:style-name="ce466" office:value-type="string" calcext:value-type="string">
            <text:p>4/9 - ADDED code from oldsite to newsite, but its not working for some reason. Will need to troubleshoot. #GOTCHA: It doesn't auto count it just does a cool count up to a fixed number.</text:p>
          </table:table-cell>
          <table:table-cell table:style-name="ce228" table:content-validation-name="val20" office:value-type="string" calcext:value-type="string">
            <text:p>10 - Partial</text:p>
          </table:table-cell>
          <table:table-cell table:style-name="ce85"/>
          <table:table-cell table:style-name="ce88"/>
          <table:table-cell table:style-name="ce86"/>
          <table:table-cell table:number-columns-repeated="1007"/>
        </table:table-row>
        <table:table-row table:style-name="ro13">
          <table:table-cell table:style-name="ce12" table:formula="of:=[.A16]+1" office:value-type="float" office:value="12" calcext:value-type="float">
            <text:p>12</text:p>
          </table:table-cell>
          <table:table-cell table:style-name="ce187" table:content-validation-name="val16" office:value-type="string" calcext:value-type="string">
            <text:p>ElijahStreams</text:p>
          </table:table-cell>
          <table:table-cell table:style-name="ce190" table:content-validation-name="val17" office:value-type="string" calcext:value-type="string">
            <text:p>ES-PROD</text:p>
          </table:table-cell>
          <table:table-cell table:style-name="ce430" office:value-type="string" calcext:value-type="string">
            <text:p>Google Apps script to copy backups to Google Workspace shared folder</text:p>
          </table:table-cell>
          <table:table-cell table:style-name="ce445" office:value-type="float" office:value="159" calcext:value-type="float">
            <text:p>159</text:p>
          </table:table-cell>
          <table:table-cell table:style-name="ce212" table:content-validation-name="val18" office:value-type="string" calcext:value-type="string">
            <text:p>✋🏻 On-Hold</text:p>
          </table:table-cell>
          <table:table-cell table:style-name="ce455" office:value-type="string" calcext:value-type="string">
            <text:p>UpdraftPlus backup has been working great for almost half a year :) Writing this script may be a moot point, but we will see</text:p>
          </table:table-cell>
          <table:table-cell table:style-name="ce457" office:value-type="string" calcext:value-type="string">
            <text:p>1 wk</text:p>
          </table:table-cell>
          <table:table-cell table:style-name="ce459"/>
          <table:table-cell table:style-name="ce461" office:value-type="string" calcext:value-type="string">
            <text:p>Writing that script is pretty low priority now that the backup is happening in SOME capacity. Much more important things to work on here.</text:p>
          </table:table-cell>
          <table:table-cell table:style-name="ce225" table:content-validation-name="val19" office:value-type="string" calcext:value-type="string">
            <text:p>04 Low</text:p>
          </table:table-cell>
          <table:table-cell table:style-name="ce458" office:value-type="float" office:value="4" calcext:value-type="float">
            <text:p>4</text:p>
          </table:table-cell>
          <table:table-cell table:style-name="ce466" office:value-type="string" calcext:value-type="string">
            <text:p>Michael said this is lower priority now that I have regular backups scheduled through UpdraftPlus.</text:p>
          </table:table-cell>
          <table:table-cell table:style-name="ce228" table:content-validation-name="val20" office:value-type="string" calcext:value-type="string">
            <text:p>10 - Partial</text:p>
          </table:table-cell>
          <table:table-cell table:style-name="ce85"/>
          <table:table-cell table:style-name="ce88"/>
          <table:table-cell table:style-name="ce86"/>
          <table:table-cell table:number-columns-repeated="1007"/>
        </table:table-row>
        <table:table-row table:style-name="ro14">
          <table:table-cell table:style-name="ce12" table:formula="of:=[.A17]+1" office:value-type="float" office:value="13" calcext:value-type="float">
            <text:p>13</text:p>
          </table:table-cell>
          <table:table-cell table:style-name="ce187" table:content-validation-name="val16" office:value-type="string" calcext:value-type="string">
            <text:p>ElijahStreams</text:p>
          </table:table-cell>
          <table:table-cell table:style-name="ce190" table:content-validation-name="val17" office:value-type="string" calcext:value-type="string">
            <text:p>ES-PROD</text:p>
          </table:table-cell>
          <table:table-cell table:style-name="ce430" office:value-type="string" calcext:value-type="string">
            <text:p>Have Michael Review Event Infos imported on older posts</text:p>
          </table:table-cell>
          <table:table-cell table:style-name="ce446" office:value-type="float" office:value="177" calcext:value-type="float">
            <text:p>177</text:p>
          </table:table-cell>
          <table:table-cell table:style-name="ce212" table:content-validation-name="val18"/>
          <table:table-cell table:style-name="ce454" office:value-type="string" calcext:value-type="string">
            <text:p><text:span text:style-name="T1">ERIC_IDEA:</text:span><text:span text:style-name="T2"> Many of the event info descriptions imported in the older posts have overlapping text and other issues that will require manual intervention</text:span></text:p>
          </table:table-cell>
          <table:table-cell table:style-name="ce457" office:value-type="string" calcext:value-type="string">
            <text:p>15 min</text:p>
          </table:table-cell>
          <table:table-cell table:style-name="ce459" office:value-type="string" calcext:value-type="string">
            <text:p>Quick 🕓</text:p>
          </table:table-cell>
          <table:table-cell table:style-name="ce463" office:value-type="string" calcext:value-type="string">
            <text:p>N/A</text:p>
          </table:table-cell>
          <table:table-cell table:style-name="ce225" table:content-validation-name="val19" office:value-type="string" calcext:value-type="string">
            <text:p>04 Low</text:p>
          </table:table-cell>
          <table:table-cell table:style-name="ce458" office:value-type="float" office:value="1" calcext:value-type="float">
            <text:p>1</text:p>
          </table:table-cell>
          <table:table-cell table:style-name="ce466"/>
          <table:table-cell table:style-name="ce228" table:content-validation-name="val20" office:value-type="string" calcext:value-type="string">
            <text:p>20 - Unstarted</text:p>
          </table:table-cell>
          <table:table-cell table:style-name="ce85"/>
          <table:table-cell table:style-name="ce88"/>
          <table:table-cell table:style-name="ce86"/>
          <table:table-cell table:number-columns-repeated="1007"/>
        </table:table-row>
        <table:table-row table:style-name="ro9">
          <table:table-cell table:style-name="ce12" table:formula="of:=[.A18]+1" office:value-type="float" office:value="14" calcext:value-type="float">
            <text:p>14</text:p>
          </table:table-cell>
          <table:table-cell table:style-name="ce188" table:content-validation-name="val16" office:value-type="string" calcext:value-type="string">
            <text:p>🌐 MANY SITES</text:p>
          </table:table-cell>
          <table:table-cell table:style-name="ce189" table:content-validation-name="val17" office:value-type="string" calcext:value-type="string">
            <text:p>ES-PROD</text:p>
          </table:table-cell>
          <table:table-cell table:style-name="ce430" office:value-type="string" calcext:value-type="string">
            <text:p>Research hosting our own videos (Bunnynet?)</text:p>
          </table:table-cell>
          <table:table-cell table:style-name="ce447" office:value-type="float" office:value="125" calcext:value-type="float">
            <text:p>125</text:p>
          </table:table-cell>
          <table:table-cell table:style-name="ce212" table:content-validation-name="val18"/>
          <table:table-cell table:style-name="ce455" office:value-type="string" calcext:value-type="string">
            <text:p>Michael has mentioned that we will eventually need to find our own video host</text:p>
          </table:table-cell>
          <table:table-cell table:style-name="ce457" office:value-type="string" calcext:value-type="string">
            <text:p>1 wk</text:p>
          </table:table-cell>
          <table:table-cell table:style-name="ce459"/>
          <table:table-cell table:style-name="ce461"/>
          <table:table-cell table:style-name="ce225" table:content-validation-name="val19" office:value-type="string" calcext:value-type="string">
            <text:p>60 Lowest</text:p>
          </table:table-cell>
          <table:table-cell table:style-name="ce458"/>
          <table:table-cell table:style-name="ce466"/>
          <table:table-cell table:style-name="ce228" table:content-validation-name="val20" office:value-type="string" calcext:value-type="string">
            <text:p>20 - Unstarted</text:p>
          </table:table-cell>
          <table:table-cell table:style-name="ce85"/>
          <table:table-cell table:style-name="ce88"/>
          <table:table-cell table:style-name="ce86"/>
          <table:table-cell table:number-columns-repeated="1007"/>
        </table:table-row>
        <table:table-row table:style-name="ro14">
          <table:table-cell table:style-name="ce12" table:formula="of:=[.A19]+1" office:value-type="float" office:value="15" calcext:value-type="float">
            <text:p>15</text:p>
          </table:table-cell>
          <table:table-cell table:style-name="ce187" table:content-validation-name="val16" office:value-type="string" calcext:value-type="string">
            <text:p>ElijahStreams</text:p>
          </table:table-cell>
          <table:table-cell table:style-name="ce190" table:content-validation-name="val17" office:value-type="string" calcext:value-type="string">
            <text:p>ES-PROD</text:p>
          </table:table-cell>
          <table:table-cell table:style-name="ce430" office:value-type="string" calcext:value-type="string">
            <text:p>Testimonials: ADD Disclaimer that post might not be published and won't be instantaneous (on receipt page)</text:p>
          </table:table-cell>
          <table:table-cell table:style-name="ce448"/>
          <table:table-cell table:style-name="ce212" table:content-validation-name="val18" office:value-type="string" calcext:value-type="string">
            <text:p>⛔ Blocked</text:p>
          </table:table-cell>
          <table:table-cell table:style-name="ce455" office:value-type="string" calcext:value-type="string">
            <text:p>Disclaimer: Verbiage to inform submitter that their post may or may not be published and it won't be instantaneous</text:p>
          </table:table-cell>
          <table:table-cell table:style-name="ce457"/>
          <table:table-cell table:style-name="ce459"/>
          <table:table-cell table:style-name="ce461" office:value-type="string" calcext:value-type="string">
            <text:p>Michael said we are going to call the testimonials feature done after chaning admin email and adding a testimonials@elijahstreams.com notification email</text:p>
          </table:table-cell>
          <table:table-cell table:style-name="ce225" table:content-validation-name="val19" office:value-type="string" calcext:value-type="string">
            <text:p>03 Medium</text:p>
          </table:table-cell>
          <table:table-cell table:style-name="ce458"/>
          <table:table-cell table:style-name="ce466" office:value-type="string" calcext:value-type="string">
            <text:p>4/9 - EMAILED Michael - He NO to this change. Closed as Abandoned</text:p>
          </table:table-cell>
          <table:table-cell table:style-name="ce228" table:content-validation-name="val20" office:value-type="string" calcext:value-type="string">
            <text:p>95 - Abandoned</text:p>
          </table:table-cell>
          <table:table-cell table:style-name="ce85"/>
          <table:table-cell table:style-name="ce88"/>
          <table:table-cell table:style-name="ce86"/>
          <table:table-cell table:number-columns-repeated="1007"/>
        </table:table-row>
        <table:table-row table:style-name="ro14">
          <table:table-cell table:style-name="ce12" table:formula="of:=[.A20]+1" office:value-type="float" office:value="16" calcext:value-type="float">
            <text:p>16</text:p>
          </table:table-cell>
          <table:table-cell table:style-name="ce187" table:content-validation-name="val16" office:value-type="string" calcext:value-type="string">
            <text:p>ElijahStreams</text:p>
          </table:table-cell>
          <table:table-cell table:style-name="ce190" table:content-validation-name="val17" office:value-type="string" calcext:value-type="string">
            <text:p>ES-STG</text:p>
          </table:table-cell>
          <table:table-cell table:style-name="ce430" office:value-type="string" calcext:value-type="string">
            <text:p>Testimonials: ADD disclaimer that email is private</text:p>
          </table:table-cell>
          <table:table-cell table:style-name="ce449" office:value-type="float" office:value="119" calcext:value-type="float">
            <text:p>119</text:p>
          </table:table-cell>
          <table:table-cell table:style-name="ce212" table:content-validation-name="val18" office:value-type="string" calcext:value-type="string">
            <text:p>⛔ Blocked</text:p>
          </table:table-cell>
          <table:table-cell table:style-name="ce455"/>
          <table:table-cell table:style-name="ce457" office:value-type="string" calcext:value-type="string">
            <text:p>15 min</text:p>
          </table:table-cell>
          <table:table-cell table:style-name="ce459" office:value-type="string" calcext:value-type="string">
            <text:p>Quick 🕓</text:p>
          </table:table-cell>
          <table:table-cell table:style-name="ce461" office:value-type="string" calcext:value-type="string">
            <text:p>Michael said we are going to call the testimonials feature done after chaning admin email and adding a testimonials@elijahstreams.com notification email</text:p>
          </table:table-cell>
          <table:table-cell table:style-name="ce225" table:content-validation-name="val19" office:value-type="string" calcext:value-type="string">
            <text:p>04 Low</text:p>
          </table:table-cell>
          <table:table-cell table:style-name="ce458"/>
          <table:table-cell table:style-name="ce466" office:value-type="string" calcext:value-type="string">
            <text:p>4/9 - EMAILED Michael - He NO to this change. Closed as Abandoned</text:p>
          </table:table-cell>
          <table:table-cell table:style-name="ce228" table:content-validation-name="val20" office:value-type="string" calcext:value-type="string">
            <text:p>95 - Abandoned</text:p>
          </table:table-cell>
          <table:table-cell table:style-name="ce85"/>
          <table:table-cell table:style-name="ce88"/>
          <table:table-cell table:style-name="ce86"/>
          <table:table-cell table:number-columns-repeated="1007"/>
        </table:table-row>
        <table:table-row table:style-name="ro14">
          <table:table-cell table:style-name="ce12" table:formula="of:=[.A21]+1" office:value-type="float" office:value="17" calcext:value-type="float">
            <text:p>17</text:p>
          </table:table-cell>
          <table:table-cell table:style-name="ce187" table:content-validation-name="val16" office:value-type="string" calcext:value-type="string">
            <text:p>ElijahStreams</text:p>
          </table:table-cell>
          <table:table-cell table:style-name="ce190" table:content-validation-name="val17" office:value-type="string" calcext:value-type="string">
            <text:p>ES-STG</text:p>
          </table:table-cell>
          <table:table-cell table:style-name="ce430" office:value-type="string" calcext:value-type="string">
            <text:p>Testimonials: ADD option to submit longer testimonial</text:p>
          </table:table-cell>
          <table:table-cell table:style-name="ce450" office:value-type="float" office:value="118" calcext:value-type="float">
            <text:p>118</text:p>
          </table:table-cell>
          <table:table-cell table:style-name="ce212" table:content-validation-name="val18" office:value-type="string" calcext:value-type="string">
            <text:p>⛔ Blocked</text:p>
          </table:table-cell>
          <table:table-cell table:style-name="ce454" office:value-type="string" calcext:value-type="string">
            <text:p><text:span text:style-name="T1">ERIC_IDEA:</text:span><text:span text:style-name="T2"> Will remove and can add back later if they want, but I think this will help with concerns about inbox management</text:span></text:p>
          </table:table-cell>
          <table:table-cell table:style-name="ce457" office:value-type="string" calcext:value-type="string">
            <text:p>1 day</text:p>
          </table:table-cell>
          <table:table-cell table:style-name="ce459" office:value-type="string" calcext:value-type="string">
            <text:p>Quick 🕓</text:p>
          </table:table-cell>
          <table:table-cell table:style-name="ce461" office:value-type="string" calcext:value-type="string">
            <text:p>Michael said we are going to call the testimonials feature done after chaning admin email and adding a testimonials@elijahstreams.com notification email</text:p>
          </table:table-cell>
          <table:table-cell table:style-name="ce225" table:content-validation-name="val19" office:value-type="string" calcext:value-type="string">
            <text:p>04 Low</text:p>
          </table:table-cell>
          <table:table-cell table:style-name="ce458"/>
          <table:table-cell table:style-name="ce466" office:value-type="string" calcext:value-type="string">
            <text:p>4/9 - EMAILED Michael - He NO to this change. Closed as Abandoned</text:p>
          </table:table-cell>
          <table:table-cell table:style-name="ce228" table:content-validation-name="val20" office:value-type="string" calcext:value-type="string">
            <text:p>95 - Abandoned</text:p>
          </table:table-cell>
          <table:table-cell table:style-name="ce85"/>
          <table:table-cell table:style-name="ce88"/>
          <table:table-cell table:style-name="ce86"/>
          <table:table-cell table:number-columns-repeated="1007"/>
        </table:table-row>
        <table:table-row table:style-name="ro15">
          <table:table-cell/>
          <table:table-cell table:style-name="ce6" table:number-columns-repeated="2"/>
          <table:table-cell table:number-columns-repeated="12"/>
          <table:table-cell table:style-name="ce85"/>
          <table:table-cell table:number-columns-repeated="1008"/>
        </table:table-row>
        <table:table-row table:style-name="ro17">
          <table:table-cell/>
          <table:table-cell table:style-name="ce91" table:number-columns-repeated="2"/>
          <table:table-cell table:style-name="ce91" office:value-type="string" calcext:value-type="string">
            <text:p>KEY:</text:p>
          </table:table-cell>
          <table:table-cell table:style-name="ce5" table:number-columns-repeated="3"/>
          <table:table-cell table:number-columns-repeated="8"/>
          <table:table-cell table:style-name="ce85"/>
          <table:table-cell table:number-columns-repeated="1008"/>
        </table:table-row>
        <table:table-row table:style-name="ro4">
          <table:table-cell table:style-name="ce13"/>
          <table:table-cell table:style-name="ce5" table:number-columns-repeated="6"/>
          <table:table-cell table:number-columns-repeated="8"/>
          <table:table-cell table:style-name="ce85"/>
          <table:table-cell table:number-columns-repeated="1008"/>
        </table:table-row>
        <table:table-row table:style-name="ro3">
          <table:table-cell/>
          <table:table-cell table:style-name="ce4" table:number-columns-repeated="2"/>
          <table:table-cell table:style-name="ce4" office:value-type="string" calcext:value-type="string">
            <text:p>ES-STG2</text:p>
          </table:table-cell>
          <table:table-cell table:style-name="ce4" table:number-columns-repeated="2"/>
          <table:table-cell table:style-name="ce8" office:value-type="string" calcext:value-type="string">
            <text:p><text:a xlink:href="https://esdevstg546.wpenginepowered.com/" xlink:type="simple">https://esdevstg546.wpenginepowered.com/</text:a></text:p>
          </table:table-cell>
          <table:table-cell table:number-columns-repeated="1017"/>
        </table:table-row>
        <table:table-row table:style-name="ro3">
          <table:table-cell/>
          <table:table-cell table:style-name="ce4" table:number-columns-repeated="2"/>
          <table:table-cell table:style-name="ce4" office:value-type="string" calcext:value-type="string">
            <text:p>ES-STG</text:p>
          </table:table-cell>
          <table:table-cell table:style-name="ce4" table:number-columns-repeated="2"/>
          <table:table-cell table:style-name="ce8" office:value-type="string" calcext:value-type="string">
            <text:p><text:a xlink:href="https://elijahstre1stg.wpenginepowered.com/" xlink:type="simple">https://elijahstre1stg.wpenginepowered.com/</text:a></text:p>
          </table:table-cell>
          <table:table-cell table:number-columns-repeated="1017"/>
        </table:table-row>
        <table:table-row table:style-name="ro4" table:number-rows-repeated="2">
          <table:table-cell/>
          <table:table-cell table:style-name="ce5" table:number-columns-repeated="6"/>
          <table:table-cell table:number-columns-repeated="1017"/>
        </table:table-row>
        <table:table-row table:style-name="ro5">
          <table:table-cell table:number-columns-repeated="1024"/>
        </table:table-row>
        <table:table-row table:style-name="ro4">
          <table:table-cell/>
          <table:table-cell table:style-name="ce6" table:number-columns-repeated="2"/>
          <table:table-cell table:style-name="ce6" office:value-type="string" calcext:value-type="string">
            <text:p>Sort Steps:</text:p>
          </table:table-cell>
          <table:table-cell table:number-columns-repeated="1020"/>
        </table:table-row>
        <table:table-row table:style-name="ro4">
          <table:table-cell table:number-columns-repeated="4"/>
          <table:table-cell table:style-name="ce6" table:number-columns-repeated="2"/>
          <table:table-cell table:style-name="ce6" office:value-type="string" calcext:value-type="string">
            <text:p>1) Sort by DONE low-high</text:p>
          </table:table-cell>
          <table:table-cell table:number-columns-repeated="1017"/>
        </table:table-row>
        <table:table-row table:style-name="ro4">
          <table:table-cell table:number-columns-repeated="4"/>
          <table:table-cell table:style-name="ce6" table:number-columns-repeated="2"/>
          <table:table-cell table:style-name="ce6" office:value-type="string" calcext:value-type="string">
            <text:p>2) Select all rows except the 99s</text:p>
          </table:table-cell>
          <table:table-cell table:number-columns-repeated="1017"/>
        </table:table-row>
        <table:table-row table:style-name="ro4">
          <table:table-cell table:number-columns-repeated="4"/>
          <table:table-cell table:style-name="ce6" table:number-columns-repeated="2"/>
          <table:table-cell table:style-name="ce6" office:value-type="string" calcext:value-type="string">
            <text:p>3) Sort by Priority</text:p>
          </table:table-cell>
          <table:table-cell table:number-columns-repeated="1017"/>
        </table:table-row>
        <table:table-row table:style-name="ro5" table:number-rows-repeated="1048541">
          <table:table-cell table:number-columns-repeated="1024"/>
        </table:table-row>
        <table:table-row table:style-name="ro5">
          <table:table-cell table:number-columns-repeated="1024"/>
        </table:table-row>
        <table:named-expressions>
          <table:named-range table:name="_xlnm._FilterDatabase" table:base-cell-address="$Instructions.$A$1" table:cell-range-address="$'Progress 4-09'.$B$4:.$O$22"/>
        </table:named-expressions>
        <calcext:conditional-formats>
          <calcext:conditional-format calcext:target-range-address="'Progress 4-09'.K5:'Progress 4-09'.K22">
            <calcext:condition calcext:apply-style-name="ConditionalStyle_1" calcext:value="formula-is(regexmatch([.$K5];&quot;High&quot;))" calcext:base-cell-address="'Progress 4-09'.K5"/>
          </calcext:conditional-format>
          <calcext:conditional-format calcext:target-range-address="'Progress 4-09'.K5:'Progress 4-09'.K22">
            <calcext:condition calcext:apply-style-name="ConditionalStyle_2" calcext:value="begins-with(&quot;04 Low&quot;)" calcext:base-cell-address="'Progress 4-09'.K5"/>
          </calcext:conditional-format>
          <calcext:conditional-format calcext:target-range-address="'Progress 4-09'.K5:'Progress 4-09'.K22">
            <calcext:condition calcext:apply-style-name="ConditionalStyle_3" calcext:value="begins-with(&quot;03 Med&quot;)" calcext:base-cell-address="'Progress 4-09'.K5"/>
          </calcext:conditional-format>
          <calcext:conditional-format calcext:target-range-address="'Progress 4-09'.B5:'Progress 4-09'.N22">
            <calcext:condition calcext:apply-style-name="ConditionalStyle_4" calcext:value="formula-is(regexmatch([.$N5];&quot;(?i)complete&quot;))" calcext:base-cell-address="'Progress 4-09'.B5"/>
          </calcext:conditional-format>
          <calcext:conditional-format calcext:target-range-address="'Progress 4-09'.B5:'Progress 4-09'.N22">
            <calcext:condition calcext:apply-style-name="ConditionalStyle_5" calcext:value="formula-is(regexmatch([.$N5];&quot;(?i)Partial&quot;))" calcext:base-cell-address="'Progress 4-09'.B5"/>
          </calcext:conditional-format>
          <calcext:conditional-format calcext:target-range-address="'Progress 4-09'.B5:'Progress 4-09'.N22">
            <calcext:condition calcext:apply-style-name="ConditionalStyle_6" calcext:value="formula-is(regexmatch([.$N5];&quot;(?i)unstarted&quot;))" calcext:base-cell-address="'Progress 4-09'.B5"/>
          </calcext:conditional-format>
          <calcext:conditional-format calcext:target-range-address="'Progress 4-09'.B5:'Progress 4-09'.N22">
            <calcext:condition calcext:apply-style-name="ConditionalStyle_7" calcext:value="formula-is(regexmatch([.$N5];&quot;(?i)Mostly&quot;))" calcext:base-cell-address="'Progress 4-09'.B5"/>
          </calcext:conditional-format>
          <calcext:conditional-format calcext:target-range-address="'Progress 4-09'.B5:'Progress 4-09'.N22">
            <calcext:condition calcext:apply-style-name="ConditionalStyle_8" calcext:value="formula-is(regexmatch([.$N5];&quot;(?i)abandoned&quot;))" calcext:base-cell-address="'Progress 4-09'.B5"/>
          </calcext:conditional-format>
        </calcext:conditional-formats>
      </table:table>
      <table:table table:name="Progress 4-03" table:style-name="ta6">
        <table:table-column table:style-name="co6" table:default-cell-style-name="Default"/>
        <table:table-column table:style-name="co7" table:default-cell-style-name="Default"/>
        <table:table-column table:style-name="co27" table:default-cell-style-name="Default"/>
        <table:table-column table:style-name="co9" table:default-cell-style-name="Default"/>
        <table:table-column table:style-name="co10" table:default-cell-style-name="Default"/>
        <table:table-column table:style-name="co23" table:default-cell-style-name="Default"/>
        <table:table-column table:style-name="co12" table:default-cell-style-name="Default"/>
        <table:table-column table:style-name="co13" table:default-cell-style-name="Default"/>
        <table:table-column table:style-name="co16" table:default-cell-style-name="Default"/>
        <table:table-column table:style-name="co24" table:default-cell-style-name="Default"/>
        <table:table-column table:style-name="co18" table:default-cell-style-name="Default"/>
        <table:table-column table:style-name="co28" table:default-cell-style-name="Default"/>
        <table:table-column table:style-name="co19" table:default-cell-style-name="Default"/>
        <table:table-column table:style-name="co20" table:default-cell-style-name="Default"/>
        <table:table-column table:style-name="co26" table:default-cell-style-name="Default"/>
        <table:table-column table:style-name="co1" table:default-cell-style-name="Default"/>
        <table:table-column table:style-name="co22" table:default-cell-style-name="Default"/>
        <table:table-column table:style-name="co1" table:number-columns-repeated="1007" table:default-cell-style-name="Default"/>
        <table:table-row table:style-name="ro6">
          <table:table-cell table:style-name="ce10"/>
          <table:table-cell table:style-name="ce10" office:value-type="string" calcext:value-type="string">
            <text:p>EH_ELSM_20240122_TicketProgress.gsheet: Progress 4-03</text:p>
          </table:table-cell>
          <table:table-cell table:style-name="ce10" table:number-columns-repeated="5"/>
          <table:table-cell table:style-name="ce67"/>
          <table:table-cell table:style-name="ce72" table:number-columns-repeated="2"/>
          <table:table-cell table:style-name="ce72" office:value-type="string" calcext:value-type="string">
            <text:p>AS OF: </text:p>
          </table:table-cell>
          <table:table-cell table:style-name="ce67" table:formula="of:=[$'Version Log'.B8]" office:value-type="date" office:date-value="2024-04-03" calcext:value-type="date">
            <text:p>April 3, 2024</text:p>
          </table:table-cell>
          <table:table-cell table:style-name="ce278" office:value-type="date" office:date-value="2024-04-03" calcext:value-type="date">
            <text:p>4/3/2024</text:p>
          </table:table-cell>
          <table:table-cell table:number-columns-repeated="2"/>
          <table:table-cell table:style-name="ce86" table:number-columns-repeated="2"/>
          <table:table-cell table:style-name="ce6" table:number-columns-repeated="2"/>
          <table:table-cell table:number-columns-repeated="1005"/>
        </table:table-row>
        <table:table-row table:style-name="ro4">
          <table:table-cell table:style-name="ce6" table:number-columns-repeated="19"/>
          <table:table-cell table:number-columns-repeated="1005"/>
        </table:table-row>
        <table:table-row table:style-name="ro7">
          <table:table-cell table:number-columns-repeated="4"/>
          <table:table-cell table:style-name="ce23" table:number-columns-repeated="2"/>
          <table:table-cell table:style-name="ce63" table:number-columns-spanned="9" table:number-rows-spanned="1"/>
          <table:covered-table-cell table:number-columns-repeated="8"/>
          <table:table-cell table:style-name="ce86" table:number-columns-repeated="2"/>
          <table:table-cell table:style-name="ce6" table:number-columns-repeated="2"/>
          <table:table-cell table:number-columns-repeated="1005"/>
        </table:table-row>
        <table:table-row table:style-name="ro8">
          <table:table-cell table:style-name="ce11" office:value-type="string" calcext:value-type="string">
            <text:p>Index</text:p>
          </table:table-cell>
          <table:table-cell table:style-name="ce107" office:value-type="string" calcext:value-type="string">
            <text:p>SITE NAMES</text:p>
          </table:table-cell>
          <table:table-cell table:style-name="ce107" office:value-type="string" calcext:value-type="string">
            <text:p>SITE-ENV</text:p>
          </table:table-cell>
          <table:table-cell table:style-name="ce112" office:value-type="string" calcext:value-type="string">
            <text:p>Project Name</text:p>
          </table:table-cell>
          <table:table-cell table:style-name="ce112" office:value-type="string" calcext:value-type="string">
            <text:p>Trello Ticket</text:p>
          </table:table-cell>
          <table:table-cell table:style-name="ce112" office:value-type="string" calcext:value-type="string">
            <text:p>Ticket Status</text:p>
          </table:table-cell>
          <table:table-cell table:style-name="ce112" office:value-type="string" calcext:value-type="string">
            <text:p>Description</text:p>
          </table:table-cell>
          <table:table-cell table:style-name="ce112" office:value-type="string" calcext:value-type="string">
            <text:p>Time To Complete (Est.)</text:p>
          </table:table-cell>
          <table:table-cell table:style-name="ce197" office:value-type="string" calcext:value-type="string">
            <text:p>Quick?</text:p>
          </table:table-cell>
          <table:table-cell table:style-name="ce197" office:value-type="string" calcext:value-type="string">
            <text:p>Michael's Notes</text:p>
          </table:table-cell>
          <table:table-cell table:style-name="ce197" office:value-type="string" calcext:value-type="string">
            <text:p>Priority</text:p>
          </table:table-cell>
          <table:table-cell table:style-name="ce197" office:value-type="string" calcext:value-type="string">
            <text:p>Secondary Priority</text:p>
          </table:table-cell>
          <table:table-cell table:style-name="ce197" office:value-type="string" calcext:value-type="string">
            <text:p>Progress</text:p>
          </table:table-cell>
          <table:table-cell table:style-name="ce197" office:value-type="string" calcext:value-type="string">
            <text:p>Granular Status</text:p>
          </table:table-cell>
          <table:table-cell table:style-name="ce197" office:value-type="string" calcext:value-type="string">
            <text:p>Date Completed</text:p>
          </table:table-cell>
          <table:table-cell table:style-name="ce87" table:number-columns-repeated="2"/>
          <table:table-cell table:number-columns-repeated="1007"/>
        </table:table-row>
        <table:table-row table:style-name="ro9">
          <table:table-cell table:style-name="ce12" office:value-type="float" office:value="1" calcext:value-type="float">
            <text:p>1</text:p>
          </table:table-cell>
          <table:table-cell table:style-name="ce229" table:content-validation-name="val21" office:value-type="string" calcext:value-type="string">
            <text:p>ElijahStreams</text:p>
          </table:table-cell>
          <table:table-cell table:style-name="ce231" table:content-validation-name="val22" office:value-type="string" calcext:value-type="string">
            <text:p>ES-LARDEV</text:p>
          </table:table-cell>
          <table:table-cell table:style-name="ce233" office:value-type="string" calcext:value-type="string">
            <text:p>Lardev: Streamline child theme styles with SCSS</text:p>
          </table:table-cell>
          <table:table-cell table:style-name="ce237" office:value-type="float" office:value="175" calcext:value-type="float">
            <text:p>175</text:p>
          </table:table-cell>
          <table:table-cell table:style-name="ce262" table:content-validation-name="val23" office:value-type="string" calcext:value-type="string">
            <text:p>🚀 In-Progress</text:p>
          </table:table-cell>
          <table:table-cell table:style-name="ce265" office:value-type="string" calcext:value-type="string">
            <text:p><text:span text:style-name="T1">ERIC_IDEA:</text:span><text:span text:style-name="T2"> This is mostly done.</text:span></text:p>
          </table:table-cell>
          <table:table-cell table:style-name="ce269" office:value-type="string" calcext:value-type="string">
            <text:p>1 wk</text:p>
          </table:table-cell>
          <table:table-cell table:style-name="ce271"/>
          <table:table-cell table:style-name="ce273"/>
          <table:table-cell table:style-name="ce276" table:content-validation-name="val24" office:value-type="string" calcext:value-type="string">
            <text:p>01 High</text:p>
          </table:table-cell>
          <table:table-cell table:style-name="ce247"/>
          <table:table-cell table:style-name="ce279" office:value-type="string" calcext:value-type="string">
            <text:p>4/3 - We need to finish consolidaing CSS</text:p>
          </table:table-cell>
          <table:table-cell table:style-name="ce280" table:content-validation-name="val25" office:value-type="string" calcext:value-type="string">
            <text:p>10 - Partial</text:p>
          </table:table-cell>
          <table:table-cell table:style-name="ce85"/>
          <table:table-cell table:style-name="ce88"/>
          <table:table-cell table:number-columns-repeated="1008"/>
        </table:table-row>
        <table:table-row table:style-name="ro10">
          <table:table-cell table:style-name="ce12" table:formula="of:=[.A5]+1" office:value-type="float" office:value="2" calcext:value-type="float">
            <text:p>2</text:p>
          </table:table-cell>
          <table:table-cell table:style-name="ce229" table:content-validation-name="val21" office:value-type="string" calcext:value-type="string">
            <text:p>ElijahStreams</text:p>
          </table:table-cell>
          <table:table-cell table:style-name="ce232" table:content-validation-name="val22" office:value-type="string" calcext:value-type="string">
            <text:p>ES-LARDEV</text:p>
          </table:table-cell>
          <table:table-cell table:style-name="ce233" office:value-type="string" calcext:value-type="string">
            <text:p>Lardev: Streamline Code Snippets into Custom Plugin</text:p>
          </table:table-cell>
          <table:table-cell table:style-name="ce238" office:value-type="float" office:value="173" calcext:value-type="float">
            <text:p>173</text:p>
          </table:table-cell>
          <table:table-cell table:style-name="ce262" table:content-validation-name="val23" office:value-type="string" calcext:value-type="string">
            <text:p>🚀 In-Progress</text:p>
          </table:table-cell>
          <table:table-cell table:style-name="ce265" office:value-type="string" calcext:value-type="string">
            <text:p><text:span text:style-name="T1">ERIC_IDEA:</text:span><text:span text:style-name="T2"> It looks like just doing a includes/ folder for functions.php in the child theme may be a better way for us. However, if we every change parent theme, a custom plugin will be better</text:span></text:p>
          </table:table-cell>
          <table:table-cell table:style-name="ce269" office:value-type="string" calcext:value-type="string">
            <text:p>1 wk</text:p>
          </table:table-cell>
          <table:table-cell table:style-name="ce271"/>
          <table:table-cell table:style-name="ce273"/>
          <table:table-cell table:style-name="ce276" table:content-validation-name="val24" office:value-type="string" calcext:value-type="string">
            <text:p>01 High</text:p>
          </table:table-cell>
          <table:table-cell table:style-name="ce247"/>
          <table:table-cell table:style-name="ce279" office:value-type="string" calcext:value-type="string">
            <text:p>4/3 - Custom plugin is created, NEXT: Continue converting code snippets into includes</text:p>
          </table:table-cell>
          <table:table-cell table:style-name="ce280" table:content-validation-name="val25" office:value-type="string" calcext:value-type="string">
            <text:p>10 - Partial</text:p>
          </table:table-cell>
          <table:table-cell table:style-name="ce85"/>
          <table:table-cell table:style-name="ce88"/>
          <table:table-cell table:style-name="ce86"/>
          <table:table-cell table:number-columns-repeated="1007"/>
        </table:table-row>
        <table:table-row table:style-name="ro9">
          <table:table-cell table:style-name="ce12" table:formula="of:=[.A6]+1" office:value-type="float" office:value="3" calcext:value-type="float">
            <text:p>3</text:p>
          </table:table-cell>
          <table:table-cell table:style-name="ce229" table:content-validation-name="val21" office:value-type="string" calcext:value-type="string">
            <text:p>ElijahStreams</text:p>
          </table:table-cell>
          <table:table-cell table:style-name="ce232" table:content-validation-name="val22" office:value-type="string" calcext:value-type="string">
            <text:p>ES-STG2</text:p>
          </table:table-cell>
          <table:table-cell table:style-name="ce233" office:value-type="string" calcext:value-type="string">
            <text:p>Archive Guests: Sort by most recent video for guest</text:p>
          </table:table-cell>
          <table:table-cell table:style-name="ce239" office:value-type="float" office:value="171" calcext:value-type="float">
            <text:p>171</text:p>
          </table:table-cell>
          <table:table-cell table:style-name="ce262" table:content-validation-name="val23" office:value-type="string" calcext:value-type="string">
            <text:p>⛔ Blocked</text:p>
          </table:table-cell>
          <table:table-cell table:style-name="ce266" office:value-type="string" calcext:value-type="string">
            <text:p>Filtering in in-progress.</text:p>
          </table:table-cell>
          <table:table-cell table:style-name="ce269" office:value-type="string" calcext:value-type="string">
            <text:p>2 wk</text:p>
          </table:table-cell>
          <table:table-cell table:style-name="ce271"/>
          <table:table-cell table:style-name="ce273"/>
          <table:table-cell table:style-name="ce276" table:content-validation-name="val24" office:value-type="string" calcext:value-type="string">
            <text:p>01 High</text:p>
          </table:table-cell>
          <table:table-cell table:style-name="ce247" office:value-type="float" office:value="3" calcext:value-type="float">
            <text:p>3</text:p>
          </table:table-cell>
          <table:table-cell table:style-name="ce279" office:value-type="string" calcext:value-type="string">
            <text:p>3/27 - Filtering almost done</text:p>
          </table:table-cell>
          <table:table-cell table:style-name="ce280" table:content-validation-name="val25" office:value-type="string" calcext:value-type="string">
            <text:p>15 - Mostly Done</text:p>
          </table:table-cell>
          <table:table-cell table:style-name="ce85"/>
          <table:table-cell table:style-name="ce88"/>
          <table:table-cell table:style-name="ce86"/>
          <table:table-cell table:number-columns-repeated="1007"/>
        </table:table-row>
        <table:table-row table:style-name="ro9">
          <table:table-cell table:style-name="ce12" table:formula="of:=[.A7]+1" office:value-type="float" office:value="4" calcext:value-type="float">
            <text:p>4</text:p>
          </table:table-cell>
          <table:table-cell table:style-name="ce229" table:content-validation-name="val21" office:value-type="string" calcext:value-type="string">
            <text:p>ElijahStreams</text:p>
          </table:table-cell>
          <table:table-cell table:style-name="ce232" table:content-validation-name="val22" office:value-type="string" calcext:value-type="string">
            <text:p>ES-STG2</text:p>
          </table:table-cell>
          <table:table-cell table:style-name="ce233" office:value-type="string" calcext:value-type="string">
            <text:p>Archive Videos: Filter by (old) post type (video, live video, etc)</text:p>
          </table:table-cell>
          <table:table-cell table:style-name="ce240" office:value-type="float" office:value="93" calcext:value-type="float">
            <text:p>93</text:p>
          </table:table-cell>
          <table:table-cell table:style-name="ce262" table:content-validation-name="val23" office:value-type="string" calcext:value-type="string">
            <text:p>🚀 In-Progress</text:p>
          </table:table-cell>
          <table:table-cell table:style-name="ce266"/>
          <table:table-cell table:style-name="ce269" office:value-type="string" calcext:value-type="string">
            <text:p>2 days</text:p>
          </table:table-cell>
          <table:table-cell table:style-name="ce271"/>
          <table:table-cell table:style-name="ce273"/>
          <table:table-cell table:style-name="ce276" table:content-validation-name="val24" office:value-type="string" calcext:value-type="string">
            <text:p>01 High</text:p>
          </table:table-cell>
          <table:table-cell table:style-name="ce247"/>
          <table:table-cell table:style-name="ce279"/>
          <table:table-cell table:style-name="ce280" table:content-validation-name="val25" office:value-type="string" calcext:value-type="string">
            <text:p>20 - Unstarted</text:p>
          </table:table-cell>
          <table:table-cell table:style-name="ce85"/>
          <table:table-cell table:style-name="ce88"/>
          <table:table-cell table:style-name="ce86"/>
          <table:table-cell table:number-columns-repeated="1007"/>
        </table:table-row>
        <table:table-row table:style-name="ro13">
          <table:table-cell table:style-name="ce12" table:formula="of:=[.A8]+1" office:value-type="float" office:value="5" calcext:value-type="float">
            <text:p>5</text:p>
          </table:table-cell>
          <table:table-cell table:style-name="ce229" table:content-validation-name="val21" office:value-type="string" calcext:value-type="string">
            <text:p>ElijahStreams</text:p>
          </table:table-cell>
          <table:table-cell table:style-name="ce232" table:content-validation-name="val22" office:value-type="string" calcext:value-type="string">
            <text:p>ES-STG2</text:p>
          </table:table-cell>
          <table:table-cell table:style-name="ce233" office:value-type="string" calcext:value-type="string">
            <text:p>Search Filtering: Keyword, Author, Posted On, Category [video, word] on search results page</text:p>
          </table:table-cell>
          <table:table-cell table:style-name="ce241" office:value-type="float" office:value="95" calcext:value-type="float">
            <text:p>95</text:p>
          </table:table-cell>
          <table:table-cell table:style-name="ce262" table:content-validation-name="val23" office:value-type="string" calcext:value-type="string">
            <text:p>🚀 In-Progress</text:p>
          </table:table-cell>
          <table:table-cell table:style-name="ce267"/>
          <table:table-cell table:style-name="ce269" office:value-type="string" calcext:value-type="string">
            <text:p>1 wk</text:p>
          </table:table-cell>
          <table:table-cell table:style-name="ce271"/>
          <table:table-cell table:style-name="ce273"/>
          <table:table-cell table:style-name="ce276" table:content-validation-name="val24" office:value-type="string" calcext:value-type="string">
            <text:p>01 High</text:p>
          </table:table-cell>
          <table:table-cell table:style-name="ce247"/>
          <table:table-cell table:style-name="ce279"/>
          <table:table-cell table:style-name="ce280" table:content-validation-name="val25" office:value-type="string" calcext:value-type="string">
            <text:p>20 - Unstarted</text:p>
          </table:table-cell>
          <table:table-cell table:style-name="ce85"/>
          <table:table-cell table:style-name="ce88"/>
          <table:table-cell table:style-name="ce86"/>
          <table:table-cell table:number-columns-repeated="1007"/>
        </table:table-row>
        <table:table-row table:style-name="ro9">
          <table:table-cell table:style-name="ce12" table:formula="of:=[.A9]+1" office:value-type="float" office:value="6" calcext:value-type="float">
            <text:p>6</text:p>
          </table:table-cell>
          <table:table-cell table:style-name="ce229" table:content-validation-name="val21" office:value-type="string" calcext:value-type="string">
            <text:p>ElijahStreams</text:p>
          </table:table-cell>
          <table:table-cell table:style-name="ce232" table:content-validation-name="val22" office:value-type="string" calcext:value-type="string">
            <text:p>ES-STG2</text:p>
          </table:table-cell>
          <table:table-cell table:style-name="ce233" office:value-type="string" calcext:value-type="string">
            <text:p>Create Shortcode Widget: Most Popular videos in last 30 days</text:p>
          </table:table-cell>
          <table:table-cell table:style-name="ce242" office:value-type="float" office:value="94" calcext:value-type="float">
            <text:p>94</text:p>
          </table:table-cell>
          <table:table-cell table:style-name="ce262" table:content-validation-name="val23" office:value-type="string" calcext:value-type="string">
            <text:p>⛔ Blocked</text:p>
          </table:table-cell>
          <table:table-cell table:style-name="ce266"/>
          <table:table-cell table:style-name="ce269" office:value-type="string" calcext:value-type="string">
            <text:p>1 week</text:p>
          </table:table-cell>
          <table:table-cell table:style-name="ce271"/>
          <table:table-cell table:style-name="ce273"/>
          <table:table-cell table:style-name="ce276" table:content-validation-name="val24" office:value-type="string" calcext:value-type="string">
            <text:p>03 Medium</text:p>
          </table:table-cell>
          <table:table-cell table:style-name="ce247"/>
          <table:table-cell table:style-name="ce279" office:value-type="string" calcext:value-type="string">
            <text:p>3/18 - Ruled out MonsterInsights Popular Posts widget.</text:p>
          </table:table-cell>
          <table:table-cell table:style-name="ce280" table:content-validation-name="val25" office:value-type="string" calcext:value-type="string">
            <text:p>10 - Partial</text:p>
          </table:table-cell>
          <table:table-cell table:style-name="ce85"/>
          <table:table-cell table:style-name="ce88"/>
          <table:table-cell table:style-name="ce86"/>
          <table:table-cell table:number-columns-repeated="1007"/>
        </table:table-row>
        <table:table-row table:style-name="ro14">
          <table:table-cell table:style-name="ce12" table:formula="of:=[.A10]+1" office:value-type="float" office:value="7" calcext:value-type="float">
            <text:p>7</text:p>
          </table:table-cell>
          <table:table-cell table:style-name="ce229" table:content-validation-name="val21" office:value-type="string" calcext:value-type="string">
            <text:p>ElijahStreams</text:p>
          </table:table-cell>
          <table:table-cell table:style-name="ce232" table:content-validation-name="val22" office:value-type="string" calcext:value-type="string">
            <text:p>ES-PROD</text:p>
          </table:table-cell>
          <table:table-cell table:style-name="ce233" office:value-type="string" calcext:value-type="string">
            <text:p>Audit Site for Accessibility</text:p>
          </table:table-cell>
          <table:table-cell table:style-name="ce243" office:value-type="float" office:value="176" calcext:value-type="float">
            <text:p>176</text:p>
          </table:table-cell>
          <table:table-cell table:style-name="ce263" table:content-validation-name="val23"/>
          <table:table-cell table:style-name="ce265" office:value-type="string" calcext:value-type="string">
            <text:p><text:span text:style-name="T1">ERIC_IDEA:</text:span><text:span text:style-name="T2"> There are many accessibility considerations we may want to evaluate, the main one being we need an alt tag on each image (except decorative graphics)</text:span></text:p>
          </table:table-cell>
          <table:table-cell table:style-name="ce269" office:value-type="string" calcext:value-type="string">
            <text:p>1 hr</text:p>
          </table:table-cell>
          <table:table-cell table:style-name="ce271" office:value-type="string" calcext:value-type="string">
            <text:p>Quick 🕓</text:p>
          </table:table-cell>
          <table:table-cell table:style-name="ce273" office:value-type="string" calcext:value-type="string">
            <text:p>N/A</text:p>
          </table:table-cell>
          <table:table-cell table:style-name="ce276" table:content-validation-name="val24" office:value-type="string" calcext:value-type="string">
            <text:p>03 Medium</text:p>
          </table:table-cell>
          <table:table-cell table:style-name="ce247"/>
          <table:table-cell table:style-name="ce279" office:value-type="string" calcext:value-type="string">
            <text:p>3/19 - Michael said go ahead and perform the accessiblility audit</text:p>
          </table:table-cell>
          <table:table-cell table:style-name="ce280" table:content-validation-name="val25" office:value-type="string" calcext:value-type="string">
            <text:p>20 - Unstarted</text:p>
          </table:table-cell>
          <table:table-cell table:style-name="ce85"/>
          <table:table-cell table:style-name="ce88"/>
          <table:table-cell table:style-name="ce86"/>
          <table:table-cell table:number-columns-repeated="1007"/>
        </table:table-row>
        <table:table-row table:style-name="ro9">
          <table:table-cell table:style-name="ce12" table:formula="of:=[.A11]+1" office:value-type="float" office:value="8" calcext:value-type="float">
            <text:p>8</text:p>
          </table:table-cell>
          <table:table-cell table:style-name="ce229" table:content-validation-name="val21" office:value-type="string" calcext:value-type="string">
            <text:p>🌐 MANY SITES</text:p>
          </table:table-cell>
          <table:table-cell table:style-name="ce232" table:content-validation-name="val22" office:value-type="string" calcext:value-type="string">
            <text:p>ES-STG</text:p>
          </table:table-cell>
          <table:table-cell table:style-name="ce233" office:value-type="string" calcext:value-type="string">
            <text:p>ADMIN: How to use SSH &amp; WP-CLI to manage sites</text:p>
          </table:table-cell>
          <table:table-cell table:style-name="ce244" office:value-type="float" office:value="160" calcext:value-type="float">
            <text:p>160</text:p>
          </table:table-cell>
          <table:table-cell table:style-name="ce262" table:content-validation-name="val23" office:value-type="string" calcext:value-type="string">
            <text:p>⛔ Blocked</text:p>
          </table:table-cell>
          <table:table-cell table:style-name="ce265" office:value-type="string" calcext:value-type="string">
            <text:p><text:span text:style-name="T1">ERIC_IDEA:</text:span><text:span text:style-name="T2"> Probably bit by bit between other tasks</text:span></text:p>
          </table:table-cell>
          <table:table-cell table:style-name="ce269" office:value-type="string" calcext:value-type="string">
            <text:p>1-2wks</text:p>
          </table:table-cell>
          <table:table-cell table:style-name="ce271"/>
          <table:table-cell table:style-name="ce273"/>
          <table:table-cell table:style-name="ce276" table:content-validation-name="val24" office:value-type="string" calcext:value-type="string">
            <text:p>03 Medium</text:p>
          </table:table-cell>
          <table:table-cell table:style-name="ce247"/>
          <table:table-cell table:style-name="ce279"/>
          <table:table-cell table:style-name="ce280" table:content-validation-name="val25" office:value-type="string" calcext:value-type="string">
            <text:p>20 - Unstarted</text:p>
          </table:table-cell>
          <table:table-cell table:style-name="ce85"/>
          <table:table-cell table:style-name="ce88"/>
          <table:table-cell table:style-name="ce86"/>
          <table:table-cell table:number-columns-repeated="1007"/>
        </table:table-row>
        <table:table-row table:style-name="ro16">
          <table:table-cell table:style-name="ce12" table:formula="of:=[.A12]+1" office:value-type="float" office:value="9" calcext:value-type="float">
            <text:p>9</text:p>
          </table:table-cell>
          <table:table-cell table:style-name="ce229" table:content-validation-name="val21" office:value-type="string" calcext:value-type="string">
            <text:p>ElijahStreams</text:p>
          </table:table-cell>
          <table:table-cell table:style-name="ce232" table:content-validation-name="val22" office:value-type="string" calcext:value-type="string">
            <text:p>ES-STG2</text:p>
          </table:table-cell>
          <table:table-cell table:style-name="ce234" office:value-type="string" calcext:value-type="string">
            <text:p>Make iframe widget height auto fit</text:p>
          </table:table-cell>
          <table:table-cell table:style-name="ce245" office:value-type="float" office:value="151" calcext:value-type="float">
            <text:p>151</text:p>
          </table:table-cell>
          <table:table-cell table:style-name="ce262" table:content-validation-name="val23" office:value-type="string" calcext:value-type="string">
            <text:p>⛔ Blocked</text:p>
          </table:table-cell>
          <table:table-cell table:style-name="ce267" office:value-type="string" calcext:value-type="string">
            <text:p>I've looked into this and think I understand the cause. The fix is probably going to related to CUSTOM CSS. It looks like a relatively quick fix, but I'll know more once I begin digging in.</text:p>
          </table:table-cell>
          <table:table-cell table:style-name="ce269" office:value-type="string" calcext:value-type="string">
            <text:p>3 days</text:p>
          </table:table-cell>
          <table:table-cell table:style-name="ce271"/>
          <table:table-cell table:style-name="ce273" office:value-type="string" calcext:value-type="string">
            <text:p>Mid Priority, maybe fit in around other larger projects.</text:p>
          </table:table-cell>
          <table:table-cell table:style-name="ce276" table:content-validation-name="val24" office:value-type="string" calcext:value-type="string">
            <text:p>03 Medium</text:p>
          </table:table-cell>
          <table:table-cell table:style-name="ce247"/>
          <table:table-cell table:style-name="ce279" office:value-type="string" calcext:value-type="string">
            <text:p>3/27 - NOT STARTED: Will work in around other projects</text:p>
          </table:table-cell>
          <table:table-cell table:style-name="ce280" table:content-validation-name="val25" office:value-type="string" calcext:value-type="string">
            <text:p>20 - Unstarted</text:p>
          </table:table-cell>
          <table:table-cell table:style-name="ce85"/>
          <table:table-cell table:style-name="ce88"/>
          <table:table-cell table:style-name="ce86"/>
          <table:table-cell table:number-columns-repeated="1007"/>
        </table:table-row>
        <table:table-row table:style-name="ro13">
          <table:table-cell table:style-name="ce12" table:formula="of:=[.A13]+1" office:value-type="float" office:value="10" calcext:value-type="float">
            <text:p>10</text:p>
          </table:table-cell>
          <table:table-cell table:style-name="ce229" table:content-validation-name="val21" office:value-type="string" calcext:value-type="string">
            <text:p>ElijahStreams</text:p>
          </table:table-cell>
          <table:table-cell table:style-name="ce232" table:content-validation-name="val22" office:value-type="string" calcext:value-type="string">
            <text:p>ES-PROD</text:p>
          </table:table-cell>
          <table:table-cell table:style-name="ce233" office:value-type="string" calcext:value-type="string">
            <text:p>Testimonials: ADD Disclaimer that post might not be published and won't be instantaneous (on receipt page)</text:p>
          </table:table-cell>
          <table:table-cell table:style-name="ce246"/>
          <table:table-cell table:style-name="ce262" table:content-validation-name="val23"/>
          <table:table-cell table:style-name="ce266" office:value-type="string" calcext:value-type="string">
            <text:p>Disclaimer: Verbiage to infor submitter that their post may or may not be published and it won't be instantaneous</text:p>
          </table:table-cell>
          <table:table-cell table:style-name="ce269"/>
          <table:table-cell table:style-name="ce271"/>
          <table:table-cell table:style-name="ce273"/>
          <table:table-cell table:style-name="ce276" table:content-validation-name="val24" office:value-type="string" calcext:value-type="string">
            <text:p>03 Medium</text:p>
          </table:table-cell>
          <table:table-cell table:style-name="ce247"/>
          <table:table-cell table:style-name="ce279"/>
          <table:table-cell table:style-name="ce280" table:content-validation-name="val25" office:value-type="string" calcext:value-type="string">
            <text:p>20 - Unstarted</text:p>
          </table:table-cell>
          <table:table-cell table:style-name="ce85"/>
          <table:table-cell table:style-name="ce88"/>
          <table:table-cell table:style-name="ce86"/>
          <table:table-cell table:number-columns-repeated="1007"/>
        </table:table-row>
        <table:table-row table:style-name="ro9">
          <table:table-cell table:style-name="ce12" table:formula="of:=[.A14]+1" office:value-type="float" office:value="11" calcext:value-type="float">
            <text:p>11</text:p>
          </table:table-cell>
          <table:table-cell table:style-name="ce230" table:content-validation-name="val21" office:value-type="string" calcext:value-type="string">
            <text:p>🌐 MANY SITES</text:p>
          </table:table-cell>
          <table:table-cell table:style-name="ce231" table:content-validation-name="val22" office:value-type="string" calcext:value-type="string">
            <text:p>ES-LARDEV</text:p>
          </table:table-cell>
          <table:table-cell table:style-name="ce235" office:value-type="string" calcext:value-type="string">
            <text:p>HOW to best manage multiple sites in one centralized location?</text:p>
          </table:table-cell>
          <table:table-cell table:style-name="ce247" office:value-type="string" calcext:value-type="string">
            <text:p>Need Ticket</text:p>
          </table:table-cell>
          <table:table-cell table:style-name="ce264" table:content-validation-name="val23"/>
          <table:table-cell table:style-name="ce265" office:value-type="string" calcext:value-type="string">
            <text:p><text:span text:style-name="T1">ERIC_IDEA:</text:span><text:span text:style-name="T2"> Probably MainWP. Will need to test</text:span></text:p>
          </table:table-cell>
          <table:table-cell table:style-name="ce247" office:value-type="string" calcext:value-type="string">
            <text:p>1 wk</text:p>
          </table:table-cell>
          <table:table-cell table:style-name="ce272"/>
          <table:table-cell table:style-name="ce274"/>
          <table:table-cell table:style-name="ce277" table:content-validation-name="val24" office:value-type="string" calcext:value-type="string">
            <text:p>03 Medium</text:p>
          </table:table-cell>
          <table:table-cell table:style-name="ce247"/>
          <table:table-cell table:style-name="ce279"/>
          <table:table-cell table:style-name="ce280" table:content-validation-name="val25" office:value-type="string" calcext:value-type="string">
            <text:p>20 - Unstarted</text:p>
          </table:table-cell>
          <table:table-cell table:style-name="ce85"/>
          <table:table-cell table:style-name="ce88"/>
          <table:table-cell table:style-name="ce86"/>
          <table:table-cell table:number-columns-repeated="1007"/>
        </table:table-row>
        <table:table-row table:style-name="ro9">
          <table:table-cell table:style-name="ce12" table:formula="of:=[.A15]+1" office:value-type="float" office:value="12" calcext:value-type="float">
            <text:p>12</text:p>
          </table:table-cell>
          <table:table-cell table:style-name="ce229" table:content-validation-name="val21" office:value-type="string" calcext:value-type="string">
            <text:p>ElijahStreams</text:p>
          </table:table-cell>
          <table:table-cell table:style-name="ce232" table:content-validation-name="val22" office:value-type="string" calcext:value-type="string">
            <text:p>ES-STG2</text:p>
          </table:table-cell>
          <table:table-cell table:style-name="ce234" office:value-type="string" calcext:value-type="string">
            <text:p>AWeber subscriber count auto-update</text:p>
          </table:table-cell>
          <table:table-cell table:style-name="ce248" office:value-type="float" office:value="92" calcext:value-type="float">
            <text:p>92</text:p>
          </table:table-cell>
          <table:table-cell table:style-name="ce262" table:content-validation-name="val23" office:value-type="string" calcext:value-type="string">
            <text:p>⛔ Blocked</text:p>
          </table:table-cell>
          <table:table-cell table:style-name="ce266" office:value-type="string" calcext:value-type="string">
            <text:p>Michael said grab old HACK from orig codebase for ES</text:p>
          </table:table-cell>
          <table:table-cell table:style-name="ce269" office:value-type="string" calcext:value-type="string">
            <text:p>2 hr</text:p>
          </table:table-cell>
          <table:table-cell table:style-name="ce271" office:value-type="string" calcext:value-type="string">
            <text:p>Quick 🕓</text:p>
          </table:table-cell>
          <table:table-cell table:style-name="ce273" office:value-type="string" calcext:value-type="string">
            <text:p>Pretty Low Priority</text:p>
          </table:table-cell>
          <table:table-cell table:style-name="ce276" table:content-validation-name="val24" office:value-type="string" calcext:value-type="string">
            <text:p>04 Low</text:p>
          </table:table-cell>
          <table:table-cell table:style-name="ce247" office:value-type="float" office:value="3" calcext:value-type="float">
            <text:p>3</text:p>
          </table:table-cell>
          <table:table-cell table:style-name="ce279" office:value-type="string" calcext:value-type="string">
            <text:p>4/8 - STARTED. Located HTML and JS neeeded. NEXT, migrate to a text widget</text:p>
          </table:table-cell>
          <table:table-cell table:style-name="ce280" table:content-validation-name="val25" office:value-type="string" calcext:value-type="string">
            <text:p>10 - Partial</text:p>
          </table:table-cell>
          <table:table-cell table:style-name="ce85"/>
          <table:table-cell table:style-name="ce88"/>
          <table:table-cell table:style-name="ce86"/>
          <table:table-cell table:number-columns-repeated="1007"/>
        </table:table-row>
        <table:table-row table:style-name="ro13">
          <table:table-cell table:style-name="ce12" table:formula="of:=[.A16]+1" office:value-type="float" office:value="13" calcext:value-type="float">
            <text:p>13</text:p>
          </table:table-cell>
          <table:table-cell table:style-name="ce229" table:content-validation-name="val21" office:value-type="string" calcext:value-type="string">
            <text:p>ElijahStreams</text:p>
          </table:table-cell>
          <table:table-cell table:style-name="ce232" table:content-validation-name="val22" office:value-type="string" calcext:value-type="string">
            <text:p>ES-PROD</text:p>
          </table:table-cell>
          <table:table-cell table:style-name="ce233" office:value-type="string" calcext:value-type="string">
            <text:p>Google Apps script to copy backups to Google Workspace shared folder</text:p>
          </table:table-cell>
          <table:table-cell table:style-name="ce249" office:value-type="float" office:value="159" calcext:value-type="float">
            <text:p>159</text:p>
          </table:table-cell>
          <table:table-cell table:style-name="ce262" table:content-validation-name="val23" office:value-type="string" calcext:value-type="string">
            <text:p>✋🏻 On-Hold</text:p>
          </table:table-cell>
          <table:table-cell table:style-name="ce266" office:value-type="string" calcext:value-type="string">
            <text:p>UpdraftPlus backup has been working great for almost half a year :) Writing this script may be a moot point, but we will see</text:p>
          </table:table-cell>
          <table:table-cell table:style-name="ce269" office:value-type="string" calcext:value-type="string">
            <text:p>1 wk</text:p>
          </table:table-cell>
          <table:table-cell table:style-name="ce271"/>
          <table:table-cell table:style-name="ce273" office:value-type="string" calcext:value-type="string">
            <text:p>Writing that script is pretty low priority now that the backup is happening in SOME capacity. Much more important things to work on here.</text:p>
          </table:table-cell>
          <table:table-cell table:style-name="ce276" table:content-validation-name="val24" office:value-type="string" calcext:value-type="string">
            <text:p>04 Low</text:p>
          </table:table-cell>
          <table:table-cell table:style-name="ce247" office:value-type="float" office:value="4" calcext:value-type="float">
            <text:p>4</text:p>
          </table:table-cell>
          <table:table-cell table:style-name="ce279" office:value-type="string" calcext:value-type="string">
            <text:p>Michael said this is lower priority now that I have regular backups scheduled through UpdraftPlus.</text:p>
          </table:table-cell>
          <table:table-cell table:style-name="ce280" table:content-validation-name="val25" office:value-type="string" calcext:value-type="string">
            <text:p>10 - Partial</text:p>
          </table:table-cell>
          <table:table-cell table:style-name="ce85"/>
          <table:table-cell table:style-name="ce88"/>
          <table:table-cell table:style-name="ce86"/>
          <table:table-cell table:number-columns-repeated="1007"/>
        </table:table-row>
        <table:table-row table:style-name="ro14">
          <table:table-cell table:style-name="ce12" table:formula="of:=[.A17]+1" office:value-type="float" office:value="14" calcext:value-type="float">
            <text:p>14</text:p>
          </table:table-cell>
          <table:table-cell table:style-name="ce229" table:content-validation-name="val21" office:value-type="string" calcext:value-type="string">
            <text:p>ElijahStreams</text:p>
          </table:table-cell>
          <table:table-cell table:style-name="ce232" table:content-validation-name="val22" office:value-type="string" calcext:value-type="string">
            <text:p>ES-PROD</text:p>
          </table:table-cell>
          <table:table-cell table:style-name="ce233" office:value-type="string" calcext:value-type="string">
            <text:p>Have Michael Review Event Infos imported on older posts</text:p>
          </table:table-cell>
          <table:table-cell table:style-name="ce250" office:value-type="float" office:value="177" calcext:value-type="float">
            <text:p>177</text:p>
          </table:table-cell>
          <table:table-cell table:style-name="ce262" table:content-validation-name="val23"/>
          <table:table-cell table:style-name="ce265" office:value-type="string" calcext:value-type="string">
            <text:p><text:span text:style-name="T1">ERIC_IDEA:</text:span><text:span text:style-name="T2"> Many of the event info descriptions imported in the older posts have overlapping text and other issues that will require manual intervention</text:span></text:p>
          </table:table-cell>
          <table:table-cell table:style-name="ce269" office:value-type="string" calcext:value-type="string">
            <text:p>15 min</text:p>
          </table:table-cell>
          <table:table-cell table:style-name="ce271" office:value-type="string" calcext:value-type="string">
            <text:p>Quick 🕓</text:p>
          </table:table-cell>
          <table:table-cell table:style-name="ce275" office:value-type="string" calcext:value-type="string">
            <text:p>N/A</text:p>
          </table:table-cell>
          <table:table-cell table:style-name="ce276" table:content-validation-name="val24" office:value-type="string" calcext:value-type="string">
            <text:p>04 Low</text:p>
          </table:table-cell>
          <table:table-cell table:style-name="ce247" office:value-type="float" office:value="1" calcext:value-type="float">
            <text:p>1</text:p>
          </table:table-cell>
          <table:table-cell table:style-name="ce279"/>
          <table:table-cell table:style-name="ce280" table:content-validation-name="val25" office:value-type="string" calcext:value-type="string">
            <text:p>20 - Unstarted</text:p>
          </table:table-cell>
          <table:table-cell table:style-name="ce85"/>
          <table:table-cell table:style-name="ce88"/>
          <table:table-cell table:style-name="ce86"/>
          <table:table-cell table:number-columns-repeated="1007"/>
        </table:table-row>
        <table:table-row table:style-name="ro9">
          <table:table-cell table:style-name="ce12" table:formula="of:=[.A18]+1" office:value-type="float" office:value="15" calcext:value-type="float">
            <text:p>15</text:p>
          </table:table-cell>
          <table:table-cell table:style-name="ce229" table:content-validation-name="val21" office:value-type="string" calcext:value-type="string">
            <text:p>ElijahStreams</text:p>
          </table:table-cell>
          <table:table-cell table:style-name="ce232" table:content-validation-name="val22" office:value-type="string" calcext:value-type="string">
            <text:p>ES-STG</text:p>
          </table:table-cell>
          <table:table-cell table:style-name="ce233" office:value-type="string" calcext:value-type="string">
            <text:p>Testimonials: ADD disclaimer that email is private</text:p>
          </table:table-cell>
          <table:table-cell table:style-name="ce251" office:value-type="float" office:value="119" calcext:value-type="float">
            <text:p>119</text:p>
          </table:table-cell>
          <table:table-cell table:style-name="ce262" table:content-validation-name="val23" office:value-type="string" calcext:value-type="string">
            <text:p>⛔ Blocked</text:p>
          </table:table-cell>
          <table:table-cell table:style-name="ce266"/>
          <table:table-cell table:style-name="ce269" office:value-type="string" calcext:value-type="string">
            <text:p>15 min</text:p>
          </table:table-cell>
          <table:table-cell table:style-name="ce271" office:value-type="string" calcext:value-type="string">
            <text:p>Quick 🕓</text:p>
          </table:table-cell>
          <table:table-cell table:style-name="ce273"/>
          <table:table-cell table:style-name="ce276" table:content-validation-name="val24" office:value-type="string" calcext:value-type="string">
            <text:p>04 Low</text:p>
          </table:table-cell>
          <table:table-cell table:style-name="ce247"/>
          <table:table-cell table:style-name="ce279"/>
          <table:table-cell table:style-name="ce280" table:content-validation-name="val25" office:value-type="string" calcext:value-type="string">
            <text:p>20 - Unstarted</text:p>
          </table:table-cell>
          <table:table-cell table:style-name="ce85"/>
          <table:table-cell table:style-name="ce88"/>
          <table:table-cell table:style-name="ce86"/>
          <table:table-cell table:number-columns-repeated="1007"/>
        </table:table-row>
        <table:table-row table:style-name="ro13">
          <table:table-cell table:style-name="ce12" table:formula="of:=[.A19]+1" office:value-type="float" office:value="16" calcext:value-type="float">
            <text:p>16</text:p>
          </table:table-cell>
          <table:table-cell table:style-name="ce229" table:content-validation-name="val21" office:value-type="string" calcext:value-type="string">
            <text:p>ElijahStreams</text:p>
          </table:table-cell>
          <table:table-cell table:style-name="ce232" table:content-validation-name="val22" office:value-type="string" calcext:value-type="string">
            <text:p>ES-STG</text:p>
          </table:table-cell>
          <table:table-cell table:style-name="ce233" office:value-type="string" calcext:value-type="string">
            <text:p>Testimonials: ADD option to submit longer testimonial</text:p>
          </table:table-cell>
          <table:table-cell table:style-name="ce252" office:value-type="float" office:value="118" calcext:value-type="float">
            <text:p>118</text:p>
          </table:table-cell>
          <table:table-cell table:style-name="ce262" table:content-validation-name="val23" office:value-type="string" calcext:value-type="string">
            <text:p>⛔ Blocked</text:p>
          </table:table-cell>
          <table:table-cell table:style-name="ce265" office:value-type="string" calcext:value-type="string">
            <text:p><text:span text:style-name="T1">ERIC_IDEA:</text:span><text:span text:style-name="T2"> Will remove and can add back later if they want, but I think this will help with concerns about inbox management</text:span></text:p>
          </table:table-cell>
          <table:table-cell table:style-name="ce269" office:value-type="string" calcext:value-type="string">
            <text:p>1 day</text:p>
          </table:table-cell>
          <table:table-cell table:style-name="ce271" office:value-type="string" calcext:value-type="string">
            <text:p>Quick 🕓</text:p>
          </table:table-cell>
          <table:table-cell table:style-name="ce273"/>
          <table:table-cell table:style-name="ce276" table:content-validation-name="val24" office:value-type="string" calcext:value-type="string">
            <text:p>04 Low</text:p>
          </table:table-cell>
          <table:table-cell table:style-name="ce247"/>
          <table:table-cell table:style-name="ce279"/>
          <table:table-cell table:style-name="ce280" table:content-validation-name="val25" office:value-type="string" calcext:value-type="string">
            <text:p>20 - Unstarted</text:p>
          </table:table-cell>
          <table:table-cell table:style-name="ce85"/>
          <table:table-cell table:style-name="ce88"/>
          <table:table-cell table:style-name="ce86"/>
          <table:table-cell table:number-columns-repeated="1007"/>
        </table:table-row>
        <table:table-row table:style-name="ro9">
          <table:table-cell table:style-name="ce12" table:formula="of:=[.A20]+1" office:value-type="float" office:value="17" calcext:value-type="float">
            <text:p>17</text:p>
          </table:table-cell>
          <table:table-cell table:style-name="ce230" table:content-validation-name="val21" office:value-type="string" calcext:value-type="string">
            <text:p>🌐 MANY SITES</text:p>
          </table:table-cell>
          <table:table-cell table:style-name="ce231" table:content-validation-name="val22" office:value-type="string" calcext:value-type="string">
            <text:p>ES-PROD</text:p>
          </table:table-cell>
          <table:table-cell table:style-name="ce233" office:value-type="string" calcext:value-type="string">
            <text:p>Research hosting our own videos (Bunnynet?)</text:p>
          </table:table-cell>
          <table:table-cell table:style-name="ce253" office:value-type="float" office:value="125" calcext:value-type="float">
            <text:p>125</text:p>
          </table:table-cell>
          <table:table-cell table:style-name="ce262" table:content-validation-name="val23"/>
          <table:table-cell table:style-name="ce266" office:value-type="string" calcext:value-type="string">
            <text:p>Michael has mentioned that we will eventually need to find our own video host</text:p>
          </table:table-cell>
          <table:table-cell table:style-name="ce269" office:value-type="string" calcext:value-type="string">
            <text:p>1 wk</text:p>
          </table:table-cell>
          <table:table-cell table:style-name="ce271"/>
          <table:table-cell table:style-name="ce273"/>
          <table:table-cell table:style-name="ce276" table:content-validation-name="val24" office:value-type="string" calcext:value-type="string">
            <text:p>60 Lowest</text:p>
          </table:table-cell>
          <table:table-cell table:style-name="ce247"/>
          <table:table-cell table:style-name="ce279"/>
          <table:table-cell table:style-name="ce280" table:content-validation-name="val25" office:value-type="string" calcext:value-type="string">
            <text:p>20 - Unstarted</text:p>
          </table:table-cell>
          <table:table-cell table:style-name="ce85"/>
          <table:table-cell table:style-name="ce88"/>
          <table:table-cell table:style-name="ce86"/>
          <table:table-cell table:number-columns-repeated="1007"/>
        </table:table-row>
        <table:table-row table:style-name="ro4">
          <table:table-cell table:style-name="ce12" table:formula="of:=[.A21]+1" office:value-type="float" office:value="18" calcext:value-type="float">
            <text:p>18</text:p>
          </table:table-cell>
          <table:table-cell table:style-name="ce229" table:content-validation-name="val21" office:value-type="string" calcext:value-type="string">
            <text:p>ElijahStreams</text:p>
          </table:table-cell>
          <table:table-cell table:style-name="ce232" table:content-validation-name="val22" office:value-type="string" calcext:value-type="string">
            <text:p>ES-PROD</text:p>
          </table:table-cell>
          <table:table-cell table:style-name="ce233" office:value-type="string" calcext:value-type="string">
            <text:p>Create Guest Posts for missing / new guests</text:p>
          </table:table-cell>
          <table:table-cell table:style-name="ce254" office:value-type="float" office:value="104" calcext:value-type="float">
            <text:p>104</text:p>
          </table:table-cell>
          <table:table-cell table:style-name="ce262" table:content-validation-name="val23" office:value-type="string" calcext:value-type="string">
            <text:p>⛔ Blocked</text:p>
          </table:table-cell>
          <table:table-cell table:style-name="ce266"/>
          <table:table-cell table:style-name="ce269" office:value-type="string" calcext:value-type="string">
            <text:p>1 hr</text:p>
          </table:table-cell>
          <table:table-cell table:style-name="ce271" office:value-type="string" calcext:value-type="string">
            <text:p>Quick 🕓</text:p>
          </table:table-cell>
          <table:table-cell table:style-name="ce273"/>
          <table:table-cell table:style-name="ce276" table:content-validation-name="val24" office:value-type="string" calcext:value-type="string">
            <text:p>03 Medium</text:p>
          </table:table-cell>
          <table:table-cell table:style-name="ce247"/>
          <table:table-cell table:style-name="ce279" office:value-type="string" calcext:value-type="string">
            <text:p>4/8 - DONE</text:p>
          </table:table-cell>
          <table:table-cell table:style-name="ce280" table:content-validation-name="val25" office:value-type="string" calcext:value-type="string">
            <text:p>99 - Complete</text:p>
          </table:table-cell>
          <table:table-cell table:style-name="ce85" office:value-type="date" office:date-value="2024-04-08" calcext:value-type="date">
            <text:p>4/8/2024</text:p>
          </table:table-cell>
          <table:table-cell table:style-name="ce88"/>
          <table:table-cell table:style-name="ce86"/>
          <table:table-cell table:number-columns-repeated="1007"/>
        </table:table-row>
        <table:table-row table:style-name="ro9">
          <table:table-cell table:style-name="ce12" table:formula="of:=[.A22]+1" office:value-type="float" office:value="19" calcext:value-type="float">
            <text:p>19</text:p>
          </table:table-cell>
          <table:table-cell table:style-name="ce229" table:content-validation-name="val21" office:value-type="string" calcext:value-type="string">
            <text:p>ElijahStreams</text:p>
          </table:table-cell>
          <table:table-cell table:style-name="ce232" table:content-validation-name="val22" office:value-type="string" calcext:value-type="string">
            <text:p>ES-PROD</text:p>
          </table:table-cell>
          <table:table-cell table:style-name="ce233" office:value-type="string" calcext:value-type="string">
            <text:p>Testimonials: Ensure the "required" asterisk shows up for consent checkbox</text:p>
          </table:table-cell>
          <table:table-cell table:style-name="ce255" office:value-type="float" office:value="182" calcext:value-type="float">
            <text:p>182</text:p>
          </table:table-cell>
          <table:table-cell table:style-name="ce262" table:content-validation-name="val23"/>
          <table:table-cell table:style-name="ce266"/>
          <table:table-cell table:style-name="ce269"/>
          <table:table-cell table:style-name="ce271" office:value-type="string" calcext:value-type="string">
            <text:p>Quick 🕓</text:p>
          </table:table-cell>
          <table:table-cell table:style-name="ce273"/>
          <table:table-cell table:style-name="ce276" table:content-validation-name="val24" office:value-type="string" calcext:value-type="string">
            <text:p>01 High</text:p>
          </table:table-cell>
          <table:table-cell table:style-name="ce247"/>
          <table:table-cell table:style-name="ce279" office:value-type="string" calcext:value-type="string">
            <text:p>4/8 - DONE</text:p>
          </table:table-cell>
          <table:table-cell table:style-name="ce280" table:content-validation-name="val25" office:value-type="string" calcext:value-type="string">
            <text:p>99 - Complete</text:p>
          </table:table-cell>
          <table:table-cell table:style-name="ce85" office:value-type="date" office:date-value="2024-04-08" calcext:value-type="date">
            <text:p>4/8/2024</text:p>
          </table:table-cell>
          <table:table-cell table:style-name="ce88"/>
          <table:table-cell table:style-name="ce86"/>
          <table:table-cell table:number-columns-repeated="1007"/>
        </table:table-row>
        <table:table-row table:style-name="ro14">
          <table:table-cell table:style-name="ce12" table:formula="of:=[.A23]+1" office:value-type="float" office:value="20" calcext:value-type="float">
            <text:p>20</text:p>
          </table:table-cell>
          <table:table-cell table:style-name="ce230" table:content-validation-name="val21" office:value-type="string" calcext:value-type="string">
            <text:p>🌐 MANY SITES</text:p>
          </table:table-cell>
          <table:table-cell table:style-name="ce231" table:content-validation-name="val22"/>
          <table:table-cell table:style-name="ce235" office:value-type="string" calcext:value-type="string">
            <text:p>PODCAST: Add Maintenance page to all podcast sites (3)</text:p>
          </table:table-cell>
          <table:table-cell table:style-name="ce256" office:value-type="float" office:value="178" calcext:value-type="float">
            <text:p>178</text:p>
          </table:table-cell>
          <table:table-cell table:style-name="ce264" table:content-validation-name="val23"/>
          <table:table-cell table:style-name="ce265" office:value-type="string" calcext:value-type="string">
            <text:p>Michael requested today. I'll start with ElijahForce, then do ElijahFire and ElijahStreams</text:p>
          </table:table-cell>
          <table:table-cell table:style-name="ce247" office:value-type="string" calcext:value-type="string">
            <text:p>2 hr</text:p>
          </table:table-cell>
          <table:table-cell table:style-name="ce271" office:value-type="string" calcext:value-type="string">
            <text:p>Quick 🕓</text:p>
          </table:table-cell>
          <table:table-cell table:style-name="ce273" office:value-type="string" calcext:value-type="string">
            <text:p>If you could put a maintenance message up that would be great. In fact if you could do that on all of the podcasting sites for the homepage that would be awesome.</text:p>
          </table:table-cell>
          <table:table-cell table:style-name="ce277" table:content-validation-name="val24" office:value-type="string" calcext:value-type="string">
            <text:p>01 High</text:p>
          </table:table-cell>
          <table:table-cell table:style-name="ce247"/>
          <table:table-cell table:style-name="ce279" office:value-type="string" calcext:value-type="string">
            <text:p>4/4 - DONE</text:p>
          </table:table-cell>
          <table:table-cell table:style-name="ce280" table:content-validation-name="val25" office:value-type="string" calcext:value-type="string">
            <text:p>99 - Complete</text:p>
          </table:table-cell>
          <table:table-cell table:style-name="ce85" office:value-type="date" office:date-value="2024-04-04" calcext:value-type="date">
            <text:p>4/4/2024</text:p>
          </table:table-cell>
          <table:table-cell table:style-name="ce88"/>
          <table:table-cell table:style-name="ce86"/>
          <table:table-cell table:number-columns-repeated="1007"/>
        </table:table-row>
        <table:table-row table:style-name="ro9">
          <table:table-cell table:style-name="ce12" table:formula="of:=[.A24]+1" office:value-type="float" office:value="21" calcext:value-type="float">
            <text:p>21</text:p>
          </table:table-cell>
          <table:table-cell table:style-name="ce230" table:content-validation-name="val21" office:value-type="string" calcext:value-type="string">
            <text:p>ElijahStreams</text:p>
          </table:table-cell>
          <table:table-cell table:style-name="ce231" table:content-validation-name="val22" office:value-type="string" calcext:value-type="string">
            <text:p>ES-PROD</text:p>
          </table:table-cell>
          <table:table-cell table:style-name="ce235" office:value-type="string" calcext:value-type="string">
            <text:p>BRANDING: Replace "Elijah Streams" in Episode Titles</text:p>
          </table:table-cell>
          <table:table-cell table:style-name="ce257" office:value-type="float" office:value="179" calcext:value-type="float">
            <text:p>179</text:p>
          </table:table-cell>
          <table:table-cell table:style-name="ce264" table:content-validation-name="val23"/>
          <table:table-cell table:style-name="ce268" office:value-type="string" calcext:value-type="string">
            <text:p><text:a xlink:href="https://elijahstreams.com/videos/flash-eric-trump-is-on-elijah-streams-thursday-morning-8am-pt/" xlink:type="simple">* https://elijahstreams.com/videos/flash-eric-trump-is-on-elijah-streams-thursday-morning-8am-pt/
* https://elijahstreams.com/videos/urgent-heres-where-to-watch-elijah-streams-right-now/</text:a></text:p>
          </table:table-cell>
          <table:table-cell table:style-name="ce247" office:value-type="string" calcext:value-type="string">
            <text:p>15 min</text:p>
          </table:table-cell>
          <table:table-cell table:style-name="ce271" office:value-type="string" calcext:value-type="string">
            <text:p>Quick 🕓</text:p>
          </table:table-cell>
          <table:table-cell table:style-name="ce274"/>
          <table:table-cell table:style-name="ce277" table:content-validation-name="val24" office:value-type="string" calcext:value-type="string">
            <text:p>01 High</text:p>
          </table:table-cell>
          <table:table-cell table:style-name="ce247"/>
          <table:table-cell table:style-name="ce279" office:value-type="string" calcext:value-type="string">
            <text:p>4/8 - DONE</text:p>
          </table:table-cell>
          <table:table-cell table:style-name="ce280" table:content-validation-name="val25" office:value-type="string" calcext:value-type="string">
            <text:p>99 - Complete</text:p>
          </table:table-cell>
          <table:table-cell table:style-name="ce85" office:value-type="date" office:date-value="2024-04-08" calcext:value-type="date">
            <text:p>4/8/2024</text:p>
          </table:table-cell>
          <table:table-cell table:style-name="ce88"/>
          <table:table-cell table:style-name="ce86"/>
          <table:table-cell table:number-columns-repeated="1007"/>
        </table:table-row>
        <table:table-row table:style-name="ro9">
          <table:table-cell table:style-name="ce12" table:formula="of:=[.A25]+1" office:value-type="float" office:value="22" calcext:value-type="float">
            <text:p>22</text:p>
          </table:table-cell>
          <table:table-cell table:style-name="ce230" table:content-validation-name="val21" office:value-type="string" calcext:value-type="string">
            <text:p>ElijahStreams</text:p>
          </table:table-cell>
          <table:table-cell table:style-name="ce231" table:content-validation-name="val22" office:value-type="string" calcext:value-type="string">
            <text:p>ES-PROD</text:p>
          </table:table-cell>
          <table:table-cell table:style-name="ce233" office:value-type="string" calcext:value-type="string">
            <text:p>BRANDING: Replace "Elijah Streams" on Steve's host page</text:p>
          </table:table-cell>
          <table:table-cell table:style-name="ce258" office:value-type="float" office:value="180" calcext:value-type="float">
            <text:p>180</text:p>
          </table:table-cell>
          <table:table-cell table:style-name="ce262" table:content-validation-name="val23"/>
          <table:table-cell table:style-name="ce268" office:value-type="string" calcext:value-type="string">
            <text:p><text:a xlink:href="https://elijahstreams.com/guests/steve-shultz/" xlink:type="simple">https://elijahstreams.com/guests/steve-shultz/</text:a></text:p>
          </table:table-cell>
          <table:table-cell table:style-name="ce269" office:value-type="string" calcext:value-type="string">
            <text:p>1 hr</text:p>
          </table:table-cell>
          <table:table-cell table:style-name="ce271" office:value-type="string" calcext:value-type="string">
            <text:p>Quick 🕓</text:p>
          </table:table-cell>
          <table:table-cell table:style-name="ce273"/>
          <table:table-cell table:style-name="ce276" table:content-validation-name="val24" office:value-type="string" calcext:value-type="string">
            <text:p>01 High</text:p>
          </table:table-cell>
          <table:table-cell table:style-name="ce247"/>
          <table:table-cell table:style-name="ce279" office:value-type="string" calcext:value-type="string">
            <text:p>4/8 - DONE</text:p>
          </table:table-cell>
          <table:table-cell table:style-name="ce280" table:content-validation-name="val25" office:value-type="string" calcext:value-type="string">
            <text:p>99 - Complete</text:p>
          </table:table-cell>
          <table:table-cell table:style-name="ce85" office:value-type="date" office:date-value="2024-04-08" calcext:value-type="date">
            <text:p>4/8/2024</text:p>
          </table:table-cell>
          <table:table-cell table:style-name="ce88"/>
          <table:table-cell table:style-name="ce86"/>
          <table:table-cell table:number-columns-repeated="1007"/>
        </table:table-row>
        <table:table-row table:style-name="ro9">
          <table:table-cell table:style-name="ce12" table:formula="of:=[.A26]+1" office:value-type="float" office:value="23" calcext:value-type="float">
            <text:p>23</text:p>
          </table:table-cell>
          <table:table-cell table:style-name="ce230" table:content-validation-name="val21" office:value-type="string" calcext:value-type="string">
            <text:p>ElijahStreams</text:p>
          </table:table-cell>
          <table:table-cell table:style-name="ce231" table:content-validation-name="val22" office:value-type="string" calcext:value-type="string">
            <text:p>ES-PROD</text:p>
          </table:table-cell>
          <table:table-cell table:style-name="ce235" office:value-type="string" calcext:value-type="string">
            <text:p>Testimonials: Add testimonial CTA to homepage sidebar</text:p>
          </table:table-cell>
          <table:table-cell table:style-name="ce259" office:value-type="float" office:value="181" calcext:value-type="float">
            <text:p>181</text:p>
          </table:table-cell>
          <table:table-cell table:style-name="ce264" table:content-validation-name="val23"/>
          <table:table-cell table:style-name="ce265"/>
          <table:table-cell table:style-name="ce247" office:value-type="string" calcext:value-type="string">
            <text:p>15 min</text:p>
          </table:table-cell>
          <table:table-cell table:style-name="ce271" office:value-type="string" calcext:value-type="string">
            <text:p>Quick 🕓</text:p>
          </table:table-cell>
          <table:table-cell table:style-name="ce274"/>
          <table:table-cell table:style-name="ce277" table:content-validation-name="val24"/>
          <table:table-cell table:style-name="ce247"/>
          <table:table-cell table:style-name="ce279" office:value-type="string" calcext:value-type="string">
            <text:p>4/8 - DONE</text:p>
          </table:table-cell>
          <table:table-cell table:style-name="ce280" table:content-validation-name="val25" office:value-type="string" calcext:value-type="string">
            <text:p>99 - Complete</text:p>
          </table:table-cell>
          <table:table-cell table:style-name="ce85" office:value-type="date" office:date-value="2024-04-08" calcext:value-type="date">
            <text:p>4/8/2024</text:p>
          </table:table-cell>
          <table:table-cell table:style-name="ce88"/>
          <table:table-cell table:style-name="ce86"/>
          <table:table-cell table:number-columns-repeated="1007"/>
        </table:table-row>
        <table:table-row table:style-name="ro9">
          <table:table-cell table:style-name="ce12"/>
          <table:table-cell table:style-name="ce230" table:content-validation-name="val21" office:value-type="string" calcext:value-type="string">
            <text:p>ElijahStreams</text:p>
          </table:table-cell>
          <table:table-cell table:style-name="ce231" table:content-validation-name="val22" office:value-type="string" calcext:value-type="string">
            <text:p>ES-PROD</text:p>
          </table:table-cell>
          <table:table-cell table:style-name="ce233" office:value-type="string" calcext:value-type="string">
            <text:p>Change branding sitewide from "Elijah Streams" to ElijahStreams (no space)</text:p>
          </table:table-cell>
          <table:table-cell table:style-name="ce260" office:value-type="float" office:value="174" calcext:value-type="float">
            <text:p>174</text:p>
          </table:table-cell>
          <table:table-cell table:style-name="ce262" table:content-validation-name="val23"/>
          <table:table-cell table:style-name="ce266"/>
          <table:table-cell table:style-name="ce270"/>
          <table:table-cell table:style-name="ce273" table:number-columns-repeated="2"/>
          <table:table-cell table:style-name="ce276" table:content-validation-name="val24" office:value-type="string" calcext:value-type="string">
            <text:p>01 High</text:p>
          </table:table-cell>
          <table:table-cell table:style-name="ce247"/>
          <table:table-cell table:style-name="ce279" office:value-type="string" calcext:value-type="string">
            <text:p>3/27 - DONE</text:p>
          </table:table-cell>
          <table:table-cell table:style-name="ce280" table:content-validation-name="val25" office:value-type="string" calcext:value-type="string">
            <text:p>99 - Complete</text:p>
          </table:table-cell>
          <table:table-cell table:style-name="ce85" office:value-type="date" office:date-value="2024-03-27" calcext:value-type="date">
            <text:p>3/27/2024</text:p>
          </table:table-cell>
          <table:table-cell table:style-name="ce88"/>
          <table:table-cell table:style-name="ce86"/>
          <table:table-cell table:number-columns-repeated="1007"/>
        </table:table-row>
        <table:table-row table:style-name="ro18">
          <table:table-cell table:style-name="ce12"/>
          <table:table-cell table:style-name="ce230" table:content-validation-name="val21" office:value-type="string" calcext:value-type="string">
            <text:p>🎤 ElijahForce Podcast</text:p>
          </table:table-cell>
          <table:table-cell table:style-name="ce231" table:content-validation-name="val22" office:value-type="string" calcext:value-type="string">
            <text:p>EFORCE-PROD</text:p>
          </table:table-cell>
          <table:table-cell table:style-name="ce236" office:value-type="string" calcext:value-type="string">
            <text:p><text:a xlink:href="http://elijahforcepodcast.com/" xlink:type="simple">CREATE SITE: ElijahForcePodcast.com</text:a></text:p>
          </table:table-cell>
          <table:table-cell table:style-name="ce246"/>
          <table:table-cell table:style-name="ce262" table:content-validation-name="val23"/>
          <table:table-cell table:style-name="ce266" office:value-type="string" calcext:value-type="string">
            <text:p>Hey Eric! We’re needing a new podcast site setup to accommodate the new show we’re launching on Monday, ElijahForce! I’d like you to setup essentially a carbon copy of the ElijahStreams/ElijahFire podcasting sites on a new domain I just bought. ElijahForcePodcast.com. It’s under the Ministry login on IONOS. We’ll need this setup no later than Friday morning so Mariah can get podcasts uploaded by end of day Friday. Let me know if you have any questions. It’s just a bare bones WordPress install, so it shouldn’t be too complicated.</text:p>
          </table:table-cell>
          <table:table-cell table:style-name="ce270"/>
          <table:table-cell table:style-name="ce273" table:number-columns-repeated="2"/>
          <table:table-cell table:style-name="ce276" table:content-validation-name="val24" office:value-type="string" calcext:value-type="string">
            <text:p>01 High</text:p>
          </table:table-cell>
          <table:table-cell table:style-name="ce247"/>
          <table:table-cell table:style-name="ce279" office:value-type="string" calcext:value-type="string">
            <text:p>4/03 - DONE! Started yesterday, finsihed today. Emailed Michael. Mariah said it looks good. No Ticket</text:p>
          </table:table-cell>
          <table:table-cell table:style-name="ce280" table:content-validation-name="val25" office:value-type="string" calcext:value-type="string">
            <text:p>99 - Complete</text:p>
          </table:table-cell>
          <table:table-cell table:style-name="ce85" office:value-type="date" office:date-value="2024-04-03" calcext:value-type="date">
            <text:p>4/3/2024</text:p>
          </table:table-cell>
          <table:table-cell table:style-name="ce88"/>
          <table:table-cell table:style-name="ce86"/>
          <table:table-cell table:number-columns-repeated="1007"/>
        </table:table-row>
        <table:table-row table:style-name="ro9">
          <table:table-cell table:style-name="ce12"/>
          <table:table-cell table:style-name="ce230" table:content-validation-name="val21" office:value-type="string" calcext:value-type="string">
            <text:p>ElijahStreams</text:p>
          </table:table-cell>
          <table:table-cell table:style-name="ce231" table:content-validation-name="val22" office:value-type="string" calcext:value-type="string">
            <text:p>ES-PROD</text:p>
          </table:table-cell>
          <table:table-cell table:style-name="ce233" office:value-type="string" calcext:value-type="string">
            <text:p>Launch Testimonials on PROD</text:p>
          </table:table-cell>
          <table:table-cell table:style-name="ce246"/>
          <table:table-cell table:style-name="ce262" table:content-validation-name="val23"/>
          <table:table-cell table:style-name="ce266"/>
          <table:table-cell table:style-name="ce270"/>
          <table:table-cell table:style-name="ce273" table:number-columns-repeated="2"/>
          <table:table-cell table:style-name="ce276" table:content-validation-name="val24" office:value-type="string" calcext:value-type="string">
            <text:p>01 High</text:p>
          </table:table-cell>
          <table:table-cell table:style-name="ce247"/>
          <table:table-cell table:style-name="ce279" office:value-type="string" calcext:value-type="string">
            <text:p><text:span text:style-name="T3">3/27 - Preparing today to launch </text:span><text:span text:style-name="T4">tomorrow morning</text:span></text:p>
          </table:table-cell>
          <table:table-cell table:style-name="ce280" table:content-validation-name="val25" office:value-type="string" calcext:value-type="string">
            <text:p>99 - Complete</text:p>
          </table:table-cell>
          <table:table-cell table:style-name="ce85" office:value-type="date" office:date-value="2024-03-27" calcext:value-type="date">
            <text:p>3/27/2024</text:p>
          </table:table-cell>
          <table:table-cell table:style-name="ce88"/>
          <table:table-cell table:style-name="ce86"/>
          <table:table-cell table:number-columns-repeated="1007"/>
        </table:table-row>
        <table:table-row table:style-name="ro13">
          <table:table-cell table:style-name="ce12"/>
          <table:table-cell table:style-name="ce230" table:content-validation-name="val21" office:value-type="string" calcext:value-type="string">
            <text:p>ElijahStreams</text:p>
          </table:table-cell>
          <table:table-cell table:style-name="ce231" table:content-validation-name="val22" office:value-type="string" calcext:value-type="string">
            <text:p>ES-PROD</text:p>
          </table:table-cell>
          <table:table-cell table:style-name="ce233" office:value-type="string" calcext:value-type="string">
            <text:p>Testimonials: Remove verbiage about sending a longer testimonial to email</text:p>
          </table:table-cell>
          <table:table-cell table:style-name="ce261"/>
          <table:table-cell table:style-name="ce263" table:content-validation-name="val23"/>
          <table:table-cell table:style-name="ce265" office:value-type="string" calcext:value-type="string">
            <text:p><text:span text:style-name="T1">ERIC_IDEA:</text:span><text:span text:style-name="T2"> Will remove and can add back later if they want, but I think this will help with concerns about inbox management</text:span></text:p>
          </table:table-cell>
          <table:table-cell table:style-name="ce270"/>
          <table:table-cell table:style-name="ce273" table:number-columns-repeated="2"/>
          <table:table-cell table:style-name="ce276" table:content-validation-name="val24" office:value-type="string" calcext:value-type="string">
            <text:p>01 High</text:p>
          </table:table-cell>
          <table:table-cell table:style-name="ce247"/>
          <table:table-cell table:style-name="ce279" office:value-type="string" calcext:value-type="string">
            <text:p>4/1 - DONE. No ticket</text:p>
          </table:table-cell>
          <table:table-cell table:style-name="ce280" table:content-validation-name="val25" office:value-type="string" calcext:value-type="string">
            <text:p>99 - Complete</text:p>
          </table:table-cell>
          <table:table-cell table:style-name="ce85" office:value-type="date" office:date-value="2024-04-01" calcext:value-type="date">
            <text:p>4/1/2024</text:p>
          </table:table-cell>
          <table:table-cell table:style-name="ce88"/>
          <table:table-cell table:style-name="ce86"/>
          <table:table-cell table:number-columns-repeated="1007"/>
        </table:table-row>
        <table:table-row table:style-name="ro15">
          <table:table-cell/>
          <table:table-cell table:style-name="ce6" table:number-columns-repeated="2"/>
          <table:table-cell table:number-columns-repeated="12"/>
          <table:table-cell table:style-name="ce85"/>
          <table:table-cell table:number-columns-repeated="1008"/>
        </table:table-row>
        <table:table-row table:style-name="ro17">
          <table:table-cell/>
          <table:table-cell table:style-name="ce91" table:number-columns-repeated="2"/>
          <table:table-cell table:style-name="ce91" office:value-type="string" calcext:value-type="string">
            <text:p>KEY:</text:p>
          </table:table-cell>
          <table:table-cell table:style-name="ce5" table:number-columns-repeated="3"/>
          <table:table-cell table:number-columns-repeated="8"/>
          <table:table-cell table:style-name="ce85"/>
          <table:table-cell table:number-columns-repeated="1008"/>
        </table:table-row>
        <table:table-row table:style-name="ro4">
          <table:table-cell table:style-name="ce13"/>
          <table:table-cell table:style-name="ce5" table:number-columns-repeated="6"/>
          <table:table-cell table:number-columns-repeated="8"/>
          <table:table-cell table:style-name="ce85"/>
          <table:table-cell table:number-columns-repeated="1008"/>
        </table:table-row>
        <table:table-row table:style-name="ro3">
          <table:table-cell/>
          <table:table-cell table:style-name="ce4" table:number-columns-repeated="2"/>
          <table:table-cell table:style-name="ce4" office:value-type="string" calcext:value-type="string">
            <text:p>ES-STG2</text:p>
          </table:table-cell>
          <table:table-cell table:style-name="ce4" table:number-columns-repeated="2"/>
          <table:table-cell table:style-name="ce8" office:value-type="string" calcext:value-type="string">
            <text:p><text:a xlink:href="https://esdevstg546.wpenginepowered.com/" xlink:type="simple">https://esdevstg546.wpenginepowered.com/</text:a></text:p>
          </table:table-cell>
          <table:table-cell table:number-columns-repeated="1017"/>
        </table:table-row>
        <table:table-row table:style-name="ro3">
          <table:table-cell/>
          <table:table-cell table:style-name="ce4" table:number-columns-repeated="2"/>
          <table:table-cell table:style-name="ce4" office:value-type="string" calcext:value-type="string">
            <text:p>ES-STG</text:p>
          </table:table-cell>
          <table:table-cell table:style-name="ce4" table:number-columns-repeated="2"/>
          <table:table-cell table:style-name="ce8" office:value-type="string" calcext:value-type="string">
            <text:p><text:a xlink:href="https://elijahstre1stg.wpenginepowered.com/" xlink:type="simple">https://elijahstre1stg.wpenginepowered.com/</text:a></text:p>
          </table:table-cell>
          <table:table-cell table:number-columns-repeated="1017"/>
        </table:table-row>
        <table:table-row table:style-name="ro4" table:number-rows-repeated="2">
          <table:table-cell/>
          <table:table-cell table:style-name="ce5" table:number-columns-repeated="6"/>
          <table:table-cell table:number-columns-repeated="1017"/>
        </table:table-row>
        <table:table-row table:style-name="ro5">
          <table:table-cell table:number-columns-repeated="1024"/>
        </table:table-row>
        <table:table-row table:style-name="ro4">
          <table:table-cell/>
          <table:table-cell table:style-name="ce6" table:number-columns-repeated="2"/>
          <table:table-cell table:style-name="ce6" office:value-type="string" calcext:value-type="string">
            <text:p>Sort Steps:</text:p>
          </table:table-cell>
          <table:table-cell table:number-columns-repeated="1020"/>
        </table:table-row>
        <table:table-row table:style-name="ro4">
          <table:table-cell table:number-columns-repeated="4"/>
          <table:table-cell table:style-name="ce6" table:number-columns-repeated="2"/>
          <table:table-cell table:style-name="ce6" office:value-type="string" calcext:value-type="string">
            <text:p>1) Sort by DONE low-high</text:p>
          </table:table-cell>
          <table:table-cell table:number-columns-repeated="1017"/>
        </table:table-row>
        <table:table-row table:style-name="ro4">
          <table:table-cell table:number-columns-repeated="4"/>
          <table:table-cell table:style-name="ce6" table:number-columns-repeated="2"/>
          <table:table-cell table:style-name="ce6" office:value-type="string" calcext:value-type="string">
            <text:p>2) Select all rows except the 99s</text:p>
          </table:table-cell>
          <table:table-cell table:number-columns-repeated="1017"/>
        </table:table-row>
        <table:table-row table:style-name="ro4">
          <table:table-cell table:number-columns-repeated="4"/>
          <table:table-cell table:style-name="ce6" table:number-columns-repeated="2"/>
          <table:table-cell table:style-name="ce6" office:value-type="string" calcext:value-type="string">
            <text:p>3) Sort by Priority</text:p>
          </table:table-cell>
          <table:table-cell table:number-columns-repeated="1017"/>
        </table:table-row>
        <table:table-row table:style-name="ro5" table:number-rows-repeated="1048532">
          <table:table-cell table:number-columns-repeated="1024"/>
        </table:table-row>
        <table:table-row table:style-name="ro5">
          <table:table-cell table:number-columns-repeated="1024"/>
        </table:table-row>
        <table:named-expressions>
          <table:named-range table:name="_xlnm._FilterDatabase" table:base-cell-address="$Instructions.$A$1" table:cell-range-address="$'Progress 4-03'.$B$4:.$O$31"/>
        </table:named-expressions>
        <calcext:conditional-formats>
          <calcext:conditional-format calcext:target-range-address="'Progress 4-03'.K5:'Progress 4-03'.K31">
            <calcext:condition calcext:apply-style-name="ConditionalStyle_1" calcext:value="formula-is(regexmatch([.$K5];&quot;High&quot;))" calcext:base-cell-address="'Progress 4-03'.K5"/>
          </calcext:conditional-format>
          <calcext:conditional-format calcext:target-range-address="'Progress 4-03'.K5:'Progress 4-03'.K31">
            <calcext:condition calcext:apply-style-name="ConditionalStyle_2" calcext:value="begins-with(&quot;04 Low&quot;)" calcext:base-cell-address="'Progress 4-03'.K5"/>
          </calcext:conditional-format>
          <calcext:conditional-format calcext:target-range-address="'Progress 4-03'.K5:'Progress 4-03'.K31">
            <calcext:condition calcext:apply-style-name="ConditionalStyle_3" calcext:value="begins-with(&quot;03 Med&quot;)" calcext:base-cell-address="'Progress 4-03'.K5"/>
          </calcext:conditional-format>
          <calcext:conditional-format calcext:target-range-address="'Progress 4-03'.B5:'Progress 4-03'.N31">
            <calcext:condition calcext:apply-style-name="ConditionalStyle_9" calcext:value="formula-is(regexmatch([.$N5];&quot;(?i)complete&quot;))" calcext:base-cell-address="'Progress 4-03'.B5"/>
          </calcext:conditional-format>
          <calcext:conditional-format calcext:target-range-address="'Progress 4-03'.B5:'Progress 4-03'.N31">
            <calcext:condition calcext:apply-style-name="ConditionalStyle_5" calcext:value="formula-is(regexmatch([.$N5];&quot;(?i)Partial&quot;))" calcext:base-cell-address="'Progress 4-03'.B5"/>
          </calcext:conditional-format>
          <calcext:conditional-format calcext:target-range-address="'Progress 4-03'.B5:'Progress 4-03'.N31">
            <calcext:condition calcext:apply-style-name="ConditionalStyle_6" calcext:value="formula-is(regexmatch([.$N5];&quot;(?i)unstarted&quot;))" calcext:base-cell-address="'Progress 4-03'.B5"/>
          </calcext:conditional-format>
          <calcext:conditional-format calcext:target-range-address="'Progress 4-03'.B5:'Progress 4-03'.N31">
            <calcext:condition calcext:apply-style-name="ConditionalStyle_7" calcext:value="formula-is(regexmatch([.$N5];&quot;(?i)Mostly&quot;))" calcext:base-cell-address="'Progress 4-03'.B5"/>
          </calcext:conditional-format>
        </calcext:conditional-formats>
      </table:table>
      <table:table table:name="Progress 3-27" table:style-name="ta7">
        <table:table-column table:style-name="co29" table:default-cell-style-name="Default"/>
        <table:table-column table:style-name="co30" table:default-cell-style-name="Default"/>
        <table:table-column table:style-name="co31" table:default-cell-style-name="Default"/>
        <table:table-column table:style-name="co13" table:default-cell-style-name="Default"/>
        <table:table-column table:style-name="co24" table:default-cell-style-name="Default"/>
        <table:table-column table:style-name="co18" table:default-cell-style-name="Default"/>
        <table:table-column table:style-name="co28" table:default-cell-style-name="Default"/>
        <table:table-column table:style-name="co32" table:default-cell-style-name="Default"/>
        <table:table-column table:style-name="co33" table:number-columns-repeated="2" table:default-cell-style-name="Default"/>
        <table:table-column table:style-name="co20" table:default-cell-style-name="Default"/>
        <table:table-column table:style-name="co34" table:default-cell-style-name="Default"/>
        <table:table-column table:style-name="co1" table:default-cell-style-name="Default"/>
        <table:table-column table:style-name="co22" table:default-cell-style-name="Default"/>
        <table:table-column table:style-name="co1" table:number-columns-repeated="1010" table:default-cell-style-name="Default"/>
        <table:table-row table:style-name="ro6">
          <table:table-cell table:style-name="ce10"/>
          <table:table-cell table:style-name="ce10" office:value-type="string" calcext:value-type="string">
            <text:p>EH_ELSM_20240122_TicketProgress.gsheet: Progress 3-27</text:p>
          </table:table-cell>
          <table:table-cell table:style-name="ce10"/>
          <table:table-cell table:style-name="ce67"/>
          <table:table-cell table:style-name="ce72"/>
          <table:table-cell table:style-name="ce72" office:value-type="string" calcext:value-type="string">
            <text:p>AS OF: </text:p>
          </table:table-cell>
          <table:table-cell table:style-name="ce67" table:formula="of:=[$'Version Log'.B9]" office:value-type="date" office:date-value="2024-03-27" calcext:value-type="date">
            <text:p>March 27, 2024</text:p>
          </table:table-cell>
          <table:table-cell table:style-name="ce72"/>
          <table:table-cell table:style-name="ce278"/>
          <table:table-cell table:style-name="ce278" office:value-type="date" office:date-value="2024-03-27" calcext:value-type="date">
            <text:p>3/27/2024</text:p>
          </table:table-cell>
          <table:table-cell table:number-columns-repeated="2"/>
          <table:table-cell table:style-name="ce86" table:number-columns-repeated="2"/>
          <table:table-cell table:style-name="ce6" table:number-columns-repeated="2"/>
          <table:table-cell table:number-columns-repeated="1008"/>
        </table:table-row>
        <table:table-row table:style-name="ro4">
          <table:table-cell table:style-name="ce6" table:number-columns-repeated="16"/>
          <table:table-cell table:number-columns-repeated="1008"/>
        </table:table-row>
        <table:table-row table:style-name="ro7">
          <table:table-cell table:number-columns-repeated="2"/>
          <table:table-cell table:style-name="ce63" table:number-columns-spanned="10" table:number-rows-spanned="1"/>
          <table:covered-table-cell table:number-columns-repeated="9"/>
          <table:table-cell table:style-name="ce86" table:number-columns-repeated="2"/>
          <table:table-cell table:style-name="ce6" table:number-columns-repeated="2"/>
          <table:table-cell table:number-columns-repeated="1008"/>
        </table:table-row>
        <table:table-row table:style-name="ro19">
          <table:table-cell table:style-name="ce11" office:value-type="string" calcext:value-type="string">
            <text:p>Index</text:p>
          </table:table-cell>
          <table:table-cell table:style-name="ce112" office:value-type="string" calcext:value-type="string">
            <text:p>Project Name</text:p>
          </table:table-cell>
          <table:table-cell table:style-name="ce112" office:value-type="string" calcext:value-type="string">
            <text:p>Description</text:p>
          </table:table-cell>
          <table:table-cell table:style-name="ce112" office:value-type="string" calcext:value-type="string">
            <text:p>Time To Complete</text:p>
          </table:table-cell>
          <table:table-cell table:style-name="ce197" office:value-type="string" calcext:value-type="string">
            <text:p>Michael's Notes</text:p>
          </table:table-cell>
          <table:table-cell table:style-name="ce197" office:value-type="string" calcext:value-type="string">
            <text:p>Priority</text:p>
          </table:table-cell>
          <table:table-cell table:style-name="ce197" office:value-type="string" calcext:value-type="string">
            <text:p>Secondary Priority</text:p>
          </table:table-cell>
          <table:table-cell table:style-name="ce197" office:value-type="string" calcext:value-type="string">
            <text:p>Progress</text:p>
          </table:table-cell>
          <table:table-cell table:style-name="ce197" office:value-type="string" calcext:value-type="string">
            <text:p>SITE NAMES</text:p>
          </table:table-cell>
          <table:table-cell table:style-name="ce197" office:value-type="string" calcext:value-type="string">
            <text:p>SITE-ENV</text:p>
          </table:table-cell>
          <table:table-cell table:style-name="ce197" office:value-type="string" calcext:value-type="string">
            <text:p>DONE</text:p>
          </table:table-cell>
          <table:table-cell table:style-name="ce197" office:value-type="string" calcext:value-type="string">
            <text:p>Date Completed</text:p>
          </table:table-cell>
          <table:table-cell table:style-name="ce87" table:number-columns-repeated="2"/>
          <table:table-cell table:number-columns-repeated="1010"/>
        </table:table-row>
        <table:table-row table:style-name="ro4">
          <table:table-cell table:style-name="ce12" office:value-type="float" office:value="1" calcext:value-type="float">
            <text:p>1</text:p>
          </table:table-cell>
          <table:table-cell table:style-name="ce520" office:value-type="string" calcext:value-type="string">
            <text:p>Filter Archive: Guests</text:p>
          </table:table-cell>
          <table:table-cell table:style-name="ce522" office:value-type="string" calcext:value-type="string">
            <text:p>Filtering in in-progress.</text:p>
          </table:table-cell>
          <table:table-cell table:style-name="ce525"/>
          <table:table-cell table:style-name="ce526"/>
          <table:table-cell table:style-name="ce289" table:content-validation-name="val26" office:value-type="string" calcext:value-type="string">
            <text:p>01 High</text:p>
          </table:table-cell>
          <table:table-cell table:style-name="ce529" office:value-type="float" office:value="3" calcext:value-type="float">
            <text:p>3</text:p>
          </table:table-cell>
          <table:table-cell table:style-name="ce530" office:value-type="string" calcext:value-type="string">
            <text:p>3/27 - Filtering almost done</text:p>
          </table:table-cell>
          <table:table-cell table:style-name="ce292" table:content-validation-name="val27" office:value-type="string" calcext:value-type="string">
            <text:p>ElijahStreams</text:p>
          </table:table-cell>
          <table:table-cell table:style-name="ce292" table:content-validation-name="val27" office:value-type="string" calcext:value-type="string">
            <text:p>STG2</text:p>
          </table:table-cell>
          <table:table-cell table:style-name="ce294" table:content-validation-name="val28" office:value-type="string" calcext:value-type="string">
            <text:p>15 - Mostly Done</text:p>
          </table:table-cell>
          <table:table-cell table:style-name="ce85"/>
          <table:table-cell table:style-name="ce88"/>
          <table:table-cell table:number-columns-repeated="1011"/>
        </table:table-row>
        <table:table-row table:style-name="ro4">
          <table:table-cell table:style-name="ce12" table:formula="of:=[.A5]+1" office:value-type="float" office:value="2" calcext:value-type="float">
            <text:p>2</text:p>
          </table:table-cell>
          <table:table-cell table:style-name="ce520" office:value-type="string" calcext:value-type="string">
            <text:p>Filter Archive: Episodes</text:p>
          </table:table-cell>
          <table:table-cell table:style-name="ce522" office:value-type="string" calcext:value-type="string">
            <text:p>Filtering in in-progress.</text:p>
          </table:table-cell>
          <table:table-cell table:style-name="ce525"/>
          <table:table-cell table:style-name="ce526"/>
          <table:table-cell table:style-name="ce289" table:content-validation-name="val26" office:value-type="string" calcext:value-type="string">
            <text:p>01 High</text:p>
          </table:table-cell>
          <table:table-cell table:style-name="ce529"/>
          <table:table-cell table:style-name="ce530" office:value-type="string" calcext:value-type="string">
            <text:p>3/27 - ???</text:p>
          </table:table-cell>
          <table:table-cell table:style-name="ce292" table:content-validation-name="val27" office:value-type="string" calcext:value-type="string">
            <text:p>ElijahStreams</text:p>
          </table:table-cell>
          <table:table-cell table:style-name="ce292" table:content-validation-name="val27" office:value-type="string" calcext:value-type="string">
            <text:p>STG2</text:p>
          </table:table-cell>
          <table:table-cell table:style-name="ce294" table:content-validation-name="val28" office:value-type="string" calcext:value-type="string">
            <text:p>15 - Mostly Done</text:p>
          </table:table-cell>
          <table:table-cell table:style-name="ce85"/>
          <table:table-cell table:style-name="ce88"/>
          <table:table-cell table:style-name="ce86"/>
          <table:table-cell table:number-columns-repeated="1010"/>
        </table:table-row>
        <table:table-row table:style-name="ro9">
          <table:table-cell table:style-name="ce12"/>
          <table:table-cell table:style-name="ce520" office:value-type="string" calcext:value-type="string">
            <text:p>Create Shortcode Widget: Most Popular videos in last 30 days</text:p>
          </table:table-cell>
          <table:table-cell table:style-name="ce522"/>
          <table:table-cell table:style-name="ce525"/>
          <table:table-cell table:style-name="ce526"/>
          <table:table-cell table:style-name="ce289" table:content-validation-name="val26" office:value-type="string" calcext:value-type="string">
            <text:p>03 Medium</text:p>
          </table:table-cell>
          <table:table-cell table:style-name="ce529"/>
          <table:table-cell table:style-name="ce530" office:value-type="string" calcext:value-type="string">
            <text:p>3/18 - Ruled out MonsterInsights Popular Posts widget.</text:p>
          </table:table-cell>
          <table:table-cell table:style-name="ce292" table:content-validation-name="val27" office:value-type="string" calcext:value-type="string">
            <text:p>ElijahStreams</text:p>
          </table:table-cell>
          <table:table-cell table:style-name="ce292" table:content-validation-name="val27" office:value-type="string" calcext:value-type="string">
            <text:p>STG2</text:p>
          </table:table-cell>
          <table:table-cell table:style-name="ce294" table:content-validation-name="val28" office:value-type="string" calcext:value-type="string">
            <text:p>10 - Partial</text:p>
          </table:table-cell>
          <table:table-cell table:style-name="ce85"/>
          <table:table-cell table:style-name="ce88"/>
          <table:table-cell table:style-name="ce86"/>
          <table:table-cell table:number-columns-repeated="1010"/>
        </table:table-row>
        <table:table-row table:style-name="ro13">
          <table:table-cell table:style-name="ce12"/>
          <table:table-cell table:style-name="ce520" office:value-type="string" calcext:value-type="string">
            <text:p>Remove verbiage about sending a longer testimonial to email</text:p>
          </table:table-cell>
          <table:table-cell table:style-name="ce523" office:value-type="string" calcext:value-type="string">
            <text:p><text:span text:style-name="T1">ERIC_IDEA:</text:span><text:span text:style-name="T2"> Will remove and can add back later if they want, but I think this will help with concerns about inbox management</text:span></text:p>
          </table:table-cell>
          <table:table-cell table:style-name="ce525"/>
          <table:table-cell table:style-name="ce526"/>
          <table:table-cell table:style-name="ce289" table:content-validation-name="val26" office:value-type="string" calcext:value-type="string">
            <text:p>01 High</text:p>
          </table:table-cell>
          <table:table-cell table:style-name="ce529"/>
          <table:table-cell table:style-name="ce530"/>
          <table:table-cell table:style-name="ce292" table:content-validation-name="val27" office:value-type="string" calcext:value-type="string">
            <text:p>ElijahStreams</text:p>
          </table:table-cell>
          <table:table-cell table:style-name="ce292" table:content-validation-name="val27"/>
          <table:table-cell table:style-name="ce294" table:content-validation-name="val28" office:value-type="string" calcext:value-type="string">
            <text:p>20 - Unstarted</text:p>
          </table:table-cell>
          <table:table-cell table:style-name="ce85"/>
          <table:table-cell table:style-name="ce88"/>
          <table:table-cell table:style-name="ce86"/>
          <table:table-cell table:number-columns-repeated="1010"/>
        </table:table-row>
        <table:table-row table:style-name="ro9">
          <table:table-cell table:style-name="ce12"/>
          <table:table-cell table:style-name="ce520" office:value-type="string" calcext:value-type="string">
            <text:p>Streamline Code Snippets into Custom Plugin</text:p>
          </table:table-cell>
          <table:table-cell table:style-name="ce522"/>
          <table:table-cell table:style-name="ce525"/>
          <table:table-cell table:style-name="ce526"/>
          <table:table-cell table:style-name="ce289" table:content-validation-name="val26" office:value-type="string" calcext:value-type="string">
            <text:p>01 High</text:p>
          </table:table-cell>
          <table:table-cell table:style-name="ce529"/>
          <table:table-cell table:style-name="ce530" office:value-type="string" calcext:value-type="string">
            <text:p>3/27 - Custom plugin is created, next we need to create individual files to include_once.</text:p>
          </table:table-cell>
          <table:table-cell table:style-name="ce292" table:content-validation-name="val27" office:value-type="string" calcext:value-type="string">
            <text:p>ElijahStreams</text:p>
          </table:table-cell>
          <table:table-cell table:style-name="ce292" table:content-validation-name="val27" office:value-type="string" calcext:value-type="string">
            <text:p>LARDEV</text:p>
          </table:table-cell>
          <table:table-cell table:style-name="ce294" table:content-validation-name="val28" office:value-type="string" calcext:value-type="string">
            <text:p>10 - Partial</text:p>
          </table:table-cell>
          <table:table-cell table:style-name="ce85"/>
          <table:table-cell table:style-name="ce88"/>
          <table:table-cell table:style-name="ce86"/>
          <table:table-cell table:number-columns-repeated="1010"/>
        </table:table-row>
        <table:table-row table:style-name="ro9">
          <table:table-cell table:style-name="ce12"/>
          <table:table-cell table:style-name="ce520" office:value-type="string" calcext:value-type="string">
            <text:p>Create Guest Posts for missing guests</text:p>
          </table:table-cell>
          <table:table-cell table:style-name="ce522"/>
          <table:table-cell table:style-name="ce525"/>
          <table:table-cell table:style-name="ce526"/>
          <table:table-cell table:style-name="ce289" table:content-validation-name="val26" office:value-type="string" calcext:value-type="string">
            <text:p>03 Medium</text:p>
          </table:table-cell>
          <table:table-cell table:style-name="ce529"/>
          <table:table-cell table:style-name="ce530"/>
          <table:table-cell table:style-name="ce292" table:content-validation-name="val27" office:value-type="string" calcext:value-type="string">
            <text:p>ElijahStreams</text:p>
          </table:table-cell>
          <table:table-cell table:style-name="ce292" table:content-validation-name="val27" office:value-type="string" calcext:value-type="string">
            <text:p>PROD</text:p>
          </table:table-cell>
          <table:table-cell table:style-name="ce294" table:content-validation-name="val28"/>
          <table:table-cell table:style-name="ce85"/>
          <table:table-cell table:style-name="ce88"/>
          <table:table-cell table:style-name="ce86"/>
          <table:table-cell table:number-columns-repeated="1010"/>
        </table:table-row>
        <table:table-row table:style-name="ro9">
          <table:table-cell table:style-name="ce12"/>
          <table:table-cell table:style-name="ce520" office:value-type="string" calcext:value-type="string">
            <text:p>Episodes Filter: Sort by Guests with Recent Appearance</text:p>
          </table:table-cell>
          <table:table-cell table:style-name="ce522"/>
          <table:table-cell table:style-name="ce525"/>
          <table:table-cell table:style-name="ce526"/>
          <table:table-cell table:style-name="ce289" table:content-validation-name="val26" office:value-type="string" calcext:value-type="string">
            <text:p>03 Medium</text:p>
          </table:table-cell>
          <table:table-cell table:style-name="ce529"/>
          <table:table-cell table:style-name="ce530" office:value-type="string" calcext:value-type="string">
            <text:p>3/27 - In progress. Gotcha: NOT WORKING yet. Next, resume exploring options</text:p>
          </table:table-cell>
          <table:table-cell table:style-name="ce292" table:content-validation-name="val27" office:value-type="string" calcext:value-type="string">
            <text:p>ElijahStreams</text:p>
          </table:table-cell>
          <table:table-cell table:style-name="ce292" table:content-validation-name="val27" office:value-type="string" calcext:value-type="string">
            <text:p>STG2</text:p>
          </table:table-cell>
          <table:table-cell table:style-name="ce294" table:content-validation-name="val28" office:value-type="string" calcext:value-type="string">
            <text:p>10 - Partial</text:p>
          </table:table-cell>
          <table:table-cell table:style-name="ce85"/>
          <table:table-cell table:style-name="ce88"/>
          <table:table-cell table:style-name="ce86"/>
          <table:table-cell table:number-columns-repeated="1010"/>
        </table:table-row>
        <table:table-row table:style-name="ro9">
          <table:table-cell table:style-name="ce12" table:formula="of:=[.A6]+1" office:value-type="float" office:value="3" calcext:value-type="float">
            <text:p>3</text:p>
          </table:table-cell>
          <table:table-cell table:style-name="ce520" office:value-type="string" calcext:value-type="string">
            <text:p>Launch Testimonials on PROD</text:p>
          </table:table-cell>
          <table:table-cell table:style-name="ce522"/>
          <table:table-cell table:style-name="ce525"/>
          <table:table-cell table:style-name="ce526"/>
          <table:table-cell table:style-name="ce289" table:content-validation-name="val26" office:value-type="string" calcext:value-type="string">
            <text:p>01 High</text:p>
          </table:table-cell>
          <table:table-cell table:style-name="ce529"/>
          <table:table-cell table:style-name="ce530" office:value-type="string" calcext:value-type="string">
            <text:p><text:span text:style-name="T3">3/27 - Preparing today to launch </text:span><text:span text:style-name="T4">tomorrow morning</text:span></text:p>
          </table:table-cell>
          <table:table-cell table:style-name="ce292" table:content-validation-name="val27" office:value-type="string" calcext:value-type="string">
            <text:p>ElijahStreams</text:p>
          </table:table-cell>
          <table:table-cell table:style-name="ce292" table:content-validation-name="val27" office:value-type="string" calcext:value-type="string">
            <text:p>PROD</text:p>
          </table:table-cell>
          <table:table-cell table:style-name="ce294" table:content-validation-name="val28" office:value-type="string" calcext:value-type="string">
            <text:p>15 - Mostly Done</text:p>
          </table:table-cell>
          <table:table-cell table:style-name="ce85"/>
          <table:table-cell table:style-name="ce88"/>
          <table:table-cell table:style-name="ce86"/>
          <table:table-cell table:number-columns-repeated="1010"/>
        </table:table-row>
        <table:table-row table:style-name="ro13">
          <table:table-cell table:style-name="ce12" table:formula="of:=[.A12]+1" office:value-type="float" office:value="4" calcext:value-type="float">
            <text:p>4</text:p>
          </table:table-cell>
          <table:table-cell table:style-name="ce520" office:value-type="string" calcext:value-type="string">
            <text:p>Audit Site for Accessibility</text:p>
          </table:table-cell>
          <table:table-cell table:style-name="ce523" office:value-type="string" calcext:value-type="string">
            <text:p><text:span text:style-name="T1">ERIC_IDEA:</text:span><text:span text:style-name="T2"> There are many accessibility considerations we may want to evaluate, the main one being we need an alt tag on each image (except decorative graphics)</text:span></text:p>
          </table:table-cell>
          <table:table-cell table:style-name="ce525"/>
          <table:table-cell table:style-name="ce526" office:value-type="string" calcext:value-type="string">
            <text:p>N/A</text:p>
          </table:table-cell>
          <table:table-cell table:style-name="ce289" table:content-validation-name="val26" office:value-type="string" calcext:value-type="string">
            <text:p>03 Medium</text:p>
          </table:table-cell>
          <table:table-cell table:style-name="ce529"/>
          <table:table-cell table:style-name="ce530" office:value-type="string" calcext:value-type="string">
            <text:p>3/19 - Michael said go ahead and perform the accessiblility audit</text:p>
          </table:table-cell>
          <table:table-cell table:style-name="ce292" table:content-validation-name="val27" office:value-type="string" calcext:value-type="string">
            <text:p>ElijahStreams</text:p>
          </table:table-cell>
          <table:table-cell table:style-name="ce292" table:content-validation-name="val27" office:value-type="string" calcext:value-type="string">
            <text:p>PROD</text:p>
          </table:table-cell>
          <table:table-cell table:style-name="ce294" table:content-validation-name="val28" office:value-type="string" calcext:value-type="string">
            <text:p>20 - Unstarted</text:p>
          </table:table-cell>
          <table:table-cell table:style-name="ce85"/>
          <table:table-cell table:style-name="ce88"/>
          <table:table-cell table:style-name="ce86"/>
          <table:table-cell table:number-columns-repeated="1010"/>
        </table:table-row>
        <table:table-row table:style-name="ro20">
          <table:table-cell table:style-name="ce12" table:formula="of:=[.A13]+1" office:value-type="float" office:value="5" calcext:value-type="float">
            <text:p>5</text:p>
          </table:table-cell>
          <table:table-cell table:style-name="ce521" office:value-type="string" calcext:value-type="string">
            <text:p>Make iframe widget height auto fit</text:p>
          </table:table-cell>
          <table:table-cell table:style-name="ce524" office:value-type="string" calcext:value-type="string">
            <text:p>I've looked into this and think I understand the cause. The fix is probably going to related to CUSTOM CSS. It looks like a relatively quick fix, but I'll know more once I begin digging in.</text:p>
          </table:table-cell>
          <table:table-cell table:style-name="ce525" office:value-type="string" calcext:value-type="string">
            <text:p>(1hr-2dy)</text:p>
          </table:table-cell>
          <table:table-cell table:style-name="ce526" office:value-type="string" calcext:value-type="string">
            <text:p>Mid Priority, maybe fit in around other larger projects.</text:p>
          </table:table-cell>
          <table:table-cell table:style-name="ce289" table:content-validation-name="val26" office:value-type="string" calcext:value-type="string">
            <text:p>03 Medium</text:p>
          </table:table-cell>
          <table:table-cell table:style-name="ce529"/>
          <table:table-cell table:style-name="ce530" office:value-type="string" calcext:value-type="string">
            <text:p>3/27 - NOT STARTED: Will work in around other projects</text:p>
          </table:table-cell>
          <table:table-cell table:style-name="ce292" table:content-validation-name="val27" office:value-type="string" calcext:value-type="string">
            <text:p>ElijahStreams</text:p>
          </table:table-cell>
          <table:table-cell table:style-name="ce293" table:content-validation-name="val27"/>
          <table:table-cell table:style-name="ce294" table:content-validation-name="val28" office:value-type="string" calcext:value-type="string">
            <text:p>20 - Unstarted</text:p>
          </table:table-cell>
          <table:table-cell table:style-name="ce85"/>
          <table:table-cell table:style-name="ce88"/>
          <table:table-cell table:style-name="ce86"/>
          <table:table-cell table:number-columns-repeated="1010"/>
        </table:table-row>
        <table:table-row table:style-name="ro21">
          <table:table-cell table:style-name="ce12" table:formula="of:=[.A14]+1" office:value-type="float" office:value="6" calcext:value-type="float">
            <text:p>6</text:p>
          </table:table-cell>
          <table:table-cell table:style-name="ce521" office:value-type="string" calcext:value-type="string">
            <text:p>AWeber subscriber count auto-update</text:p>
          </table:table-cell>
          <table:table-cell table:style-name="ce522" office:value-type="string" calcext:value-type="string">
            <text:p>Michael said grab old HACK from orig codebase for ES</text:p>
          </table:table-cell>
          <table:table-cell table:style-name="ce525" office:value-type="string" calcext:value-type="string">
            <text:p>(1dy-1wk)</text:p>
          </table:table-cell>
          <table:table-cell table:style-name="ce526" office:value-type="string" calcext:value-type="string">
            <text:p>Pretty Low Priority</text:p>
          </table:table-cell>
          <table:table-cell table:style-name="ce289" table:content-validation-name="val26" office:value-type="string" calcext:value-type="string">
            <text:p>04 Low</text:p>
          </table:table-cell>
          <table:table-cell table:style-name="ce529" office:value-type="float" office:value="3" calcext:value-type="float">
            <text:p>3</text:p>
          </table:table-cell>
          <table:table-cell table:style-name="ce530" office:value-type="string" calcext:value-type="string">
            <text:p>3/27 - Not started</text:p>
          </table:table-cell>
          <table:table-cell table:style-name="ce292" table:content-validation-name="val27" office:value-type="string" calcext:value-type="string">
            <text:p>ElijahStreams</text:p>
          </table:table-cell>
          <table:table-cell table:style-name="ce292" table:content-validation-name="val27" office:value-type="string" calcext:value-type="string">
            <text:p>STG2</text:p>
          </table:table-cell>
          <table:table-cell table:style-name="ce294" table:content-validation-name="val28" office:value-type="string" calcext:value-type="string">
            <text:p>10 - Partial</text:p>
          </table:table-cell>
          <table:table-cell table:style-name="ce85"/>
          <table:table-cell table:style-name="ce88"/>
          <table:table-cell table:style-name="ce86"/>
          <table:table-cell table:number-columns-repeated="1010"/>
        </table:table-row>
        <table:table-row table:style-name="ro13">
          <table:table-cell table:style-name="ce12" table:formula="of:=[.A15]+1" office:value-type="float" office:value="7" calcext:value-type="float">
            <text:p>7</text:p>
          </table:table-cell>
          <table:table-cell table:style-name="ce520" office:value-type="string" calcext:value-type="string">
            <text:p>Google Apps script to copy backups to Google Workspace shared folder</text:p>
          </table:table-cell>
          <table:table-cell table:style-name="ce522" office:value-type="string" calcext:value-type="string">
            <text:p>Scheduled UpdraftPlus backup has been working for 3 months</text:p>
          </table:table-cell>
          <table:table-cell table:style-name="ce525" office:value-type="string" calcext:value-type="string">
            <text:p>(2dy-1wk)</text:p>
          </table:table-cell>
          <table:table-cell table:style-name="ce526" office:value-type="string" calcext:value-type="string">
            <text:p>Writing that script is pretty low priority now that the backup is happening in SOME capacity. Much more important things to work on here.</text:p>
          </table:table-cell>
          <table:table-cell table:style-name="ce289" table:content-validation-name="val26" office:value-type="string" calcext:value-type="string">
            <text:p>04 Low</text:p>
          </table:table-cell>
          <table:table-cell table:style-name="ce529" office:value-type="float" office:value="4" calcext:value-type="float">
            <text:p>4</text:p>
          </table:table-cell>
          <table:table-cell table:style-name="ce530" office:value-type="string" calcext:value-type="string">
            <text:p>Michael said this is lower priority now that I have regular backups scheduled through UpdraftPlus.</text:p>
          </table:table-cell>
          <table:table-cell table:style-name="ce292" table:content-validation-name="val27" office:value-type="string" calcext:value-type="string">
            <text:p>ElijahStreams</text:p>
          </table:table-cell>
          <table:table-cell table:style-name="ce292" table:content-validation-name="val27" office:value-type="string" calcext:value-type="string">
            <text:p>PROD</text:p>
          </table:table-cell>
          <table:table-cell table:style-name="ce294" table:content-validation-name="val28" office:value-type="string" calcext:value-type="string">
            <text:p>10 - Partial</text:p>
          </table:table-cell>
          <table:table-cell table:style-name="ce85"/>
          <table:table-cell table:style-name="ce88"/>
          <table:table-cell table:style-name="ce86"/>
          <table:table-cell table:number-columns-repeated="1010"/>
        </table:table-row>
        <table:table-row table:style-name="ro9">
          <table:table-cell table:style-name="ce12" table:formula="of:=[.A16]+1" office:value-type="float" office:value="8" calcext:value-type="float">
            <text:p>8</text:p>
          </table:table-cell>
          <table:table-cell table:style-name="ce520" office:value-type="string" calcext:value-type="string">
            <text:p>Have Michael Review Event Infos imported on older posts</text:p>
          </table:table-cell>
          <table:table-cell table:style-name="ce522"/>
          <table:table-cell table:style-name="ce525"/>
          <table:table-cell table:style-name="ce527" office:value-type="string" calcext:value-type="string">
            <text:p>N/A</text:p>
          </table:table-cell>
          <table:table-cell table:style-name="ce289" table:content-validation-name="val26" office:value-type="string" calcext:value-type="string">
            <text:p>04 Low</text:p>
          </table:table-cell>
          <table:table-cell table:style-name="ce529" office:value-type="float" office:value="1" calcext:value-type="float">
            <text:p>1</text:p>
          </table:table-cell>
          <table:table-cell table:style-name="ce530"/>
          <table:table-cell table:style-name="ce292" table:content-validation-name="val27" office:value-type="string" calcext:value-type="string">
            <text:p>ElijahStreams</text:p>
          </table:table-cell>
          <table:table-cell table:style-name="ce292" table:content-validation-name="val27" office:value-type="string" calcext:value-type="string">
            <text:p>PROD</text:p>
          </table:table-cell>
          <table:table-cell table:style-name="ce294" table:content-validation-name="val28" office:value-type="string" calcext:value-type="string">
            <text:p>20 - Unstarted</text:p>
          </table:table-cell>
          <table:table-cell table:style-name="ce85"/>
          <table:table-cell table:style-name="ce88"/>
          <table:table-cell table:style-name="ce86"/>
          <table:table-cell table:number-columns-repeated="1010"/>
        </table:table-row>
        <table:table-row table:style-name="ro15">
          <table:table-cell table:number-columns-repeated="12"/>
          <table:table-cell table:style-name="ce85"/>
          <table:table-cell table:number-columns-repeated="1011"/>
        </table:table-row>
        <table:table-row table:style-name="ro4">
          <table:table-cell/>
          <table:table-cell table:style-name="ce4" office:value-type="string" calcext:value-type="string">
            <text:p>KEY:</text:p>
          </table:table-cell>
          <table:table-cell table:style-name="ce5"/>
          <table:table-cell table:number-columns-repeated="9"/>
          <table:table-cell table:style-name="ce85"/>
          <table:table-cell table:number-columns-repeated="1011"/>
        </table:table-row>
        <table:table-row table:style-name="ro4">
          <table:table-cell table:style-name="ce13"/>
          <table:table-cell table:style-name="ce5" table:number-columns-repeated="2"/>
          <table:table-cell table:number-columns-repeated="9"/>
          <table:table-cell table:style-name="ce85"/>
          <table:table-cell table:number-columns-repeated="1011"/>
        </table:table-row>
        <table:table-row table:style-name="ro3">
          <table:table-cell/>
          <table:table-cell table:style-name="ce4" office:value-type="string" calcext:value-type="string">
            <text:p>STG2</text:p>
          </table:table-cell>
          <table:table-cell table:style-name="ce8" office:value-type="string" calcext:value-type="string">
            <text:p><text:a xlink:href="https://esdevstg546.wpenginepowered.com/" xlink:type="simple">https://esdevstg546.wpenginepowered.com/</text:a></text:p>
          </table:table-cell>
          <table:table-cell table:number-columns-repeated="1021"/>
        </table:table-row>
        <table:table-row table:style-name="ro3">
          <table:table-cell/>
          <table:table-cell table:style-name="ce4" office:value-type="string" calcext:value-type="string">
            <text:p>STG</text:p>
          </table:table-cell>
          <table:table-cell table:style-name="ce8" office:value-type="string" calcext:value-type="string">
            <text:p><text:a xlink:href="https://elijahstre1stg.wpenginepowered.com/" xlink:type="simple">https://elijahstre1stg.wpenginepowered.com/</text:a></text:p>
          </table:table-cell>
          <table:table-cell table:number-columns-repeated="1021"/>
        </table:table-row>
        <table:table-row table:style-name="ro4" table:number-rows-repeated="2">
          <table:table-cell/>
          <table:table-cell table:style-name="ce5" table:number-columns-repeated="2"/>
          <table:table-cell table:number-columns-repeated="1021"/>
        </table:table-row>
        <table:table-row table:style-name="ro5">
          <table:table-cell table:number-columns-repeated="1024"/>
        </table:table-row>
        <table:table-row table:style-name="ro4">
          <table:table-cell/>
          <table:table-cell table:style-name="ce6" office:value-type="string" calcext:value-type="string">
            <text:p>Sort Steps:</text:p>
          </table:table-cell>
          <table:table-cell table:number-columns-repeated="1022"/>
        </table:table-row>
        <table:table-row table:style-name="ro4">
          <table:table-cell table:number-columns-repeated="2"/>
          <table:table-cell table:style-name="ce6" office:value-type="string" calcext:value-type="string">
            <text:p>1) Sort by DONE low-high</text:p>
          </table:table-cell>
          <table:table-cell table:number-columns-repeated="1021"/>
        </table:table-row>
        <table:table-row table:style-name="ro4">
          <table:table-cell table:number-columns-repeated="2"/>
          <table:table-cell table:style-name="ce6" office:value-type="string" calcext:value-type="string">
            <text:p>2) Select all rows except the 99s</text:p>
          </table:table-cell>
          <table:table-cell table:number-columns-repeated="1021"/>
        </table:table-row>
        <table:table-row table:style-name="ro4">
          <table:table-cell table:number-columns-repeated="2"/>
          <table:table-cell table:style-name="ce6" office:value-type="string" calcext:value-type="string">
            <text:p>3) Sort by Priority</text:p>
          </table:table-cell>
          <table:table-cell table:number-columns-repeated="1021"/>
        </table:table-row>
        <table:table-row table:style-name="ro5" table:number-rows-repeated="1048546">
          <table:table-cell table:number-columns-repeated="1024"/>
        </table:table-row>
        <table:table-row table:style-name="ro5">
          <table:table-cell table:number-columns-repeated="1024"/>
        </table:table-row>
        <table:named-expressions>
          <table:named-range table:name="_xlnm._FilterDatabase" table:base-cell-address="$Instructions.$A$1" table:cell-range-address="$'Progress 3-27'.$B$4:.$L$17"/>
        </table:named-expressions>
        <calcext:conditional-formats>
          <calcext:conditional-format calcext:target-range-address="'Progress 3-27'.F5:'Progress 3-27'.F17">
            <calcext:condition calcext:apply-style-name="ConditionalStyle_1" calcext:value="formula-is(regexmatch([.$F5];&quot;High&quot;))" calcext:base-cell-address="'Progress 3-27'.F5"/>
          </calcext:conditional-format>
          <calcext:conditional-format calcext:target-range-address="'Progress 3-27'.F5:'Progress 3-27'.F17">
            <calcext:condition calcext:apply-style-name="ConditionalStyle_2" calcext:value="begins-with(&quot;04 Low&quot;)" calcext:base-cell-address="'Progress 3-27'.F5"/>
          </calcext:conditional-format>
          <calcext:conditional-format calcext:target-range-address="'Progress 3-27'.F5:'Progress 3-27'.F17">
            <calcext:condition calcext:apply-style-name="ConditionalStyle_3" calcext:value="begins-with(&quot;03 Med&quot;)" calcext:base-cell-address="'Progress 3-27'.F5"/>
          </calcext:conditional-format>
          <calcext:conditional-format calcext:target-range-address="'Progress 3-27'.B5:'Progress 3-27'.K17">
            <calcext:condition calcext:apply-style-name="ConditionalStyle_10" calcext:value="formula-is(regexmatch([.$K5];&quot;(?i)yes&quot;))" calcext:base-cell-address="'Progress 3-27'.B5"/>
          </calcext:conditional-format>
          <calcext:conditional-format calcext:target-range-address="'Progress 3-27'.B5:'Progress 3-27'.K17">
            <calcext:condition calcext:apply-style-name="ConditionalStyle_5" calcext:value="formula-is(regexmatch([.$K5];&quot;(?i)Partial&quot;))" calcext:base-cell-address="'Progress 3-27'.B5"/>
          </calcext:conditional-format>
          <calcext:conditional-format calcext:target-range-address="'Progress 3-27'.B5:'Progress 3-27'.K17">
            <calcext:condition calcext:apply-style-name="ConditionalStyle_6" calcext:value="formula-is(regexmatch([.$K5];&quot;(?i)unstarted&quot;))" calcext:base-cell-address="'Progress 3-27'.B5"/>
          </calcext:conditional-format>
          <calcext:conditional-format calcext:target-range-address="'Progress 3-27'.B5:'Progress 3-27'.K17">
            <calcext:condition calcext:apply-style-name="ConditionalStyle_7" calcext:value="formula-is(regexmatch([.$K5];&quot;(?i)Mostly&quot;))" calcext:base-cell-address="'Progress 3-27'.B5"/>
          </calcext:conditional-format>
        </calcext:conditional-formats>
      </table:table>
      <table:table table:name="Progress 3-20" table:style-name="ta8">
        <table:table-column table:style-name="co29" table:default-cell-style-name="Default"/>
        <table:table-column table:style-name="co30" table:default-cell-style-name="Default"/>
        <table:table-column table:style-name="co31" table:default-cell-style-name="Default"/>
        <table:table-column table:style-name="co13" table:default-cell-style-name="Default"/>
        <table:table-column table:style-name="co24" table:default-cell-style-name="Default"/>
        <table:table-column table:style-name="co18" table:default-cell-style-name="Default"/>
        <table:table-column table:style-name="co28" table:default-cell-style-name="Default"/>
        <table:table-column table:style-name="co32" table:default-cell-style-name="Default"/>
        <table:table-column table:style-name="co33" table:default-cell-style-name="Default"/>
        <table:table-column table:style-name="co35" table:default-cell-style-name="Default"/>
        <table:table-column table:style-name="co34" table:default-cell-style-name="Default"/>
        <table:table-column table:style-name="co1" table:default-cell-style-name="Default"/>
        <table:table-column table:style-name="co22" table:default-cell-style-name="Default"/>
        <table:table-column table:style-name="co1" table:number-columns-repeated="1011" table:default-cell-style-name="Default"/>
        <table:table-row table:style-name="ro6">
          <table:table-cell table:style-name="ce10"/>
          <table:table-cell table:style-name="ce10" office:value-type="string" calcext:value-type="string">
            <text:p>EH_ELSM_20240122_TicketProgress.gsheet: Progress 3-20</text:p>
          </table:table-cell>
          <table:table-cell table:style-name="ce10"/>
          <table:table-cell table:style-name="ce67"/>
          <table:table-cell table:style-name="ce72"/>
          <table:table-cell table:style-name="ce72" office:value-type="string" calcext:value-type="string">
            <text:p>AS OF: </text:p>
          </table:table-cell>
          <table:table-cell table:style-name="ce67" table:formula="of:=[$'Version Log'.B12]" office:value-type="date" office:date-value="2024-02-02" calcext:value-type="date">
            <text:p>February 2, 2024</text:p>
          </table:table-cell>
          <table:table-cell table:style-name="ce72"/>
          <table:table-cell table:style-name="ce278" office:value-type="date" office:date-value="2024-03-20" calcext:value-type="date">
            <text:p>3/20/2024</text:p>
          </table:table-cell>
          <table:table-cell table:number-columns-repeated="2"/>
          <table:table-cell table:style-name="ce86" table:number-columns-repeated="2"/>
          <table:table-cell table:style-name="ce6" table:number-columns-repeated="2"/>
          <table:table-cell table:number-columns-repeated="1009"/>
        </table:table-row>
        <table:table-row table:style-name="ro4">
          <table:table-cell table:style-name="ce6" table:number-columns-repeated="15"/>
          <table:table-cell table:number-columns-repeated="1009"/>
        </table:table-row>
        <table:table-row table:style-name="ro7">
          <table:table-cell table:number-columns-repeated="2"/>
          <table:table-cell table:style-name="ce63" table:number-columns-spanned="9" table:number-rows-spanned="1"/>
          <table:covered-table-cell table:number-columns-repeated="8"/>
          <table:table-cell table:style-name="ce86" table:number-columns-repeated="2"/>
          <table:table-cell table:style-name="ce6" table:number-columns-repeated="2"/>
          <table:table-cell table:number-columns-repeated="1009"/>
        </table:table-row>
        <table:table-row table:style-name="ro19">
          <table:table-cell table:style-name="ce11" office:value-type="string" calcext:value-type="string">
            <text:p>Index</text:p>
          </table:table-cell>
          <table:table-cell table:style-name="ce112" office:value-type="string" calcext:value-type="string">
            <text:p>Project Name</text:p>
          </table:table-cell>
          <table:table-cell table:style-name="ce112" office:value-type="string" calcext:value-type="string">
            <text:p>Description</text:p>
          </table:table-cell>
          <table:table-cell table:style-name="ce112" office:value-type="string" calcext:value-type="string">
            <text:p>Time To Complete</text:p>
          </table:table-cell>
          <table:table-cell table:style-name="ce197" office:value-type="string" calcext:value-type="string">
            <text:p>Michael's Notes</text:p>
          </table:table-cell>
          <table:table-cell table:style-name="ce197" office:value-type="string" calcext:value-type="string">
            <text:p>Priority</text:p>
          </table:table-cell>
          <table:table-cell table:style-name="ce197" office:value-type="string" calcext:value-type="string">
            <text:p>Secondary Priority</text:p>
          </table:table-cell>
          <table:table-cell table:style-name="ce197" office:value-type="string" calcext:value-type="string">
            <text:p>Progress</text:p>
          </table:table-cell>
          <table:table-cell table:style-name="ce197" office:value-type="string" calcext:value-type="string">
            <text:p>SITE-ENV</text:p>
          </table:table-cell>
          <table:table-cell table:style-name="ce197" office:value-type="string" calcext:value-type="string">
            <text:p>DONE</text:p>
          </table:table-cell>
          <table:table-cell table:style-name="ce197" office:value-type="string" calcext:value-type="string">
            <text:p>Date Completed</text:p>
          </table:table-cell>
          <table:table-cell table:style-name="ce87" table:number-columns-repeated="2"/>
          <table:table-cell table:number-columns-repeated="1011"/>
        </table:table-row>
        <table:table-row table:style-name="ro14">
          <table:table-cell table:style-name="ce12" office:value-type="float" office:value="1" calcext:value-type="float">
            <text:p>1</text:p>
          </table:table-cell>
          <table:table-cell table:style-name="ce295" office:value-type="string" calcext:value-type="string">
            <text:p>Configure GitHub to work with WPE ES</text:p>
          </table:table-cell>
          <table:table-cell table:style-name="ce298" office:value-type="string" calcext:value-type="string">
            <text:p>It may be that we don't really need GitHub, as long as I have Git on my laptop? NO, we should have the repo somewhere safe where anyone else who needs to work on it can, or in case my hard drive dies, etc.</text:p>
          </table:table-cell>
          <table:table-cell table:style-name="ce301" office:value-type="string" calcext:value-type="string">
            <text:p>(2dy-2wk)</text:p>
          </table:table-cell>
          <table:table-cell table:style-name="ce303" office:value-type="string" calcext:value-type="string">
            <text:p>N/A</text:p>
          </table:table-cell>
          <table:table-cell table:style-name="ce305" office:value-type="string" calcext:value-type="string">
            <text:p>01 High</text:p>
          </table:table-cell>
          <table:table-cell table:style-name="ce306" office:value-type="float" office:value="4" calcext:value-type="float">
            <text:p>4</text:p>
          </table:table-cell>
          <table:table-cell table:style-name="ce307" office:value-type="string" calcext:value-type="string">
            <text:p>3/19 - Advised Michael, but it seems like he is not interested in GitHub account because he thinks the GDrive backup should be sufficient. ABANDONED as unnecessary.</text:p>
          </table:table-cell>
          <table:table-cell table:style-name="ce309"/>
          <table:table-cell table:style-name="ce311" office:value-type="string" calcext:value-type="string">
            <text:p>99 - Yes</text:p>
          </table:table-cell>
          <table:table-cell table:style-name="ce312"/>
          <table:table-cell table:style-name="ce88"/>
          <table:table-cell table:number-columns-repeated="1012"/>
        </table:table-row>
        <table:table-row table:style-name="ro14">
          <table:table-cell table:style-name="ce12" table:formula="of:=[.A5]+1" office:value-type="float" office:value="2" calcext:value-type="float">
            <text:p>2</text:p>
          </table:table-cell>
          <table:table-cell table:style-name="ce296" office:value-type="string" calcext:value-type="string">
            <text:p>Front end filtering of search results</text:p>
          </table:table-cell>
          <table:table-cell table:style-name="ce298" office:value-type="string" calcext:value-type="string">
            <text:p>Filtering is going great. Not trivial by any means.</text:p>
          </table:table-cell>
          <table:table-cell table:style-name="ce301" office:value-type="string" calcext:value-type="string">
            <text:p>(1-2wk)</text:p>
          </table:table-cell>
          <table:table-cell table:style-name="ce304" office:value-type="string" calcext:value-type="string">
            <text:p>This should be near the top of the priority list along with the filtering below. I was under the impression that those two were part of the same project in all of our previous discussions…</text:p>
          </table:table-cell>
          <table:table-cell table:style-name="ce305" office:value-type="string" calcext:value-type="string">
            <text:p>01 High</text:p>
          </table:table-cell>
          <table:table-cell table:style-name="ce306" office:value-type="float" office:value="3" calcext:value-type="float">
            <text:p>3</text:p>
          </table:table-cell>
          <table:table-cell table:style-name="ce307" office:value-type="string" calcext:value-type="string">
            <text:p>3/19 - Michael liked the feature, but had a few tweak requests. NEXT: Implement Michaels requested changes</text:p>
          </table:table-cell>
          <table:table-cell table:style-name="ce309" office:value-type="string" calcext:value-type="string">
            <text:p>STG2</text:p>
          </table:table-cell>
          <table:table-cell table:style-name="ce311" office:value-type="string" calcext:value-type="string">
            <text:p>15 - Mostly Done</text:p>
          </table:table-cell>
          <table:table-cell table:style-name="ce312"/>
          <table:table-cell table:style-name="ce88"/>
          <table:table-cell table:style-name="ce86"/>
          <table:table-cell table:number-columns-repeated="1011"/>
        </table:table-row>
        <table:table-row table:style-name="ro13">
          <table:table-cell table:style-name="ce12" table:formula="of:=[.A6]+1" office:value-type="float" office:value="3" calcext:value-type="float">
            <text:p>3</text:p>
          </table:table-cell>
          <table:table-cell table:style-name="ce295" office:value-type="string" calcext:value-type="string">
            <text:p>Audit Site for Accessibility</text:p>
          </table:table-cell>
          <table:table-cell table:style-name="ce299" office:value-type="string" calcext:value-type="string">
            <text:p><text:span text:style-name="T1">ERIC_IDEA:</text:span><text:span text:style-name="T2"> There are many accessibility considerations we may want to evaluate, the main one being we need an alt tag on each image (except decorative graphics)</text:span></text:p>
          </table:table-cell>
          <table:table-cell table:style-name="ce301"/>
          <table:table-cell table:style-name="ce304" office:value-type="string" calcext:value-type="string">
            <text:p>N/A</text:p>
          </table:table-cell>
          <table:table-cell table:style-name="ce305" office:value-type="string" calcext:value-type="string">
            <text:p>03 Medium</text:p>
          </table:table-cell>
          <table:table-cell table:style-name="ce306"/>
          <table:table-cell table:style-name="ce307" office:value-type="string" calcext:value-type="string">
            <text:p>3/19 - Michael said go ahead and perform the accessiblility audit</text:p>
          </table:table-cell>
          <table:table-cell table:style-name="ce309"/>
          <table:table-cell table:style-name="ce311" office:value-type="string" calcext:value-type="string">
            <text:p>20 - Unstarted</text:p>
          </table:table-cell>
          <table:table-cell table:style-name="ce312"/>
          <table:table-cell table:style-name="ce88"/>
          <table:table-cell table:style-name="ce86"/>
          <table:table-cell table:number-columns-repeated="1011"/>
        </table:table-row>
        <table:table-row table:style-name="ro20">
          <table:table-cell table:style-name="ce12" table:formula="of:=[.A7]+1" office:value-type="float" office:value="4" calcext:value-type="float">
            <text:p>4</text:p>
          </table:table-cell>
          <table:table-cell table:style-name="ce296" office:value-type="string" calcext:value-type="string">
            <text:p>Make iframe widget height auto fit</text:p>
          </table:table-cell>
          <table:table-cell table:style-name="ce300" office:value-type="string" calcext:value-type="string">
            <text:p>I've looked into this and think I understand the cause. The fix is probably going to related to CUSTOM CSS. It looks like a relatively quick fix, but I'll know more once I begin digging in.</text:p>
          </table:table-cell>
          <table:table-cell table:style-name="ce301" office:value-type="string" calcext:value-type="string">
            <text:p>(1hr-2dy)</text:p>
          </table:table-cell>
          <table:table-cell table:style-name="ce304" office:value-type="string" calcext:value-type="string">
            <text:p>Mid Priority, maybe fit in around other larger projects.</text:p>
          </table:table-cell>
          <table:table-cell table:style-name="ce305" office:value-type="string" calcext:value-type="string">
            <text:p>03 Medium</text:p>
          </table:table-cell>
          <table:table-cell table:style-name="ce306"/>
          <table:table-cell table:style-name="ce308" office:value-type="string" calcext:value-type="string">
            <text:p>Will work in around other projects</text:p>
          </table:table-cell>
          <table:table-cell table:style-name="ce310"/>
          <table:table-cell table:style-name="ce311" office:value-type="string" calcext:value-type="string">
            <text:p>20 - Unstarted</text:p>
          </table:table-cell>
          <table:table-cell table:style-name="ce312"/>
          <table:table-cell table:style-name="ce88"/>
          <table:table-cell table:style-name="ce86"/>
          <table:table-cell table:number-columns-repeated="1011"/>
        </table:table-row>
        <table:table-row table:style-name="ro13">
          <table:table-cell table:style-name="ce12" table:formula="of:=[.A8]+1" office:value-type="float" office:value="5" calcext:value-type="float">
            <text:p>5</text:p>
          </table:table-cell>
          <table:table-cell table:style-name="ce295" office:value-type="string" calcext:value-type="string">
            <text:p>Google Apps script to copy backups to Google Workspace shared folder</text:p>
          </table:table-cell>
          <table:table-cell table:style-name="ce298" office:value-type="string" calcext:value-type="string">
            <text:p>Scheduled UpdraftPlus backup has been working for 3 months</text:p>
          </table:table-cell>
          <table:table-cell table:style-name="ce301" office:value-type="string" calcext:value-type="string">
            <text:p>(2dy-1wk)</text:p>
          </table:table-cell>
          <table:table-cell table:style-name="ce304" office:value-type="string" calcext:value-type="string">
            <text:p>Writing that script is pretty low priority now that the backup is happening in SOME capacity. Much more important things to work on here.</text:p>
          </table:table-cell>
          <table:table-cell table:style-name="ce305" office:value-type="string" calcext:value-type="string">
            <text:p>04 Low</text:p>
          </table:table-cell>
          <table:table-cell table:style-name="ce306" office:value-type="float" office:value="4" calcext:value-type="float">
            <text:p>4</text:p>
          </table:table-cell>
          <table:table-cell table:style-name="ce307" office:value-type="string" calcext:value-type="string">
            <text:p>Michael said this is lower priority now that I have regular backups scheduled through UpdraftPlus.</text:p>
          </table:table-cell>
          <table:table-cell table:style-name="ce309"/>
          <table:table-cell table:style-name="ce311" office:value-type="string" calcext:value-type="string">
            <text:p>10 - Partial</text:p>
          </table:table-cell>
          <table:table-cell table:style-name="ce312"/>
          <table:table-cell table:style-name="ce88"/>
          <table:table-cell table:style-name="ce86"/>
          <table:table-cell table:number-columns-repeated="1011"/>
        </table:table-row>
        <table:table-row table:style-name="ro13">
          <table:table-cell table:style-name="ce12" table:formula="of:=[.A9]+1" office:value-type="float" office:value="6" calcext:value-type="float">
            <text:p>6</text:p>
          </table:table-cell>
          <table:table-cell table:style-name="ce296" office:value-type="string" calcext:value-type="string">
            <text:p>AWeber subscriber count auto-update</text:p>
          </table:table-cell>
          <table:table-cell table:style-name="ce298" office:value-type="string" calcext:value-type="string">
            <text:p>I came across an article on AWeber yesterday that explains how to do this. The next steps is just to implement it and test. Which I can probably do tomorrow.</text:p>
          </table:table-cell>
          <table:table-cell table:style-name="ce301" office:value-type="string" calcext:value-type="string">
            <text:p>(1dy-1wk)</text:p>
          </table:table-cell>
          <table:table-cell table:style-name="ce304" office:value-type="string" calcext:value-type="string">
            <text:p>Pretty Low Priority</text:p>
          </table:table-cell>
          <table:table-cell table:style-name="ce305" office:value-type="string" calcext:value-type="string">
            <text:p>04 Low</text:p>
          </table:table-cell>
          <table:table-cell table:style-name="ce306" office:value-type="float" office:value="3" calcext:value-type="float">
            <text:p>3</text:p>
          </table:table-cell>
          <table:table-cell table:style-name="ce307" office:value-type="string" calcext:value-type="string">
            <text:p>3/19 - Michael advised to pull HACK code from original ES website codebase</text:p>
          </table:table-cell>
          <table:table-cell table:style-name="ce309"/>
          <table:table-cell table:style-name="ce311" office:value-type="string" calcext:value-type="string">
            <text:p>10 - Partial</text:p>
          </table:table-cell>
          <table:table-cell table:style-name="ce312"/>
          <table:table-cell table:style-name="ce88"/>
          <table:table-cell table:style-name="ce86"/>
          <table:table-cell table:number-columns-repeated="1011"/>
        </table:table-row>
        <table:table-row table:style-name="ro10">
          <table:table-cell table:style-name="ce12" table:formula="of:=[.A10]+1" office:value-type="float" office:value="7" calcext:value-type="float">
            <text:p>7</text:p>
          </table:table-cell>
          <table:table-cell table:style-name="ce296" office:value-type="string" calcext:value-type="string">
            <text:p>Testimonials Page</text:p>
          </table:table-cell>
          <table:table-cell table:style-name="ce298" office:value-type="string" calcext:value-type="string">
            <text:p>Michael basically said to undo most of the changes Peter requested. He requested a list of all-in-one testimonials plugins, which I sent along with my recommendation to purchase Strong Testimonials. His card wasn't working so it didn't look like he'd get to it this week.</text:p>
          </table:table-cell>
          <table:table-cell table:style-name="ce302"/>
          <table:table-cell table:style-name="ce304" office:value-type="string" calcext:value-type="string">
            <text:p>N/A</text:p>
          </table:table-cell>
          <table:table-cell table:style-name="ce305" office:value-type="string" calcext:value-type="string">
            <text:p>01 High</text:p>
          </table:table-cell>
          <table:table-cell table:style-name="ce306" office:value-type="float" office:value="2" calcext:value-type="float">
            <text:p>2</text:p>
          </table:table-cell>
          <table:table-cell table:style-name="ce307" office:value-type="string" calcext:value-type="string">
            <text:p>3/19 - Undid most of Peter's changes, as requested by Michael</text:p>
          </table:table-cell>
          <table:table-cell table:style-name="ce309" office:value-type="string" calcext:value-type="string">
            <text:p>STG</text:p>
          </table:table-cell>
          <table:table-cell table:style-name="ce311" office:value-type="string" calcext:value-type="string">
            <text:p>99 - Yes</text:p>
          </table:table-cell>
          <table:table-cell table:style-name="ce312"/>
          <table:table-cell table:style-name="ce88"/>
          <table:table-cell table:style-name="ce86"/>
          <table:table-cell table:number-columns-repeated="1011"/>
        </table:table-row>
        <table:table-row table:style-name="ro10">
          <table:table-cell table:style-name="ce12" table:formula="of:=[.A11]+1" office:value-type="float" office:value="8" calcext:value-type="float">
            <text:p>8</text:p>
          </table:table-cell>
          <table:table-cell table:style-name="ce295" office:value-type="string" calcext:value-type="string">
            <text:p>Post Revisions Not Showing</text:p>
          </table:table-cell>
          <table:table-cell table:style-name="ce298" office:value-type="string" calcext:value-type="string">
            <text:p>I thought we had fixed this already, but despite having revisions enabled, they don't appear to be. My guess is -- as sometimes happens -- there are multiple controls that govern this feature and one I'm not aware of is overriding. I'll know more once I start digging in.</text:p>
          </table:table-cell>
          <table:table-cell table:style-name="ce301"/>
          <table:table-cell table:style-name="ce304" office:value-type="string" calcext:value-type="string">
            <text:p>I would call this medium importance, defiantly higher than things like the AW subscriber count and missing event info. We need to be able to see versions easily.</text:p>
          </table:table-cell>
          <table:table-cell table:style-name="ce305" office:value-type="string" calcext:value-type="string">
            <text:p>03 Medium</text:p>
          </table:table-cell>
          <table:table-cell table:style-name="ce306"/>
          <table:table-cell table:style-name="ce307" office:value-type="string" calcext:value-type="string">
            <text:p>3/19 - THIS FEATURE IS COMPLETED and I have advised Michael that WPE controls it</text:p>
          </table:table-cell>
          <table:table-cell table:style-name="ce309"/>
          <table:table-cell table:style-name="ce311" office:value-type="string" calcext:value-type="string">
            <text:p>99 - Yes</text:p>
          </table:table-cell>
          <table:table-cell table:style-name="ce312"/>
          <table:table-cell table:style-name="ce88"/>
          <table:table-cell table:style-name="ce86"/>
          <table:table-cell table:number-columns-repeated="1011"/>
        </table:table-row>
        <table:table-row table:style-name="ro13">
          <table:table-cell table:style-name="ce12" table:formula="of:=[.A12]+1" office:value-type="float" office:value="9" calcext:value-type="float">
            <text:p>9</text:p>
          </table:table-cell>
          <table:table-cell table:style-name="ce296" office:value-type="string" calcext:value-type="string">
            <text:p>Missing event info on videos</text:p>
          </table:table-cell>
          <table:table-cell table:style-name="ce298"/>
          <table:table-cell table:style-name="ce301"/>
          <table:table-cell table:style-name="ce303" office:value-type="string" calcext:value-type="string">
            <text:p>N/A</text:p>
          </table:table-cell>
          <table:table-cell table:style-name="ce305" office:value-type="string" calcext:value-type="string">
            <text:p>04 Low</text:p>
          </table:table-cell>
          <table:table-cell table:style-name="ce306" office:value-type="float" office:value="1" calcext:value-type="float">
            <text:p>1</text:p>
          </table:table-cell>
          <table:table-cell table:style-name="ce307" office:value-type="string" calcext:value-type="string">
            <text:p>3/7 - This is done, but Michael probably should look at the results to confirm done to his liking</text:p>
          </table:table-cell>
          <table:table-cell table:style-name="ce309"/>
          <table:table-cell table:style-name="ce311" office:value-type="string" calcext:value-type="string">
            <text:p>99 - Yes</text:p>
          </table:table-cell>
          <table:table-cell table:style-name="ce312"/>
          <table:table-cell table:style-name="ce88"/>
          <table:table-cell table:style-name="ce86"/>
          <table:table-cell table:number-columns-repeated="1011"/>
        </table:table-row>
        <table:table-row table:style-name="ro13">
          <table:table-cell table:style-name="ce12" table:formula="of:=[.A13]+1" office:value-type="float" office:value="10" calcext:value-type="float">
            <text:p>10</text:p>
          </table:table-cell>
          <table:table-cell table:style-name="ce296" office:value-type="string" calcext:value-type="string">
            <text:p>Update Wells page based on Google Sheet</text:p>
          </table:table-cell>
          <table:table-cell table:style-name="ce298" office:value-type="string" calcext:value-type="string">
            <text:p><text:s/>I have set a reminder schedule to tackle these updates on the first of each month, and I worked on this yesterday.</text:p>
          </table:table-cell>
          <table:table-cell table:style-name="ce301" office:value-type="string" calcext:value-type="string">
            <text:p>(2hrs-1day)</text:p>
          </table:table-cell>
          <table:table-cell table:style-name="ce303" office:value-type="string" calcext:value-type="string">
            <text:p>Great, looking forward to this.</text:p>
          </table:table-cell>
          <table:table-cell table:style-name="ce305" office:value-type="string" calcext:value-type="string">
            <text:p><text:span text:style-name="T6">02 High - Regularly Scheduled</text:span></text:p>
          </table:table-cell>
          <table:table-cell table:style-name="ce306" office:value-type="float" office:value="1" calcext:value-type="float">
            <text:p>1</text:p>
          </table:table-cell>
          <table:table-cell table:style-name="ce307" office:value-type="string" calcext:value-type="string">
            <text:p>3/19 - Advised Michael, but there has been no movement of any updates from the Salleys</text:p>
          </table:table-cell>
          <table:table-cell table:style-name="ce309"/>
          <table:table-cell table:style-name="ce311" office:value-type="string" calcext:value-type="string">
            <text:p>99 - Yes</text:p>
          </table:table-cell>
          <table:table-cell table:style-name="ce312"/>
          <table:table-cell table:style-name="ce88"/>
          <table:table-cell table:style-name="ce86"/>
          <table:table-cell table:number-columns-repeated="1011"/>
        </table:table-row>
        <table:table-row table:style-name="ro4">
          <table:table-cell table:style-name="ce12"/>
          <table:table-cell table:style-name="ce297" table:number-columns-repeated="8"/>
          <table:table-cell/>
          <table:table-cell table:style-name="ce312"/>
          <table:table-cell table:style-name="ce85"/>
          <table:table-cell table:number-columns-repeated="1012"/>
        </table:table-row>
        <table:table-row table:style-name="ro4">
          <table:table-cell table:number-columns-repeated="11"/>
          <table:table-cell table:style-name="ce85"/>
          <table:table-cell table:number-columns-repeated="1012"/>
        </table:table-row>
        <table:table-row table:style-name="ro4">
          <table:table-cell/>
          <table:table-cell table:style-name="ce4" office:value-type="string" calcext:value-type="string">
            <text:p>KEY:</text:p>
          </table:table-cell>
          <table:table-cell table:style-name="ce5"/>
          <table:table-cell table:number-columns-repeated="8"/>
          <table:table-cell table:style-name="ce85"/>
          <table:table-cell table:number-columns-repeated="1012"/>
        </table:table-row>
        <table:table-row table:style-name="ro4">
          <table:table-cell table:style-name="ce13"/>
          <table:table-cell table:style-name="ce5" table:number-columns-repeated="2"/>
          <table:table-cell table:number-columns-repeated="8"/>
          <table:table-cell table:style-name="ce85"/>
          <table:table-cell table:number-columns-repeated="1012"/>
        </table:table-row>
        <table:table-row table:style-name="ro3">
          <table:table-cell/>
          <table:table-cell table:style-name="ce4" office:value-type="string" calcext:value-type="string">
            <text:p>STG2</text:p>
          </table:table-cell>
          <table:table-cell table:style-name="ce8" office:value-type="string" calcext:value-type="string">
            <text:p><text:a xlink:href="https://esdevstg546.wpenginepowered.com/" xlink:type="simple">https://esdevstg546.wpenginepowered.com/</text:a></text:p>
          </table:table-cell>
          <table:table-cell table:number-columns-repeated="1021"/>
        </table:table-row>
        <table:table-row table:style-name="ro3">
          <table:table-cell/>
          <table:table-cell table:style-name="ce4" office:value-type="string" calcext:value-type="string">
            <text:p>STG</text:p>
          </table:table-cell>
          <table:table-cell table:style-name="ce8" office:value-type="string" calcext:value-type="string">
            <text:p><text:a xlink:href="https://elijahstre1stg.wpenginepowered.com/" xlink:type="simple">https://elijahstre1stg.wpenginepowered.com/</text:a></text:p>
          </table:table-cell>
          <table:table-cell table:number-columns-repeated="1021"/>
        </table:table-row>
        <table:table-row table:style-name="ro4" table:number-rows-repeated="2">
          <table:table-cell/>
          <table:table-cell table:style-name="ce5" table:number-columns-repeated="2"/>
          <table:table-cell table:number-columns-repeated="1021"/>
        </table:table-row>
        <table:table-row table:style-name="ro5" table:number-rows-repeated="1048553">
          <table:table-cell table:number-columns-repeated="1024"/>
        </table:table-row>
        <table:table-row table:style-name="ro5">
          <table:table-cell table:number-columns-repeated="1024"/>
        </table:table-row>
        <table:named-expressions>
          <table:named-range table:name="_xlnm._FilterDatabase" table:base-cell-address="$Instructions.$A$1" table:cell-range-address="$'Progress 3-20'.$B$4:.$K$15"/>
        </table:named-expressions>
        <calcext:conditional-formats>
          <calcext:conditional-format calcext:target-range-address="'Progress 3-20'.F5:'Progress 3-20'.F14">
            <calcext:condition calcext:apply-style-name="ConditionalStyle_1" calcext:value="formula-is(regexmatch([.$F5];&quot;High&quot;))" calcext:base-cell-address="'Progress 3-20'.F5"/>
          </calcext:conditional-format>
          <calcext:conditional-format calcext:target-range-address="'Progress 3-20'.F5:'Progress 3-20'.F14">
            <calcext:condition calcext:apply-style-name="ConditionalStyle_2" calcext:value="begins-with(&quot;04 Low&quot;)" calcext:base-cell-address="'Progress 3-20'.F5"/>
          </calcext:conditional-format>
          <calcext:conditional-format calcext:target-range-address="'Progress 3-20'.F5:'Progress 3-20'.F14">
            <calcext:condition calcext:apply-style-name="ConditionalStyle_3" calcext:value="begins-with(&quot;03 Med&quot;)" calcext:base-cell-address="'Progress 3-20'.F5"/>
          </calcext:conditional-format>
          <calcext:conditional-format calcext:target-range-address="'Progress 3-20'.B5:'Progress 3-20'.J14">
            <calcext:condition calcext:apply-style-name="ConditionalStyle_10" calcext:value="formula-is(regexmatch([.$J5];&quot;(?i)yes&quot;))" calcext:base-cell-address="'Progress 3-20'.B5"/>
          </calcext:conditional-format>
          <calcext:conditional-format calcext:target-range-address="'Progress 3-20'.B5:'Progress 3-20'.J14">
            <calcext:condition calcext:apply-style-name="ConditionalStyle_5" calcext:value="formula-is(regexmatch([.$J5];&quot;(?i)Partial&quot;))" calcext:base-cell-address="'Progress 3-20'.B5"/>
          </calcext:conditional-format>
          <calcext:conditional-format calcext:target-range-address="'Progress 3-20'.B5:'Progress 3-20'.J14">
            <calcext:condition calcext:apply-style-name="ConditionalStyle_6" calcext:value="formula-is(regexmatch([.$J5];&quot;(?i)unstarted&quot;))" calcext:base-cell-address="'Progress 3-20'.B5"/>
          </calcext:conditional-format>
        </calcext:conditional-formats>
      </table:table>
      <table:table table:name="Progress 3-6" table:style-name="ta9">
        <table:table-column table:style-name="co29" table:default-cell-style-name="Default"/>
        <table:table-column table:style-name="co30" table:default-cell-style-name="Default"/>
        <table:table-column table:style-name="co31" table:default-cell-style-name="Default"/>
        <table:table-column table:style-name="co13" table:default-cell-style-name="Default"/>
        <table:table-column table:style-name="co24" table:default-cell-style-name="Default"/>
        <table:table-column table:style-name="co18" table:default-cell-style-name="Default"/>
        <table:table-column table:style-name="co28" table:default-cell-style-name="Default"/>
        <table:table-column table:style-name="co32" table:default-cell-style-name="Default"/>
        <table:table-column table:style-name="co33" table:default-cell-style-name="Default"/>
        <table:table-column table:style-name="co35" table:default-cell-style-name="Default"/>
        <table:table-column table:style-name="co34" table:default-cell-style-name="Default"/>
        <table:table-column table:style-name="co1" table:default-cell-style-name="Default"/>
        <table:table-column table:style-name="co22" table:default-cell-style-name="Default"/>
        <table:table-column table:style-name="co1" table:number-columns-repeated="1011" table:default-cell-style-name="Default"/>
        <table:table-row table:style-name="ro6">
          <table:table-cell table:style-name="ce10"/>
          <table:table-cell table:style-name="ce10" office:value-type="string" calcext:value-type="string">
            <text:p>EH_ELSM_20240122_TicketProgress.gsheet: Progress 3-6</text:p>
          </table:table-cell>
          <table:table-cell table:style-name="ce10"/>
          <table:table-cell table:style-name="ce67"/>
          <table:table-cell table:style-name="ce72"/>
          <table:table-cell table:style-name="ce72" office:value-type="string" calcext:value-type="string">
            <text:p>AS OF: </text:p>
          </table:table-cell>
          <table:table-cell table:style-name="ce67" table:formula="of:=[$'Version Log'.B12]" office:value-type="date" office:date-value="2024-02-02" calcext:value-type="date">
            <text:p>February 2, 2024</text:p>
          </table:table-cell>
          <table:table-cell table:style-name="ce72" table:number-columns-repeated="2"/>
          <table:table-cell table:number-columns-repeated="2"/>
          <table:table-cell table:style-name="ce86" table:number-columns-repeated="2"/>
          <table:table-cell table:style-name="ce6" table:number-columns-repeated="2"/>
          <table:table-cell table:number-columns-repeated="1009"/>
        </table:table-row>
        <table:table-row table:style-name="ro4">
          <table:table-cell table:style-name="ce6" table:number-columns-repeated="15"/>
          <table:table-cell table:number-columns-repeated="1009"/>
        </table:table-row>
        <table:table-row table:style-name="ro7">
          <table:table-cell table:number-columns-repeated="2"/>
          <table:table-cell table:style-name="ce63" table:number-columns-spanned="9" table:number-rows-spanned="1"/>
          <table:covered-table-cell table:number-columns-repeated="8"/>
          <table:table-cell table:style-name="ce86" table:number-columns-repeated="2"/>
          <table:table-cell table:style-name="ce6" table:number-columns-repeated="2"/>
          <table:table-cell table:number-columns-repeated="1009"/>
        </table:table-row>
        <table:table-row table:style-name="ro19">
          <table:table-cell table:style-name="ce11" office:value-type="string" calcext:value-type="string">
            <text:p>Index</text:p>
          </table:table-cell>
          <table:table-cell table:style-name="ce112" office:value-type="string" calcext:value-type="string">
            <text:p>Project Name</text:p>
          </table:table-cell>
          <table:table-cell table:style-name="ce112" office:value-type="string" calcext:value-type="string">
            <text:p>Description</text:p>
          </table:table-cell>
          <table:table-cell table:style-name="ce112" office:value-type="string" calcext:value-type="string">
            <text:p>Time To Complete</text:p>
          </table:table-cell>
          <table:table-cell table:style-name="ce197" office:value-type="string" calcext:value-type="string">
            <text:p>Michael's Notes</text:p>
          </table:table-cell>
          <table:table-cell table:style-name="ce197" office:value-type="string" calcext:value-type="string">
            <text:p>Priority</text:p>
          </table:table-cell>
          <table:table-cell table:style-name="ce197" office:value-type="string" calcext:value-type="string">
            <text:p>Secondary Priority</text:p>
          </table:table-cell>
          <table:table-cell table:style-name="ce197" office:value-type="string" calcext:value-type="string">
            <text:p>Progress</text:p>
          </table:table-cell>
          <table:table-cell table:style-name="ce197" office:value-type="string" calcext:value-type="string">
            <text:p>SITE-ENV</text:p>
          </table:table-cell>
          <table:table-cell table:style-name="ce197" office:value-type="string" calcext:value-type="string">
            <text:p>DONE</text:p>
          </table:table-cell>
          <table:table-cell table:style-name="ce197" office:value-type="string" calcext:value-type="string">
            <text:p>Date Completed</text:p>
          </table:table-cell>
          <table:table-cell table:style-name="ce87" table:number-columns-repeated="2"/>
          <table:table-cell table:number-columns-repeated="1011"/>
        </table:table-row>
        <table:table-row table:style-name="ro14">
          <table:table-cell table:style-name="ce12" office:value-type="float" office:value="1" calcext:value-type="float">
            <text:p>1</text:p>
          </table:table-cell>
          <table:table-cell table:style-name="ce552" office:value-type="string" calcext:value-type="string">
            <text:p>Configure GitHub to work with WPE ES</text:p>
          </table:table-cell>
          <table:table-cell table:style-name="ce554" office:value-type="string" calcext:value-type="string">
            <text:p>It may be that we don't really need GitHub, as long as I have Git on my laptop? NO, we should have the repo somewhere safe where anyone else who needs to work on it can, or in case my hard drive dies, etc.</text:p>
          </table:table-cell>
          <table:table-cell table:style-name="ce558" office:value-type="string" calcext:value-type="string">
            <text:p>(2dy-2wk)</text:p>
          </table:table-cell>
          <table:table-cell table:style-name="ce560" office:value-type="string" calcext:value-type="string">
            <text:p>N/A</text:p>
          </table:table-cell>
          <table:table-cell table:style-name="ce562" office:value-type="string" calcext:value-type="string">
            <text:p>01 High</text:p>
          </table:table-cell>
          <table:table-cell table:style-name="ce563" office:value-type="float" office:value="4" calcext:value-type="float">
            <text:p>4</text:p>
          </table:table-cell>
          <table:table-cell table:style-name="ce564" office:value-type="string" calcext:value-type="string">
            <text:p>Need to let Michael know benefits of GitHub and see if he wants to create an account</text:p>
          </table:table-cell>
          <table:table-cell table:style-name="ce567"/>
          <table:table-cell table:style-name="ce569" office:value-type="string" calcext:value-type="string">
            <text:p>10 - Partial</text:p>
          </table:table-cell>
          <table:table-cell table:style-name="ce312"/>
          <table:table-cell table:style-name="ce88"/>
          <table:table-cell table:number-columns-repeated="1012"/>
        </table:table-row>
        <table:table-row table:style-name="ro14">
          <table:table-cell table:style-name="ce12" table:formula="of:=[.A5]+1" office:value-type="float" office:value="2" calcext:value-type="float">
            <text:p>2</text:p>
          </table:table-cell>
          <table:table-cell table:style-name="ce553" office:value-type="string" calcext:value-type="string">
            <text:p>Front end filtering of search results</text:p>
          </table:table-cell>
          <table:table-cell table:style-name="ce554" office:value-type="string" calcext:value-type="string">
            <text:p>Filtering is going great. Not trivial by any means.</text:p>
          </table:table-cell>
          <table:table-cell table:style-name="ce558" office:value-type="string" calcext:value-type="string">
            <text:p>(1-2wk)</text:p>
          </table:table-cell>
          <table:table-cell table:style-name="ce561" office:value-type="string" calcext:value-type="string">
            <text:p>This should be near the top of the priority list along with the filtering below. I was under the impression that those two were part of the same project in all of our previous discussions…</text:p>
          </table:table-cell>
          <table:table-cell table:style-name="ce562" office:value-type="string" calcext:value-type="string">
            <text:p>01 High</text:p>
          </table:table-cell>
          <table:table-cell table:style-name="ce563" office:value-type="float" office:value="3" calcext:value-type="float">
            <text:p>3</text:p>
          </table:table-cell>
          <table:table-cell table:style-name="ce564" office:value-type="string" calcext:value-type="string">
            <text:p>3/7 - Filtering for guests page is done (STG2), but need approval from Michael</text:p>
          </table:table-cell>
          <table:table-cell table:style-name="ce567" office:value-type="string" calcext:value-type="string">
            <text:p>STG2</text:p>
          </table:table-cell>
          <table:table-cell table:style-name="ce569" office:value-type="string" calcext:value-type="string">
            <text:p>15 - Mostly Done</text:p>
          </table:table-cell>
          <table:table-cell table:style-name="ce312"/>
          <table:table-cell table:style-name="ce88"/>
          <table:table-cell table:style-name="ce86"/>
          <table:table-cell table:number-columns-repeated="1011"/>
        </table:table-row>
        <table:table-row table:style-name="ro13">
          <table:table-cell table:style-name="ce12" table:formula="of:=[.A6]+1" office:value-type="float" office:value="3" calcext:value-type="float">
            <text:p>3</text:p>
          </table:table-cell>
          <table:table-cell table:style-name="ce552" office:value-type="string" calcext:value-type="string">
            <text:p>Audit Site for Accessibility</text:p>
          </table:table-cell>
          <table:table-cell table:style-name="ce555" office:value-type="string" calcext:value-type="string">
            <text:p><text:span text:style-name="T1">ERIC_IDEA:</text:span><text:span text:style-name="T2"> There are many accessibility considerations we may want to evaluate, the main one being we need an alt tag on each image (except decorative graphics)</text:span></text:p>
          </table:table-cell>
          <table:table-cell table:style-name="ce558"/>
          <table:table-cell table:style-name="ce561" office:value-type="string" calcext:value-type="string">
            <text:p>N/A</text:p>
          </table:table-cell>
          <table:table-cell table:style-name="ce562" office:value-type="string" calcext:value-type="string">
            <text:p>03 Medium</text:p>
          </table:table-cell>
          <table:table-cell table:style-name="ce563"/>
          <table:table-cell table:style-name="ce564"/>
          <table:table-cell table:style-name="ce567"/>
          <table:table-cell table:style-name="ce569" office:value-type="string" calcext:value-type="string">
            <text:p>20 - Unstarted</text:p>
          </table:table-cell>
          <table:table-cell table:style-name="ce312"/>
          <table:table-cell table:style-name="ce88"/>
          <table:table-cell table:style-name="ce86"/>
          <table:table-cell table:number-columns-repeated="1011"/>
        </table:table-row>
        <table:table-row table:style-name="ro20">
          <table:table-cell table:style-name="ce12" table:formula="of:=[.A7]+1" office:value-type="float" office:value="4" calcext:value-type="float">
            <text:p>4</text:p>
          </table:table-cell>
          <table:table-cell table:style-name="ce553" office:value-type="string" calcext:value-type="string">
            <text:p>Make iframe widget height auto fit</text:p>
          </table:table-cell>
          <table:table-cell table:style-name="ce556" office:value-type="string" calcext:value-type="string">
            <text:p>I've looked into this and think I understand the cause. The fix is probably going to related to CUSTOM CSS. It looks like a relatively quick fix, but I'll know more once I begin digging in.</text:p>
          </table:table-cell>
          <table:table-cell table:style-name="ce558" office:value-type="string" calcext:value-type="string">
            <text:p>(1hr-2dy)</text:p>
          </table:table-cell>
          <table:table-cell table:style-name="ce561" office:value-type="string" calcext:value-type="string">
            <text:p>Mid Priority, maybe fit in around other larger projects.</text:p>
          </table:table-cell>
          <table:table-cell table:style-name="ce562" office:value-type="string" calcext:value-type="string">
            <text:p>03 Medium</text:p>
          </table:table-cell>
          <table:table-cell table:style-name="ce563"/>
          <table:table-cell table:style-name="ce565" office:value-type="string" calcext:value-type="string">
            <text:p>Will work in around other projects</text:p>
          </table:table-cell>
          <table:table-cell table:style-name="ce568"/>
          <table:table-cell table:style-name="ce569" office:value-type="string" calcext:value-type="string">
            <text:p>20 - Unstarted</text:p>
          </table:table-cell>
          <table:table-cell table:style-name="ce312"/>
          <table:table-cell table:style-name="ce88"/>
          <table:table-cell table:style-name="ce86"/>
          <table:table-cell table:number-columns-repeated="1011"/>
        </table:table-row>
        <table:table-row table:style-name="ro22">
          <table:table-cell table:style-name="ce12" table:formula="of:=[.A8]+1" office:value-type="float" office:value="5" calcext:value-type="float">
            <text:p>5</text:p>
          </table:table-cell>
          <table:table-cell table:style-name="ce552" office:value-type="string" calcext:value-type="string">
            <text:p>Google Apps script to copy backups to Google Workspace shared folder</text:p>
          </table:table-cell>
          <table:table-cell table:style-name="ce554" office:value-type="string" calcext:value-type="string">
            <text:p><text:span text:style-name="T6">Scheduled backup of ElijahStreams.com to my EricH@ElijahStreams.com account has been working fine for ten days (since 1/22), though </text:span><text:span text:style-name="T7">manual copying from Google Drive to the shared Google Workspace folder is still required.</text:span><text:span text:style-name="T8"> I've been exploring automation solutions and it looks like the easiest solution may be a custom Google Apps script. </text:span><text:span text:style-name="T7">I wrote a script that successfully copies files from one folder to another on the same Google Drive.</text:span><text:span text:style-name="T8"> Next steps: Test copying to a folder on a different drive. Potential roadblocks: I can foresee authentication being an issue -- I'll know more as I dig in.</text:span></text:p>
          </table:table-cell>
          <table:table-cell table:style-name="ce558" office:value-type="string" calcext:value-type="string">
            <text:p>(2dy-1wk)</text:p>
          </table:table-cell>
          <table:table-cell table:style-name="ce561" office:value-type="string" calcext:value-type="string">
            <text:p>Writing that script is pretty low priority now that the backup is happening in SOME capacity. Much more important things to work on here.</text:p>
          </table:table-cell>
          <table:table-cell table:style-name="ce562" office:value-type="string" calcext:value-type="string">
            <text:p>04 Low</text:p>
          </table:table-cell>
          <table:table-cell table:style-name="ce563" office:value-type="float" office:value="4" calcext:value-type="float">
            <text:p>4</text:p>
          </table:table-cell>
          <table:table-cell table:style-name="ce564" office:value-type="string" calcext:value-type="string">
            <text:p>Michael said this is lower priority now that I have regular backups scheduled through UpdraftPlus.</text:p>
          </table:table-cell>
          <table:table-cell table:style-name="ce567"/>
          <table:table-cell table:style-name="ce569" office:value-type="string" calcext:value-type="string">
            <text:p>10 - Partial</text:p>
          </table:table-cell>
          <table:table-cell table:style-name="ce312"/>
          <table:table-cell table:style-name="ce88"/>
          <table:table-cell table:style-name="ce86"/>
          <table:table-cell table:number-columns-repeated="1011"/>
        </table:table-row>
        <table:table-row table:style-name="ro13">
          <table:table-cell table:style-name="ce12" table:formula="of:=[.A9]+1" office:value-type="float" office:value="6" calcext:value-type="float">
            <text:p>6</text:p>
          </table:table-cell>
          <table:table-cell table:style-name="ce553" office:value-type="string" calcext:value-type="string">
            <text:p>AWeber subscriber count auto-update</text:p>
          </table:table-cell>
          <table:table-cell table:style-name="ce554" office:value-type="string" calcext:value-type="string">
            <text:p>I came across an article on AWeber yesterday that explains how to do this. The next steps is just to implement it and test. Which I can probably do tomorrow.</text:p>
          </table:table-cell>
          <table:table-cell table:style-name="ce558" office:value-type="string" calcext:value-type="string">
            <text:p>(1dy-1wk)</text:p>
          </table:table-cell>
          <table:table-cell table:style-name="ce561" office:value-type="string" calcext:value-type="string">
            <text:p>Pretty Low Priority</text:p>
          </table:table-cell>
          <table:table-cell table:style-name="ce562" office:value-type="string" calcext:value-type="string">
            <text:p>04 Low</text:p>
          </table:table-cell>
          <table:table-cell table:style-name="ce563" office:value-type="float" office:value="3" calcext:value-type="float">
            <text:p>3</text:p>
          </table:table-cell>
          <table:table-cell table:style-name="ce327" office:value-type="string" calcext:value-type="string">
            <text:p><text:a xlink:href="https://help.aweber.com/hc/en-us/articles/204027696-How-do-I-add-a-subscriber-counter-to-my-form-or-website." xlink:type="simple">3/15 - Tried the steps listed here: https://help.aweber.com/hc/en-us/articles/204027696-How-do-I-add-a-subscriber-counter-to-my-form-or-website. This only generates a fixed image with tiny font - it is not auto-updated. May need to refer to API. Tix: https://trello.com/c/C9qcIE8N/92-stg-add-auto-updated-aweber-subscriber-count-to-homepage</text:a></text:p>
          </table:table-cell>
          <table:table-cell table:style-name="ce567"/>
          <table:table-cell table:style-name="ce569" office:value-type="string" calcext:value-type="string">
            <text:p>10 - Partial</text:p>
          </table:table-cell>
          <table:table-cell table:style-name="ce312"/>
          <table:table-cell table:style-name="ce88"/>
          <table:table-cell table:style-name="ce86"/>
          <table:table-cell table:number-columns-repeated="1011"/>
        </table:table-row>
        <table:table-row table:style-name="ro10">
          <table:table-cell table:style-name="ce12" table:formula="of:=[.A10]+1" office:value-type="float" office:value="7" calcext:value-type="float">
            <text:p>7</text:p>
          </table:table-cell>
          <table:table-cell table:style-name="ce553" office:value-type="string" calcext:value-type="string">
            <text:p>Testimonials Page</text:p>
          </table:table-cell>
          <table:table-cell table:style-name="ce554" office:value-type="string" calcext:value-type="string">
            <text:p>Michael basically said to undo most of the changes Peter requested. He requested a list of all-in-one testimonials plugins, which I sent along with my recommendation to purchase Strong Testimonials. His card wasn't working so it didn't look like he'd get to it this week.</text:p>
          </table:table-cell>
          <table:table-cell table:style-name="ce559"/>
          <table:table-cell table:style-name="ce561" office:value-type="string" calcext:value-type="string">
            <text:p>N/A</text:p>
          </table:table-cell>
          <table:table-cell table:style-name="ce562" office:value-type="string" calcext:value-type="string">
            <text:p>01 High</text:p>
          </table:table-cell>
          <table:table-cell table:style-name="ce563" office:value-type="float" office:value="2" calcext:value-type="float">
            <text:p>2</text:p>
          </table:table-cell>
          <table:table-cell table:style-name="ce564" office:value-type="string" calcext:value-type="string">
            <text:p>3/7 - Done, but need final approval from Michael. After approval, will likely take 2hours - 2 days to complete launching the feature</text:p>
          </table:table-cell>
          <table:table-cell table:style-name="ce567" office:value-type="string" calcext:value-type="string">
            <text:p>STG</text:p>
          </table:table-cell>
          <table:table-cell table:style-name="ce569" office:value-type="string" calcext:value-type="string">
            <text:p>99 - Yes</text:p>
          </table:table-cell>
          <table:table-cell table:style-name="ce312"/>
          <table:table-cell table:style-name="ce88"/>
          <table:table-cell table:style-name="ce86"/>
          <table:table-cell table:number-columns-repeated="1011"/>
        </table:table-row>
        <table:table-row table:style-name="ro10">
          <table:table-cell table:style-name="ce12" table:formula="of:=[.A11]+1" office:value-type="float" office:value="8" calcext:value-type="float">
            <text:p>8</text:p>
          </table:table-cell>
          <table:table-cell table:style-name="ce552" office:value-type="string" calcext:value-type="string">
            <text:p>Post Revisions Not Showing</text:p>
          </table:table-cell>
          <table:table-cell table:style-name="ce554" office:value-type="string" calcext:value-type="string">
            <text:p>I thought we had fixed this already, but despite having revisions enabled, they don't appear to be. My guess is -- as sometimes happens -- there are multiple controls that govern this feature and one I'm not aware of is overriding. I'll know more once I start digging in.</text:p>
          </table:table-cell>
          <table:table-cell table:style-name="ce558"/>
          <table:table-cell table:style-name="ce561" office:value-type="string" calcext:value-type="string">
            <text:p>I would call this medium importance, defiantly higher than things like the AW subscriber count and missing event info. We need to be able to see versions easily.</text:p>
          </table:table-cell>
          <table:table-cell table:style-name="ce562" office:value-type="string" calcext:value-type="string">
            <text:p>03 Medium</text:p>
          </table:table-cell>
          <table:table-cell table:style-name="ce563"/>
          <table:table-cell table:style-name="ce564" office:value-type="string" calcext:value-type="string">
            <text:p>3/15 - SOLVED! Had to ask WPE support to turn on as they are disabled by default to help avoid site performance impact</text:p>
          </table:table-cell>
          <table:table-cell table:style-name="ce567"/>
          <table:table-cell table:style-name="ce569" office:value-type="string" calcext:value-type="string">
            <text:p>99 - Yes</text:p>
          </table:table-cell>
          <table:table-cell table:style-name="ce312"/>
          <table:table-cell table:style-name="ce88"/>
          <table:table-cell table:style-name="ce86"/>
          <table:table-cell table:number-columns-repeated="1011"/>
        </table:table-row>
        <table:table-row table:style-name="ro13">
          <table:table-cell table:style-name="ce12" table:formula="of:=[.A12]+1" office:value-type="float" office:value="9" calcext:value-type="float">
            <text:p>9</text:p>
          </table:table-cell>
          <table:table-cell table:style-name="ce553" office:value-type="string" calcext:value-type="string">
            <text:p>Missing event info on videos</text:p>
          </table:table-cell>
          <table:table-cell table:style-name="ce554"/>
          <table:table-cell table:style-name="ce558"/>
          <table:table-cell table:style-name="ce560" office:value-type="string" calcext:value-type="string">
            <text:p>N/A</text:p>
          </table:table-cell>
          <table:table-cell table:style-name="ce562" office:value-type="string" calcext:value-type="string">
            <text:p>04 Low</text:p>
          </table:table-cell>
          <table:table-cell table:style-name="ce563" office:value-type="float" office:value="1" calcext:value-type="float">
            <text:p>1</text:p>
          </table:table-cell>
          <table:table-cell table:style-name="ce564" office:value-type="string" calcext:value-type="string">
            <text:p>3/7 - This is done, but Michael probably should look at the results to confirm done to his liking</text:p>
          </table:table-cell>
          <table:table-cell table:style-name="ce567"/>
          <table:table-cell table:style-name="ce569" office:value-type="string" calcext:value-type="string">
            <text:p>99 - Yes</text:p>
          </table:table-cell>
          <table:table-cell table:style-name="ce312"/>
          <table:table-cell table:style-name="ce88"/>
          <table:table-cell table:style-name="ce86"/>
          <table:table-cell table:number-columns-repeated="1011"/>
        </table:table-row>
        <table:table-row table:style-name="ro13">
          <table:table-cell table:style-name="ce12" table:formula="of:=[.A13]+1" office:value-type="float" office:value="10" calcext:value-type="float">
            <text:p>10</text:p>
          </table:table-cell>
          <table:table-cell table:style-name="ce553" office:value-type="string" calcext:value-type="string">
            <text:p>Update Wells page based on Google Sheet</text:p>
          </table:table-cell>
          <table:table-cell table:style-name="ce554" office:value-type="string" calcext:value-type="string">
            <text:p><text:s/>I have set a reminder schedule to tackle these updates on the first of each month, and I worked on this yesterday.</text:p>
          </table:table-cell>
          <table:table-cell table:style-name="ce558" office:value-type="string" calcext:value-type="string">
            <text:p>(2hrs-1day)</text:p>
          </table:table-cell>
          <table:table-cell table:style-name="ce560" office:value-type="string" calcext:value-type="string">
            <text:p>Great, looking forward to this.</text:p>
          </table:table-cell>
          <table:table-cell table:style-name="ce562" office:value-type="string" calcext:value-type="string">
            <text:p><text:span text:style-name="T6">02 High - Regularly Scheduled</text:span></text:p>
          </table:table-cell>
          <table:table-cell table:style-name="ce563" office:value-type="float" office:value="1" calcext:value-type="float">
            <text:p>1</text:p>
          </table:table-cell>
          <table:table-cell table:style-name="ce564" office:value-type="string" calcext:value-type="string">
            <text:p>2/2 - Michael liked it, but he wanted the colors changed to a single color for each country</text:p>
          </table:table-cell>
          <table:table-cell table:style-name="ce567"/>
          <table:table-cell table:style-name="ce569" office:value-type="string" calcext:value-type="string">
            <text:p>99 - Yes</text:p>
          </table:table-cell>
          <table:table-cell table:style-name="ce312"/>
          <table:table-cell table:style-name="ce88"/>
          <table:table-cell table:style-name="ce86"/>
          <table:table-cell table:number-columns-repeated="1011"/>
        </table:table-row>
        <table:table-row table:style-name="ro4">
          <table:table-cell table:style-name="ce12"/>
          <table:table-cell table:style-name="ce297" table:number-columns-repeated="8"/>
          <table:table-cell/>
          <table:table-cell table:style-name="ce312"/>
          <table:table-cell table:style-name="ce85"/>
          <table:table-cell table:number-columns-repeated="1012"/>
        </table:table-row>
        <table:table-row table:style-name="ro4">
          <table:table-cell table:number-columns-repeated="11"/>
          <table:table-cell table:style-name="ce85"/>
          <table:table-cell table:number-columns-repeated="1012"/>
        </table:table-row>
        <table:table-row table:style-name="ro4">
          <table:table-cell/>
          <table:table-cell table:style-name="ce6" office:value-type="string" calcext:value-type="string">
            <text:p>KEY:</text:p>
          </table:table-cell>
          <table:table-cell table:number-columns-repeated="9"/>
          <table:table-cell table:style-name="ce85"/>
          <table:table-cell table:number-columns-repeated="1012"/>
        </table:table-row>
        <table:table-row table:style-name="ro4">
          <table:table-cell table:style-name="ce13"/>
          <table:table-cell table:number-columns-repeated="10"/>
          <table:table-cell table:style-name="ce85"/>
          <table:table-cell table:number-columns-repeated="1012"/>
        </table:table-row>
        <table:table-row table:style-name="ro3">
          <table:table-cell/>
          <table:table-cell table:style-name="ce6" office:value-type="string" calcext:value-type="string">
            <text:p>STG2</text:p>
          </table:table-cell>
          <table:table-cell table:style-name="ce318" office:value-type="string" calcext:value-type="string">
            <text:p><text:a xlink:href="https://esdevstg546.wpenginepowered.com/" xlink:type="simple">https://esdevstg546.wpenginepowered.com/</text:a></text:p>
          </table:table-cell>
          <table:table-cell table:number-columns-repeated="1021"/>
        </table:table-row>
        <table:table-row table:style-name="ro3">
          <table:table-cell/>
          <table:table-cell table:style-name="ce6" office:value-type="string" calcext:value-type="string">
            <text:p>STG</text:p>
          </table:table-cell>
          <table:table-cell table:style-name="ce318" office:value-type="string" calcext:value-type="string">
            <text:p><text:a xlink:href="https://elijahstre1stg.wpenginepowered.com/" xlink:type="simple">https://elijahstre1stg.wpenginepowered.com/</text:a></text:p>
          </table:table-cell>
          <table:table-cell table:number-columns-repeated="1021"/>
        </table:table-row>
        <table:table-row table:style-name="ro5" table:number-rows-repeated="1048555">
          <table:table-cell table:number-columns-repeated="1024"/>
        </table:table-row>
        <table:table-row table:style-name="ro5">
          <table:table-cell table:number-columns-repeated="1024"/>
        </table:table-row>
        <table:named-expressions>
          <table:named-range table:name="_xlnm._FilterDatabase" table:base-cell-address="$Instructions.$A$1" table:cell-range-address="$'Progress 3-6'.$B$4:.$K$15"/>
        </table:named-expressions>
        <calcext:conditional-formats>
          <calcext:conditional-format calcext:target-range-address="'Progress 3-6'.F5:'Progress 3-6'.F14">
            <calcext:condition calcext:apply-style-name="ConditionalStyle_1" calcext:value="formula-is(regexmatch([.$F5];&quot;High&quot;))" calcext:base-cell-address="'Progress 3-6'.F5"/>
          </calcext:conditional-format>
          <calcext:conditional-format calcext:target-range-address="'Progress 3-6'.F5:'Progress 3-6'.F14">
            <calcext:condition calcext:apply-style-name="ConditionalStyle_2" calcext:value="begins-with(&quot;04 Low&quot;)" calcext:base-cell-address="'Progress 3-6'.F5"/>
          </calcext:conditional-format>
          <calcext:conditional-format calcext:target-range-address="'Progress 3-6'.F5:'Progress 3-6'.F14">
            <calcext:condition calcext:apply-style-name="ConditionalStyle_3" calcext:value="begins-with(&quot;03 Med&quot;)" calcext:base-cell-address="'Progress 3-6'.F5"/>
          </calcext:conditional-format>
          <calcext:conditional-format calcext:target-range-address="'Progress 3-6'.B5:'Progress 3-6'.J14">
            <calcext:condition calcext:apply-style-name="ConditionalStyle_10" calcext:value="formula-is(regexmatch([.$J5];&quot;(?i)yes&quot;))" calcext:base-cell-address="'Progress 3-6'.B5"/>
          </calcext:conditional-format>
          <calcext:conditional-format calcext:target-range-address="'Progress 3-6'.B5:'Progress 3-6'.J14">
            <calcext:condition calcext:apply-style-name="ConditionalStyle_5" calcext:value="formula-is(regexmatch([.$J5];&quot;(?i)Partial&quot;))" calcext:base-cell-address="'Progress 3-6'.B5"/>
          </calcext:conditional-format>
          <calcext:conditional-format calcext:target-range-address="'Progress 3-6'.B5:'Progress 3-6'.J14">
            <calcext:condition calcext:apply-style-name="ConditionalStyle_6" calcext:value="formula-is(regexmatch([.$J5];&quot;(?i)unstarted&quot;))" calcext:base-cell-address="'Progress 3-6'.B5"/>
          </calcext:conditional-format>
        </calcext:conditional-formats>
      </table:table>
      <table:table table:name="Progress 2-2" table:style-name="ta10">
        <table:table-column table:style-name="co29" table:default-cell-style-name="Default"/>
        <table:table-column table:style-name="co30" table:default-cell-style-name="Default"/>
        <table:table-column table:style-name="co31" table:default-cell-style-name="Default"/>
        <table:table-column table:style-name="co13" table:default-cell-style-name="Default"/>
        <table:table-column table:style-name="co24" table:default-cell-style-name="Default"/>
        <table:table-column table:style-name="co18" table:default-cell-style-name="Default"/>
        <table:table-column table:style-name="co28" table:default-cell-style-name="Default"/>
        <table:table-column table:style-name="co32" table:default-cell-style-name="Default"/>
        <table:table-column table:style-name="co35" table:default-cell-style-name="Default"/>
        <table:table-column table:style-name="co34" table:default-cell-style-name="Default"/>
        <table:table-column table:style-name="co1" table:default-cell-style-name="Default"/>
        <table:table-column table:style-name="co22" table:default-cell-style-name="Default"/>
        <table:table-column table:style-name="co1" table:number-columns-repeated="1012" table:default-cell-style-name="Default"/>
        <table:table-row table:style-name="ro6">
          <table:table-cell table:style-name="ce10"/>
          <table:table-cell table:style-name="ce10" office:value-type="string" calcext:value-type="string">
            <text:p>EH_ELSM_20240122_TicketProgress.gsheet: Progress 2-2</text:p>
          </table:table-cell>
          <table:table-cell table:style-name="ce10"/>
          <table:table-cell table:style-name="ce67"/>
          <table:table-cell table:style-name="ce72"/>
          <table:table-cell table:style-name="ce72" office:value-type="string" calcext:value-type="string">
            <text:p>AS OF: </text:p>
          </table:table-cell>
          <table:table-cell table:style-name="ce67" table:formula="of:=[$'Version Log'.B12]" office:value-type="date" office:date-value="2024-02-02" calcext:value-type="date">
            <text:p>February 2, 2024</text:p>
          </table:table-cell>
          <table:table-cell table:style-name="ce72"/>
          <table:table-cell table:number-columns-repeated="2"/>
          <table:table-cell table:style-name="ce86" table:number-columns-repeated="2"/>
          <table:table-cell table:style-name="ce6" table:number-columns-repeated="2"/>
          <table:table-cell table:number-columns-repeated="1010"/>
        </table:table-row>
        <table:table-row table:style-name="ro4">
          <table:table-cell table:style-name="ce6" table:number-columns-repeated="14"/>
          <table:table-cell table:number-columns-repeated="1010"/>
        </table:table-row>
        <table:table-row table:style-name="ro7">
          <table:table-cell table:number-columns-repeated="2"/>
          <table:table-cell table:style-name="ce63" table:number-columns-spanned="8" table:number-rows-spanned="1"/>
          <table:covered-table-cell table:number-columns-repeated="7"/>
          <table:table-cell table:style-name="ce86" table:number-columns-repeated="2"/>
          <table:table-cell table:style-name="ce6" table:number-columns-repeated="2"/>
          <table:table-cell table:number-columns-repeated="1010"/>
        </table:table-row>
        <table:table-row table:style-name="ro19">
          <table:table-cell table:style-name="ce11" office:value-type="string" calcext:value-type="string">
            <text:p>Index</text:p>
          </table:table-cell>
          <table:table-cell table:style-name="ce112" office:value-type="string" calcext:value-type="string">
            <text:p>Project Name</text:p>
          </table:table-cell>
          <table:table-cell table:style-name="ce112" office:value-type="string" calcext:value-type="string">
            <text:p>Description</text:p>
          </table:table-cell>
          <table:table-cell table:style-name="ce112" office:value-type="string" calcext:value-type="string">
            <text:p>Time To Complete</text:p>
          </table:table-cell>
          <table:table-cell table:style-name="ce197" office:value-type="string" calcext:value-type="string">
            <text:p>Michael's Notes</text:p>
          </table:table-cell>
          <table:table-cell table:style-name="ce197" office:value-type="string" calcext:value-type="string">
            <text:p>Priority</text:p>
          </table:table-cell>
          <table:table-cell table:style-name="ce197" office:value-type="string" calcext:value-type="string">
            <text:p>Secondary Priority</text:p>
          </table:table-cell>
          <table:table-cell table:style-name="ce197" office:value-type="string" calcext:value-type="string">
            <text:p>Progress</text:p>
          </table:table-cell>
          <table:table-cell table:style-name="ce197" office:value-type="string" calcext:value-type="string">
            <text:p>DONE</text:p>
          </table:table-cell>
          <table:table-cell table:style-name="ce197" office:value-type="string" calcext:value-type="string">
            <text:p>Date Completed</text:p>
          </table:table-cell>
          <table:table-cell table:style-name="ce87" table:number-columns-repeated="2"/>
          <table:table-cell table:number-columns-repeated="1012"/>
        </table:table-row>
        <table:table-row table:style-name="ro23">
          <table:table-cell table:style-name="ce12" office:value-type="float" office:value="1" calcext:value-type="float">
            <text:p>1</text:p>
          </table:table-cell>
          <table:table-cell table:style-name="ce570" office:value-type="string" calcext:value-type="string">
            <text:p>Testimonials Page</text:p>
          </table:table-cell>
          <table:table-cell table:style-name="ce572" office:value-type="string" calcext:value-type="string">
            <text:p>Peter and I both liked the idea of having everything (the testimonials and the form) on one page, but it sounds like the Salley's want two pages (one for Testimonies and Donations and one just for testimonial submission form)? That shouldn't be any problem -- I'd just need some clarity on what the vision for each page is. Are there specific ideas for layout, user journey (the desired sequence of steps for the visitor), or anything else that I should be aware of in order to get it incorporated into the final deliverables?</text:p>
          </table:table-cell>
          <table:table-cell table:style-name="ce574" office:value-type="string" calcext:value-type="string">
            <text:p>(2d-2wk)</text:p>
          </table:table-cell>
          <table:table-cell table:style-name="ce575" office:value-type="string" calcext:value-type="string">
            <text:p>[Michael asked Peter to send let me know which pieces from his examples he wants to implement]</text:p>
          </table:table-cell>
          <table:table-cell table:style-name="ce577" office:value-type="string" calcext:value-type="string">
            <text:p>01 High</text:p>
          </table:table-cell>
          <table:table-cell table:style-name="ce578" office:value-type="float" office:value="2" calcext:value-type="float">
            <text:p>2</text:p>
          </table:table-cell>
          <table:table-cell table:style-name="ce579" office:value-type="string" calcext:value-type="string">
            <text:p>2/6 - Awaiting feedback from Peter on what pieces fro the examples he wants to implement. Need to fix the randomizing post feature</text:p>
          </table:table-cell>
          <table:table-cell table:style-name="ce583" office:value-type="string" calcext:value-type="string">
            <text:p>10 - Partial</text:p>
          </table:table-cell>
          <table:table-cell table:style-name="ce312"/>
          <table:table-cell table:style-name="ce88"/>
          <table:table-cell table:number-columns-repeated="1013"/>
        </table:table-row>
        <table:table-row table:style-name="ro24">
          <table:table-cell table:style-name="ce12" table:formula="of:=[.A5]+1" office:value-type="float" office:value="2" calcext:value-type="float">
            <text:p>2</text:p>
          </table:table-cell>
          <table:table-cell table:style-name="ce571" office:value-type="string" calcext:value-type="string">
            <text:p>Configure GitHub to work with WPE ES</text:p>
          </table:table-cell>
          <table:table-cell table:style-name="ce572" office:value-type="string" calcext:value-type="string">
            <text:p>I discovered that one recommended approach for using source control with WordPress and WPE is to use GitHub Actions with a YML config file to automate pushing to a server. It is not a trivial process to setup, but it works great once configured. Another approach is just to not use automation but use GitHub for source control anyway. We probably would want to create a private Enterprise-level GitHub account if we don't have one already for either approach. We will be able to use GitHub/Git for developing custom CSS and custom PHP. For now I would recommend sticking with just using GitHub for version control and we can look into implementing the automation part later.</text:p>
          </table:table-cell>
          <table:table-cell table:style-name="ce574" office:value-type="string" calcext:value-type="string">
            <text:p>(2dy-2wk)</text:p>
          </table:table-cell>
          <table:table-cell table:style-name="ce576" office:value-type="string" calcext:value-type="string">
            <text:p>When you say automatic pushing, what do you mean with that? Like pressing a button and pushing the code changes to the site? What’s the point of GitHub without that?</text:p>
          </table:table-cell>
          <table:table-cell table:style-name="ce577" office:value-type="string" calcext:value-type="string">
            <text:p>01 High</text:p>
          </table:table-cell>
          <table:table-cell table:style-name="ce578" office:value-type="float" office:value="4" calcext:value-type="float">
            <text:p>4</text:p>
          </table:table-cell>
          <table:table-cell table:style-name="ce579"/>
          <table:table-cell table:style-name="ce583" office:value-type="string" calcext:value-type="string">
            <text:p>10 - Partial</text:p>
          </table:table-cell>
          <table:table-cell table:style-name="ce312"/>
          <table:table-cell table:style-name="ce88"/>
          <table:table-cell table:style-name="ce86"/>
          <table:table-cell table:number-columns-repeated="1012"/>
        </table:table-row>
        <table:table-row table:style-name="ro14">
          <table:table-cell table:style-name="ce12" table:formula="of:=[.A6]+1" office:value-type="float" office:value="3" calcext:value-type="float">
            <text:p>3</text:p>
          </table:table-cell>
          <table:table-cell table:style-name="ce570" office:value-type="string" calcext:value-type="string">
            <text:p>Front end filtering of search results</text:p>
          </table:table-cell>
          <table:table-cell table:style-name="ce572" office:value-type="string" calcext:value-type="string">
            <text:p>I've got a good idea of the approach to take using Crocoblock plugins. Next steps: Implement and test my theories on STAGING.</text:p>
          </table:table-cell>
          <table:table-cell table:style-name="ce574" office:value-type="string" calcext:value-type="string">
            <text:p>(1-2wk)</text:p>
          </table:table-cell>
          <table:table-cell table:style-name="ce575" office:value-type="string" calcext:value-type="string">
            <text:p>This should be near the top of the priority list along with the filtering below. I was under the impression that those two were part of the same project in all of our previous discussions…</text:p>
          </table:table-cell>
          <table:table-cell table:style-name="ce577" office:value-type="string" calcext:value-type="string">
            <text:p>01 High</text:p>
          </table:table-cell>
          <table:table-cell table:style-name="ce578" office:value-type="float" office:value="3" calcext:value-type="float">
            <text:p>3</text:p>
          </table:table-cell>
          <table:table-cell table:style-name="ce580" office:value-type="string" calcext:value-type="string">
            <text:p><text:a xlink:href="https://www.youtube.com/watch?v=EBj7nmSxbuk&amp;t=2211s)" xlink:type="simple">1/26 - Began researching options (esp: https://www.youtube.com/watch?v=EBj7nmSxbuk&amp;t=2211s)</text:a></text:p>
          </table:table-cell>
          <table:table-cell table:style-name="ce583" office:value-type="string" calcext:value-type="string">
            <text:p>20 - Unstarted</text:p>
          </table:table-cell>
          <table:table-cell table:style-name="ce312"/>
          <table:table-cell table:style-name="ce88"/>
          <table:table-cell table:style-name="ce86"/>
          <table:table-cell table:number-columns-repeated="1012"/>
        </table:table-row>
        <table:table-row table:style-name="ro25">
          <table:table-cell table:style-name="ce12" table:formula="of:=[.A7]+1" office:value-type="float" office:value="4" calcext:value-type="float">
            <text:p>4</text:p>
          </table:table-cell>
          <table:table-cell table:style-name="ce570" office:value-type="string" calcext:value-type="string">
            <text:p>Filters in sidebar</text:p>
          </table:table-cell>
          <table:table-cell table:style-name="ce573" office:value-type="string" calcext:value-type="string">
            <text:p>We have the plugins we need to implement this and next steps is begin testing various solutions.</text:p>
          </table:table-cell>
          <table:table-cell table:style-name="ce574" office:value-type="string" calcext:value-type="string">
            <text:p>(1-2wk)</text:p>
          </table:table-cell>
          <table:table-cell table:style-name="ce575"/>
          <table:table-cell table:style-name="ce577" office:value-type="string" calcext:value-type="string">
            <text:p>01 High</text:p>
          </table:table-cell>
          <table:table-cell table:style-name="ce578" office:value-type="float" office:value="3" calcext:value-type="float">
            <text:p>3</text:p>
          </table:table-cell>
          <table:table-cell table:style-name="ce579" office:value-type="string" calcext:value-type="string">
            <text:p>1/26 - Began researching options</text:p>
          </table:table-cell>
          <table:table-cell table:style-name="ce583" office:value-type="string" calcext:value-type="string">
            <text:p>20 - Unstarted</text:p>
          </table:table-cell>
          <table:table-cell table:style-name="ce312"/>
          <table:table-cell table:style-name="ce88"/>
          <table:table-cell table:style-name="ce86"/>
          <table:table-cell table:number-columns-repeated="1012"/>
        </table:table-row>
        <table:table-row table:style-name="ro10">
          <table:table-cell table:style-name="ce12" table:formula="of:=[.A8]+1" office:value-type="float" office:value="5" calcext:value-type="float">
            <text:p>5</text:p>
          </table:table-cell>
          <table:table-cell table:style-name="ce571" office:value-type="string" calcext:value-type="string">
            <text:p>Post Revisions Not Showing</text:p>
          </table:table-cell>
          <table:table-cell table:style-name="ce572" office:value-type="string" calcext:value-type="string">
            <text:p>I thought we had fixed this already, but despite having revisions enabled, they don't appear to be. My guess is -- as sometimes happens -- there are multiple controls that govern this feature and one I'm not aware of is overriding. I'll know more once I start digging in.</text:p>
          </table:table-cell>
          <table:table-cell table:style-name="ce574"/>
          <table:table-cell table:style-name="ce575" office:value-type="string" calcext:value-type="string">
            <text:p>I would call this medium importance, defiantly higher than things like the AW subscriber count and missing event info. We need to be able to see versions easily.</text:p>
          </table:table-cell>
          <table:table-cell table:style-name="ce577" office:value-type="string" calcext:value-type="string">
            <text:p>03 Medium</text:p>
          </table:table-cell>
          <table:table-cell table:style-name="ce578"/>
          <table:table-cell table:style-name="ce579"/>
          <table:table-cell table:style-name="ce583" office:value-type="string" calcext:value-type="string">
            <text:p>20 - Unstarted</text:p>
          </table:table-cell>
          <table:table-cell table:style-name="ce312"/>
          <table:table-cell table:style-name="ce88"/>
          <table:table-cell table:style-name="ce86"/>
          <table:table-cell table:number-columns-repeated="1012"/>
        </table:table-row>
        <table:table-row table:style-name="ro13">
          <table:table-cell table:style-name="ce12" table:formula="of:=[.A9]+1" office:value-type="float" office:value="6" calcext:value-type="float">
            <text:p>6</text:p>
          </table:table-cell>
          <table:table-cell table:style-name="ce571" office:value-type="string" calcext:value-type="string">
            <text:p>Audit Site for Accessibility</text:p>
          </table:table-cell>
          <table:table-cell table:style-name="ce572" office:value-type="string" calcext:value-type="string">
            <text:p>Eric: There are many accessibility considerations we may want to evaluate, the main one being we need an alt tag on each image (except decorative graphics)</text:p>
          </table:table-cell>
          <table:table-cell table:style-name="ce574"/>
          <table:table-cell table:style-name="ce575" office:value-type="string" calcext:value-type="string">
            <text:p>N/A</text:p>
          </table:table-cell>
          <table:table-cell table:style-name="ce577" office:value-type="string" calcext:value-type="string">
            <text:p>03 Medium</text:p>
          </table:table-cell>
          <table:table-cell table:style-name="ce578"/>
          <table:table-cell table:style-name="ce579"/>
          <table:table-cell table:style-name="ce583" office:value-type="string" calcext:value-type="string">
            <text:p>20 - Unstarted</text:p>
          </table:table-cell>
          <table:table-cell table:style-name="ce312"/>
          <table:table-cell table:style-name="ce88"/>
          <table:table-cell table:style-name="ce86"/>
          <table:table-cell table:number-columns-repeated="1012"/>
        </table:table-row>
        <table:table-row table:style-name="ro20">
          <table:table-cell table:style-name="ce12" table:formula="of:=[.A10]+1" office:value-type="float" office:value="7" calcext:value-type="float">
            <text:p>7</text:p>
          </table:table-cell>
          <table:table-cell table:style-name="ce570" office:value-type="string" calcext:value-type="string">
            <text:p>Make iframe widget height auto fit</text:p>
          </table:table-cell>
          <table:table-cell table:style-name="ce573" office:value-type="string" calcext:value-type="string">
            <text:p>I've looked into this and think I understand the cause. The fix is probably going to related to CUSTOM CSS. It looks like a relatively quick fix, but I'll know more once I begin digging in.</text:p>
          </table:table-cell>
          <table:table-cell table:style-name="ce574" office:value-type="string" calcext:value-type="string">
            <text:p>(1hr-2dy)</text:p>
          </table:table-cell>
          <table:table-cell table:style-name="ce575" office:value-type="string" calcext:value-type="string">
            <text:p>Mid Priority, maybe fit in around other larger projects.</text:p>
          </table:table-cell>
          <table:table-cell table:style-name="ce577" office:value-type="string" calcext:value-type="string">
            <text:p>03 Medium</text:p>
          </table:table-cell>
          <table:table-cell table:style-name="ce578"/>
          <table:table-cell table:style-name="ce581" office:value-type="string" calcext:value-type="string">
            <text:p>Will work in around other projects</text:p>
          </table:table-cell>
          <table:table-cell table:style-name="ce583" office:value-type="string" calcext:value-type="string">
            <text:p>20 - Unstarted</text:p>
          </table:table-cell>
          <table:table-cell table:style-name="ce312"/>
          <table:table-cell table:style-name="ce88"/>
          <table:table-cell table:style-name="ce86"/>
          <table:table-cell table:number-columns-repeated="1012"/>
        </table:table-row>
        <table:table-row table:style-name="ro26">
          <table:table-cell table:style-name="ce12" table:formula="of:=[.A11]+1" office:value-type="float" office:value="8" calcext:value-type="float">
            <text:p>8</text:p>
          </table:table-cell>
          <table:table-cell table:style-name="ce570" office:value-type="string" calcext:value-type="string">
            <text:p>Missing event info on videos</text:p>
          </table:table-cell>
          <table:table-cell table:style-name="ce572" office:value-type="string" calcext:value-type="string">
            <text:p><text:span text:style-name="T6">I had already recovered ~500/580 missing event infos on STAGING on 1/19 (before your email saying to treat as low priority) and </text:span><text:span text:style-name="T7">the data is in a CSV ready to import into PROD when you give the go ahead.</text:span><text:span text:style-name="T8"> I have left this alone since then to working on higher priority projects. When you are ready, </text:span><text:span text:style-name="T7">we should probably schedule a couple hours for maintenance</text:span><text:span text:style-name="T8">, although I expect it shouldn't take that long. What I have available for older posts in a lot of cases is a field called "blurb", so it doesn't look exactly like our "next info" field I introduced last year.</text:span></text:p>
          </table:table-cell>
          <table:table-cell table:style-name="ce574" office:value-type="string" calcext:value-type="string">
            <text:p>(1hr-3wks)</text:p>
          </table:table-cell>
          <table:table-cell table:style-name="ce576" office:value-type="string" calcext:value-type="string">
            <text:p>If this is only a couple hours’ worth of work, go ahead and do it when you have time to knock it off the list. Maybe when you’re feeling burnout on other projects.</text:p>
          </table:table-cell>
          <table:table-cell table:style-name="ce577" office:value-type="string" calcext:value-type="string">
            <text:p>04 Low</text:p>
          </table:table-cell>
          <table:table-cell table:style-name="ce578" office:value-type="float" office:value="1" calcext:value-type="float">
            <text:p>1</text:p>
          </table:table-cell>
          <table:table-cell table:style-name="ce579" office:value-type="string" calcext:value-type="string">
            <text:p>I spent most of 1/19 recovering almost 500 of 580 event infos/blurbs. Next Steps: Export data CSV from STAGING so we don't lose that work already done. Then I can put this on hold while higher priority projects are addressed. When we pick this back up, the next step will be importing into PROD.</text:p>
          </table:table-cell>
          <table:table-cell table:style-name="ce583" office:value-type="string" calcext:value-type="string">
            <text:p>10 - Partial</text:p>
          </table:table-cell>
          <table:table-cell table:style-name="ce312"/>
          <table:table-cell table:style-name="ce88"/>
          <table:table-cell table:style-name="ce86"/>
          <table:table-cell table:number-columns-repeated="1012"/>
        </table:table-row>
        <table:table-row table:style-name="ro22">
          <table:table-cell table:style-name="ce12" table:formula="of:=[.A12]+1" office:value-type="float" office:value="9" calcext:value-type="float">
            <text:p>9</text:p>
          </table:table-cell>
          <table:table-cell table:style-name="ce571" office:value-type="string" calcext:value-type="string">
            <text:p>Google Apps script to copy backups to Google Workspace shared folder</text:p>
          </table:table-cell>
          <table:table-cell table:style-name="ce572" office:value-type="string" calcext:value-type="string">
            <text:p><text:span text:style-name="T6">Scheduled backup of ElijahStreams.com to my EricH@ElijahStreams.com account has been working fine for ten days (since 1/22), though </text:span><text:span text:style-name="T7">manual copying from Google Drive to the shared Google Workspace folder is still required.</text:span><text:span text:style-name="T8"> I've been exploring automation solutions and it looks like the easiest solution may be a custom Google Apps script. </text:span><text:span text:style-name="T7">I wrote a script that successfully copies files from one folder to another on the same Google Drive.</text:span><text:span text:style-name="T8"> Next steps: Test copying to a folder on a different drive. Potential roadblocks: I can foresee authentication being an issue -- I'll know more as I dig in.</text:span></text:p>
          </table:table-cell>
          <table:table-cell table:style-name="ce574" office:value-type="string" calcext:value-type="string">
            <text:p>(2dy-1wk)</text:p>
          </table:table-cell>
          <table:table-cell table:style-name="ce575" office:value-type="string" calcext:value-type="string">
            <text:p>Writing that script is pretty low priority now that the backup is happening in SOME capacity. Much more important things to work on here.</text:p>
          </table:table-cell>
          <table:table-cell table:style-name="ce577" office:value-type="string" calcext:value-type="string">
            <text:p>04 Low</text:p>
          </table:table-cell>
          <table:table-cell table:style-name="ce578" office:value-type="float" office:value="4" calcext:value-type="float">
            <text:p>4</text:p>
          </table:table-cell>
          <table:table-cell table:style-name="ce579" office:value-type="string" calcext:value-type="string">
            <text:p>1/22 Feature restored. Backs up to my EricH@ElijahStreams.com personal Google Drive folder. Then use Google Drive Desktop to copy from Google Drive to the shared Google Workspace folder. It's not ideal, but it's the best solution we have ATM. However, I'm am exploring Google Apps Script to automate copy from one drive to another. I have the copy file feature figured out and next step is to test copying from one Google Drive to Another.</text:p>
          </table:table-cell>
          <table:table-cell table:style-name="ce583" office:value-type="string" calcext:value-type="string">
            <text:p>10 - Partial</text:p>
          </table:table-cell>
          <table:table-cell table:style-name="ce312"/>
          <table:table-cell table:style-name="ce88"/>
          <table:table-cell table:style-name="ce86"/>
          <table:table-cell table:number-columns-repeated="1012"/>
        </table:table-row>
        <table:table-row table:style-name="ro13">
          <table:table-cell table:style-name="ce12" table:formula="of:=[.A13]+1" office:value-type="float" office:value="10" calcext:value-type="float">
            <text:p>10</text:p>
          </table:table-cell>
          <table:table-cell table:style-name="ce570" office:value-type="string" calcext:value-type="string">
            <text:p>Missing thumbs on guests</text:p>
          </table:table-cell>
          <table:table-cell table:style-name="ce572" office:value-type="string" calcext:value-type="string">
            <text:p>On hold to work on higher priority projects. Not sure if this is actually an issue. I may have added all the thumbs a few months back, but I'll need to check to be sure.</text:p>
          </table:table-cell>
          <table:table-cell table:style-name="ce574" office:value-type="string" calcext:value-type="string">
            <text:p>(1-2hr)</text:p>
          </table:table-cell>
          <table:table-cell table:style-name="ce575" office:value-type="string" calcext:value-type="string">
            <text:p>Pretty Low priority. Fit this in between larger projects when you’re waiting on answers or are feeling burnout.</text:p>
          </table:table-cell>
          <table:table-cell table:style-name="ce577" office:value-type="string" calcext:value-type="string">
            <text:p>04 Low</text:p>
          </table:table-cell>
          <table:table-cell table:style-name="ce578" office:value-type="float" office:value="2" calcext:value-type="float">
            <text:p>2</text:p>
          </table:table-cell>
          <table:table-cell table:style-name="ce581" office:value-type="string" calcext:value-type="string">
            <text:p>Will work in around other projects</text:p>
          </table:table-cell>
          <table:table-cell table:style-name="ce583" office:value-type="string" calcext:value-type="string">
            <text:p>20 - Unstarted</text:p>
          </table:table-cell>
          <table:table-cell table:style-name="ce312"/>
          <table:table-cell table:style-name="ce88"/>
          <table:table-cell table:style-name="ce86"/>
          <table:table-cell table:number-columns-repeated="1012"/>
        </table:table-row>
        <table:table-row table:style-name="ro13">
          <table:table-cell table:style-name="ce12" table:formula="of:=[.A14]+1" office:value-type="float" office:value="11" calcext:value-type="float">
            <text:p>11</text:p>
          </table:table-cell>
          <table:table-cell table:style-name="ce570" office:value-type="string" calcext:value-type="string">
            <text:p>AWeber subscriber count auto-update</text:p>
          </table:table-cell>
          <table:table-cell table:style-name="ce572" office:value-type="string" calcext:value-type="string">
            <text:p>I came across an article on AWeber yesterday that explains how to do this. The next steps is just to implement it and test. Which I can probably do tomorrow.</text:p>
          </table:table-cell>
          <table:table-cell table:style-name="ce574" office:value-type="string" calcext:value-type="string">
            <text:p>(1dy-1wk)</text:p>
          </table:table-cell>
          <table:table-cell table:style-name="ce575" office:value-type="string" calcext:value-type="string">
            <text:p>Pretty Low Priority</text:p>
          </table:table-cell>
          <table:table-cell table:style-name="ce577" office:value-type="string" calcext:value-type="string">
            <text:p>04 Low</text:p>
          </table:table-cell>
          <table:table-cell table:style-name="ce578" office:value-type="float" office:value="3" calcext:value-type="float">
            <text:p>3</text:p>
          </table:table-cell>
          <table:table-cell table:style-name="ce579" office:value-type="string" calcext:value-type="string">
            <text:p>Marked low priority</text:p>
          </table:table-cell>
          <table:table-cell table:style-name="ce583" office:value-type="string" calcext:value-type="string">
            <text:p>20 - Unstarted</text:p>
          </table:table-cell>
          <table:table-cell table:style-name="ce312"/>
          <table:table-cell table:style-name="ce88"/>
          <table:table-cell table:style-name="ce86"/>
          <table:table-cell table:number-columns-repeated="1012"/>
        </table:table-row>
        <table:table-row table:style-name="ro13">
          <table:table-cell table:style-name="ce12" table:formula="of:=[.A15]+1" office:value-type="float" office:value="12" calcext:value-type="float">
            <text:p>12</text:p>
          </table:table-cell>
          <table:table-cell table:style-name="ce570" office:value-type="string" calcext:value-type="string">
            <text:p>Update Wells page based on Google Sheet</text:p>
          </table:table-cell>
          <table:table-cell table:style-name="ce572" office:value-type="string" calcext:value-type="string">
            <text:p><text:s/>I have set a reminder schedule to tackle these updates on the first of each month, and I worked on this yesterday.</text:p>
          </table:table-cell>
          <table:table-cell table:style-name="ce574" office:value-type="string" calcext:value-type="string">
            <text:p>(2hrs-1day)</text:p>
          </table:table-cell>
          <table:table-cell table:style-name="ce576" office:value-type="string" calcext:value-type="string">
            <text:p>Great, looking forward to this.</text:p>
          </table:table-cell>
          <table:table-cell table:style-name="ce577" office:value-type="string" calcext:value-type="string">
            <text:p><text:span text:style-name="T6">02 High - Regularly Scheduled</text:span></text:p>
          </table:table-cell>
          <table:table-cell table:style-name="ce578" office:value-type="float" office:value="1" calcext:value-type="float">
            <text:p>1</text:p>
          </table:table-cell>
          <table:table-cell table:style-name="ce579" office:value-type="string" calcext:value-type="string">
            <text:p>2/2 - Michael liked it, but he wanted the colors changed to a single color for each country</text:p>
          </table:table-cell>
          <table:table-cell table:style-name="ce583" office:value-type="string" calcext:value-type="string">
            <text:p>99 - Yes</text:p>
          </table:table-cell>
          <table:table-cell table:style-name="ce312"/>
          <table:table-cell table:style-name="ce88"/>
          <table:table-cell table:style-name="ce86"/>
          <table:table-cell table:number-columns-repeated="1012"/>
        </table:table-row>
        <table:table-row table:style-name="ro27">
          <table:table-cell table:style-name="ce12" table:formula="of:=[.A16]+1" office:value-type="float" office:value="13" calcext:value-type="float">
            <text:p>13</text:p>
          </table:table-cell>
          <table:table-cell table:style-name="ce571" office:value-type="string" calcext:value-type="string">
            <text:p>Plugin Auto Update Schedule</text:p>
          </table:table-cell>
          <table:table-cell table:style-name="ce572" office:value-type="string" calcext:value-type="string">
            <text:p><text:span text:style-name="T6">I have disabled auto-updates on all plugins. Best practice is to update plugins about a week or two after updates are released. This gives the vendors time to be informed of issues and produce fixes. However, since we have redundant backups in place, it only takes a few minutes to restore a broken site. Therefore, </text:span><text:span text:style-name="T7">I recommend against a monthly update schedule in favor of updating whenever required.</text:span><text:span text:style-name="T8"> About every day or two WordPress tells me there are updates available, and it is not uncommon to update 2-8 plugins on any given day. However, Elementor (the "engine" that runs on top of WordPress) updates are more like once every 3 months on average - so it is the exception to the rule. The catch 22 is this: the site can break and go down because we updated a plugin that broke something, but it can also go down because we failed to update.</text:span></text:p>
          </table:table-cell>
          <table:table-cell table:style-name="ce574"/>
          <table:table-cell table:style-name="ce575" office:value-type="string" calcext:value-type="string">
            <text:p>Okay, sounds good. Just make sure to run those updates away from show times so if the site goes down it doesn’t go down right before or after a show.</text:p>
          </table:table-cell>
          <table:table-cell table:style-name="ce577" office:value-type="string" calcext:value-type="string">
            <text:p>02 High - Regularly Scheduled</text:p>
          </table:table-cell>
          <table:table-cell table:style-name="ce578"/>
          <table:table-cell table:style-name="ce343" office:value-type="string" calcext:value-type="string">
            <text:p>My Takeaway: Always do plugin updates first thing in the morning</text:p>
          </table:table-cell>
          <table:table-cell table:style-name="ce583" office:value-type="string" calcext:value-type="string">
            <text:p>99 - YES</text:p>
          </table:table-cell>
          <table:table-cell table:style-name="ce312"/>
          <table:table-cell table:style-name="ce88"/>
          <table:table-cell table:style-name="ce86"/>
          <table:table-cell table:number-columns-repeated="1012"/>
        </table:table-row>
        <table:table-row table:style-name="ro4">
          <table:table-cell table:style-name="ce12"/>
          <table:table-cell table:style-name="ce297" table:number-columns-repeated="7"/>
          <table:table-cell/>
          <table:table-cell table:style-name="ce312"/>
          <table:table-cell table:style-name="ce85"/>
          <table:table-cell table:number-columns-repeated="1013"/>
        </table:table-row>
        <table:table-row table:style-name="ro4" table:number-rows-repeated="2">
          <table:table-cell table:number-columns-repeated="10"/>
          <table:table-cell table:style-name="ce85"/>
          <table:table-cell table:number-columns-repeated="1013"/>
        </table:table-row>
        <table:table-row table:style-name="ro4">
          <table:table-cell table:style-name="ce13"/>
          <table:table-cell table:number-columns-repeated="9"/>
          <table:table-cell table:style-name="ce85"/>
          <table:table-cell table:number-columns-repeated="1013"/>
        </table:table-row>
        <table:table-row table:style-name="ro5" table:number-rows-repeated="1048554">
          <table:table-cell table:number-columns-repeated="1024"/>
        </table:table-row>
        <table:table-row table:style-name="ro5">
          <table:table-cell table:number-columns-repeated="1024"/>
        </table:table-row>
        <table:named-expressions>
          <table:named-range table:name="_xlnm._FilterDatabase" table:base-cell-address="$Instructions.$A$1" table:cell-range-address="$'Progress 2-2'.$B$4:.$J$18"/>
        </table:named-expressions>
        <calcext:conditional-formats>
          <calcext:conditional-format calcext:target-range-address="'Progress 2-2'.F5:'Progress 2-2'.F17">
            <calcext:condition calcext:apply-style-name="ConditionalStyle_1" calcext:value="formula-is(regexmatch([.$F5];&quot;High&quot;))" calcext:base-cell-address="'Progress 2-2'.F5"/>
          </calcext:conditional-format>
          <calcext:conditional-format calcext:target-range-address="'Progress 2-2'.F5:'Progress 2-2'.F17">
            <calcext:condition calcext:apply-style-name="ConditionalStyle_2" calcext:value="begins-with(&quot;04 Low&quot;)" calcext:base-cell-address="'Progress 2-2'.F5"/>
          </calcext:conditional-format>
          <calcext:conditional-format calcext:target-range-address="'Progress 2-2'.F5:'Progress 2-2'.F17">
            <calcext:condition calcext:apply-style-name="ConditionalStyle_3" calcext:value="begins-with(&quot;03 Med&quot;)" calcext:base-cell-address="'Progress 2-2'.F5"/>
          </calcext:conditional-format>
          <calcext:conditional-format calcext:target-range-address="'Progress 2-2'.B5:'Progress 2-2'.I17">
            <calcext:condition calcext:apply-style-name="ConditionalStyle_10" calcext:value="formula-is(regexmatch([.$I5];&quot;(?i)yes&quot;))" calcext:base-cell-address="'Progress 2-2'.B5"/>
          </calcext:conditional-format>
          <calcext:conditional-format calcext:target-range-address="'Progress 2-2'.B5:'Progress 2-2'.I17">
            <calcext:condition calcext:apply-style-name="ConditionalStyle_5" calcext:value="formula-is(regexmatch([.$I5];&quot;(?i)Partial&quot;))" calcext:base-cell-address="'Progress 2-2'.B5"/>
          </calcext:conditional-format>
          <calcext:conditional-format calcext:target-range-address="'Progress 2-2'.B5:'Progress 2-2'.I17">
            <calcext:condition calcext:apply-style-name="ConditionalStyle_6" calcext:value="formula-is(regexmatch([.$I5];&quot;(?i)unstarted&quot;))" calcext:base-cell-address="'Progress 2-2'.B5"/>
          </calcext:conditional-format>
        </calcext:conditional-formats>
      </table:table>
      <table:table table:name="Progress 1-19 - 1-31" table:style-name="ta11">
        <table:table-column table:style-name="co29" table:default-cell-style-name="Default"/>
        <table:table-column table:style-name="co30" table:default-cell-style-name="Default"/>
        <table:table-column table:style-name="co31" table:default-cell-style-name="Default"/>
        <table:table-column table:style-name="co13" table:default-cell-style-name="Default"/>
        <table:table-column table:style-name="co24" table:default-cell-style-name="Default"/>
        <table:table-column table:style-name="co18" table:default-cell-style-name="Default"/>
        <table:table-column table:style-name="co28" table:default-cell-style-name="Default"/>
        <table:table-column table:style-name="co32" table:default-cell-style-name="Default"/>
        <table:table-column table:style-name="co35" table:default-cell-style-name="Default"/>
        <table:table-column table:style-name="co34" table:default-cell-style-name="Default"/>
        <table:table-column table:style-name="co1" table:default-cell-style-name="Default"/>
        <table:table-column table:style-name="co22" table:default-cell-style-name="Default"/>
        <table:table-column table:style-name="co1" table:number-columns-repeated="1012" table:default-cell-style-name="Default"/>
        <table:table-row table:style-name="ro6">
          <table:table-cell table:style-name="ce345"/>
          <table:table-cell table:style-name="ce10" office:value-type="string" calcext:value-type="string">
            <text:p>EH_ELSM_20240122_TicketProgress.gsheet: Progress 1-19 - 1-31</text:p>
          </table:table-cell>
          <table:table-cell table:style-name="ce10"/>
          <table:table-cell table:style-name="ce67"/>
          <table:table-cell table:style-name="ce72"/>
          <table:table-cell table:style-name="ce72" office:value-type="string" calcext:value-type="string">
            <text:p>AS OF: </text:p>
          </table:table-cell>
          <table:table-cell table:style-name="ce67" table:formula="of:=[$'Version Log'.B13]" office:value-type="date" office:date-value="2024-01-23" calcext:value-type="date">
            <text:p>January 23, 2024</text:p>
          </table:table-cell>
          <table:table-cell table:style-name="ce72"/>
          <table:table-cell table:number-columns-repeated="2"/>
          <table:table-cell table:style-name="ce86" table:number-columns-repeated="2"/>
          <table:table-cell table:style-name="ce6" table:number-columns-repeated="2"/>
          <table:table-cell table:number-columns-repeated="1010"/>
        </table:table-row>
        <table:table-row table:style-name="ro4">
          <table:table-cell table:style-name="ce6" table:number-columns-repeated="14"/>
          <table:table-cell table:number-columns-repeated="1010"/>
        </table:table-row>
        <table:table-row table:style-name="ro7">
          <table:table-cell table:number-columns-repeated="2"/>
          <table:table-cell table:style-name="ce63" table:number-columns-spanned="8" table:number-rows-spanned="1"/>
          <table:covered-table-cell table:number-columns-repeated="7"/>
          <table:table-cell table:style-name="ce86" table:number-columns-repeated="2"/>
          <table:table-cell table:style-name="ce6" table:number-columns-repeated="2"/>
          <table:table-cell table:number-columns-repeated="1010"/>
        </table:table-row>
        <table:table-row table:style-name="ro19">
          <table:table-cell table:style-name="ce11" office:value-type="string" calcext:value-type="string">
            <text:p>Index</text:p>
          </table:table-cell>
          <table:table-cell table:style-name="ce112" office:value-type="string" calcext:value-type="string">
            <text:p>Project Name</text:p>
          </table:table-cell>
          <table:table-cell table:style-name="ce112" office:value-type="string" calcext:value-type="string">
            <text:p>Description</text:p>
          </table:table-cell>
          <table:table-cell table:style-name="ce112" office:value-type="string" calcext:value-type="string">
            <text:p>Time To Complete</text:p>
          </table:table-cell>
          <table:table-cell table:style-name="ce197" office:value-type="string" calcext:value-type="string">
            <text:p>Michael's Notes</text:p>
          </table:table-cell>
          <table:table-cell table:style-name="ce197" office:value-type="string" calcext:value-type="string">
            <text:p>Priority</text:p>
          </table:table-cell>
          <table:table-cell table:style-name="ce197" office:value-type="string" calcext:value-type="string">
            <text:p>Secondary Priority</text:p>
          </table:table-cell>
          <table:table-cell table:style-name="ce197" office:value-type="string" calcext:value-type="string">
            <text:p>Progress</text:p>
          </table:table-cell>
          <table:table-cell table:style-name="ce197" office:value-type="string" calcext:value-type="string">
            <text:p>DONE</text:p>
          </table:table-cell>
          <table:table-cell table:style-name="ce197" office:value-type="string" calcext:value-type="string">
            <text:p>Date Completed</text:p>
          </table:table-cell>
          <table:table-cell table:style-name="ce87" table:number-columns-repeated="2"/>
          <table:table-cell table:number-columns-repeated="1012"/>
        </table:table-row>
        <table:table-row table:style-name="ro14">
          <table:table-cell table:style-name="ce12" office:value-type="float" office:value="1" calcext:value-type="float">
            <text:p>1</text:p>
          </table:table-cell>
          <table:table-cell table:style-name="ce346" office:value-type="string" calcext:value-type="string">
            <text:p>Testimonials Page</text:p>
          </table:table-cell>
          <table:table-cell table:style-name="ce347" office:value-type="string" calcext:value-type="string">
            <text:p>The page and plumbing is on PROD, but hidden from the public. I probably will push the most recent version of PROD to STAGING so that we can get a better idea of where we are at. The last time I touched this was before the holiday break.</text:p>
          </table:table-cell>
          <table:table-cell table:style-name="ce348" office:value-type="string" calcext:value-type="string">
            <text:p>(2d-2wk)</text:p>
          </table:table-cell>
          <table:table-cell table:style-name="ce349" office:value-type="string" calcext:value-type="string">
            <text:p>Testimonials page is very high priority</text:p>
          </table:table-cell>
          <table:table-cell table:style-name="ce351" office:value-type="string" calcext:value-type="string">
            <text:p>High</text:p>
          </table:table-cell>
          <table:table-cell table:style-name="ce352"/>
          <table:table-cell table:style-name="ce353" office:value-type="string" calcext:value-type="string">
            <text:p>1/25 - Replied to Peter's feedback - awaiting reply</text:p>
          </table:table-cell>
          <table:table-cell table:style-name="ce356" office:value-type="string" calcext:value-type="string">
            <text:p>partial</text:p>
          </table:table-cell>
          <table:table-cell table:style-name="ce312"/>
          <table:table-cell table:style-name="ce88"/>
          <table:table-cell table:number-columns-repeated="1013"/>
        </table:table-row>
        <table:table-row table:style-name="ro28">
          <table:table-cell table:style-name="ce12" table:formula="of:=[.A5]+1" office:value-type="float" office:value="2" calcext:value-type="float">
            <text:p>2</text:p>
          </table:table-cell>
          <table:table-cell table:style-name="ce346" office:value-type="string" calcext:value-type="string">
            <text:p>Missing event info on videos</text:p>
          </table:table-cell>
          <table:table-cell table:style-name="ce347" office:value-type="string" calcext:value-type="string">
            <text:p>If I have this in CSV from a previous backup I should be able to import into ES and that should take no more than 10 minutes. OTOH, if reentering the data by hand, I would just work on about 30-50 / day and could take 2-3 wks to finsh while also working on other projects.</text:p>
          </table:table-cell>
          <table:table-cell table:style-name="ce348" office:value-type="string" calcext:value-type="string">
            <text:p>(1hr-3wks)</text:p>
          </table:table-cell>
          <table:table-cell table:style-name="ce350" office:value-type="string" calcext:value-type="string">
            <text:p>Personally, I would rate the replacing missing event info as a pretty low priority item here… So, unless you’re pretty close to finishing that (less than a day worth of work) I would bump that to pretty much the bottom of this list.</text:p>
          </table:table-cell>
          <table:table-cell table:style-name="ce351" office:value-type="string" calcext:value-type="string">
            <text:p>Low</text:p>
          </table:table-cell>
          <table:table-cell table:style-name="ce352"/>
          <table:table-cell table:style-name="ce353" office:value-type="string" calcext:value-type="string">
            <text:p>I spent most of 1/19 recovering almost 500 of 580 event infos/blurbs. Next Steps: Export data CSV from STAGING so we don't lose that work already done. Then I can put this on hold while higher priority projects are addressed. When we pick this back up, the next step will be importing into PROD.</text:p>
          </table:table-cell>
          <table:table-cell table:style-name="ce356" office:value-type="string" calcext:value-type="string">
            <text:p>partial</text:p>
          </table:table-cell>
          <table:table-cell table:style-name="ce312"/>
          <table:table-cell table:style-name="ce88"/>
          <table:table-cell table:style-name="ce86"/>
          <table:table-cell table:number-columns-repeated="1012"/>
        </table:table-row>
        <table:table-row table:style-name="ro9">
          <table:table-cell table:style-name="ce12" table:formula="of:=[.A6]+1" office:value-type="float" office:value="3" calcext:value-type="float">
            <text:p>3</text:p>
          </table:table-cell>
          <table:table-cell table:style-name="ce346" office:value-type="string" calcext:value-type="string">
            <text:p>Design graphic for Featured Stories button</text:p>
          </table:table-cell>
          <table:table-cell table:style-name="ce347" office:value-type="string" calcext:value-type="string">
            <text:p>I have a good concept and I should be able to create the finished graphic in about an hour or so.</text:p>
          </table:table-cell>
          <table:table-cell table:style-name="ce348" office:value-type="string" calcext:value-type="string">
            <text:p>(1hr-1dy)</text:p>
          </table:table-cell>
          <table:table-cell table:style-name="ce349" office:value-type="string" calcext:value-type="string">
            <text:p>This is also really high priority</text:p>
          </table:table-cell>
          <table:table-cell table:style-name="ce351" office:value-type="string" calcext:value-type="string">
            <text:p>High</text:p>
          </table:table-cell>
          <table:table-cell table:style-name="ce352"/>
          <table:table-cell table:style-name="ce353" office:value-type="string" calcext:value-type="string">
            <text:p>I should be able to get this finished by EOD today, if not sooner.</text:p>
          </table:table-cell>
          <table:table-cell table:style-name="ce356" office:value-type="string" calcext:value-type="string">
            <text:p>YES</text:p>
          </table:table-cell>
          <table:table-cell table:style-name="ce312" office:value-type="date" office:date-value="2024-01-23" calcext:value-type="date">
            <text:p>2024-01-23</text:p>
          </table:table-cell>
          <table:table-cell table:style-name="ce88"/>
          <table:table-cell table:style-name="ce86"/>
          <table:table-cell table:number-columns-repeated="1012"/>
        </table:table-row>
        <table:table-row table:style-name="ro22">
          <table:table-cell table:style-name="ce12" table:formula="of:=[.A7]+1" office:value-type="float" office:value="4" calcext:value-type="float">
            <text:p>4</text:p>
          </table:table-cell>
          <table:table-cell table:style-name="ce346" office:value-type="string" calcext:value-type="string">
            <text:p>Auto-Backup to Google shared drive</text:p>
          </table:table-cell>
          <table:table-cell table:style-name="ce347" office:value-type="string" calcext:value-type="string">
            <text:p>We've ruled out various options and next steps is play with setting in UpdraftPlus on STAGING and test the Google addon. There is no clear solution and a custom Google App Script may be required.</text:p>
          </table:table-cell>
          <table:table-cell table:style-name="ce348" office:value-type="string" calcext:value-type="string">
            <text:p>(2dy-1wk)</text:p>
          </table:table-cell>
          <table:table-cell table:style-name="ce349" office:value-type="string" calcext:value-type="string">
            <text:p>Don’t we already have a backup solution that will backup to a normal google drive in place and operating right now? Yes, we want it to get into the Shared drive, but if we have a backup solution in place, this would be lower on the priority list.</text:p>
          </table:table-cell>
          <table:table-cell table:style-name="ce351" office:value-type="string" calcext:value-type="string">
            <text:p>High</text:p>
          </table:table-cell>
          <table:table-cell table:style-name="ce352"/>
          <table:table-cell table:style-name="ce353" office:value-type="string" calcext:value-type="string">
            <text:p>1/22 Feature restored. Backs up to my EricH@ElijahStreams.com personal Google Drive folder. Then use Google Drive Desktop to copy from Google Drive to the shared Google Workspace folder. It's not ideal, but it's the best solution we have ATM. However, I'm am exploring Google Apps Script to automate copy from one drive to another. I have the copy file feature figured out and next step is to test copying from one Google Drive to Another.</text:p>
          </table:table-cell>
          <table:table-cell table:style-name="ce356" office:value-type="string" calcext:value-type="string">
            <text:p>YES</text:p>
          </table:table-cell>
          <table:table-cell table:style-name="ce312" office:value-type="date" office:date-value="2024-01-22" calcext:value-type="date">
            <text:p>2024-01-22</text:p>
          </table:table-cell>
          <table:table-cell table:style-name="ce88"/>
          <table:table-cell table:style-name="ce86"/>
          <table:table-cell table:number-columns-repeated="1012"/>
        </table:table-row>
        <table:table-row table:style-name="ro14">
          <table:table-cell table:style-name="ce12" table:formula="of:=[.A8]+1" office:value-type="float" office:value="5" calcext:value-type="float">
            <text:p>5</text:p>
          </table:table-cell>
          <table:table-cell table:style-name="ce346" office:value-type="string" calcext:value-type="string">
            <text:p>Front end filtering of search results</text:p>
          </table:table-cell>
          <table:table-cell table:style-name="ce347" office:value-type="string" calcext:value-type="string">
            <text:p>We have the plugins we need to implement this and next steps is begin testing various solutions.</text:p>
          </table:table-cell>
          <table:table-cell table:style-name="ce348" office:value-type="string" calcext:value-type="string">
            <text:p>(1-2wk)</text:p>
          </table:table-cell>
          <table:table-cell table:style-name="ce349" office:value-type="string" calcext:value-type="string">
            <text:p>This should be near the top of the priority list along with the filtering below. I was under the impression that those two were part of the same project in all of our previous discussions…</text:p>
          </table:table-cell>
          <table:table-cell table:style-name="ce351" office:value-type="string" calcext:value-type="string">
            <text:p>High</text:p>
          </table:table-cell>
          <table:table-cell table:style-name="ce352"/>
          <table:table-cell table:style-name="ce354" office:value-type="string" calcext:value-type="string">
            <text:p><text:a xlink:href="https://www.youtube.com/watch?v=EBj7nmSxbuk&amp;t=2211s)" xlink:type="simple">1/26 - Began researching options (esp: https://www.youtube.com/watch?v=EBj7nmSxbuk&amp;t=2211s)</text:a></text:p>
          </table:table-cell>
          <table:table-cell table:style-name="ce356"/>
          <table:table-cell table:style-name="ce312"/>
          <table:table-cell table:style-name="ce88"/>
          <table:table-cell table:style-name="ce86"/>
          <table:table-cell table:number-columns-repeated="1012"/>
        </table:table-row>
        <table:table-row table:style-name="ro25">
          <table:table-cell table:style-name="ce12" table:formula="of:=[.A9]+1" office:value-type="float" office:value="6" calcext:value-type="float">
            <text:p>6</text:p>
          </table:table-cell>
          <table:table-cell table:style-name="ce346" office:value-type="string" calcext:value-type="string">
            <text:p>Filters in sidebar</text:p>
          </table:table-cell>
          <table:table-cell table:style-name="ce347" office:value-type="string" calcext:value-type="string">
            <text:p>We have the plugins we need to implement this and next steps is begin testing various solutions.</text:p>
          </table:table-cell>
          <table:table-cell table:style-name="ce348" office:value-type="string" calcext:value-type="string">
            <text:p>(1-2wk)</text:p>
          </table:table-cell>
          <table:table-cell table:style-name="ce349"/>
          <table:table-cell table:style-name="ce351" office:value-type="string" calcext:value-type="string">
            <text:p>High</text:p>
          </table:table-cell>
          <table:table-cell table:style-name="ce352"/>
          <table:table-cell table:style-name="ce353" office:value-type="string" calcext:value-type="string">
            <text:p>1/26 - Began researching options</text:p>
          </table:table-cell>
          <table:table-cell table:style-name="ce356"/>
          <table:table-cell table:style-name="ce312"/>
          <table:table-cell table:style-name="ce88"/>
          <table:table-cell table:style-name="ce86"/>
          <table:table-cell table:number-columns-repeated="1012"/>
        </table:table-row>
        <table:table-row table:style-name="ro29">
          <table:table-cell table:style-name="ce12" table:formula="of:=[.A10]+1" office:value-type="float" office:value="7" calcext:value-type="float">
            <text:p>7</text:p>
          </table:table-cell>
          <table:table-cell table:style-name="ce346" office:value-type="string" calcext:value-type="string">
            <text:p>Determine how to use Git with WPE</text:p>
          </table:table-cell>
          <table:table-cell table:style-name="ce347" office:value-type="string" calcext:value-type="string">
            <text:p>This requires research, watching tutorials, and reading docs.</text:p>
          </table:table-cell>
          <table:table-cell table:style-name="ce348" office:value-type="string" calcext:value-type="string">
            <text:p>(2dy-2wk)</text:p>
          </table:table-cell>
          <table:table-cell table:style-name="ce350" office:value-type="string" calcext:value-type="string">
            <text:p>It seems to be that integrating GIT would make all future additions to the site MUCH faster as well as making sure there’s much less chance of data loss, right? If so, this should be a very high priority item.</text:p>
          </table:table-cell>
          <table:table-cell table:style-name="ce351" office:value-type="string" calcext:value-type="string">
            <text:p>High</text:p>
          </table:table-cell>
          <table:table-cell table:style-name="ce352"/>
          <table:table-cell table:style-name="ce353" office:value-type="string" calcext:value-type="string">
            <text:p>STARTED 1/24. 1/25 - Got the WPE GitHub Actions working. Now just need to refine the rsync "FLAGS:" attribute in the YML file.</text:p>
            <text:p/>
            <text:p>DONE. Based on my research, this is the way we should use Git version control:</text:p>
            <text:p/>
            <text:p>Version control is only for code, not data(bases). Thus, it will only be used for custom code in plugins and themes.</text:p>
            <text:p>We will maintain a repo for the child theme and a separate repo for a master elsms-plugin/ folder</text:p>
            <text:p>I will do development locally, test changes and push to staging when ready to test live.</text:p>
            <text:p>When ready to migrate the changes to staging, we will push via GitHub Actions commits (git push will trigger an automated push to staging)</text:p>
            <text:p>When ready to push to PROD, we will use a similar git push automation as #4. If that doesn’t work for some reason, we will migrate changes by zipping the child theme or the plugin or both – wherever code changes were made – and install in WordPress admin via the normal Add Plugin &gt; Upload button</text:p>
          </table:table-cell>
          <table:table-cell table:style-name="ce356" office:value-type="string" calcext:value-type="string">
            <text:p>YES</text:p>
          </table:table-cell>
          <table:table-cell table:style-name="ce312" office:value-type="date" office:date-value="2024-01-26" calcext:value-type="date">
            <text:p>2024-01-26</text:p>
          </table:table-cell>
          <table:table-cell table:style-name="ce88"/>
          <table:table-cell table:style-name="ce86"/>
          <table:table-cell table:number-columns-repeated="1012"/>
        </table:table-row>
        <table:table-row table:style-name="ro10">
          <table:table-cell table:style-name="ce12" table:formula="of:=[.A11]+1" office:value-type="float" office:value="8" calcext:value-type="float">
            <text:p>8</text:p>
          </table:table-cell>
          <table:table-cell table:style-name="ce346" office:value-type="string" calcext:value-type="string">
            <text:p>Update Wells page based on Google Sheet</text:p>
          </table:table-cell>
          <table:table-cell table:style-name="ce347" office:value-type="string" calcext:value-type="string">
            <text:p>The Salleys have added some wells since last time and those need to be imported as markers into our Google map.</text:p>
          </table:table-cell>
          <table:table-cell table:style-name="ce348" office:value-type="string" calcext:value-type="string">
            <text:p>(2hrs-1day)</text:p>
          </table:table-cell>
          <table:table-cell table:style-name="ce350" office:value-type="string" calcext:value-type="string">
            <text:p>This needs to be a regularly scheduled maintenance item like we’ve previously discussed. I believe we discussed you updating this once a month around the first.</text:p>
          </table:table-cell>
          <table:table-cell table:style-name="ce351" office:value-type="string" calcext:value-type="string">
            <text:p><text:span text:style-name="T6">High - </text:span><text:span text:style-name="T9">Regularly Scheduled</text:span></text:p>
          </table:table-cell>
          <table:table-cell table:style-name="ce352"/>
          <table:table-cell table:style-name="ce353" office:value-type="string" calcext:value-type="string">
            <text:p>Yes, you are right. I thought I had created an recurring calendar event, but I guess not. I will create one and be able to manage these updates better. I will plan to work on this month's update later this week.</text:p>
          </table:table-cell>
          <table:table-cell table:style-name="ce356"/>
          <table:table-cell table:style-name="ce312"/>
          <table:table-cell table:style-name="ce88"/>
          <table:table-cell table:style-name="ce86"/>
          <table:table-cell table:number-columns-repeated="1012"/>
        </table:table-row>
        <table:table-row table:style-name="ro11">
          <table:table-cell table:style-name="ce12" table:formula="of:=[.A12]+1" office:value-type="float" office:value="9" calcext:value-type="float">
            <text:p>9</text:p>
          </table:table-cell>
          <table:table-cell table:style-name="ce346" office:value-type="string" calcext:value-type="string">
            <text:p>AWeber subscriber count auto-update</text:p>
          </table:table-cell>
          <table:table-cell table:style-name="ce347" office:value-type="string" calcext:value-type="string">
            <text:p>I've talked to Aweber support on the phone and they didn't have any idea how to accomplish automatically pulling the code into ES. However, I found they do have developer docs and a REST API, so the solution probably lies there or by determining what AWeber scripts were in use on the old site.</text:p>
          </table:table-cell>
          <table:table-cell table:style-name="ce348" office:value-type="string" calcext:value-type="string">
            <text:p>(1dy-1wk)</text:p>
          </table:table-cell>
          <table:table-cell table:style-name="ce349" office:value-type="string" calcext:value-type="string">
            <text:p>Pretty Low Priority</text:p>
          </table:table-cell>
          <table:table-cell table:style-name="ce351" office:value-type="string" calcext:value-type="string">
            <text:p>Low</text:p>
          </table:table-cell>
          <table:table-cell table:style-name="ce352"/>
          <table:table-cell table:style-name="ce353" office:value-type="string" calcext:value-type="string">
            <text:p>Marked low priority</text:p>
          </table:table-cell>
          <table:table-cell table:style-name="ce356"/>
          <table:table-cell table:style-name="ce312"/>
          <table:table-cell table:style-name="ce88"/>
          <table:table-cell table:style-name="ce86"/>
          <table:table-cell table:number-columns-repeated="1012"/>
        </table:table-row>
        <table:table-row table:style-name="ro13">
          <table:table-cell table:style-name="ce12" table:formula="of:=[.A13]+1" office:value-type="float" office:value="10" calcext:value-type="float">
            <text:p>10</text:p>
          </table:table-cell>
          <table:table-cell table:style-name="ce346" office:value-type="string" calcext:value-type="string">
            <text:p>Missing thumbs on guests</text:p>
          </table:table-cell>
          <table:table-cell table:style-name="ce347" office:value-type="string" calcext:value-type="string">
            <text:p>Some guests were missing the photos. Need to check to see if photos still need added, or if I already resolved this.</text:p>
          </table:table-cell>
          <table:table-cell table:style-name="ce348" office:value-type="string" calcext:value-type="string">
            <text:p>(1-2hr)</text:p>
          </table:table-cell>
          <table:table-cell table:style-name="ce349" office:value-type="string" calcext:value-type="string">
            <text:p>Pretty Low priority. Fit this in between larger projects when you’re waiting on answers or are feeling burnout.</text:p>
          </table:table-cell>
          <table:table-cell table:style-name="ce351" office:value-type="string" calcext:value-type="string">
            <text:p>Medium</text:p>
          </table:table-cell>
          <table:table-cell table:style-name="ce352"/>
          <table:table-cell table:style-name="ce355" office:value-type="string" calcext:value-type="string">
            <text:p>Will work in around other projects</text:p>
          </table:table-cell>
          <table:table-cell table:style-name="ce356"/>
          <table:table-cell table:style-name="ce312"/>
          <table:table-cell table:style-name="ce88"/>
          <table:table-cell table:style-name="ce86"/>
          <table:table-cell table:number-columns-repeated="1012"/>
        </table:table-row>
        <table:table-row table:style-name="ro20">
          <table:table-cell table:style-name="ce12" table:formula="of:=[.A14]+1" office:value-type="float" office:value="11" calcext:value-type="float">
            <text:p>11</text:p>
          </table:table-cell>
          <table:table-cell table:style-name="ce346" office:value-type="string" calcext:value-type="string">
            <text:p>Make iframe widget height auto fit</text:p>
          </table:table-cell>
          <table:table-cell table:style-name="ce347" office:value-type="string" calcext:value-type="string">
            <text:p>I've looked into this and think I understand the cause. The fix is probably going to related to CUSTOM CSS. It looks like a relatively quick fix, but I'll know more once I begin digging in.</text:p>
          </table:table-cell>
          <table:table-cell table:style-name="ce348" office:value-type="string" calcext:value-type="string">
            <text:p>(1hr-2dy)</text:p>
          </table:table-cell>
          <table:table-cell table:style-name="ce349" office:value-type="string" calcext:value-type="string">
            <text:p>Mid Priority, maybe fit in around other larger projects.</text:p>
          </table:table-cell>
          <table:table-cell table:style-name="ce351" office:value-type="string" calcext:value-type="string">
            <text:p>Medium</text:p>
          </table:table-cell>
          <table:table-cell table:style-name="ce352"/>
          <table:table-cell table:style-name="ce355" office:value-type="string" calcext:value-type="string">
            <text:p>Will work in around other projects</text:p>
          </table:table-cell>
          <table:table-cell table:style-name="ce356"/>
          <table:table-cell table:style-name="ce312"/>
          <table:table-cell table:style-name="ce88"/>
          <table:table-cell table:style-name="ce86"/>
          <table:table-cell table:number-columns-repeated="1012"/>
        </table:table-row>
        <table:table-row table:style-name="ro4">
          <table:table-cell table:style-name="ce12"/>
          <table:table-cell table:style-name="ce297" table:number-columns-repeated="7"/>
          <table:table-cell/>
          <table:table-cell table:style-name="ce312"/>
          <table:table-cell table:style-name="ce85"/>
          <table:table-cell table:number-columns-repeated="1013"/>
        </table:table-row>
        <table:table-row table:style-name="ro4" table:number-rows-repeated="2">
          <table:table-cell table:number-columns-repeated="10"/>
          <table:table-cell table:style-name="ce85"/>
          <table:table-cell table:number-columns-repeated="1013"/>
        </table:table-row>
        <table:table-row table:style-name="ro4">
          <table:table-cell table:style-name="ce13"/>
          <table:table-cell table:number-columns-repeated="9"/>
          <table:table-cell table:style-name="ce85"/>
          <table:table-cell table:number-columns-repeated="1013"/>
        </table:table-row>
        <table:table-row table:style-name="ro5" table:number-rows-repeated="1048556">
          <table:table-cell table:number-columns-repeated="1024"/>
        </table:table-row>
        <table:table-row table:style-name="ro5">
          <table:table-cell table:number-columns-repeated="1024"/>
        </table:table-row>
        <table:named-expressions>
          <table:named-range table:name="_xlnm._FilterDatabase" table:base-cell-address="$Instructions.$A$1" table:cell-range-address="$'Progress 1-19 - 1-31'.$B$4:.$J$16"/>
        </table:named-expressions>
        <calcext:conditional-formats>
          <calcext:conditional-format calcext:target-range-address="'Progress 1-19 - 1-31'.F5:'Progress 1-19 - 1-31'.F15">
            <calcext:condition calcext:apply-style-name="ConditionalStyle_1" calcext:value="begins-with(&quot;High&quot;)" calcext:base-cell-address="'Progress 1-19 - 1-31'.F5"/>
          </calcext:conditional-format>
          <calcext:conditional-format calcext:target-range-address="'Progress 1-19 - 1-31'.F5:'Progress 1-19 - 1-31'.F15">
            <calcext:condition calcext:apply-style-name="ConditionalStyle_2" calcext:value="begins-with(&quot;Low&quot;)" calcext:base-cell-address="'Progress 1-19 - 1-31'.F5"/>
          </calcext:conditional-format>
          <calcext:conditional-format calcext:target-range-address="'Progress 1-19 - 1-31'.F5:'Progress 1-19 - 1-31'.F15">
            <calcext:condition calcext:apply-style-name="ConditionalStyle_3" calcext:value="begins-with(&quot;Med&quot;)" calcext:base-cell-address="'Progress 1-19 - 1-31'.F5"/>
          </calcext:conditional-format>
          <calcext:conditional-format calcext:target-range-address="'Progress 1-19 - 1-31'.B5:'Progress 1-19 - 1-31'.I15">
            <calcext:condition calcext:apply-style-name="ConditionalStyle_10" calcext:value="formula-is([.$I5]=&quot;YES&quot;)" calcext:base-cell-address="'Progress 1-19 - 1-31'.B5"/>
          </calcext:conditional-format>
          <calcext:conditional-format calcext:target-range-address="'Progress 1-19 - 1-31'.B5:'Progress 1-19 - 1-31'.I15">
            <calcext:condition calcext:apply-style-name="ConditionalStyle_11" calcext:value="formula-is([.$I5]=&quot;partial&quot;)" calcext:base-cell-address="'Progress 1-19 - 1-31'.B5"/>
          </calcext:conditional-format>
          <calcext:conditional-format calcext:target-range-address="'Progress 1-19 - 1-31'.A1:'Progress 1-19 - 1-31'.A1">
            <calcext:condition calcext:apply-style-name="ConditionalStyle_1" calcext:value="formula-is(LEN(TRIM([.A1]))&gt;0)" calcext:base-cell-address="'Progress 1-19 - 1-31'.A1"/>
          </calcext:conditional-format>
        </calcext:conditional-formats>
      </table:table>
      <table:table table:name="VARIABLES" table:style-name="ta12">
        <office:forms form:automatic-focus="false" form:apply-design-mode="false"/>
        <table:table-column table:style-name="co1"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38" table:default-cell-style-name="Default"/>
        <table:table-column table:style-name="co40" table:default-cell-style-name="Default"/>
        <table:table-column table:style-name="co41" table:default-cell-style-name="Default"/>
        <table:table-column table:style-name="co14" table:default-cell-style-name="Default"/>
        <table:table-column table:style-name="co42" table:default-cell-style-name="Default"/>
        <table:table-column table:style-name="co40" table:default-cell-style-name="Default"/>
        <table:table-column table:style-name="co1" table:number-columns-repeated="1013" table:default-cell-style-name="Default"/>
        <table:table-row table:style-name="ro17">
          <table:table-cell table:style-name="ce357" office:value-type="string" calcext:value-type="string">
            <text:p>VARIABLES</text:p>
          </table:table-cell>
          <table:table-cell table:number-columns-repeated="1023"/>
        </table:table-row>
        <table:table-row table:style-name="ro4">
          <table:table-cell table:number-columns-repeated="2"/>
          <table:table-cell table:style-name="ce358" office:value-type="string" calcext:value-type="string">
            <text:p>STATUSES</text:p>
          </table:table-cell>
          <table:table-cell/>
          <table:table-cell table:style-name="ce358" office:value-type="string" calcext:value-type="string">
            <text:p>SITE-ENV</text:p>
          </table:table-cell>
          <table:table-cell/>
          <table:table-cell table:style-name="ce358" office:value-type="string" calcext:value-type="string">
            <text:p>PRIORITY LEVELS</text:p>
          </table:table-cell>
          <table:table-cell/>
          <table:table-cell table:style-name="ce358" office:value-type="string" calcext:value-type="string">
            <text:p>SITE NAMES</text:p>
          </table:table-cell>
          <table:table-cell/>
          <table:table-cell table:style-name="ce358" office:value-type="string" calcext:value-type="string">
            <text:p>TICKET STATUS</text:p>
          </table:table-cell>
          <table:table-cell table:number-columns-repeated="1013"/>
        </table:table-row>
        <table:table-row table:style-name="ro4">
          <table:table-cell table:number-columns-repeated="2"/>
          <table:table-cell table:style-name="ce359" office:value-type="string" calcext:value-type="string">
            <text:p>10 - Partial</text:p>
          </table:table-cell>
          <table:table-cell/>
          <table:table-cell table:style-name="ce360" office:value-type="string" calcext:value-type="string">
            <text:p>ES-LARDEV</text:p>
          </table:table-cell>
          <table:table-cell/>
          <table:table-cell table:style-name="ce360" office:value-type="string" calcext:value-type="string">
            <text:p>01 High</text:p>
          </table:table-cell>
          <table:table-cell/>
          <table:table-cell table:style-name="ce360" office:value-type="string" calcext:value-type="string">
            <text:p>ElijahStreams</text:p>
          </table:table-cell>
          <table:table-cell/>
          <table:table-cell table:style-name="ce360" office:value-type="string" calcext:value-type="string">
            <text:p>⛔ Blocked</text:p>
          </table:table-cell>
          <table:table-cell table:number-columns-repeated="1013"/>
        </table:table-row>
        <table:table-row table:style-name="ro4">
          <table:table-cell table:number-columns-repeated="2"/>
          <table:table-cell table:style-name="ce359" office:value-type="string" calcext:value-type="string">
            <text:p>15 - Mostly Done</text:p>
          </table:table-cell>
          <table:table-cell/>
          <table:table-cell table:style-name="ce360" office:value-type="string" calcext:value-type="string">
            <text:p>ES-PROD</text:p>
          </table:table-cell>
          <table:table-cell/>
          <table:table-cell table:style-name="ce360" office:value-type="string" calcext:value-type="string">
            <text:p>03 Medium</text:p>
          </table:table-cell>
          <table:table-cell/>
          <table:table-cell table:style-name="ce360" office:value-type="string" calcext:value-type="string">
            <text:p>🎤 ElijahForce Podcast</text:p>
          </table:table-cell>
          <table:table-cell/>
          <table:table-cell table:style-name="ce360" office:value-type="string" calcext:value-type="string">
            <text:p>🚀 In-Progress</text:p>
          </table:table-cell>
          <table:table-cell table:number-columns-repeated="1013"/>
        </table:table-row>
        <table:table-row table:style-name="ro4">
          <table:table-cell table:number-columns-repeated="2"/>
          <table:table-cell table:style-name="ce359" office:value-type="string" calcext:value-type="string">
            <text:p>20 - Unstarted</text:p>
          </table:table-cell>
          <table:table-cell/>
          <table:table-cell table:style-name="ce360" office:value-type="string" calcext:value-type="string">
            <text:p>ES-PROD2</text:p>
          </table:table-cell>
          <table:table-cell/>
          <table:table-cell table:style-name="ce360" office:value-type="string" calcext:value-type="string">
            <text:p>04 Low</text:p>
          </table:table-cell>
          <table:table-cell/>
          <table:table-cell table:style-name="ce360" office:value-type="string" calcext:value-type="string">
            <text:p>🎤 ElijahFire Podcast</text:p>
          </table:table-cell>
          <table:table-cell/>
          <table:table-cell table:style-name="ce360" office:value-type="string" calcext:value-type="string">
            <text:p>✋🏻 On-Hold</text:p>
          </table:table-cell>
          <table:table-cell table:number-columns-repeated="1013"/>
        </table:table-row>
        <table:table-row table:style-name="ro4">
          <table:table-cell table:number-columns-repeated="2"/>
          <table:table-cell table:style-name="ce360" office:value-type="string" calcext:value-type="string">
            <text:p>95 - Abandoned</text:p>
          </table:table-cell>
          <table:table-cell/>
          <table:table-cell table:style-name="ce360" office:value-type="string" calcext:value-type="string">
            <text:p>ES-STG</text:p>
          </table:table-cell>
          <table:table-cell/>
          <table:table-cell table:style-name="ce360" office:value-type="string" calcext:value-type="string">
            <text:p>60 Lowest</text:p>
          </table:table-cell>
          <table:table-cell/>
          <table:table-cell table:style-name="ce360" office:value-type="string" calcext:value-type="string">
            <text:p>🎤 ElijahStreams Podcast</text:p>
          </table:table-cell>
          <table:table-cell/>
          <table:table-cell table:style-name="ce360"/>
          <table:table-cell table:number-columns-repeated="1013"/>
        </table:table-row>
        <table:table-row table:style-name="ro4">
          <table:table-cell table:number-columns-repeated="2"/>
          <table:table-cell table:style-name="ce360" office:value-type="string" calcext:value-type="string">
            <text:p>99 - Complete</text:p>
          </table:table-cell>
          <table:table-cell/>
          <table:table-cell table:style-name="ce360" office:value-type="string" calcext:value-type="string">
            <text:p>ES-STG2</text:p>
          </table:table-cell>
          <table:table-cell/>
          <table:table-cell table:style-name="ce360"/>
          <table:table-cell/>
          <table:table-cell table:style-name="ce360" office:value-type="string" calcext:value-type="string">
            <text:p>🌐 MANY SITES</text:p>
          </table:table-cell>
          <table:table-cell/>
          <table:table-cell table:style-name="ce360"/>
          <table:table-cell table:number-columns-repeated="1013"/>
        </table:table-row>
        <table:table-row table:style-name="ro4">
          <table:table-cell table:number-columns-repeated="2"/>
          <table:table-cell table:style-name="ce359"/>
          <table:table-cell/>
          <table:table-cell table:style-name="ce360" office:value-type="string" calcext:value-type="string">
            <text:p>EFORCE-PROD</text:p>
          </table:table-cell>
          <table:table-cell/>
          <table:table-cell table:style-name="ce360"/>
          <table:table-cell/>
          <table:table-cell table:style-name="ce360"/>
          <table:table-cell/>
          <table:table-cell table:style-name="ce360"/>
          <table:table-cell table:number-columns-repeated="1013"/>
        </table:table-row>
        <table:table-row table:style-name="ro4">
          <table:table-cell table:number-columns-repeated="2"/>
          <table:table-cell table:style-name="ce359"/>
          <table:table-cell/>
          <table:table-cell table:style-name="ce360"/>
          <table:table-cell/>
          <table:table-cell table:style-name="ce360"/>
          <table:table-cell/>
          <table:table-cell table:style-name="ce360"/>
          <table:table-cell/>
          <table:table-cell table:style-name="ce360"/>
          <table:table-cell table:number-columns-repeated="1013"/>
        </table:table-row>
        <table:table-row table:style-name="ro4">
          <table:table-cell table:number-columns-repeated="2"/>
          <table:table-cell table:style-name="ce361"/>
          <table:table-cell/>
          <table:table-cell table:style-name="ce361"/>
          <table:table-cell/>
          <table:table-cell table:style-name="ce361"/>
          <table:table-cell/>
          <table:table-cell table:style-name="ce361"/>
          <table:table-cell/>
          <table:table-cell table:style-name="ce361"/>
          <table:table-cell table:number-columns-repeated="1013"/>
        </table:table-row>
        <table:table-row table:style-name="ro5" table:number-rows-repeated="1048565">
          <table:table-cell table:number-columns-repeated="1024"/>
        </table:table-row>
        <table:table-row table:style-name="ro5">
          <table:table-cell table:number-columns-repeated="1024"/>
        </table:table-row>
      </table:table>
      <table:table table:name="Version Log" table:style-name="ta13">
        <office:forms form:automatic-focus="false" form:apply-design-mode="false"/>
        <table:table-column table:style-name="co43" table:default-cell-style-name="Default"/>
        <table:table-column table:style-name="co44" table:default-cell-style-name="Default"/>
        <table:table-column table:style-name="co45" table:default-cell-style-name="Default"/>
        <table:table-column table:style-name="co46" table:number-columns-repeated="3" table:default-cell-style-name="Default"/>
        <table:table-column table:style-name="co47" table:number-columns-repeated="20" table:default-cell-style-name="Default"/>
        <table:table-column table:style-name="co1" table:number-columns-repeated="998" table:default-cell-style-name="Default"/>
        <table:table-row table:style-name="ro30">
          <table:table-cell table:style-name="ce362" office:value-type="string" calcext:value-type="string">
            <text:p>###</text:p>
          </table:table-cell>
          <table:table-cell table:style-name="ce365"/>
          <table:table-cell table:style-name="ce371" office:value-type="string" calcext:value-type="string">
            <text:p>Details</text:p>
          </table:table-cell>
          <table:table-cell table:style-name="ce376"/>
          <table:table-cell table:number-columns-repeated="1020"/>
        </table:table-row>
        <table:table-row table:style-name="ro31">
          <table:table-cell table:number-columns-repeated="2"/>
          <table:table-cell table:style-name="ce372"/>
          <table:table-cell table:number-columns-repeated="1021"/>
        </table:table-row>
        <table:table-row table:style-name="ro4">
          <table:table-cell table:style-name="ce363" table:formula="of:=[.A4]+1" office:value-type="float" office:value="12" calcext:value-type="float">
            <text:p>12</text:p>
          </table:table-cell>
          <table:table-cell table:style-name="ce366" office:value-type="date" office:date-value="2024-05-01" calcext:value-type="date">
            <text:p>May 1, 2024</text:p>
          </table:table-cell>
          <table:table-cell table:style-name="ce373" office:value-type="string" calcext:value-type="string">
            <text:p>* ADD TIX: Filter for GodTalked</text:p>
          </table:table-cell>
          <table:table-cell table:number-columns-repeated="1021"/>
        </table:table-row>
        <table:table-row table:style-name="ro12">
          <table:table-cell table:style-name="ce363" table:formula="of:=[.A5]+1" office:value-type="float" office:value="11" calcext:value-type="float">
            <text:p>11</text:p>
          </table:table-cell>
          <table:table-cell table:style-name="ce367" office:value-type="date" office:date-value="2024-04-29" calcext:value-type="date">
            <text:p>April 29, 2024</text:p>
          </table:table-cell>
          <table:table-cell table:style-name="ce374" office:value-type="string" calcext:value-type="string">
            <text:p><text:span text:style-name="T6">* ADD TAB: Progress 4-29</text:span></text:p>
            <text:p><text:span text:style-name="T6">* ADD COL: Project Family</text:span></text:p>
            <text:p><text:span text:style-name="T6">* ADD TAB: Instructions</text:span></text:p>
            <text:p><text:span text:style-name="T6">* Move "Key" to Instructions tab</text:span></text:p>
            <text:p><text:span text:style-name="T6">* ADD "as of" date to Instructions tab. This will be "single source of truth" so it only needs to be changed in one place. #GOTCHA: Did not apply retroactively to old tabs, but will apply to all future progress tabs automatically.</text:span></text:p>
          </table:table-cell>
          <table:table-cell table:number-columns-repeated="1021"/>
        </table:table-row>
        <table:table-row table:style-name="ro4">
          <table:table-cell table:style-name="ce363" table:formula="of:=[.A6]+1" office:value-type="float" office:value="10" calcext:value-type="float">
            <text:p>10</text:p>
          </table:table-cell>
          <table:table-cell table:style-name="ce367" office:value-type="date" office:date-value="2024-04-22" calcext:value-type="date">
            <text:p>April 22, 2024</text:p>
          </table:table-cell>
          <table:table-cell table:style-name="ce374" office:value-type="string" calcext:value-type="string">
            <text:p><text:span text:style-name="T6">* ADD TAB: </text:span><text:span text:style-name="T7">Progress 4-22</text:span></text:p>
          </table:table-cell>
          <table:table-cell table:number-columns-repeated="1021"/>
        </table:table-row>
        <table:table-row table:style-name="ro14">
          <table:table-cell table:style-name="ce363" table:formula="of:=[.A7]+1" office:value-type="float" office:value="9" calcext:value-type="float">
            <text:p>9</text:p>
          </table:table-cell>
          <table:table-cell table:style-name="ce367" office:value-type="date" office:date-value="2024-04-16" calcext:value-type="date">
            <text:p>April 16, 2024</text:p>
          </table:table-cell>
          <table:table-cell table:style-name="ce374" office:value-type="string" calcext:value-type="string">
            <text:p><text:span text:style-name="T6">* DELETE TAB: Quick Tix</text:span></text:p>
            <text:p><text:span text:style-name="T6">* ADD TAB: </text:span><text:span text:style-name="T7">Progress 4-16</text:span></text:p>
            <text:p><text:span text:style-name="T6">* DELETE abandoned items in 4-16</text:span></text:p>
            <text:p><text:span text:style-name="T6">* RUN APPS SCRIPT: </text:span><text:span text:style-name="T7">Add filename to first cell</text:span></text:p>
          </table:table-cell>
          <table:table-cell table:number-columns-repeated="1021"/>
        </table:table-row>
        <table:table-row table:style-name="ro4">
          <table:table-cell table:style-name="ce363" table:formula="of:=[.A8]+1" office:value-type="float" office:value="8" calcext:value-type="float">
            <text:p>8</text:p>
          </table:table-cell>
          <table:table-cell table:style-name="ce367" office:value-type="date" office:date-value="2024-04-04" calcext:value-type="date">
            <text:p>April 4, 2024</text:p>
          </table:table-cell>
          <table:table-cell table:style-name="ce374" office:value-type="string" calcext:value-type="string">
            <text:p><text:span text:style-name="T6">* ADD COL: Quick?</text:span></text:p>
          </table:table-cell>
          <table:table-cell table:number-columns-repeated="1021"/>
        </table:table-row>
        <table:table-row table:style-name="ro9">
          <table:table-cell table:style-name="ce363" table:formula="of:=[.A9]+1" office:value-type="float" office:value="7" calcext:value-type="float">
            <text:p>7</text:p>
          </table:table-cell>
          <table:table-cell table:style-name="ce367" office:value-type="date" office:date-value="2024-04-03" calcext:value-type="date">
            <text:p>April 3, 2024</text:p>
          </table:table-cell>
          <table:table-cell table:style-name="ce374" office:value-type="string" calcext:value-type="string">
            <text:p><text:span text:style-name="T6">* ADD Variables: SITE NAMES</text:span></text:p>
            <text:p><text:span text:style-name="T6">* ADD Trello Ticket number and status</text:span></text:p>
          </table:table-cell>
          <table:table-cell table:number-columns-repeated="1021"/>
        </table:table-row>
        <table:table-row table:style-name="ro14">
          <table:table-cell table:style-name="ce363" table:formula="of:=[.A10]+1" office:value-type="float" office:value="6" calcext:value-type="float">
            <text:p>6</text:p>
          </table:table-cell>
          <table:table-cell table:style-name="ce367" office:value-type="date" office:date-value="2024-03-27" calcext:value-type="date">
            <text:p>March 27, 2024</text:p>
          </table:table-cell>
          <table:table-cell table:style-name="ce374" office:value-type="string" calcext:value-type="string">
            <text:p>* CREATE SHEET: VARIABLES</text:p>
            <text:p>* CREATE SHEET: Progress 3/27</text:p>
            <text:p>* CONVERTED status, priority, and site-env to dropdown variables</text:p>
          </table:table-cell>
          <table:table-cell table:number-columns-repeated="1021"/>
        </table:table-row>
        <table:table-row table:style-name="ro9">
          <table:table-cell table:style-name="ce363" table:formula="of:=[.A11]+1" office:value-type="float" office:value="5" calcext:value-type="float">
            <text:p>5</text:p>
          </table:table-cell>
          <table:table-cell table:style-name="ce367" office:value-type="date" office:date-value="2024-03-11" calcext:value-type="date">
            <text:p>March 11, 2024</text:p>
          </table:table-cell>
          <table:table-cell table:style-name="ce374" office:value-type="string" calcext:value-type="string">
            <text:p><text:span text:style-name="T6">* ADD COL: </text:span><text:span text:style-name="T7">SITE-ENV</text:span></text:p>
            <text:p><text:span text:style-name="T6">* ADD KEY</text:span></text:p>
          </table:table-cell>
          <table:table-cell table:number-columns-repeated="1021"/>
        </table:table-row>
        <table:table-row table:style-name="ro9">
          <table:table-cell table:style-name="ce363" table:formula="of:=[.A12]+1" office:value-type="float" office:value="4" calcext:value-type="float">
            <text:p>4</text:p>
          </table:table-cell>
          <table:table-cell table:style-name="ce367" office:value-type="date" office:date-value="2024-03-06" calcext:value-type="date">
            <text:p>March 6, 2024</text:p>
          </table:table-cell>
          <table:table-cell table:style-name="ce374" office:value-type="string" calcext:value-type="string">
            <text:p><text:span text:style-name="T6">* CREATE SHEET: </text:span><text:span text:style-name="T7">Progress 3/6</text:span></text:p>
            <text:p><text:span text:style-name="T6">* </text:span></text:p>
          </table:table-cell>
          <table:table-cell table:number-columns-repeated="1021"/>
        </table:table-row>
        <table:table-row table:style-name="ro9">
          <table:table-cell table:style-name="ce363" table:formula="of:=[.A13]+1" office:value-type="float" office:value="3" calcext:value-type="float">
            <text:p>3</text:p>
          </table:table-cell>
          <table:table-cell table:style-name="ce368" office:value-type="date" office:date-value="2024-02-02" calcext:value-type="date">
            <text:p>February 2, 2024</text:p>
          </table:table-cell>
          <table:table-cell table:style-name="ce86" office:value-type="string" calcext:value-type="string">
            <text:p>* CREATE SHEET: Progress 2/2</text:p>
            <text:p>* REVISE Conditional Formatting for priorities to use REGEXMATCH()</text:p>
          </table:table-cell>
          <table:table-cell table:number-columns-repeated="1021"/>
        </table:table-row>
        <table:table-row table:style-name="ro30">
          <table:table-cell table:style-name="ce363" table:formula="of:=[.A14]+1" office:value-type="float" office:value="2" calcext:value-type="float">
            <text:p>2</text:p>
          </table:table-cell>
          <table:table-cell table:style-name="ce369" office:value-type="date" office:date-value="2024-01-23" calcext:value-type="date">
            <text:p>January 23, 2024</text:p>
          </table:table-cell>
          <table:table-cell table:style-name="ce87" office:value-type="string" calcext:value-type="string">
            <text:p><text:span text:style-name="T6">* ADD COL: </text:span><text:span text:style-name="T7">Date Completed</text:span></text:p>
          </table:table-cell>
          <table:table-cell table:number-columns-repeated="1021"/>
        </table:table-row>
        <table:table-row table:style-name="ro30">
          <table:table-cell table:style-name="ce364" office:value-type="float" office:value="1" calcext:value-type="float">
            <text:p>1</text:p>
          </table:table-cell>
          <table:table-cell table:style-name="ce370" office:value-type="date" office:date-value="2024-01-22" calcext:value-type="date">
            <text:p>January 22, 2024</text:p>
          </table:table-cell>
          <table:table-cell table:style-name="ce375" office:value-type="string" calcext:value-type="string">
            <text:p>DOC Created</text:p>
          </table:table-cell>
          <table:table-cell table:number-columns-repeated="1021"/>
        </table:table-row>
        <table:table-row table:style-name="ro30" table:number-rows-repeated="990">
          <table:table-cell table:number-columns-repeated="2"/>
          <table:table-cell table:style-name="ce372"/>
          <table:table-cell table:number-columns-repeated="1021"/>
        </table:table-row>
        <table:table-row table:style-name="ro5" table:number-rows-repeated="1047571">
          <table:table-cell table:number-columns-repeated="1024"/>
        </table:table-row>
        <table:table-row table:style-name="ro5">
          <table:table-cell table:number-columns-repeated="1024"/>
        </table:table-row>
        <calcext:conditional-formats>
          <calcext:conditional-format calcext:target-range-address="'Version Log'.B3:'Version Log'.B3">
            <calcext:condition calcext:apply-style-name="ConditionalStyle_12" calcext:value="formula-is(LEN(TRIM([.B3]))&gt;0)" calcext:base-cell-address="'Version Log'.B3"/>
          </calcext:conditional-format>
        </calcext:conditional-formats>
      </table:table>
      <table:named-expressions>
        <table:named-range table:name="PriorityLevels" table:base-cell-address="$Instructions.$A$1" table:cell-range-address="$VARIABLES.$G$3:.$G$10"/>
        <table:named-range table:name="SiteEnv" table:base-cell-address="$Instructions.$A$1" table:cell-range-address="$VARIABLES.$E$3:.$E$10"/>
        <table:named-range table:name="SiteNames" table:base-cell-address="$Instructions.$A$1" table:cell-range-address="$VARIABLES.$I$3:.$I$10"/>
        <table:named-range table:name="Statuses" table:base-cell-address="$Instructions.$A$1" table:cell-range-address="$VARIABLES.$C$3:.$C$10"/>
        <table:named-range table:name="TicketStatus" table:base-cell-address="$Instructions.$A$1" table:cell-range-address="$VARIABLES.$K$3:.$K$10"/>
      </table:named-expressions>
      <table:database-ranges>
        <table:database-range table:name="__Anonymous_Sheet_DB__1" table:target-range-address="'Progress 4-29'.B4:'Progress 4-29'.P40" table:display-filter-buttons="true">
          <table:filter>
            <table:filter-or>
              <table:filter-condition table:value="WORKFLOW IMPROVEMENT" table:operator="=" table:field-number="7">
                <table:filter-set-item table:value="WORKFLOW IMPROVEMENT"/>
                <table:filter-set-item table:value="SITE PLUGIN"/>
                <table:filter-set-item table:value="SUBSCRIBER COUNT"/>
                <table:filter-set-item table:value="A11Y"/>
                <table:filter-set-item table:value="SELF HOSTING"/>
                <table:filter-set-item table:value="EVENT INFO"/>
                <table:filter-set-item table:value="VIDEO EMBEDS"/>
                <table:filter-set-item table:value="WELLS PG"/>
              </table:filter-condition>
              <table:filter-condition table:data-type="number" table:value="" table:operator="=" table:field-number="7"/>
            </table:filter-or>
          </table:filter>
        </table:database-range>
        <table:database-range table:name="__Anonymous_Sheet_DB__2" table:target-range-address="'Progress 4-22'.B4:'Progress 4-22'.P32" table:display-filter-buttons="true"/>
        <table:database-range table:name="__Anonymous_Sheet_DB__3" table:target-range-address="'Progress 4-16'.B4:'Progress 4-16'.O24" table:display-filter-buttons="true"/>
        <table:database-range table:name="__Anonymous_Sheet_DB__4" table:target-range-address="'Progress 4-09'.B4:'Progress 4-09'.O22" table:display-filter-buttons="true"/>
        <table:database-range table:name="__Anonymous_Sheet_DB__5" table:target-range-address="'Progress 4-03'.B4:'Progress 4-03'.O31" table:display-filter-buttons="true"/>
        <table:database-range table:name="__Anonymous_Sheet_DB__6" table:target-range-address="'Progress 3-27'.B4:'Progress 3-27'.L17" table:display-filter-buttons="true"/>
        <table:database-range table:name="__Anonymous_Sheet_DB__7" table:target-range-address="'Progress 3-20'.B4:'Progress 3-20'.K15" table:display-filter-buttons="true"/>
        <table:database-range table:name="__Anonymous_Sheet_DB__8" table:target-range-address="'Progress 3-6'.B4:'Progress 3-6'.K15" table:display-filter-buttons="true"/>
        <table:database-range table:name="__Anonymous_Sheet_DB__9" table:target-range-address="'Progress 2-2'.B4:'Progress 2-2'.J18" table:display-filter-buttons="true"/>
        <table:database-range table:name="__Anonymous_Sheet_DB__10" table:target-range-address="'Progress 1-19 - 1-31'.B4:'Progress 1-19 - 1-31'.J16" table:display-filter-buttons="tru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quot;Arial Narrow&quot;" svg:font-family="'&quot;Arial Narrow&quot;'"/>
    <style:font-face style:name="-apple-system" svg:font-family="-apple-system"/>
    <style:font-face style:name="Arial" svg:font-family="Arial"/>
    <style:font-face style:name="Calibri" svg:font-family="Calibri"/>
    <style:font-face style:name="Cambria" svg:font-family="Cambria"/>
    <style:font-face style:name="Comfortaa" svg:font-family="Comforta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 Sans" svg:font-family="'Open Sans'"/>
    <style:font-face style:name="Trebuchet MS" svg:font-family="'Trebuchet MS'"/>
    <style:font-face style:name="Verdana" svg:font-family="Verdana"/>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date-style style:name="N125">
      <number:month/>
      <number:text>/</number:text>
      <number:day/>
      <number:text>/</number:text>
      <number:year number:style="long"/>
    </number:date-style>
    <number:date-style style:name="N10130" number:language="en" number:country="US">
      <number:month number:textual="true"/>
      <number:text>-</number:text>
      <number:year/>
    </number:date-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table-cell-properties fo:background-color="#b7e1cd"/>
    </style:style>
    <style:style style:name="ConditionalStyle_5f_2" style:display-name="ConditionalStyle_2" style:family="table-cell" style:parent-style-name="Default">
      <style:table-cell-properties fo:background-color="#f4c7c3"/>
    </style:style>
    <style:style style:name="ConditionalStyle_5f_3" style:display-name="ConditionalStyle_3" style:family="table-cell" style:parent-style-name="Default">
      <style:table-cell-properties fo:background-color="#f6b26b"/>
    </style:style>
    <style:style style:name="ConditionalStyle_5f_4" style:display-name="ConditionalStyle_4" style:family="table-cell" style:parent-style-name="Default">
      <style:table-cell-properties fo:background-color="#666666"/>
      <style:text-properties fo:color="#b7b7b7"/>
    </style:style>
    <style:style style:name="ConditionalStyle_5f_5" style:display-name="ConditionalStyle_5" style:family="table-cell" style:parent-style-name="Default">
      <style:table-cell-properties fo:background-color="#fff2cc"/>
    </style:style>
    <style:style style:name="ConditionalStyle_5f_6" style:display-name="ConditionalStyle_6" style:family="table-cell" style:parent-style-name="Default">
      <style:table-cell-properties fo:background-color="#f3f3f3"/>
    </style:style>
    <style:style style:name="ConditionalStyle_5f_7" style:display-name="ConditionalStyle_7" style:family="table-cell" style:parent-style-name="Default">
      <style:table-cell-properties fo:background-color="#d0e0e3"/>
    </style:style>
    <style:style style:name="ConditionalStyle_5f_8" style:display-name="ConditionalStyle_8" style:family="table-cell" style:parent-style-name="Default">
      <style:table-cell-properties fo:background-color="#b7b7b7"/>
      <style:text-properties fo:color="#cccccc"/>
    </style:style>
    <style:style style:name="ConditionalStyle_5f_9" style:display-name="ConditionalStyle_9" style:family="table-cell" style:parent-style-name="Default">
      <style:table-cell-properties fo:background-color="#999999"/>
      <style:text-properties fo:color="#b7b7b7"/>
    </style:style>
    <style:style style:name="ConditionalStyle_5f_10" style:display-name="ConditionalStyle_10" style:family="table-cell" style:parent-style-name="Default">
      <style:table-cell-properties fo:background-color="#d9d9d9"/>
    </style:style>
    <style:style style:name="ConditionalStyle_5f_11" style:display-name="ConditionalStyle_11" style:family="table-cell" style:parent-style-name="Default">
      <style:table-cell-properties fo:background-color="#ffd966"/>
    </style:style>
    <style:style style:name="ConditionalStyle_5f_12" style:display-name="ConditionalStyle_12" style:family="table-cell" style:parent-style-name="Default">
      <style:table-cell-properties fo:background-color="#ffe599"/>
      <style:text-properties fo:color="#660000" fo:font-weight="bold" style:font-weight-asian="bold"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2681in" fo:page-height="11.6929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11">00/00/0000</text:date>, <text:time style:data-style-name="N2" text:time-value="18:15:42.584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nstructions" style:display-name="PageStyle_Instructions" style:page-layout-name="Mpm3">
      <style:header style:display="false"/>
      <style:header-left style:display="false"/>
      <style:header-first style:display="false"/>
      <style:footer style:display="false"/>
      <style:footer-left style:display="false"/>
      <style:footer-first style:display="false"/>
    </style:master-page>
    <style:master-page style:name="PageStyle_5f_Progress_20_4-29" style:display-name="PageStyle_Progress 4-29" style:page-layout-name="Mpm3">
      <style:header style:display="false"/>
      <style:header-left style:display="false"/>
      <style:header-first style:display="false"/>
      <style:footer style:display="false"/>
      <style:footer-left style:display="false"/>
      <style:footer-first style:display="false"/>
    </style:master-page>
    <style:master-page style:name="PageStyle_5f_Progress_20_4-22" style:display-name="PageStyle_Progress 4-22" style:page-layout-name="Mpm3">
      <style:header style:display="false"/>
      <style:header-left style:display="false"/>
      <style:header-first style:display="false"/>
      <style:footer style:display="false"/>
      <style:footer-left style:display="false"/>
      <style:footer-first style:display="false"/>
    </style:master-page>
    <style:master-page style:name="PageStyle_5f_Progress_20_4-16" style:display-name="PageStyle_Progress 4-16" style:page-layout-name="Mpm3">
      <style:header style:display="false"/>
      <style:header-left style:display="false"/>
      <style:header-first style:display="false"/>
      <style:footer style:display="false"/>
      <style:footer-left style:display="false"/>
      <style:footer-first style:display="false"/>
    </style:master-page>
    <style:master-page style:name="PageStyle_5f_Progress_20_4-09" style:display-name="PageStyle_Progress 4-09" style:page-layout-name="Mpm3">
      <style:header style:display="false"/>
      <style:header-left style:display="false"/>
      <style:header-first style:display="false"/>
      <style:footer style:display="false"/>
      <style:footer-left style:display="false"/>
      <style:footer-first style:display="false"/>
    </style:master-page>
    <style:master-page style:name="PageStyle_5f_Progress_20_4-03" style:display-name="PageStyle_Progress 4-03" style:page-layout-name="Mpm3">
      <style:header style:display="false"/>
      <style:header-left style:display="false"/>
      <style:header-first style:display="false"/>
      <style:footer style:display="false"/>
      <style:footer-left style:display="false"/>
      <style:footer-first style:display="false"/>
    </style:master-page>
    <style:master-page style:name="PageStyle_5f_Progress_20_3-27" style:display-name="PageStyle_Progress 3-27" style:page-layout-name="Mpm3">
      <style:header style:display="false"/>
      <style:header-left style:display="false"/>
      <style:header-first style:display="false"/>
      <style:footer style:display="false"/>
      <style:footer-left style:display="false"/>
      <style:footer-first style:display="false"/>
    </style:master-page>
    <style:master-page style:name="PageStyle_5f_Progress_20_3-20" style:display-name="PageStyle_Progress 3-20" style:page-layout-name="Mpm3">
      <style:header style:display="false"/>
      <style:header-left style:display="false"/>
      <style:header-first style:display="false"/>
      <style:footer style:display="false"/>
      <style:footer-left style:display="false"/>
      <style:footer-first style:display="false"/>
    </style:master-page>
    <style:master-page style:name="PageStyle_5f_Progress_20_3-6" style:display-name="PageStyle_Progress 3-6" style:page-layout-name="Mpm3">
      <style:header style:display="false"/>
      <style:header-left style:display="false"/>
      <style:header-first style:display="false"/>
      <style:footer style:display="false"/>
      <style:footer-left style:display="false"/>
      <style:footer-first style:display="false"/>
    </style:master-page>
    <style:master-page style:name="PageStyle_5f_Progress_20_2-2" style:display-name="PageStyle_Progress 2-2" style:page-layout-name="Mpm3">
      <style:header style:display="false"/>
      <style:header-left style:display="false"/>
      <style:header-first style:display="false"/>
      <style:footer style:display="false"/>
      <style:footer-left style:display="false"/>
      <style:footer-first style:display="false"/>
    </style:master-page>
    <style:master-page style:name="PageStyle_5f_Progress_20_1-19_20_-_20_1-31" style:display-name="PageStyle_Progress 1-19 - 1-31" style:page-layout-name="Mpm3">
      <style:header style:display="false"/>
      <style:header-left style:display="false"/>
      <style:header-first style:display="false"/>
      <style:footer style:display="false"/>
      <style:footer-left style:display="false"/>
      <style:footer-first style:display="false"/>
    </style:master-page>
    <style:master-page style:name="PageStyle_5f_VARIABLES" style:display-name="PageStyle_VARIABLES" style:page-layout-name="Mpm3">
      <style:header style:display="false"/>
      <style:header-left style:display="false"/>
      <style:header-first style:display="false"/>
      <style:footer style:display="false"/>
      <style:footer-left style:display="false"/>
      <style:footer-first style:display="false"/>
    </style:master-page>
    <style:master-page style:name="PageStyle_5f_Version_20_Log" style:display-name="PageStyle_Version Log"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meta:document-statistic meta:table-count="13" meta:cell-count="2042" meta:object-count="0"/>
  </office:meta>
</office:document-meta>
</file>